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IMM ECC" table:style-name="ta1"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REFDQ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Q0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Q1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QS0#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QS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Q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Q3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Q8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Q9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QS1#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QS1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Q10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Q11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Q16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Q17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QS2#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QS2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Q18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Q19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Q24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Q25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QS3#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QS3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Q26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Q27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B0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B1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QS8#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QS8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B2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B3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KE0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2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11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7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5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4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2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K1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K1#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REFCA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10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0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E#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S#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1#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DT1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Q32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Q33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QS4#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QS4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Q34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Q35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Q40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Q41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QS5#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QS5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Q42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Q43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Q48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Q49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QS6#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QS6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Q50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Q51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Q56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Q57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QS7#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QS7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Q58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Q59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0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CL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2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TT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Q4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Q5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M0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Q6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Q7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Q12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Q13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M1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Q14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Q15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Q20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Q21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M2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Q22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Q23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Q28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Q29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M3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Q30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Q31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B4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B5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M8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B6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B7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SET#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KE1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F/A15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14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12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9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8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6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3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1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K0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K0#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VENT#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0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1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AS#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0#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DT0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13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Q36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Q37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M4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Q38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Q39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Q44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Q45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M5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Q46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Q47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Q52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Q53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M6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Q54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Q55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Q60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Q61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M7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Q62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Q63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DDSPD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1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DA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TT</text:p>
          </table:table-cell>
        </table:table-row>
      </table:table>
      <table:table table:name="UDIMM NCC" table:style-name="ta1"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REFDQ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Q0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Q1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QS0#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QS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Q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Q3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Q8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Q9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QS1#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QS1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Q10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Q11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Q16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Q17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QS2#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QS2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Q18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Q19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Q24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Q25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QS3#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QS3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Q26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Q27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KE0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2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11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7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5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4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2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K1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K1#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REFCA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10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0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E#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S#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1#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DT1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Q32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Q33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QS4#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QS4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Q34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Q35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Q40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Q41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QS5#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QS5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Q42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Q43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Q48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Q49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QS6#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QS6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Q50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Q51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Q56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Q57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QS7#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QS7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Q58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Q59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0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CL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2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TT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Q4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Q5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M0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Q6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Q7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Q12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Q13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M1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Q14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Q15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Q20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Q21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M2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Q22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Q23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Q28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Q29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M3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Q30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Q31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SET#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KE1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F/A15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14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12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9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8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6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3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1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K0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K0#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0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1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AS#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0#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DT0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13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DD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Q36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Q37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M4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Q38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Q39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Q44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Q45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M5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Q46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Q47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Q52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Q53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M6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Q54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Q55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Q60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Q61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M7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Q62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Q63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DDSPD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1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DA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SS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TT</text:p>
          </table:table-cell>
        </table:table-row>
      </table:table>
      <table:table table:name="RDIMM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REFD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Q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Q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QS0#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Q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Q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Q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Q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Q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QS1#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QS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Q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Q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Q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Q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QS2#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QS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Q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Q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Q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Q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QS3#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QS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Q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Q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B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B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QS8#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QS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B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B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T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T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KE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r_Out#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REFC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r_I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E#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S#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1#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DT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2#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Q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Q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QS4#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QS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Q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Q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Q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Q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QS5#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QS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Q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Q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Q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Q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QS6#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QS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Q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Q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Q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Q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QS7#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QS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Q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Q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A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T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Q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Q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QS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QS9#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Q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Q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Q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Q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QS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QS10#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Q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Q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Q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Q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QS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QS11#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Q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Q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Q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Q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QS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QS12#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Q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Q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B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B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QS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QS17#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B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B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SET#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KE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K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K0#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VENT#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AS#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0#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DT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3#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Q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Q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QS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QS13#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Q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Q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Q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Q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QS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QS14#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Q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Q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Q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Q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QS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QS15#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Q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Q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Q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Q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QS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QS16#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Q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Q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DDSP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A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TT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E!=UN</text:p>
          </table:table-cell>
          <table:table-cell office:value-type="string" calcext:value-type="string">
            <text:p>UE!=R</text:p>
          </table:table-cell>
          <table:table-cell office:value-type="string" calcext:value-type="string">
            <text:p>UN!=R</text:p>
          </table:table-cell>
          <table:table-cell office:value-type="string" calcext:value-type="string">
            <text:p>diff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IM([$'UDIMM ECC'.B1])" office:value-type="string" office:string-value="VREFDQ" calcext:value-type="string">
            <text:p>VREFDQ</text:p>
          </table:table-cell>
          <table:table-cell table:formula="of:=TRIM([$'UDIMM NCC'.B1])" office:value-type="string" office:string-value="VREFDQ" calcext:value-type="string">
            <text:p>VREFDQ</text:p>
          </table:table-cell>
          <table:table-cell table:formula="of:=TRIM([$RDIMM.B1])" office:value-type="string" office:string-value="VREFDQ" calcext:value-type="string">
            <text:p>VREFDQ</text:p>
          </table:table-cell>
          <table:table-cell table:formula="of:=IF([.B2]=[.C2];0;1)" office:value-type="float" office:value="0" calcext:value-type="float">
            <text:p>0</text:p>
          </table:table-cell>
          <table:table-cell table:formula="of:=IF([.B2]=[.D2];0;1)" office:value-type="float" office:value="0" calcext:value-type="float">
            <text:p>0</text:p>
          </table:table-cell>
          <table:table-cell table:formula="of:=IF([.C2]=[.D2];0;1)" office:value-type="float" office:value="0" calcext:value-type="float">
            <text:p>0</text:p>
          </table:table-cell>
          <table:table-cell table:formula="of:=SUM([.E2:.G2])" office:value-type="float" office:value="0" calcext:value-type="float">
            <text:p>0</text:p>
          </table:table-cell>
          <table:table-cell table:formula="of:=IF([.E2]+[.F2]+[.G2]=0;[.D2];IF([.E2]+[.F2]=0;&quot;U:&quot;&amp;[.B2]&amp;&quot;/R:&quot;&amp;[.D2];IF(AND([.E2]=[.G2];NOT([.E2]=[.F2]));&quot;ECC:&quot;&amp;[.B2]&amp;&quot;/NCC:&quot;&amp;[.C2];IF(AND([.E2]=0;[.F2]=[.G2]);&quot;U:&quot;&amp;[.B2]&amp;&quot;/R:&quot;&amp;[.D2];&quot;UECC:&quot;&amp;[.B2]&amp;&quot;/UNCC:&quot;&amp;[.C2]&amp;&quot;/R:&quot;&amp;[.D2]))))" office:value-type="string" office:string-value="VREFDQ" calcext:value-type="string">
            <text:p>VREFD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IM([$'UDIMM ECC'.B2])" office:value-type="string" office:string-value="VSS" calcext:value-type="string">
            <text:p>VSS</text:p>
          </table:table-cell>
          <table:table-cell table:formula="of:=TRIM([$'UDIMM NCC'.B2])" office:value-type="string" office:string-value="VSS" calcext:value-type="string">
            <text:p>VSS</text:p>
          </table:table-cell>
          <table:table-cell table:formula="of:=TRIM([$RDIMM.B2])" office:value-type="string" office:string-value="VSS" calcext:value-type="string">
            <text:p>VSS</text:p>
          </table:table-cell>
          <table:table-cell table:formula="of:=IF([.B3]=[.C3];0;1)" office:value-type="float" office:value="0" calcext:value-type="float">
            <text:p>0</text:p>
          </table:table-cell>
          <table:table-cell table:formula="of:=IF([.B3]=[.D3];0;1)" office:value-type="float" office:value="0" calcext:value-type="float">
            <text:p>0</text:p>
          </table:table-cell>
          <table:table-cell table:formula="of:=IF([.C3]=[.D3];0;1)" office:value-type="float" office:value="0" calcext:value-type="float">
            <text:p>0</text:p>
          </table:table-cell>
          <table:table-cell table:formula="of:=SUM([.E3:.G3])" office:value-type="float" office:value="0" calcext:value-type="float">
            <text:p>0</text:p>
          </table:table-cell>
          <table:table-cell table:formula="of:=IF([.E3]+[.F3]+[.G3]=0;[.D3];IF([.E3]+[.F3]=0;&quot;U:&quot;&amp;[.B3]&amp;&quot;/R:&quot;&amp;[.D3];IF(AND([.E3]=[.G3];NOT([.E3]=[.F3]));&quot;ECC:&quot;&amp;[.B3]&amp;&quot;/NCC:&quot;&amp;[.C3];IF(AND([.E3]=0;[.F3]=[.G3]);&quot;U:&quot;&amp;[.B3]&amp;&quot;/R:&quot;&amp;[.D3];&quot;UECC:&quot;&amp;[.B3]&amp;&quot;/UNCC:&quot;&amp;[.C3]&amp;&quot;/R:&quot;&amp;[.D3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IM([$'UDIMM ECC'.B3])" office:value-type="string" office:string-value="DQ0" calcext:value-type="string">
            <text:p>DQ0</text:p>
          </table:table-cell>
          <table:table-cell table:formula="of:=TRIM([$'UDIMM NCC'.B3])" office:value-type="string" office:string-value="DQ0" calcext:value-type="string">
            <text:p>DQ0</text:p>
          </table:table-cell>
          <table:table-cell table:formula="of:=TRIM([$RDIMM.B3])" office:value-type="string" office:string-value="DQ0" calcext:value-type="string">
            <text:p>DQ0</text:p>
          </table:table-cell>
          <table:table-cell table:formula="of:=IF([.B4]=[.C4];0;1)" office:value-type="float" office:value="0" calcext:value-type="float">
            <text:p>0</text:p>
          </table:table-cell>
          <table:table-cell table:formula="of:=IF([.B4]=[.D4];0;1)" office:value-type="float" office:value="0" calcext:value-type="float">
            <text:p>0</text:p>
          </table:table-cell>
          <table:table-cell table:formula="of:=IF([.C4]=[.D4];0;1)" office:value-type="float" office:value="0" calcext:value-type="float">
            <text:p>0</text:p>
          </table:table-cell>
          <table:table-cell table:formula="of:=SUM([.E4:.G4])" office:value-type="float" office:value="0" calcext:value-type="float">
            <text:p>0</text:p>
          </table:table-cell>
          <table:table-cell table:formula="of:=IF([.E4]+[.F4]+[.G4]=0;[.D4];IF([.E4]+[.F4]=0;&quot;U:&quot;&amp;[.B4]&amp;&quot;/R:&quot;&amp;[.D4];IF(AND([.E4]=[.G4];NOT([.E4]=[.F4]));&quot;ECC:&quot;&amp;[.B4]&amp;&quot;/NCC:&quot;&amp;[.C4];IF(AND([.E4]=0;[.F4]=[.G4]);&quot;U:&quot;&amp;[.B4]&amp;&quot;/R:&quot;&amp;[.D4];&quot;UECC:&quot;&amp;[.B4]&amp;&quot;/UNCC:&quot;&amp;[.C4]&amp;&quot;/R:&quot;&amp;[.D4]))))" office:value-type="string" office:string-value="DQ0" calcext:value-type="string">
            <text:p>DQ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IM([$'UDIMM ECC'.B4])" office:value-type="string" office:string-value="DQ1" calcext:value-type="string">
            <text:p>DQ1</text:p>
          </table:table-cell>
          <table:table-cell table:formula="of:=TRIM([$'UDIMM NCC'.B4])" office:value-type="string" office:string-value="DQ1" calcext:value-type="string">
            <text:p>DQ1</text:p>
          </table:table-cell>
          <table:table-cell table:formula="of:=TRIM([$RDIMM.B4])" office:value-type="string" office:string-value="DQ1" calcext:value-type="string">
            <text:p>DQ1</text:p>
          </table:table-cell>
          <table:table-cell table:formula="of:=IF([.B5]=[.C5];0;1)" office:value-type="float" office:value="0" calcext:value-type="float">
            <text:p>0</text:p>
          </table:table-cell>
          <table:table-cell table:formula="of:=IF([.B5]=[.D5];0;1)" office:value-type="float" office:value="0" calcext:value-type="float">
            <text:p>0</text:p>
          </table:table-cell>
          <table:table-cell table:formula="of:=IF([.C5]=[.D5];0;1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IF([.E5]+[.F5]+[.G5]=0;[.D5];IF([.E5]+[.F5]=0;&quot;U:&quot;&amp;[.B5]&amp;&quot;/R:&quot;&amp;[.D5];IF(AND([.E5]=[.G5];NOT([.E5]=[.F5]));&quot;ECC:&quot;&amp;[.B5]&amp;&quot;/NCC:&quot;&amp;[.C5];IF(AND([.E5]=0;[.F5]=[.G5]);&quot;U:&quot;&amp;[.B5]&amp;&quot;/R:&quot;&amp;[.D5];&quot;UECC:&quot;&amp;[.B5]&amp;&quot;/UNCC:&quot;&amp;[.C5]&amp;&quot;/R:&quot;&amp;[.D5]))))" office:value-type="string" office:string-value="DQ1" calcext:value-type="string">
            <text:p>DQ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IM([$'UDIMM ECC'.B5])" office:value-type="string" office:string-value="VSS" calcext:value-type="string">
            <text:p>VSS</text:p>
          </table:table-cell>
          <table:table-cell table:formula="of:=TRIM([$'UDIMM NCC'.B5])" office:value-type="string" office:string-value="VSS" calcext:value-type="string">
            <text:p>VSS</text:p>
          </table:table-cell>
          <table:table-cell table:formula="of:=TRIM([$RDIMM.B5])" office:value-type="string" office:string-value="VSS" calcext:value-type="string">
            <text:p>VSS</text:p>
          </table:table-cell>
          <table:table-cell table:formula="of:=IF([.B6]=[.C6];0;1)" office:value-type="float" office:value="0" calcext:value-type="float">
            <text:p>0</text:p>
          </table:table-cell>
          <table:table-cell table:formula="of:=IF([.B6]=[.D6];0;1)" office:value-type="float" office:value="0" calcext:value-type="float">
            <text:p>0</text:p>
          </table:table-cell>
          <table:table-cell table:formula="of:=IF([.C6]=[.D6];0;1)" office:value-type="float" office:value="0" calcext:value-type="float">
            <text:p>0</text:p>
          </table:table-cell>
          <table:table-cell table:formula="of:=SUM([.E6:.G6])" office:value-type="float" office:value="0" calcext:value-type="float">
            <text:p>0</text:p>
          </table:table-cell>
          <table:table-cell table:formula="of:=IF([.E6]+[.F6]+[.G6]=0;[.D6];IF([.E6]+[.F6]=0;&quot;U:&quot;&amp;[.B6]&amp;&quot;/R:&quot;&amp;[.D6];IF(AND([.E6]=[.G6];NOT([.E6]=[.F6]));&quot;ECC:&quot;&amp;[.B6]&amp;&quot;/NCC:&quot;&amp;[.C6];IF(AND([.E6]=0;[.F6]=[.G6]);&quot;U:&quot;&amp;[.B6]&amp;&quot;/R:&quot;&amp;[.D6];&quot;UECC:&quot;&amp;[.B6]&amp;&quot;/UNCC:&quot;&amp;[.C6]&amp;&quot;/R:&quot;&amp;[.D6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IM([$'UDIMM ECC'.B6])" office:value-type="string" office:string-value="DQS0#" calcext:value-type="string">
            <text:p>DQS0#</text:p>
          </table:table-cell>
          <table:table-cell table:formula="of:=TRIM([$'UDIMM NCC'.B6])" office:value-type="string" office:string-value="DQS0#" calcext:value-type="string">
            <text:p>DQS0#</text:p>
          </table:table-cell>
          <table:table-cell table:formula="of:=TRIM([$RDIMM.B6])" office:value-type="string" office:string-value="DQS0#" calcext:value-type="string">
            <text:p>DQS0#</text:p>
          </table:table-cell>
          <table:table-cell table:formula="of:=IF([.B7]=[.C7];0;1)" office:value-type="float" office:value="0" calcext:value-type="float">
            <text:p>0</text:p>
          </table:table-cell>
          <table:table-cell table:formula="of:=IF([.B7]=[.D7];0;1)" office:value-type="float" office:value="0" calcext:value-type="float">
            <text:p>0</text:p>
          </table:table-cell>
          <table:table-cell table:formula="of:=IF([.C7]=[.D7];0;1)" office:value-type="float" office:value="0" calcext:value-type="float">
            <text:p>0</text:p>
          </table:table-cell>
          <table:table-cell table:formula="of:=SUM([.E7:.G7])" office:value-type="float" office:value="0" calcext:value-type="float">
            <text:p>0</text:p>
          </table:table-cell>
          <table:table-cell table:formula="of:=IF([.E7]+[.F7]+[.G7]=0;[.D7];IF([.E7]+[.F7]=0;&quot;U:&quot;&amp;[.B7]&amp;&quot;/R:&quot;&amp;[.D7];IF(AND([.E7]=[.G7];NOT([.E7]=[.F7]));&quot;ECC:&quot;&amp;[.B7]&amp;&quot;/NCC:&quot;&amp;[.C7];IF(AND([.E7]=0;[.F7]=[.G7]);&quot;U:&quot;&amp;[.B7]&amp;&quot;/R:&quot;&amp;[.D7];&quot;UECC:&quot;&amp;[.B7]&amp;&quot;/UNCC:&quot;&amp;[.C7]&amp;&quot;/R:&quot;&amp;[.D7]))))" office:value-type="string" office:string-value="DQS0#" calcext:value-type="string">
            <text:p>DQS0#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IM([$'UDIMM ECC'.B7])" office:value-type="string" office:string-value="DQS0" calcext:value-type="string">
            <text:p>DQS0</text:p>
          </table:table-cell>
          <table:table-cell table:formula="of:=TRIM([$'UDIMM NCC'.B7])" office:value-type="string" office:string-value="DQS0" calcext:value-type="string">
            <text:p>DQS0</text:p>
          </table:table-cell>
          <table:table-cell table:formula="of:=TRIM([$RDIMM.B7])" office:value-type="string" office:string-value="DQS0" calcext:value-type="string">
            <text:p>DQS0</text:p>
          </table:table-cell>
          <table:table-cell table:formula="of:=IF([.B8]=[.C8];0;1)" office:value-type="float" office:value="0" calcext:value-type="float">
            <text:p>0</text:p>
          </table:table-cell>
          <table:table-cell table:formula="of:=IF([.B8]=[.D8];0;1)" office:value-type="float" office:value="0" calcext:value-type="float">
            <text:p>0</text:p>
          </table:table-cell>
          <table:table-cell table:formula="of:=IF([.C8]=[.D8];0;1)" office:value-type="float" office:value="0" calcext:value-type="float">
            <text:p>0</text:p>
          </table:table-cell>
          <table:table-cell table:formula="of:=SUM([.E8:.G8])" office:value-type="float" office:value="0" calcext:value-type="float">
            <text:p>0</text:p>
          </table:table-cell>
          <table:table-cell table:formula="of:=IF([.E8]+[.F8]+[.G8]=0;[.D8];IF([.E8]+[.F8]=0;&quot;U:&quot;&amp;[.B8]&amp;&quot;/R:&quot;&amp;[.D8];IF(AND([.E8]=[.G8];NOT([.E8]=[.F8]));&quot;ECC:&quot;&amp;[.B8]&amp;&quot;/NCC:&quot;&amp;[.C8];IF(AND([.E8]=0;[.F8]=[.G8]);&quot;U:&quot;&amp;[.B8]&amp;&quot;/R:&quot;&amp;[.D8];&quot;UECC:&quot;&amp;[.B8]&amp;&quot;/UNCC:&quot;&amp;[.C8]&amp;&quot;/R:&quot;&amp;[.D8]))))" office:value-type="string" office:string-value="DQS0" calcext:value-type="string">
            <text:p>DQ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IM([$'UDIMM ECC'.B8])" office:value-type="string" office:string-value="VSS" calcext:value-type="string">
            <text:p>VSS</text:p>
          </table:table-cell>
          <table:table-cell table:formula="of:=TRIM([$'UDIMM NCC'.B8])" office:value-type="string" office:string-value="VSS" calcext:value-type="string">
            <text:p>VSS</text:p>
          </table:table-cell>
          <table:table-cell table:formula="of:=TRIM([$RDIMM.B8])" office:value-type="string" office:string-value="VSS" calcext:value-type="string">
            <text:p>VSS</text:p>
          </table:table-cell>
          <table:table-cell table:formula="of:=IF([.B9]=[.C9];0;1)" office:value-type="float" office:value="0" calcext:value-type="float">
            <text:p>0</text:p>
          </table:table-cell>
          <table:table-cell table:formula="of:=IF([.B9]=[.D9];0;1)" office:value-type="float" office:value="0" calcext:value-type="float">
            <text:p>0</text:p>
          </table:table-cell>
          <table:table-cell table:formula="of:=IF([.C9]=[.D9];0;1)" office:value-type="float" office:value="0" calcext:value-type="float">
            <text:p>0</text:p>
          </table:table-cell>
          <table:table-cell table:formula="of:=SUM([.E9:.G9])" office:value-type="float" office:value="0" calcext:value-type="float">
            <text:p>0</text:p>
          </table:table-cell>
          <table:table-cell table:formula="of:=IF([.E9]+[.F9]+[.G9]=0;[.D9];IF([.E9]+[.F9]=0;&quot;U:&quot;&amp;[.B9]&amp;&quot;/R:&quot;&amp;[.D9];IF(AND([.E9]=[.G9];NOT([.E9]=[.F9]));&quot;ECC:&quot;&amp;[.B9]&amp;&quot;/NCC:&quot;&amp;[.C9];IF(AND([.E9]=0;[.F9]=[.G9]);&quot;U:&quot;&amp;[.B9]&amp;&quot;/R:&quot;&amp;[.D9];&quot;UECC:&quot;&amp;[.B9]&amp;&quot;/UNCC:&quot;&amp;[.C9]&amp;&quot;/R:&quot;&amp;[.D9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IM([$'UDIMM ECC'.B9])" office:value-type="string" office:string-value="DQ2" calcext:value-type="string">
            <text:p>DQ2</text:p>
          </table:table-cell>
          <table:table-cell table:formula="of:=TRIM([$'UDIMM NCC'.B9])" office:value-type="string" office:string-value="DQ2" calcext:value-type="string">
            <text:p>DQ2</text:p>
          </table:table-cell>
          <table:table-cell table:formula="of:=TRIM([$RDIMM.B9])" office:value-type="string" office:string-value="DQ2" calcext:value-type="string">
            <text:p>DQ2</text:p>
          </table:table-cell>
          <table:table-cell table:formula="of:=IF([.B10]=[.C10];0;1)" office:value-type="float" office:value="0" calcext:value-type="float">
            <text:p>0</text:p>
          </table:table-cell>
          <table:table-cell table:formula="of:=IF([.B10]=[.D10];0;1)" office:value-type="float" office:value="0" calcext:value-type="float">
            <text:p>0</text:p>
          </table:table-cell>
          <table:table-cell table:formula="of:=IF([.C10]=[.D10];0;1)" office:value-type="float" office:value="0" calcext:value-type="float">
            <text:p>0</text:p>
          </table:table-cell>
          <table:table-cell table:formula="of:=SUM([.E10:.G10])" office:value-type="float" office:value="0" calcext:value-type="float">
            <text:p>0</text:p>
          </table:table-cell>
          <table:table-cell table:formula="of:=IF([.E10]+[.F10]+[.G10]=0;[.D10];IF([.E10]+[.F10]=0;&quot;U:&quot;&amp;[.B10]&amp;&quot;/R:&quot;&amp;[.D10];IF(AND([.E10]=[.G10];NOT([.E10]=[.F10]));&quot;ECC:&quot;&amp;[.B10]&amp;&quot;/NCC:&quot;&amp;[.C10];IF(AND([.E10]=0;[.F10]=[.G10]);&quot;U:&quot;&amp;[.B10]&amp;&quot;/R:&quot;&amp;[.D10];&quot;UECC:&quot;&amp;[.B10]&amp;&quot;/UNCC:&quot;&amp;[.C10]&amp;&quot;/R:&quot;&amp;[.D10]))))" office:value-type="string" office:string-value="DQ2" calcext:value-type="string">
            <text:p>DQ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IM([$'UDIMM ECC'.B10])" office:value-type="string" office:string-value="DQ3" calcext:value-type="string">
            <text:p>DQ3</text:p>
          </table:table-cell>
          <table:table-cell table:formula="of:=TRIM([$'UDIMM NCC'.B10])" office:value-type="string" office:string-value="DQ3" calcext:value-type="string">
            <text:p>DQ3</text:p>
          </table:table-cell>
          <table:table-cell table:formula="of:=TRIM([$RDIMM.B10])" office:value-type="string" office:string-value="DQ3" calcext:value-type="string">
            <text:p>DQ3</text:p>
          </table:table-cell>
          <table:table-cell table:formula="of:=IF([.B11]=[.C11];0;1)" office:value-type="float" office:value="0" calcext:value-type="float">
            <text:p>0</text:p>
          </table:table-cell>
          <table:table-cell table:formula="of:=IF([.B11]=[.D11];0;1)" office:value-type="float" office:value="0" calcext:value-type="float">
            <text:p>0</text:p>
          </table:table-cell>
          <table:table-cell table:formula="of:=IF([.C11]=[.D11];0;1)" office:value-type="float" office:value="0" calcext:value-type="float">
            <text:p>0</text:p>
          </table:table-cell>
          <table:table-cell table:formula="of:=SUM([.E11:.G11])" office:value-type="float" office:value="0" calcext:value-type="float">
            <text:p>0</text:p>
          </table:table-cell>
          <table:table-cell table:formula="of:=IF([.E11]+[.F11]+[.G11]=0;[.D11];IF([.E11]+[.F11]=0;&quot;U:&quot;&amp;[.B11]&amp;&quot;/R:&quot;&amp;[.D11];IF(AND([.E11]=[.G11];NOT([.E11]=[.F11]));&quot;ECC:&quot;&amp;[.B11]&amp;&quot;/NCC:&quot;&amp;[.C11];IF(AND([.E11]=0;[.F11]=[.G11]);&quot;U:&quot;&amp;[.B11]&amp;&quot;/R:&quot;&amp;[.D11];&quot;UECC:&quot;&amp;[.B11]&amp;&quot;/UNCC:&quot;&amp;[.C11]&amp;&quot;/R:&quot;&amp;[.D11]))))" office:value-type="string" office:string-value="DQ3" calcext:value-type="string">
            <text:p>DQ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IM([$'UDIMM ECC'.B11])" office:value-type="string" office:string-value="VSS" calcext:value-type="string">
            <text:p>VSS</text:p>
          </table:table-cell>
          <table:table-cell table:formula="of:=TRIM([$'UDIMM NCC'.B11])" office:value-type="string" office:string-value="VSS" calcext:value-type="string">
            <text:p>VSS</text:p>
          </table:table-cell>
          <table:table-cell table:formula="of:=TRIM([$RDIMM.B11])" office:value-type="string" office:string-value="VSS" calcext:value-type="string">
            <text:p>VSS</text:p>
          </table:table-cell>
          <table:table-cell table:formula="of:=IF([.B12]=[.C12];0;1)" office:value-type="float" office:value="0" calcext:value-type="float">
            <text:p>0</text:p>
          </table:table-cell>
          <table:table-cell table:formula="of:=IF([.B12]=[.D12];0;1)" office:value-type="float" office:value="0" calcext:value-type="float">
            <text:p>0</text:p>
          </table:table-cell>
          <table:table-cell table:formula="of:=IF([.C12]=[.D12];0;1)" office:value-type="float" office:value="0" calcext:value-type="float">
            <text:p>0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IF([.E12]+[.F12]+[.G12]=0;[.D12];IF([.E12]+[.F12]=0;&quot;U:&quot;&amp;[.B12]&amp;&quot;/R:&quot;&amp;[.D12];IF(AND([.E12]=[.G12];NOT([.E12]=[.F12]));&quot;ECC:&quot;&amp;[.B12]&amp;&quot;/NCC:&quot;&amp;[.C12];IF(AND([.E12]=0;[.F12]=[.G12]);&quot;U:&quot;&amp;[.B12]&amp;&quot;/R:&quot;&amp;[.D12];&quot;UECC:&quot;&amp;[.B12]&amp;&quot;/UNCC:&quot;&amp;[.C12]&amp;&quot;/R:&quot;&amp;[.D12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IM([$'UDIMM ECC'.B12])" office:value-type="string" office:string-value="DQ8" calcext:value-type="string">
            <text:p>DQ8</text:p>
          </table:table-cell>
          <table:table-cell table:formula="of:=TRIM([$'UDIMM NCC'.B12])" office:value-type="string" office:string-value="DQ8" calcext:value-type="string">
            <text:p>DQ8</text:p>
          </table:table-cell>
          <table:table-cell table:formula="of:=TRIM([$RDIMM.B12])" office:value-type="string" office:string-value="DQ8" calcext:value-type="string">
            <text:p>DQ8</text:p>
          </table:table-cell>
          <table:table-cell table:formula="of:=IF([.B13]=[.C13];0;1)" office:value-type="float" office:value="0" calcext:value-type="float">
            <text:p>0</text:p>
          </table:table-cell>
          <table:table-cell table:formula="of:=IF([.B13]=[.D13];0;1)" office:value-type="float" office:value="0" calcext:value-type="float">
            <text:p>0</text:p>
          </table:table-cell>
          <table:table-cell table:formula="of:=IF([.C13]=[.D13];0;1)" office:value-type="float" office:value="0" calcext:value-type="float">
            <text:p>0</text:p>
          </table:table-cell>
          <table:table-cell table:formula="of:=SUM([.E13:.G13])" office:value-type="float" office:value="0" calcext:value-type="float">
            <text:p>0</text:p>
          </table:table-cell>
          <table:table-cell table:formula="of:=IF([.E13]+[.F13]+[.G13]=0;[.D13];IF([.E13]+[.F13]=0;&quot;U:&quot;&amp;[.B13]&amp;&quot;/R:&quot;&amp;[.D13];IF(AND([.E13]=[.G13];NOT([.E13]=[.F13]));&quot;ECC:&quot;&amp;[.B13]&amp;&quot;/NCC:&quot;&amp;[.C13];IF(AND([.E13]=0;[.F13]=[.G13]);&quot;U:&quot;&amp;[.B13]&amp;&quot;/R:&quot;&amp;[.D13];&quot;UECC:&quot;&amp;[.B13]&amp;&quot;/UNCC:&quot;&amp;[.C13]&amp;&quot;/R:&quot;&amp;[.D13]))))" office:value-type="string" office:string-value="DQ8" calcext:value-type="string">
            <text:p>DQ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IM([$'UDIMM ECC'.B13])" office:value-type="string" office:string-value="DQ9" calcext:value-type="string">
            <text:p>DQ9</text:p>
          </table:table-cell>
          <table:table-cell table:formula="of:=TRIM([$'UDIMM NCC'.B13])" office:value-type="string" office:string-value="DQ9" calcext:value-type="string">
            <text:p>DQ9</text:p>
          </table:table-cell>
          <table:table-cell table:formula="of:=TRIM([$RDIMM.B13])" office:value-type="string" office:string-value="DQ9" calcext:value-type="string">
            <text:p>DQ9</text:p>
          </table:table-cell>
          <table:table-cell table:formula="of:=IF([.B14]=[.C14];0;1)" office:value-type="float" office:value="0" calcext:value-type="float">
            <text:p>0</text:p>
          </table:table-cell>
          <table:table-cell table:formula="of:=IF([.B14]=[.D14];0;1)" office:value-type="float" office:value="0" calcext:value-type="float">
            <text:p>0</text:p>
          </table:table-cell>
          <table:table-cell table:formula="of:=IF([.C14]=[.D14];0;1)" office:value-type="float" office:value="0" calcext:value-type="float">
            <text:p>0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IF([.E14]+[.F14]+[.G14]=0;[.D14];IF([.E14]+[.F14]=0;&quot;U:&quot;&amp;[.B14]&amp;&quot;/R:&quot;&amp;[.D14];IF(AND([.E14]=[.G14];NOT([.E14]=[.F14]));&quot;ECC:&quot;&amp;[.B14]&amp;&quot;/NCC:&quot;&amp;[.C14];IF(AND([.E14]=0;[.F14]=[.G14]);&quot;U:&quot;&amp;[.B14]&amp;&quot;/R:&quot;&amp;[.D14];&quot;UECC:&quot;&amp;[.B14]&amp;&quot;/UNCC:&quot;&amp;[.C14]&amp;&quot;/R:&quot;&amp;[.D14]))))" office:value-type="string" office:string-value="DQ9" calcext:value-type="string">
            <text:p>DQ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IM([$'UDIMM ECC'.B14])" office:value-type="string" office:string-value="VSS" calcext:value-type="string">
            <text:p>VSS</text:p>
          </table:table-cell>
          <table:table-cell table:formula="of:=TRIM([$'UDIMM NCC'.B14])" office:value-type="string" office:string-value="VSS" calcext:value-type="string">
            <text:p>VSS</text:p>
          </table:table-cell>
          <table:table-cell table:formula="of:=TRIM([$RDIMM.B14])" office:value-type="string" office:string-value="VSS" calcext:value-type="string">
            <text:p>VSS</text:p>
          </table:table-cell>
          <table:table-cell table:formula="of:=IF([.B15]=[.C15];0;1)" office:value-type="float" office:value="0" calcext:value-type="float">
            <text:p>0</text:p>
          </table:table-cell>
          <table:table-cell table:formula="of:=IF([.B15]=[.D15];0;1)" office:value-type="float" office:value="0" calcext:value-type="float">
            <text:p>0</text:p>
          </table:table-cell>
          <table:table-cell table:formula="of:=IF([.C15]=[.D15];0;1)" office:value-type="float" office:value="0" calcext:value-type="float">
            <text:p>0</text:p>
          </table:table-cell>
          <table:table-cell table:formula="of:=SUM([.E15:.G15])" office:value-type="float" office:value="0" calcext:value-type="float">
            <text:p>0</text:p>
          </table:table-cell>
          <table:table-cell table:formula="of:=IF([.E15]+[.F15]+[.G15]=0;[.D15];IF([.E15]+[.F15]=0;&quot;U:&quot;&amp;[.B15]&amp;&quot;/R:&quot;&amp;[.D15];IF(AND([.E15]=[.G15];NOT([.E15]=[.F15]));&quot;ECC:&quot;&amp;[.B15]&amp;&quot;/NCC:&quot;&amp;[.C15];IF(AND([.E15]=0;[.F15]=[.G15]);&quot;U:&quot;&amp;[.B15]&amp;&quot;/R:&quot;&amp;[.D15];&quot;UECC:&quot;&amp;[.B15]&amp;&quot;/UNCC:&quot;&amp;[.C15]&amp;&quot;/R:&quot;&amp;[.D15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IM([$'UDIMM ECC'.B15])" office:value-type="string" office:string-value="DQS1#" calcext:value-type="string">
            <text:p>DQS1#</text:p>
          </table:table-cell>
          <table:table-cell table:formula="of:=TRIM([$'UDIMM NCC'.B15])" office:value-type="string" office:string-value="DQS1#" calcext:value-type="string">
            <text:p>DQS1#</text:p>
          </table:table-cell>
          <table:table-cell table:formula="of:=TRIM([$RDIMM.B15])" office:value-type="string" office:string-value="DQS1#" calcext:value-type="string">
            <text:p>DQS1#</text:p>
          </table:table-cell>
          <table:table-cell table:formula="of:=IF([.B16]=[.C16];0;1)" office:value-type="float" office:value="0" calcext:value-type="float">
            <text:p>0</text:p>
          </table:table-cell>
          <table:table-cell table:formula="of:=IF([.B16]=[.D16];0;1)" office:value-type="float" office:value="0" calcext:value-type="float">
            <text:p>0</text:p>
          </table:table-cell>
          <table:table-cell table:formula="of:=IF([.C16]=[.D16];0;1)" office:value-type="float" office:value="0" calcext:value-type="float">
            <text:p>0</text:p>
          </table:table-cell>
          <table:table-cell table:formula="of:=SUM([.E16:.G16])" office:value-type="float" office:value="0" calcext:value-type="float">
            <text:p>0</text:p>
          </table:table-cell>
          <table:table-cell table:formula="of:=IF([.E16]+[.F16]+[.G16]=0;[.D16];IF([.E16]+[.F16]=0;&quot;U:&quot;&amp;[.B16]&amp;&quot;/R:&quot;&amp;[.D16];IF(AND([.E16]=[.G16];NOT([.E16]=[.F16]));&quot;ECC:&quot;&amp;[.B16]&amp;&quot;/NCC:&quot;&amp;[.C16];IF(AND([.E16]=0;[.F16]=[.G16]);&quot;U:&quot;&amp;[.B16]&amp;&quot;/R:&quot;&amp;[.D16];&quot;UECC:&quot;&amp;[.B16]&amp;&quot;/UNCC:&quot;&amp;[.C16]&amp;&quot;/R:&quot;&amp;[.D16]))))" office:value-type="string" office:string-value="DQS1#" calcext:value-type="string">
            <text:p>DQS1#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IM([$'UDIMM ECC'.B16])" office:value-type="string" office:string-value="DQS1" calcext:value-type="string">
            <text:p>DQS1</text:p>
          </table:table-cell>
          <table:table-cell table:formula="of:=TRIM([$'UDIMM NCC'.B16])" office:value-type="string" office:string-value="DQS1" calcext:value-type="string">
            <text:p>DQS1</text:p>
          </table:table-cell>
          <table:table-cell table:formula="of:=TRIM([$RDIMM.B16])" office:value-type="string" office:string-value="DQS1" calcext:value-type="string">
            <text:p>DQS1</text:p>
          </table:table-cell>
          <table:table-cell table:formula="of:=IF([.B17]=[.C17];0;1)" office:value-type="float" office:value="0" calcext:value-type="float">
            <text:p>0</text:p>
          </table:table-cell>
          <table:table-cell table:formula="of:=IF([.B17]=[.D17];0;1)" office:value-type="float" office:value="0" calcext:value-type="float">
            <text:p>0</text:p>
          </table:table-cell>
          <table:table-cell table:formula="of:=IF([.C17]=[.D17];0;1)" office:value-type="float" office:value="0" calcext:value-type="float">
            <text:p>0</text:p>
          </table:table-cell>
          <table:table-cell table:formula="of:=SUM([.E17:.G17])" office:value-type="float" office:value="0" calcext:value-type="float">
            <text:p>0</text:p>
          </table:table-cell>
          <table:table-cell table:formula="of:=IF([.E17]+[.F17]+[.G17]=0;[.D17];IF([.E17]+[.F17]=0;&quot;U:&quot;&amp;[.B17]&amp;&quot;/R:&quot;&amp;[.D17];IF(AND([.E17]=[.G17];NOT([.E17]=[.F17]));&quot;ECC:&quot;&amp;[.B17]&amp;&quot;/NCC:&quot;&amp;[.C17];IF(AND([.E17]=0;[.F17]=[.G17]);&quot;U:&quot;&amp;[.B17]&amp;&quot;/R:&quot;&amp;[.D17];&quot;UECC:&quot;&amp;[.B17]&amp;&quot;/UNCC:&quot;&amp;[.C17]&amp;&quot;/R:&quot;&amp;[.D17]))))" office:value-type="string" office:string-value="DQS1" calcext:value-type="string">
            <text:p>DQS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IM([$'UDIMM ECC'.B17])" office:value-type="string" office:string-value="VSS" calcext:value-type="string">
            <text:p>VSS</text:p>
          </table:table-cell>
          <table:table-cell table:formula="of:=TRIM([$'UDIMM NCC'.B17])" office:value-type="string" office:string-value="VSS" calcext:value-type="string">
            <text:p>VSS</text:p>
          </table:table-cell>
          <table:table-cell table:formula="of:=TRIM([$RDIMM.B17])" office:value-type="string" office:string-value="VSS" calcext:value-type="string">
            <text:p>VSS</text:p>
          </table:table-cell>
          <table:table-cell table:formula="of:=IF([.B18]=[.C18];0;1)" office:value-type="float" office:value="0" calcext:value-type="float">
            <text:p>0</text:p>
          </table:table-cell>
          <table:table-cell table:formula="of:=IF([.B18]=[.D18];0;1)" office:value-type="float" office:value="0" calcext:value-type="float">
            <text:p>0</text:p>
          </table:table-cell>
          <table:table-cell table:formula="of:=IF([.C18]=[.D18];0;1)" office:value-type="float" office:value="0" calcext:value-type="float">
            <text:p>0</text:p>
          </table:table-cell>
          <table:table-cell table:formula="of:=SUM([.E18:.G18])" office:value-type="float" office:value="0" calcext:value-type="float">
            <text:p>0</text:p>
          </table:table-cell>
          <table:table-cell table:formula="of:=IF([.E18]+[.F18]+[.G18]=0;[.D18];IF([.E18]+[.F18]=0;&quot;U:&quot;&amp;[.B18]&amp;&quot;/R:&quot;&amp;[.D18];IF(AND([.E18]=[.G18];NOT([.E18]=[.F18]));&quot;ECC:&quot;&amp;[.B18]&amp;&quot;/NCC:&quot;&amp;[.C18];IF(AND([.E18]=0;[.F18]=[.G18]);&quot;U:&quot;&amp;[.B18]&amp;&quot;/R:&quot;&amp;[.D18];&quot;UECC:&quot;&amp;[.B18]&amp;&quot;/UNCC:&quot;&amp;[.C18]&amp;&quot;/R:&quot;&amp;[.D18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IM([$'UDIMM ECC'.B18])" office:value-type="string" office:string-value="DQ10" calcext:value-type="string">
            <text:p>DQ10</text:p>
          </table:table-cell>
          <table:table-cell table:formula="of:=TRIM([$'UDIMM NCC'.B18])" office:value-type="string" office:string-value="DQ10" calcext:value-type="string">
            <text:p>DQ10</text:p>
          </table:table-cell>
          <table:table-cell table:formula="of:=TRIM([$RDIMM.B18])" office:value-type="string" office:string-value="DQ10" calcext:value-type="string">
            <text:p>DQ10</text:p>
          </table:table-cell>
          <table:table-cell table:formula="of:=IF([.B19]=[.C19];0;1)" office:value-type="float" office:value="0" calcext:value-type="float">
            <text:p>0</text:p>
          </table:table-cell>
          <table:table-cell table:formula="of:=IF([.B19]=[.D19];0;1)" office:value-type="float" office:value="0" calcext:value-type="float">
            <text:p>0</text:p>
          </table:table-cell>
          <table:table-cell table:formula="of:=IF([.C19]=[.D19];0;1)" office:value-type="float" office:value="0" calcext:value-type="float">
            <text:p>0</text:p>
          </table:table-cell>
          <table:table-cell table:formula="of:=SUM([.E19:.G19])" office:value-type="float" office:value="0" calcext:value-type="float">
            <text:p>0</text:p>
          </table:table-cell>
          <table:table-cell table:formula="of:=IF([.E19]+[.F19]+[.G19]=0;[.D19];IF([.E19]+[.F19]=0;&quot;U:&quot;&amp;[.B19]&amp;&quot;/R:&quot;&amp;[.D19];IF(AND([.E19]=[.G19];NOT([.E19]=[.F19]));&quot;ECC:&quot;&amp;[.B19]&amp;&quot;/NCC:&quot;&amp;[.C19];IF(AND([.E19]=0;[.F19]=[.G19]);&quot;U:&quot;&amp;[.B19]&amp;&quot;/R:&quot;&amp;[.D19];&quot;UECC:&quot;&amp;[.B19]&amp;&quot;/UNCC:&quot;&amp;[.C19]&amp;&quot;/R:&quot;&amp;[.D19]))))" office:value-type="string" office:string-value="DQ10" calcext:value-type="string">
            <text:p>DQ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IM([$'UDIMM ECC'.B19])" office:value-type="string" office:string-value="DQ11" calcext:value-type="string">
            <text:p>DQ11</text:p>
          </table:table-cell>
          <table:table-cell table:formula="of:=TRIM([$'UDIMM NCC'.B19])" office:value-type="string" office:string-value="DQ11" calcext:value-type="string">
            <text:p>DQ11</text:p>
          </table:table-cell>
          <table:table-cell table:formula="of:=TRIM([$RDIMM.B19])" office:value-type="string" office:string-value="DQ11" calcext:value-type="string">
            <text:p>DQ11</text:p>
          </table:table-cell>
          <table:table-cell table:formula="of:=IF([.B20]=[.C20];0;1)" office:value-type="float" office:value="0" calcext:value-type="float">
            <text:p>0</text:p>
          </table:table-cell>
          <table:table-cell table:formula="of:=IF([.B20]=[.D20];0;1)" office:value-type="float" office:value="0" calcext:value-type="float">
            <text:p>0</text:p>
          </table:table-cell>
          <table:table-cell table:formula="of:=IF([.C20]=[.D20];0;1)" office:value-type="float" office:value="0" calcext:value-type="float">
            <text:p>0</text:p>
          </table:table-cell>
          <table:table-cell table:formula="of:=SUM([.E20:.G20])" office:value-type="float" office:value="0" calcext:value-type="float">
            <text:p>0</text:p>
          </table:table-cell>
          <table:table-cell table:formula="of:=IF([.E20]+[.F20]+[.G20]=0;[.D20];IF([.E20]+[.F20]=0;&quot;U:&quot;&amp;[.B20]&amp;&quot;/R:&quot;&amp;[.D20];IF(AND([.E20]=[.G20];NOT([.E20]=[.F20]));&quot;ECC:&quot;&amp;[.B20]&amp;&quot;/NCC:&quot;&amp;[.C20];IF(AND([.E20]=0;[.F20]=[.G20]);&quot;U:&quot;&amp;[.B20]&amp;&quot;/R:&quot;&amp;[.D20];&quot;UECC:&quot;&amp;[.B20]&amp;&quot;/UNCC:&quot;&amp;[.C20]&amp;&quot;/R:&quot;&amp;[.D20]))))" office:value-type="string" office:string-value="DQ11" calcext:value-type="string">
            <text:p>DQ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IM([$'UDIMM ECC'.B20])" office:value-type="string" office:string-value="VSS" calcext:value-type="string">
            <text:p>VSS</text:p>
          </table:table-cell>
          <table:table-cell table:formula="of:=TRIM([$'UDIMM NCC'.B20])" office:value-type="string" office:string-value="VSS" calcext:value-type="string">
            <text:p>VSS</text:p>
          </table:table-cell>
          <table:table-cell table:formula="of:=TRIM([$RDIMM.B20])" office:value-type="string" office:string-value="VSS" calcext:value-type="string">
            <text:p>VSS</text:p>
          </table:table-cell>
          <table:table-cell table:formula="of:=IF([.B21]=[.C21];0;1)" office:value-type="float" office:value="0" calcext:value-type="float">
            <text:p>0</text:p>
          </table:table-cell>
          <table:table-cell table:formula="of:=IF([.B21]=[.D21];0;1)" office:value-type="float" office:value="0" calcext:value-type="float">
            <text:p>0</text:p>
          </table:table-cell>
          <table:table-cell table:formula="of:=IF([.C21]=[.D21];0;1)" office:value-type="float" office:value="0" calcext:value-type="float">
            <text:p>0</text:p>
          </table:table-cell>
          <table:table-cell table:formula="of:=SUM([.E21:.G21])" office:value-type="float" office:value="0" calcext:value-type="float">
            <text:p>0</text:p>
          </table:table-cell>
          <table:table-cell table:formula="of:=IF([.E21]+[.F21]+[.G21]=0;[.D21];IF([.E21]+[.F21]=0;&quot;U:&quot;&amp;[.B21]&amp;&quot;/R:&quot;&amp;[.D21];IF(AND([.E21]=[.G21];NOT([.E21]=[.F21]));&quot;ECC:&quot;&amp;[.B21]&amp;&quot;/NCC:&quot;&amp;[.C21];IF(AND([.E21]=0;[.F21]=[.G21]);&quot;U:&quot;&amp;[.B21]&amp;&quot;/R:&quot;&amp;[.D21];&quot;UECC:&quot;&amp;[.B21]&amp;&quot;/UNCC:&quot;&amp;[.C21]&amp;&quot;/R:&quot;&amp;[.D21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IM([$'UDIMM ECC'.B21])" office:value-type="string" office:string-value="DQ16" calcext:value-type="string">
            <text:p>DQ16</text:p>
          </table:table-cell>
          <table:table-cell table:formula="of:=TRIM([$'UDIMM NCC'.B21])" office:value-type="string" office:string-value="DQ16" calcext:value-type="string">
            <text:p>DQ16</text:p>
          </table:table-cell>
          <table:table-cell table:formula="of:=TRIM([$RDIMM.B21])" office:value-type="string" office:string-value="DQ16" calcext:value-type="string">
            <text:p>DQ16</text:p>
          </table:table-cell>
          <table:table-cell table:formula="of:=IF([.B22]=[.C22];0;1)" office:value-type="float" office:value="0" calcext:value-type="float">
            <text:p>0</text:p>
          </table:table-cell>
          <table:table-cell table:formula="of:=IF([.B22]=[.D22];0;1)" office:value-type="float" office:value="0" calcext:value-type="float">
            <text:p>0</text:p>
          </table:table-cell>
          <table:table-cell table:formula="of:=IF([.C22]=[.D22];0;1)" office:value-type="float" office:value="0" calcext:value-type="float">
            <text:p>0</text:p>
          </table:table-cell>
          <table:table-cell table:formula="of:=SUM([.E22:.G22])" office:value-type="float" office:value="0" calcext:value-type="float">
            <text:p>0</text:p>
          </table:table-cell>
          <table:table-cell table:formula="of:=IF([.E22]+[.F22]+[.G22]=0;[.D22];IF([.E22]+[.F22]=0;&quot;U:&quot;&amp;[.B22]&amp;&quot;/R:&quot;&amp;[.D22];IF(AND([.E22]=[.G22];NOT([.E22]=[.F22]));&quot;ECC:&quot;&amp;[.B22]&amp;&quot;/NCC:&quot;&amp;[.C22];IF(AND([.E22]=0;[.F22]=[.G22]);&quot;U:&quot;&amp;[.B22]&amp;&quot;/R:&quot;&amp;[.D22];&quot;UECC:&quot;&amp;[.B22]&amp;&quot;/UNCC:&quot;&amp;[.C22]&amp;&quot;/R:&quot;&amp;[.D22]))))" office:value-type="string" office:string-value="DQ16" calcext:value-type="string">
            <text:p>DQ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IM([$'UDIMM ECC'.B22])" office:value-type="string" office:string-value="DQ17" calcext:value-type="string">
            <text:p>DQ17</text:p>
          </table:table-cell>
          <table:table-cell table:formula="of:=TRIM([$'UDIMM NCC'.B22])" office:value-type="string" office:string-value="DQ17" calcext:value-type="string">
            <text:p>DQ17</text:p>
          </table:table-cell>
          <table:table-cell table:formula="of:=TRIM([$RDIMM.B22])" office:value-type="string" office:string-value="DQ17" calcext:value-type="string">
            <text:p>DQ17</text:p>
          </table:table-cell>
          <table:table-cell table:formula="of:=IF([.B23]=[.C23];0;1)" office:value-type="float" office:value="0" calcext:value-type="float">
            <text:p>0</text:p>
          </table:table-cell>
          <table:table-cell table:formula="of:=IF([.B23]=[.D23];0;1)" office:value-type="float" office:value="0" calcext:value-type="float">
            <text:p>0</text:p>
          </table:table-cell>
          <table:table-cell table:formula="of:=IF([.C23]=[.D23];0;1)" office:value-type="float" office:value="0" calcext:value-type="float">
            <text:p>0</text:p>
          </table:table-cell>
          <table:table-cell table:formula="of:=SUM([.E23:.G23])" office:value-type="float" office:value="0" calcext:value-type="float">
            <text:p>0</text:p>
          </table:table-cell>
          <table:table-cell table:formula="of:=IF([.E23]+[.F23]+[.G23]=0;[.D23];IF([.E23]+[.F23]=0;&quot;U:&quot;&amp;[.B23]&amp;&quot;/R:&quot;&amp;[.D23];IF(AND([.E23]=[.G23];NOT([.E23]=[.F23]));&quot;ECC:&quot;&amp;[.B23]&amp;&quot;/NCC:&quot;&amp;[.C23];IF(AND([.E23]=0;[.F23]=[.G23]);&quot;U:&quot;&amp;[.B23]&amp;&quot;/R:&quot;&amp;[.D23];&quot;UECC:&quot;&amp;[.B23]&amp;&quot;/UNCC:&quot;&amp;[.C23]&amp;&quot;/R:&quot;&amp;[.D23]))))" office:value-type="string" office:string-value="DQ17" calcext:value-type="string">
            <text:p>DQ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IM([$'UDIMM ECC'.B23])" office:value-type="string" office:string-value="VSS" calcext:value-type="string">
            <text:p>VSS</text:p>
          </table:table-cell>
          <table:table-cell table:formula="of:=TRIM([$'UDIMM NCC'.B23])" office:value-type="string" office:string-value="VSS" calcext:value-type="string">
            <text:p>VSS</text:p>
          </table:table-cell>
          <table:table-cell table:formula="of:=TRIM([$RDIMM.B23])" office:value-type="string" office:string-value="VSS" calcext:value-type="string">
            <text:p>VSS</text:p>
          </table:table-cell>
          <table:table-cell table:formula="of:=IF([.B24]=[.C24];0;1)" office:value-type="float" office:value="0" calcext:value-type="float">
            <text:p>0</text:p>
          </table:table-cell>
          <table:table-cell table:formula="of:=IF([.B24]=[.D24];0;1)" office:value-type="float" office:value="0" calcext:value-type="float">
            <text:p>0</text:p>
          </table:table-cell>
          <table:table-cell table:formula="of:=IF([.C24]=[.D24];0;1)" office:value-type="float" office:value="0" calcext:value-type="float">
            <text:p>0</text:p>
          </table:table-cell>
          <table:table-cell table:formula="of:=SUM([.E24:.G24])" office:value-type="float" office:value="0" calcext:value-type="float">
            <text:p>0</text:p>
          </table:table-cell>
          <table:table-cell table:formula="of:=IF([.E24]+[.F24]+[.G24]=0;[.D24];IF([.E24]+[.F24]=0;&quot;U:&quot;&amp;[.B24]&amp;&quot;/R:&quot;&amp;[.D24];IF(AND([.E24]=[.G24];NOT([.E24]=[.F24]));&quot;ECC:&quot;&amp;[.B24]&amp;&quot;/NCC:&quot;&amp;[.C24];IF(AND([.E24]=0;[.F24]=[.G24]);&quot;U:&quot;&amp;[.B24]&amp;&quot;/R:&quot;&amp;[.D24];&quot;UECC:&quot;&amp;[.B24]&amp;&quot;/UNCC:&quot;&amp;[.C24]&amp;&quot;/R:&quot;&amp;[.D24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IM([$'UDIMM ECC'.B24])" office:value-type="string" office:string-value="DQS2#" calcext:value-type="string">
            <text:p>DQS2#</text:p>
          </table:table-cell>
          <table:table-cell table:formula="of:=TRIM([$'UDIMM NCC'.B24])" office:value-type="string" office:string-value="DQS2#" calcext:value-type="string">
            <text:p>DQS2#</text:p>
          </table:table-cell>
          <table:table-cell table:formula="of:=TRIM([$RDIMM.B24])" office:value-type="string" office:string-value="DQS2#" calcext:value-type="string">
            <text:p>DQS2#</text:p>
          </table:table-cell>
          <table:table-cell table:formula="of:=IF([.B25]=[.C25];0;1)" office:value-type="float" office:value="0" calcext:value-type="float">
            <text:p>0</text:p>
          </table:table-cell>
          <table:table-cell table:formula="of:=IF([.B25]=[.D25];0;1)" office:value-type="float" office:value="0" calcext:value-type="float">
            <text:p>0</text:p>
          </table:table-cell>
          <table:table-cell table:formula="of:=IF([.C25]=[.D25];0;1)" office:value-type="float" office:value="0" calcext:value-type="float">
            <text:p>0</text:p>
          </table:table-cell>
          <table:table-cell table:formula="of:=SUM([.E25:.G25])" office:value-type="float" office:value="0" calcext:value-type="float">
            <text:p>0</text:p>
          </table:table-cell>
          <table:table-cell table:formula="of:=IF([.E25]+[.F25]+[.G25]=0;[.D25];IF([.E25]+[.F25]=0;&quot;U:&quot;&amp;[.B25]&amp;&quot;/R:&quot;&amp;[.D25];IF(AND([.E25]=[.G25];NOT([.E25]=[.F25]));&quot;ECC:&quot;&amp;[.B25]&amp;&quot;/NCC:&quot;&amp;[.C25];IF(AND([.E25]=0;[.F25]=[.G25]);&quot;U:&quot;&amp;[.B25]&amp;&quot;/R:&quot;&amp;[.D25];&quot;UECC:&quot;&amp;[.B25]&amp;&quot;/UNCC:&quot;&amp;[.C25]&amp;&quot;/R:&quot;&amp;[.D25]))))" office:value-type="string" office:string-value="DQS2#" calcext:value-type="string">
            <text:p>DQS2#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IM([$'UDIMM ECC'.B25])" office:value-type="string" office:string-value="DQS2" calcext:value-type="string">
            <text:p>DQS2</text:p>
          </table:table-cell>
          <table:table-cell table:formula="of:=TRIM([$'UDIMM NCC'.B25])" office:value-type="string" office:string-value="DQS2" calcext:value-type="string">
            <text:p>DQS2</text:p>
          </table:table-cell>
          <table:table-cell table:formula="of:=TRIM([$RDIMM.B25])" office:value-type="string" office:string-value="DQS2" calcext:value-type="string">
            <text:p>DQS2</text:p>
          </table:table-cell>
          <table:table-cell table:formula="of:=IF([.B26]=[.C26];0;1)" office:value-type="float" office:value="0" calcext:value-type="float">
            <text:p>0</text:p>
          </table:table-cell>
          <table:table-cell table:formula="of:=IF([.B26]=[.D26];0;1)" office:value-type="float" office:value="0" calcext:value-type="float">
            <text:p>0</text:p>
          </table:table-cell>
          <table:table-cell table:formula="of:=IF([.C26]=[.D26];0;1)" office:value-type="float" office:value="0" calcext:value-type="float">
            <text:p>0</text:p>
          </table:table-cell>
          <table:table-cell table:formula="of:=SUM([.E26:.G26])" office:value-type="float" office:value="0" calcext:value-type="float">
            <text:p>0</text:p>
          </table:table-cell>
          <table:table-cell table:formula="of:=IF([.E26]+[.F26]+[.G26]=0;[.D26];IF([.E26]+[.F26]=0;&quot;U:&quot;&amp;[.B26]&amp;&quot;/R:&quot;&amp;[.D26];IF(AND([.E26]=[.G26];NOT([.E26]=[.F26]));&quot;ECC:&quot;&amp;[.B26]&amp;&quot;/NCC:&quot;&amp;[.C26];IF(AND([.E26]=0;[.F26]=[.G26]);&quot;U:&quot;&amp;[.B26]&amp;&quot;/R:&quot;&amp;[.D26];&quot;UECC:&quot;&amp;[.B26]&amp;&quot;/UNCC:&quot;&amp;[.C26]&amp;&quot;/R:&quot;&amp;[.D26]))))" office:value-type="string" office:string-value="DQS2" calcext:value-type="string">
            <text:p>DQS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IM([$'UDIMM ECC'.B26])" office:value-type="string" office:string-value="VSS" calcext:value-type="string">
            <text:p>VSS</text:p>
          </table:table-cell>
          <table:table-cell table:formula="of:=TRIM([$'UDIMM NCC'.B26])" office:value-type="string" office:string-value="VSS" calcext:value-type="string">
            <text:p>VSS</text:p>
          </table:table-cell>
          <table:table-cell table:formula="of:=TRIM([$RDIMM.B26])" office:value-type="string" office:string-value="VSS" calcext:value-type="string">
            <text:p>VSS</text:p>
          </table:table-cell>
          <table:table-cell table:formula="of:=IF([.B27]=[.C27];0;1)" office:value-type="float" office:value="0" calcext:value-type="float">
            <text:p>0</text:p>
          </table:table-cell>
          <table:table-cell table:formula="of:=IF([.B27]=[.D27];0;1)" office:value-type="float" office:value="0" calcext:value-type="float">
            <text:p>0</text:p>
          </table:table-cell>
          <table:table-cell table:formula="of:=IF([.C27]=[.D27];0;1)" office:value-type="float" office:value="0" calcext:value-type="float">
            <text:p>0</text:p>
          </table:table-cell>
          <table:table-cell table:formula="of:=SUM([.E27:.G27])" office:value-type="float" office:value="0" calcext:value-type="float">
            <text:p>0</text:p>
          </table:table-cell>
          <table:table-cell table:formula="of:=IF([.E27]+[.F27]+[.G27]=0;[.D27];IF([.E27]+[.F27]=0;&quot;U:&quot;&amp;[.B27]&amp;&quot;/R:&quot;&amp;[.D27];IF(AND([.E27]=[.G27];NOT([.E27]=[.F27]));&quot;ECC:&quot;&amp;[.B27]&amp;&quot;/NCC:&quot;&amp;[.C27];IF(AND([.E27]=0;[.F27]=[.G27]);&quot;U:&quot;&amp;[.B27]&amp;&quot;/R:&quot;&amp;[.D27];&quot;UECC:&quot;&amp;[.B27]&amp;&quot;/UNCC:&quot;&amp;[.C27]&amp;&quot;/R:&quot;&amp;[.D27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IM([$'UDIMM ECC'.B27])" office:value-type="string" office:string-value="DQ18" calcext:value-type="string">
            <text:p>DQ18</text:p>
          </table:table-cell>
          <table:table-cell table:formula="of:=TRIM([$'UDIMM NCC'.B27])" office:value-type="string" office:string-value="DQ18" calcext:value-type="string">
            <text:p>DQ18</text:p>
          </table:table-cell>
          <table:table-cell table:formula="of:=TRIM([$RDIMM.B27])" office:value-type="string" office:string-value="DQ18" calcext:value-type="string">
            <text:p>DQ18</text:p>
          </table:table-cell>
          <table:table-cell table:formula="of:=IF([.B28]=[.C28];0;1)" office:value-type="float" office:value="0" calcext:value-type="float">
            <text:p>0</text:p>
          </table:table-cell>
          <table:table-cell table:formula="of:=IF([.B28]=[.D28];0;1)" office:value-type="float" office:value="0" calcext:value-type="float">
            <text:p>0</text:p>
          </table:table-cell>
          <table:table-cell table:formula="of:=IF([.C28]=[.D28];0;1)" office:value-type="float" office:value="0" calcext:value-type="float">
            <text:p>0</text:p>
          </table:table-cell>
          <table:table-cell table:formula="of:=SUM([.E28:.G28])" office:value-type="float" office:value="0" calcext:value-type="float">
            <text:p>0</text:p>
          </table:table-cell>
          <table:table-cell table:formula="of:=IF([.E28]+[.F28]+[.G28]=0;[.D28];IF([.E28]+[.F28]=0;&quot;U:&quot;&amp;[.B28]&amp;&quot;/R:&quot;&amp;[.D28];IF(AND([.E28]=[.G28];NOT([.E28]=[.F28]));&quot;ECC:&quot;&amp;[.B28]&amp;&quot;/NCC:&quot;&amp;[.C28];IF(AND([.E28]=0;[.F28]=[.G28]);&quot;U:&quot;&amp;[.B28]&amp;&quot;/R:&quot;&amp;[.D28];&quot;UECC:&quot;&amp;[.B28]&amp;&quot;/UNCC:&quot;&amp;[.C28]&amp;&quot;/R:&quot;&amp;[.D28]))))" office:value-type="string" office:string-value="DQ18" calcext:value-type="string">
            <text:p>DQ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IM([$'UDIMM ECC'.B28])" office:value-type="string" office:string-value="DQ19" calcext:value-type="string">
            <text:p>DQ19</text:p>
          </table:table-cell>
          <table:table-cell table:formula="of:=TRIM([$'UDIMM NCC'.B28])" office:value-type="string" office:string-value="DQ19" calcext:value-type="string">
            <text:p>DQ19</text:p>
          </table:table-cell>
          <table:table-cell table:formula="of:=TRIM([$RDIMM.B28])" office:value-type="string" office:string-value="DQ19" calcext:value-type="string">
            <text:p>DQ19</text:p>
          </table:table-cell>
          <table:table-cell table:formula="of:=IF([.B29]=[.C29];0;1)" office:value-type="float" office:value="0" calcext:value-type="float">
            <text:p>0</text:p>
          </table:table-cell>
          <table:table-cell table:formula="of:=IF([.B29]=[.D29];0;1)" office:value-type="float" office:value="0" calcext:value-type="float">
            <text:p>0</text:p>
          </table:table-cell>
          <table:table-cell table:formula="of:=IF([.C29]=[.D29];0;1)" office:value-type="float" office:value="0" calcext:value-type="float">
            <text:p>0</text:p>
          </table:table-cell>
          <table:table-cell table:formula="of:=SUM([.E29:.G29])" office:value-type="float" office:value="0" calcext:value-type="float">
            <text:p>0</text:p>
          </table:table-cell>
          <table:table-cell table:formula="of:=IF([.E29]+[.F29]+[.G29]=0;[.D29];IF([.E29]+[.F29]=0;&quot;U:&quot;&amp;[.B29]&amp;&quot;/R:&quot;&amp;[.D29];IF(AND([.E29]=[.G29];NOT([.E29]=[.F29]));&quot;ECC:&quot;&amp;[.B29]&amp;&quot;/NCC:&quot;&amp;[.C29];IF(AND([.E29]=0;[.F29]=[.G29]);&quot;U:&quot;&amp;[.B29]&amp;&quot;/R:&quot;&amp;[.D29];&quot;UECC:&quot;&amp;[.B29]&amp;&quot;/UNCC:&quot;&amp;[.C29]&amp;&quot;/R:&quot;&amp;[.D29]))))" office:value-type="string" office:string-value="DQ19" calcext:value-type="string">
            <text:p>DQ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IM([$'UDIMM ECC'.B29])" office:value-type="string" office:string-value="VSS" calcext:value-type="string">
            <text:p>VSS</text:p>
          </table:table-cell>
          <table:table-cell table:formula="of:=TRIM([$'UDIMM NCC'.B29])" office:value-type="string" office:string-value="VSS" calcext:value-type="string">
            <text:p>VSS</text:p>
          </table:table-cell>
          <table:table-cell table:formula="of:=TRIM([$RDIMM.B29])" office:value-type="string" office:string-value="VSS" calcext:value-type="string">
            <text:p>VSS</text:p>
          </table:table-cell>
          <table:table-cell table:formula="of:=IF([.B30]=[.C30];0;1)" office:value-type="float" office:value="0" calcext:value-type="float">
            <text:p>0</text:p>
          </table:table-cell>
          <table:table-cell table:formula="of:=IF([.B30]=[.D30];0;1)" office:value-type="float" office:value="0" calcext:value-type="float">
            <text:p>0</text:p>
          </table:table-cell>
          <table:table-cell table:formula="of:=IF([.C30]=[.D30];0;1)" office:value-type="float" office:value="0" calcext:value-type="float">
            <text:p>0</text:p>
          </table:table-cell>
          <table:table-cell table:formula="of:=SUM([.E30:.G30])" office:value-type="float" office:value="0" calcext:value-type="float">
            <text:p>0</text:p>
          </table:table-cell>
          <table:table-cell table:formula="of:=IF([.E30]+[.F30]+[.G30]=0;[.D30];IF([.E30]+[.F30]=0;&quot;U:&quot;&amp;[.B30]&amp;&quot;/R:&quot;&amp;[.D30];IF(AND([.E30]=[.G30];NOT([.E30]=[.F30]));&quot;ECC:&quot;&amp;[.B30]&amp;&quot;/NCC:&quot;&amp;[.C30];IF(AND([.E30]=0;[.F30]=[.G30]);&quot;U:&quot;&amp;[.B30]&amp;&quot;/R:&quot;&amp;[.D30];&quot;UECC:&quot;&amp;[.B30]&amp;&quot;/UNCC:&quot;&amp;[.C30]&amp;&quot;/R:&quot;&amp;[.D30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IM([$'UDIMM ECC'.B30])" office:value-type="string" office:string-value="DQ24" calcext:value-type="string">
            <text:p>DQ24</text:p>
          </table:table-cell>
          <table:table-cell table:formula="of:=TRIM([$'UDIMM NCC'.B30])" office:value-type="string" office:string-value="DQ24" calcext:value-type="string">
            <text:p>DQ24</text:p>
          </table:table-cell>
          <table:table-cell table:formula="of:=TRIM([$RDIMM.B30])" office:value-type="string" office:string-value="DQ24" calcext:value-type="string">
            <text:p>DQ24</text:p>
          </table:table-cell>
          <table:table-cell table:formula="of:=IF([.B31]=[.C31];0;1)" office:value-type="float" office:value="0" calcext:value-type="float">
            <text:p>0</text:p>
          </table:table-cell>
          <table:table-cell table:formula="of:=IF([.B31]=[.D31];0;1)" office:value-type="float" office:value="0" calcext:value-type="float">
            <text:p>0</text:p>
          </table:table-cell>
          <table:table-cell table:formula="of:=IF([.C31]=[.D31];0;1)" office:value-type="float" office:value="0" calcext:value-type="float">
            <text:p>0</text:p>
          </table:table-cell>
          <table:table-cell table:formula="of:=SUM([.E31:.G31])" office:value-type="float" office:value="0" calcext:value-type="float">
            <text:p>0</text:p>
          </table:table-cell>
          <table:table-cell table:formula="of:=IF([.E31]+[.F31]+[.G31]=0;[.D31];IF([.E31]+[.F31]=0;&quot;U:&quot;&amp;[.B31]&amp;&quot;/R:&quot;&amp;[.D31];IF(AND([.E31]=[.G31];NOT([.E31]=[.F31]));&quot;ECC:&quot;&amp;[.B31]&amp;&quot;/NCC:&quot;&amp;[.C31];IF(AND([.E31]=0;[.F31]=[.G31]);&quot;U:&quot;&amp;[.B31]&amp;&quot;/R:&quot;&amp;[.D31];&quot;UECC:&quot;&amp;[.B31]&amp;&quot;/UNCC:&quot;&amp;[.C31]&amp;&quot;/R:&quot;&amp;[.D31]))))" office:value-type="string" office:string-value="DQ24" calcext:value-type="string">
            <text:p>DQ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IM([$'UDIMM ECC'.B31])" office:value-type="string" office:string-value="DQ25" calcext:value-type="string">
            <text:p>DQ25</text:p>
          </table:table-cell>
          <table:table-cell table:formula="of:=TRIM([$'UDIMM NCC'.B31])" office:value-type="string" office:string-value="DQ25" calcext:value-type="string">
            <text:p>DQ25</text:p>
          </table:table-cell>
          <table:table-cell table:formula="of:=TRIM([$RDIMM.B31])" office:value-type="string" office:string-value="DQ25" calcext:value-type="string">
            <text:p>DQ25</text:p>
          </table:table-cell>
          <table:table-cell table:formula="of:=IF([.B32]=[.C32];0;1)" office:value-type="float" office:value="0" calcext:value-type="float">
            <text:p>0</text:p>
          </table:table-cell>
          <table:table-cell table:formula="of:=IF([.B32]=[.D32];0;1)" office:value-type="float" office:value="0" calcext:value-type="float">
            <text:p>0</text:p>
          </table:table-cell>
          <table:table-cell table:formula="of:=IF([.C32]=[.D32];0;1)" office:value-type="float" office:value="0" calcext:value-type="float">
            <text:p>0</text:p>
          </table:table-cell>
          <table:table-cell table:formula="of:=SUM([.E32:.G32])" office:value-type="float" office:value="0" calcext:value-type="float">
            <text:p>0</text:p>
          </table:table-cell>
          <table:table-cell table:formula="of:=IF([.E32]+[.F32]+[.G32]=0;[.D32];IF([.E32]+[.F32]=0;&quot;U:&quot;&amp;[.B32]&amp;&quot;/R:&quot;&amp;[.D32];IF(AND([.E32]=[.G32];NOT([.E32]=[.F32]));&quot;ECC:&quot;&amp;[.B32]&amp;&quot;/NCC:&quot;&amp;[.C32];IF(AND([.E32]=0;[.F32]=[.G32]);&quot;U:&quot;&amp;[.B32]&amp;&quot;/R:&quot;&amp;[.D32];&quot;UECC:&quot;&amp;[.B32]&amp;&quot;/UNCC:&quot;&amp;[.C32]&amp;&quot;/R:&quot;&amp;[.D32]))))" office:value-type="string" office:string-value="DQ25" calcext:value-type="string">
            <text:p>DQ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IM([$'UDIMM ECC'.B32])" office:value-type="string" office:string-value="VSS" calcext:value-type="string">
            <text:p>VSS</text:p>
          </table:table-cell>
          <table:table-cell table:formula="of:=TRIM([$'UDIMM NCC'.B32])" office:value-type="string" office:string-value="VSS" calcext:value-type="string">
            <text:p>VSS</text:p>
          </table:table-cell>
          <table:table-cell table:formula="of:=TRIM([$RDIMM.B32])" office:value-type="string" office:string-value="VSS" calcext:value-type="string">
            <text:p>VSS</text:p>
          </table:table-cell>
          <table:table-cell table:formula="of:=IF([.B33]=[.C33];0;1)" office:value-type="float" office:value="0" calcext:value-type="float">
            <text:p>0</text:p>
          </table:table-cell>
          <table:table-cell table:formula="of:=IF([.B33]=[.D33];0;1)" office:value-type="float" office:value="0" calcext:value-type="float">
            <text:p>0</text:p>
          </table:table-cell>
          <table:table-cell table:formula="of:=IF([.C33]=[.D33];0;1)" office:value-type="float" office:value="0" calcext:value-type="float">
            <text:p>0</text:p>
          </table:table-cell>
          <table:table-cell table:formula="of:=SUM([.E33:.G33])" office:value-type="float" office:value="0" calcext:value-type="float">
            <text:p>0</text:p>
          </table:table-cell>
          <table:table-cell table:formula="of:=IF([.E33]+[.F33]+[.G33]=0;[.D33];IF([.E33]+[.F33]=0;&quot;U:&quot;&amp;[.B33]&amp;&quot;/R:&quot;&amp;[.D33];IF(AND([.E33]=[.G33];NOT([.E33]=[.F33]));&quot;ECC:&quot;&amp;[.B33]&amp;&quot;/NCC:&quot;&amp;[.C33];IF(AND([.E33]=0;[.F33]=[.G33]);&quot;U:&quot;&amp;[.B33]&amp;&quot;/R:&quot;&amp;[.D33];&quot;UECC:&quot;&amp;[.B33]&amp;&quot;/UNCC:&quot;&amp;[.C33]&amp;&quot;/R:&quot;&amp;[.D33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IM([$'UDIMM ECC'.B33])" office:value-type="string" office:string-value="DQS3#" calcext:value-type="string">
            <text:p>DQS3#</text:p>
          </table:table-cell>
          <table:table-cell table:formula="of:=TRIM([$'UDIMM NCC'.B33])" office:value-type="string" office:string-value="DQS3#" calcext:value-type="string">
            <text:p>DQS3#</text:p>
          </table:table-cell>
          <table:table-cell table:formula="of:=TRIM([$RDIMM.B33])" office:value-type="string" office:string-value="DQS3#" calcext:value-type="string">
            <text:p>DQS3#</text:p>
          </table:table-cell>
          <table:table-cell table:formula="of:=IF([.B34]=[.C34];0;1)" office:value-type="float" office:value="0" calcext:value-type="float">
            <text:p>0</text:p>
          </table:table-cell>
          <table:table-cell table:formula="of:=IF([.B34]=[.D34];0;1)" office:value-type="float" office:value="0" calcext:value-type="float">
            <text:p>0</text:p>
          </table:table-cell>
          <table:table-cell table:formula="of:=IF([.C34]=[.D34];0;1)" office:value-type="float" office:value="0" calcext:value-type="float">
            <text:p>0</text:p>
          </table:table-cell>
          <table:table-cell table:formula="of:=SUM([.E34:.G34])" office:value-type="float" office:value="0" calcext:value-type="float">
            <text:p>0</text:p>
          </table:table-cell>
          <table:table-cell table:formula="of:=IF([.E34]+[.F34]+[.G34]=0;[.D34];IF([.E34]+[.F34]=0;&quot;U:&quot;&amp;[.B34]&amp;&quot;/R:&quot;&amp;[.D34];IF(AND([.E34]=[.G34];NOT([.E34]=[.F34]));&quot;ECC:&quot;&amp;[.B34]&amp;&quot;/NCC:&quot;&amp;[.C34];IF(AND([.E34]=0;[.F34]=[.G34]);&quot;U:&quot;&amp;[.B34]&amp;&quot;/R:&quot;&amp;[.D34];&quot;UECC:&quot;&amp;[.B34]&amp;&quot;/UNCC:&quot;&amp;[.C34]&amp;&quot;/R:&quot;&amp;[.D34]))))" office:value-type="string" office:string-value="DQS3#" calcext:value-type="string">
            <text:p>DQS3#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IM([$'UDIMM ECC'.B34])" office:value-type="string" office:string-value="DQS3" calcext:value-type="string">
            <text:p>DQS3</text:p>
          </table:table-cell>
          <table:table-cell table:formula="of:=TRIM([$'UDIMM NCC'.B34])" office:value-type="string" office:string-value="DQS3" calcext:value-type="string">
            <text:p>DQS3</text:p>
          </table:table-cell>
          <table:table-cell table:formula="of:=TRIM([$RDIMM.B34])" office:value-type="string" office:string-value="DQS3" calcext:value-type="string">
            <text:p>DQS3</text:p>
          </table:table-cell>
          <table:table-cell table:formula="of:=IF([.B35]=[.C35];0;1)" office:value-type="float" office:value="0" calcext:value-type="float">
            <text:p>0</text:p>
          </table:table-cell>
          <table:table-cell table:formula="of:=IF([.B35]=[.D35];0;1)" office:value-type="float" office:value="0" calcext:value-type="float">
            <text:p>0</text:p>
          </table:table-cell>
          <table:table-cell table:formula="of:=IF([.C35]=[.D35];0;1)" office:value-type="float" office:value="0" calcext:value-type="float">
            <text:p>0</text:p>
          </table:table-cell>
          <table:table-cell table:formula="of:=SUM([.E35:.G35])" office:value-type="float" office:value="0" calcext:value-type="float">
            <text:p>0</text:p>
          </table:table-cell>
          <table:table-cell table:formula="of:=IF([.E35]+[.F35]+[.G35]=0;[.D35];IF([.E35]+[.F35]=0;&quot;U:&quot;&amp;[.B35]&amp;&quot;/R:&quot;&amp;[.D35];IF(AND([.E35]=[.G35];NOT([.E35]=[.F35]));&quot;ECC:&quot;&amp;[.B35]&amp;&quot;/NCC:&quot;&amp;[.C35];IF(AND([.E35]=0;[.F35]=[.G35]);&quot;U:&quot;&amp;[.B35]&amp;&quot;/R:&quot;&amp;[.D35];&quot;UECC:&quot;&amp;[.B35]&amp;&quot;/UNCC:&quot;&amp;[.C35]&amp;&quot;/R:&quot;&amp;[.D35]))))" office:value-type="string" office:string-value="DQS3" calcext:value-type="string">
            <text:p>DQS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IM([$'UDIMM ECC'.B35])" office:value-type="string" office:string-value="VSS" calcext:value-type="string">
            <text:p>VSS</text:p>
          </table:table-cell>
          <table:table-cell table:formula="of:=TRIM([$'UDIMM NCC'.B35])" office:value-type="string" office:string-value="VSS" calcext:value-type="string">
            <text:p>VSS</text:p>
          </table:table-cell>
          <table:table-cell table:formula="of:=TRIM([$RDIMM.B35])" office:value-type="string" office:string-value="VSS" calcext:value-type="string">
            <text:p>VSS</text:p>
          </table:table-cell>
          <table:table-cell table:formula="of:=IF([.B36]=[.C36];0;1)" office:value-type="float" office:value="0" calcext:value-type="float">
            <text:p>0</text:p>
          </table:table-cell>
          <table:table-cell table:formula="of:=IF([.B36]=[.D36];0;1)" office:value-type="float" office:value="0" calcext:value-type="float">
            <text:p>0</text:p>
          </table:table-cell>
          <table:table-cell table:formula="of:=IF([.C36]=[.D36];0;1)" office:value-type="float" office:value="0" calcext:value-type="float">
            <text:p>0</text:p>
          </table:table-cell>
          <table:table-cell table:formula="of:=SUM([.E36:.G36])" office:value-type="float" office:value="0" calcext:value-type="float">
            <text:p>0</text:p>
          </table:table-cell>
          <table:table-cell table:formula="of:=IF([.E36]+[.F36]+[.G36]=0;[.D36];IF([.E36]+[.F36]=0;&quot;U:&quot;&amp;[.B36]&amp;&quot;/R:&quot;&amp;[.D36];IF(AND([.E36]=[.G36];NOT([.E36]=[.F36]));&quot;ECC:&quot;&amp;[.B36]&amp;&quot;/NCC:&quot;&amp;[.C36];IF(AND([.E36]=0;[.F36]=[.G36]);&quot;U:&quot;&amp;[.B36]&amp;&quot;/R:&quot;&amp;[.D36];&quot;UECC:&quot;&amp;[.B36]&amp;&quot;/UNCC:&quot;&amp;[.C36]&amp;&quot;/R:&quot;&amp;[.D36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IM([$'UDIMM ECC'.B36])" office:value-type="string" office:string-value="DQ26" calcext:value-type="string">
            <text:p>DQ26</text:p>
          </table:table-cell>
          <table:table-cell table:formula="of:=TRIM([$'UDIMM NCC'.B36])" office:value-type="string" office:string-value="DQ26" calcext:value-type="string">
            <text:p>DQ26</text:p>
          </table:table-cell>
          <table:table-cell table:formula="of:=TRIM([$RDIMM.B36])" office:value-type="string" office:string-value="DQ26" calcext:value-type="string">
            <text:p>DQ26</text:p>
          </table:table-cell>
          <table:table-cell table:formula="of:=IF([.B37]=[.C37];0;1)" office:value-type="float" office:value="0" calcext:value-type="float">
            <text:p>0</text:p>
          </table:table-cell>
          <table:table-cell table:formula="of:=IF([.B37]=[.D37];0;1)" office:value-type="float" office:value="0" calcext:value-type="float">
            <text:p>0</text:p>
          </table:table-cell>
          <table:table-cell table:formula="of:=IF([.C37]=[.D37];0;1)" office:value-type="float" office:value="0" calcext:value-type="float">
            <text:p>0</text:p>
          </table:table-cell>
          <table:table-cell table:formula="of:=SUM([.E37:.G37])" office:value-type="float" office:value="0" calcext:value-type="float">
            <text:p>0</text:p>
          </table:table-cell>
          <table:table-cell table:formula="of:=IF([.E37]+[.F37]+[.G37]=0;[.D37];IF([.E37]+[.F37]=0;&quot;U:&quot;&amp;[.B37]&amp;&quot;/R:&quot;&amp;[.D37];IF(AND([.E37]=[.G37];NOT([.E37]=[.F37]));&quot;ECC:&quot;&amp;[.B37]&amp;&quot;/NCC:&quot;&amp;[.C37];IF(AND([.E37]=0;[.F37]=[.G37]);&quot;U:&quot;&amp;[.B37]&amp;&quot;/R:&quot;&amp;[.D37];&quot;UECC:&quot;&amp;[.B37]&amp;&quot;/UNCC:&quot;&amp;[.C37]&amp;&quot;/R:&quot;&amp;[.D37]))))" office:value-type="string" office:string-value="DQ26" calcext:value-type="string">
            <text:p>DQ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IM([$'UDIMM ECC'.B37])" office:value-type="string" office:string-value="DQ27" calcext:value-type="string">
            <text:p>DQ27</text:p>
          </table:table-cell>
          <table:table-cell table:formula="of:=TRIM([$'UDIMM NCC'.B37])" office:value-type="string" office:string-value="DQ27" calcext:value-type="string">
            <text:p>DQ27</text:p>
          </table:table-cell>
          <table:table-cell table:formula="of:=TRIM([$RDIMM.B37])" office:value-type="string" office:string-value="DQ27" calcext:value-type="string">
            <text:p>DQ27</text:p>
          </table:table-cell>
          <table:table-cell table:formula="of:=IF([.B38]=[.C38];0;1)" office:value-type="float" office:value="0" calcext:value-type="float">
            <text:p>0</text:p>
          </table:table-cell>
          <table:table-cell table:formula="of:=IF([.B38]=[.D38];0;1)" office:value-type="float" office:value="0" calcext:value-type="float">
            <text:p>0</text:p>
          </table:table-cell>
          <table:table-cell table:formula="of:=IF([.C38]=[.D38];0;1)" office:value-type="float" office:value="0" calcext:value-type="float">
            <text:p>0</text:p>
          </table:table-cell>
          <table:table-cell table:formula="of:=SUM([.E38:.G38])" office:value-type="float" office:value="0" calcext:value-type="float">
            <text:p>0</text:p>
          </table:table-cell>
          <table:table-cell table:formula="of:=IF([.E38]+[.F38]+[.G38]=0;[.D38];IF([.E38]+[.F38]=0;&quot;U:&quot;&amp;[.B38]&amp;&quot;/R:&quot;&amp;[.D38];IF(AND([.E38]=[.G38];NOT([.E38]=[.F38]));&quot;ECC:&quot;&amp;[.B38]&amp;&quot;/NCC:&quot;&amp;[.C38];IF(AND([.E38]=0;[.F38]=[.G38]);&quot;U:&quot;&amp;[.B38]&amp;&quot;/R:&quot;&amp;[.D38];&quot;UECC:&quot;&amp;[.B38]&amp;&quot;/UNCC:&quot;&amp;[.C38]&amp;&quot;/R:&quot;&amp;[.D38]))))" office:value-type="string" office:string-value="DQ27" calcext:value-type="string">
            <text:p>DQ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IM([$'UDIMM ECC'.B38])" office:value-type="string" office:string-value="VSS" calcext:value-type="string">
            <text:p>VSS</text:p>
          </table:table-cell>
          <table:table-cell table:formula="of:=TRIM([$'UDIMM NCC'.B38])" office:value-type="string" office:string-value="VSS" calcext:value-type="string">
            <text:p>VSS</text:p>
          </table:table-cell>
          <table:table-cell table:formula="of:=TRIM([$RDIMM.B38])" office:value-type="string" office:string-value="VSS" calcext:value-type="string">
            <text:p>VSS</text:p>
          </table:table-cell>
          <table:table-cell table:formula="of:=IF([.B39]=[.C39];0;1)" office:value-type="float" office:value="0" calcext:value-type="float">
            <text:p>0</text:p>
          </table:table-cell>
          <table:table-cell table:formula="of:=IF([.B39]=[.D39];0;1)" office:value-type="float" office:value="0" calcext:value-type="float">
            <text:p>0</text:p>
          </table:table-cell>
          <table:table-cell table:formula="of:=IF([.C39]=[.D39];0;1)" office:value-type="float" office:value="0" calcext:value-type="float">
            <text:p>0</text:p>
          </table:table-cell>
          <table:table-cell table:formula="of:=SUM([.E39:.G39])" office:value-type="float" office:value="0" calcext:value-type="float">
            <text:p>0</text:p>
          </table:table-cell>
          <table:table-cell table:formula="of:=IF([.E39]+[.F39]+[.G39]=0;[.D39];IF([.E39]+[.F39]=0;&quot;U:&quot;&amp;[.B39]&amp;&quot;/R:&quot;&amp;[.D39];IF(AND([.E39]=[.G39];NOT([.E39]=[.F39]));&quot;ECC:&quot;&amp;[.B39]&amp;&quot;/NCC:&quot;&amp;[.C39];IF(AND([.E39]=0;[.F39]=[.G39]);&quot;U:&quot;&amp;[.B39]&amp;&quot;/R:&quot;&amp;[.D39];&quot;UECC:&quot;&amp;[.B39]&amp;&quot;/UNCC:&quot;&amp;[.C39]&amp;&quot;/R:&quot;&amp;[.D39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IM([$'UDIMM ECC'.B39])" office:value-type="string" office:string-value="CB0" calcext:value-type="string">
            <text:p>CB0</text:p>
          </table:table-cell>
          <table:table-cell table:formula="of:=TRIM([$'UDIMM NCC'.B39])" office:value-type="string" office:string-value="NC" calcext:value-type="string">
            <text:p>NC</text:p>
          </table:table-cell>
          <table:table-cell table:formula="of:=TRIM([$RDIMM.B39])" office:value-type="string" office:string-value="CB0" calcext:value-type="string">
            <text:p>CB0</text:p>
          </table:table-cell>
          <table:table-cell table:formula="of:=IF([.B40]=[.C40];0;1)" office:value-type="float" office:value="1" calcext:value-type="float">
            <text:p>1</text:p>
          </table:table-cell>
          <table:table-cell table:formula="of:=IF([.B40]=[.D40];0;1)" office:value-type="float" office:value="0" calcext:value-type="float">
            <text:p>0</text:p>
          </table:table-cell>
          <table:table-cell table:formula="of:=IF([.C40]=[.D40];0;1)" office:value-type="float" office:value="1" calcext:value-type="float">
            <text:p>1</text:p>
          </table:table-cell>
          <table:table-cell table:formula="of:=SUM([.E40:.G40])" office:value-type="float" office:value="2" calcext:value-type="float">
            <text:p>2</text:p>
          </table:table-cell>
          <table:table-cell table:formula="of:=IF([.E40]+[.F40]+[.G40]=0;[.D40];IF([.E40]+[.F40]=0;&quot;U:&quot;&amp;[.B40]&amp;&quot;/R:&quot;&amp;[.D40];IF(AND([.E40]=[.G40];NOT([.E40]=[.F40]));&quot;ECC:&quot;&amp;[.B40]&amp;&quot;/NCC:&quot;&amp;[.C40];IF(AND([.E40]=0;[.F40]=[.G40]);&quot;U:&quot;&amp;[.B40]&amp;&quot;/R:&quot;&amp;[.D40];&quot;UECC:&quot;&amp;[.B40]&amp;&quot;/UNCC:&quot;&amp;[.C40]&amp;&quot;/R:&quot;&amp;[.D40]))))" office:value-type="string" office:string-value="ECC:CB0/NCC:NC" calcext:value-type="string">
            <text:p>ECC:CB0/NCC:N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IM([$'UDIMM ECC'.B40])" office:value-type="string" office:string-value="CB1" calcext:value-type="string">
            <text:p>CB1</text:p>
          </table:table-cell>
          <table:table-cell table:formula="of:=TRIM([$'UDIMM NCC'.B40])" office:value-type="string" office:string-value="NC" calcext:value-type="string">
            <text:p>NC</text:p>
          </table:table-cell>
          <table:table-cell table:formula="of:=TRIM([$RDIMM.B40])" office:value-type="string" office:string-value="CB1" calcext:value-type="string">
            <text:p>CB1</text:p>
          </table:table-cell>
          <table:table-cell table:formula="of:=IF([.B41]=[.C41];0;1)" office:value-type="float" office:value="1" calcext:value-type="float">
            <text:p>1</text:p>
          </table:table-cell>
          <table:table-cell table:formula="of:=IF([.B41]=[.D41];0;1)" office:value-type="float" office:value="0" calcext:value-type="float">
            <text:p>0</text:p>
          </table:table-cell>
          <table:table-cell table:formula="of:=IF([.C41]=[.D41];0;1)" office:value-type="float" office:value="1" calcext:value-type="float">
            <text:p>1</text:p>
          </table:table-cell>
          <table:table-cell table:formula="of:=SUM([.E41:.G41])" office:value-type="float" office:value="2" calcext:value-type="float">
            <text:p>2</text:p>
          </table:table-cell>
          <table:table-cell table:formula="of:=IF([.E41]+[.F41]+[.G41]=0;[.D41];IF([.E41]+[.F41]=0;&quot;U:&quot;&amp;[.B41]&amp;&quot;/R:&quot;&amp;[.D41];IF(AND([.E41]=[.G41];NOT([.E41]=[.F41]));&quot;ECC:&quot;&amp;[.B41]&amp;&quot;/NCC:&quot;&amp;[.C41];IF(AND([.E41]=0;[.F41]=[.G41]);&quot;U:&quot;&amp;[.B41]&amp;&quot;/R:&quot;&amp;[.D41];&quot;UECC:&quot;&amp;[.B41]&amp;&quot;/UNCC:&quot;&amp;[.C41]&amp;&quot;/R:&quot;&amp;[.D41]))))" office:value-type="string" office:string-value="ECC:CB1/NCC:NC" calcext:value-type="string">
            <text:p>ECC:CB1/NCC:N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RIM([$'UDIMM ECC'.B41])" office:value-type="string" office:string-value="VSS" calcext:value-type="string">
            <text:p>VSS</text:p>
          </table:table-cell>
          <table:table-cell table:formula="of:=TRIM([$'UDIMM NCC'.B41])" office:value-type="string" office:string-value="VSS" calcext:value-type="string">
            <text:p>VSS</text:p>
          </table:table-cell>
          <table:table-cell table:formula="of:=TRIM([$RDIMM.B41])" office:value-type="string" office:string-value="VSS" calcext:value-type="string">
            <text:p>VSS</text:p>
          </table:table-cell>
          <table:table-cell table:formula="of:=IF([.B42]=[.C42];0;1)" office:value-type="float" office:value="0" calcext:value-type="float">
            <text:p>0</text:p>
          </table:table-cell>
          <table:table-cell table:formula="of:=IF([.B42]=[.D42];0;1)" office:value-type="float" office:value="0" calcext:value-type="float">
            <text:p>0</text:p>
          </table:table-cell>
          <table:table-cell table:formula="of:=IF([.C42]=[.D42];0;1)" office:value-type="float" office:value="0" calcext:value-type="float">
            <text:p>0</text:p>
          </table:table-cell>
          <table:table-cell table:formula="of:=SUM([.E42:.G42])" office:value-type="float" office:value="0" calcext:value-type="float">
            <text:p>0</text:p>
          </table:table-cell>
          <table:table-cell table:formula="of:=IF([.E42]+[.F42]+[.G42]=0;[.D42];IF([.E42]+[.F42]=0;&quot;U:&quot;&amp;[.B42]&amp;&quot;/R:&quot;&amp;[.D42];IF(AND([.E42]=[.G42];NOT([.E42]=[.F42]));&quot;ECC:&quot;&amp;[.B42]&amp;&quot;/NCC:&quot;&amp;[.C42];IF(AND([.E42]=0;[.F42]=[.G42]);&quot;U:&quot;&amp;[.B42]&amp;&quot;/R:&quot;&amp;[.D42];&quot;UECC:&quot;&amp;[.B42]&amp;&quot;/UNCC:&quot;&amp;[.C42]&amp;&quot;/R:&quot;&amp;[.D42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IM([$'UDIMM ECC'.B42])" office:value-type="string" office:string-value="DQS8#" calcext:value-type="string">
            <text:p>DQS8#</text:p>
          </table:table-cell>
          <table:table-cell table:formula="of:=TRIM([$'UDIMM NCC'.B42])" office:value-type="string" office:string-value="NC" calcext:value-type="string">
            <text:p>NC</text:p>
          </table:table-cell>
          <table:table-cell table:formula="of:=TRIM([$RDIMM.B42])" office:value-type="string" office:string-value="DQS8#" calcext:value-type="string">
            <text:p>DQS8#</text:p>
          </table:table-cell>
          <table:table-cell table:formula="of:=IF([.B43]=[.C43];0;1)" office:value-type="float" office:value="1" calcext:value-type="float">
            <text:p>1</text:p>
          </table:table-cell>
          <table:table-cell table:formula="of:=IF([.B43]=[.D43];0;1)" office:value-type="float" office:value="0" calcext:value-type="float">
            <text:p>0</text:p>
          </table:table-cell>
          <table:table-cell table:formula="of:=IF([.C43]=[.D43];0;1)" office:value-type="float" office:value="1" calcext:value-type="float">
            <text:p>1</text:p>
          </table:table-cell>
          <table:table-cell table:formula="of:=SUM([.E43:.G43])" office:value-type="float" office:value="2" calcext:value-type="float">
            <text:p>2</text:p>
          </table:table-cell>
          <table:table-cell table:formula="of:=IF([.E43]+[.F43]+[.G43]=0;[.D43];IF([.E43]+[.F43]=0;&quot;U:&quot;&amp;[.B43]&amp;&quot;/R:&quot;&amp;[.D43];IF(AND([.E43]=[.G43];NOT([.E43]=[.F43]));&quot;ECC:&quot;&amp;[.B43]&amp;&quot;/NCC:&quot;&amp;[.C43];IF(AND([.E43]=0;[.F43]=[.G43]);&quot;U:&quot;&amp;[.B43]&amp;&quot;/R:&quot;&amp;[.D43];&quot;UECC:&quot;&amp;[.B43]&amp;&quot;/UNCC:&quot;&amp;[.C43]&amp;&quot;/R:&quot;&amp;[.D43]))))" office:value-type="string" office:string-value="ECC:DQS8#/NCC:NC" calcext:value-type="string">
            <text:p>ECC:DQS8#/NCC:N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IM([$'UDIMM ECC'.B43])" office:value-type="string" office:string-value="DQS8" calcext:value-type="string">
            <text:p>DQS8</text:p>
          </table:table-cell>
          <table:table-cell table:formula="of:=TRIM([$'UDIMM NCC'.B43])" office:value-type="string" office:string-value="NC" calcext:value-type="string">
            <text:p>NC</text:p>
          </table:table-cell>
          <table:table-cell table:formula="of:=TRIM([$RDIMM.B43])" office:value-type="string" office:string-value="DQS8" calcext:value-type="string">
            <text:p>DQS8</text:p>
          </table:table-cell>
          <table:table-cell table:formula="of:=IF([.B44]=[.C44];0;1)" office:value-type="float" office:value="1" calcext:value-type="float">
            <text:p>1</text:p>
          </table:table-cell>
          <table:table-cell table:formula="of:=IF([.B44]=[.D44];0;1)" office:value-type="float" office:value="0" calcext:value-type="float">
            <text:p>0</text:p>
          </table:table-cell>
          <table:table-cell table:formula="of:=IF([.C44]=[.D44];0;1)" office:value-type="float" office:value="1" calcext:value-type="float">
            <text:p>1</text:p>
          </table:table-cell>
          <table:table-cell table:formula="of:=SUM([.E44:.G44])" office:value-type="float" office:value="2" calcext:value-type="float">
            <text:p>2</text:p>
          </table:table-cell>
          <table:table-cell table:formula="of:=IF([.E44]+[.F44]+[.G44]=0;[.D44];IF([.E44]+[.F44]=0;&quot;U:&quot;&amp;[.B44]&amp;&quot;/R:&quot;&amp;[.D44];IF(AND([.E44]=[.G44];NOT([.E44]=[.F44]));&quot;ECC:&quot;&amp;[.B44]&amp;&quot;/NCC:&quot;&amp;[.C44];IF(AND([.E44]=0;[.F44]=[.G44]);&quot;U:&quot;&amp;[.B44]&amp;&quot;/R:&quot;&amp;[.D44];&quot;UECC:&quot;&amp;[.B44]&amp;&quot;/UNCC:&quot;&amp;[.C44]&amp;&quot;/R:&quot;&amp;[.D44]))))" office:value-type="string" office:string-value="ECC:DQS8/NCC:NC" calcext:value-type="string">
            <text:p>ECC:DQS8/NCC:N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IM([$'UDIMM ECC'.B44])" office:value-type="string" office:string-value="VSS" calcext:value-type="string">
            <text:p>VSS</text:p>
          </table:table-cell>
          <table:table-cell table:formula="of:=TRIM([$'UDIMM NCC'.B44])" office:value-type="string" office:string-value="VSS" calcext:value-type="string">
            <text:p>VSS</text:p>
          </table:table-cell>
          <table:table-cell table:formula="of:=TRIM([$RDIMM.B44])" office:value-type="string" office:string-value="VSS" calcext:value-type="string">
            <text:p>VSS</text:p>
          </table:table-cell>
          <table:table-cell table:formula="of:=IF([.B45]=[.C45];0;1)" office:value-type="float" office:value="0" calcext:value-type="float">
            <text:p>0</text:p>
          </table:table-cell>
          <table:table-cell table:formula="of:=IF([.B45]=[.D45];0;1)" office:value-type="float" office:value="0" calcext:value-type="float">
            <text:p>0</text:p>
          </table:table-cell>
          <table:table-cell table:formula="of:=IF([.C45]=[.D45];0;1)" office:value-type="float" office:value="0" calcext:value-type="float">
            <text:p>0</text:p>
          </table:table-cell>
          <table:table-cell table:formula="of:=SUM([.E45:.G45])" office:value-type="float" office:value="0" calcext:value-type="float">
            <text:p>0</text:p>
          </table:table-cell>
          <table:table-cell table:formula="of:=IF([.E45]+[.F45]+[.G45]=0;[.D45];IF([.E45]+[.F45]=0;&quot;U:&quot;&amp;[.B45]&amp;&quot;/R:&quot;&amp;[.D45];IF(AND([.E45]=[.G45];NOT([.E45]=[.F45]));&quot;ECC:&quot;&amp;[.B45]&amp;&quot;/NCC:&quot;&amp;[.C45];IF(AND([.E45]=0;[.F45]=[.G45]);&quot;U:&quot;&amp;[.B45]&amp;&quot;/R:&quot;&amp;[.D45];&quot;UECC:&quot;&amp;[.B45]&amp;&quot;/UNCC:&quot;&amp;[.C45]&amp;&quot;/R:&quot;&amp;[.D45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IM([$'UDIMM ECC'.B45])" office:value-type="string" office:string-value="CB2" calcext:value-type="string">
            <text:p>CB2</text:p>
          </table:table-cell>
          <table:table-cell table:formula="of:=TRIM([$'UDIMM NCC'.B45])" office:value-type="string" office:string-value="NC" calcext:value-type="string">
            <text:p>NC</text:p>
          </table:table-cell>
          <table:table-cell table:formula="of:=TRIM([$RDIMM.B45])" office:value-type="string" office:string-value="CB2" calcext:value-type="string">
            <text:p>CB2</text:p>
          </table:table-cell>
          <table:table-cell table:formula="of:=IF([.B46]=[.C46];0;1)" office:value-type="float" office:value="1" calcext:value-type="float">
            <text:p>1</text:p>
          </table:table-cell>
          <table:table-cell table:formula="of:=IF([.B46]=[.D46];0;1)" office:value-type="float" office:value="0" calcext:value-type="float">
            <text:p>0</text:p>
          </table:table-cell>
          <table:table-cell table:formula="of:=IF([.C46]=[.D46];0;1)" office:value-type="float" office:value="1" calcext:value-type="float">
            <text:p>1</text:p>
          </table:table-cell>
          <table:table-cell table:formula="of:=SUM([.E46:.G46])" office:value-type="float" office:value="2" calcext:value-type="float">
            <text:p>2</text:p>
          </table:table-cell>
          <table:table-cell table:formula="of:=IF([.E46]+[.F46]+[.G46]=0;[.D46];IF([.E46]+[.F46]=0;&quot;U:&quot;&amp;[.B46]&amp;&quot;/R:&quot;&amp;[.D46];IF(AND([.E46]=[.G46];NOT([.E46]=[.F46]));&quot;ECC:&quot;&amp;[.B46]&amp;&quot;/NCC:&quot;&amp;[.C46];IF(AND([.E46]=0;[.F46]=[.G46]);&quot;U:&quot;&amp;[.B46]&amp;&quot;/R:&quot;&amp;[.D46];&quot;UECC:&quot;&amp;[.B46]&amp;&quot;/UNCC:&quot;&amp;[.C46]&amp;&quot;/R:&quot;&amp;[.D46]))))" office:value-type="string" office:string-value="ECC:CB2/NCC:NC" calcext:value-type="string">
            <text:p>ECC:CB2/NCC:N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IM([$'UDIMM ECC'.B46])" office:value-type="string" office:string-value="CB3" calcext:value-type="string">
            <text:p>CB3</text:p>
          </table:table-cell>
          <table:table-cell table:formula="of:=TRIM([$'UDIMM NCC'.B46])" office:value-type="string" office:string-value="NC" calcext:value-type="string">
            <text:p>NC</text:p>
          </table:table-cell>
          <table:table-cell table:formula="of:=TRIM([$RDIMM.B46])" office:value-type="string" office:string-value="CB3" calcext:value-type="string">
            <text:p>CB3</text:p>
          </table:table-cell>
          <table:table-cell table:formula="of:=IF([.B47]=[.C47];0;1)" office:value-type="float" office:value="1" calcext:value-type="float">
            <text:p>1</text:p>
          </table:table-cell>
          <table:table-cell table:formula="of:=IF([.B47]=[.D47];0;1)" office:value-type="float" office:value="0" calcext:value-type="float">
            <text:p>0</text:p>
          </table:table-cell>
          <table:table-cell table:formula="of:=IF([.C47]=[.D47];0;1)" office:value-type="float" office:value="1" calcext:value-type="float">
            <text:p>1</text:p>
          </table:table-cell>
          <table:table-cell table:formula="of:=SUM([.E47:.G47])" office:value-type="float" office:value="2" calcext:value-type="float">
            <text:p>2</text:p>
          </table:table-cell>
          <table:table-cell table:formula="of:=IF([.E47]+[.F47]+[.G47]=0;[.D47];IF([.E47]+[.F47]=0;&quot;U:&quot;&amp;[.B47]&amp;&quot;/R:&quot;&amp;[.D47];IF(AND([.E47]=[.G47];NOT([.E47]=[.F47]));&quot;ECC:&quot;&amp;[.B47]&amp;&quot;/NCC:&quot;&amp;[.C47];IF(AND([.E47]=0;[.F47]=[.G47]);&quot;U:&quot;&amp;[.B47]&amp;&quot;/R:&quot;&amp;[.D47];&quot;UECC:&quot;&amp;[.B47]&amp;&quot;/UNCC:&quot;&amp;[.C47]&amp;&quot;/R:&quot;&amp;[.D47]))))" office:value-type="string" office:string-value="ECC:CB3/NCC:NC" calcext:value-type="string">
            <text:p>ECC:CB3/NCC:N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IM([$'UDIMM ECC'.B47])" office:value-type="string" office:string-value="VSS" calcext:value-type="string">
            <text:p>VSS</text:p>
          </table:table-cell>
          <table:table-cell table:formula="of:=TRIM([$'UDIMM NCC'.B47])" office:value-type="string" office:string-value="VSS" calcext:value-type="string">
            <text:p>VSS</text:p>
          </table:table-cell>
          <table:table-cell table:formula="of:=TRIM([$RDIMM.B47])" office:value-type="string" office:string-value="VSS" calcext:value-type="string">
            <text:p>VSS</text:p>
          </table:table-cell>
          <table:table-cell table:formula="of:=IF([.B48]=[.C48];0;1)" office:value-type="float" office:value="0" calcext:value-type="float">
            <text:p>0</text:p>
          </table:table-cell>
          <table:table-cell table:formula="of:=IF([.B48]=[.D48];0;1)" office:value-type="float" office:value="0" calcext:value-type="float">
            <text:p>0</text:p>
          </table:table-cell>
          <table:table-cell table:formula="of:=IF([.C48]=[.D48];0;1)" office:value-type="float" office:value="0" calcext:value-type="float">
            <text:p>0</text:p>
          </table:table-cell>
          <table:table-cell table:formula="of:=SUM([.E48:.G48])" office:value-type="float" office:value="0" calcext:value-type="float">
            <text:p>0</text:p>
          </table:table-cell>
          <table:table-cell table:formula="of:=IF([.E48]+[.F48]+[.G48]=0;[.D48];IF([.E48]+[.F48]=0;&quot;U:&quot;&amp;[.B48]&amp;&quot;/R:&quot;&amp;[.D48];IF(AND([.E48]=[.G48];NOT([.E48]=[.F48]));&quot;ECC:&quot;&amp;[.B48]&amp;&quot;/NCC:&quot;&amp;[.C48];IF(AND([.E48]=0;[.F48]=[.G48]);&quot;U:&quot;&amp;[.B48]&amp;&quot;/R:&quot;&amp;[.D48];&quot;UECC:&quot;&amp;[.B48]&amp;&quot;/UNCC:&quot;&amp;[.C48]&amp;&quot;/R:&quot;&amp;[.D48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IM([$'UDIMM ECC'.B48])" office:value-type="string" office:string-value="NC" calcext:value-type="string">
            <text:p>NC</text:p>
          </table:table-cell>
          <table:table-cell table:formula="of:=TRIM([$'UDIMM NCC'.B48])" office:value-type="string" office:string-value="NC" calcext:value-type="string">
            <text:p>NC</text:p>
          </table:table-cell>
          <table:table-cell table:formula="of:=TRIM([$RDIMM.B48])" office:value-type="string" office:string-value="VTT" calcext:value-type="string">
            <text:p>VTT</text:p>
          </table:table-cell>
          <table:table-cell table:formula="of:=IF([.B49]=[.C49];0;1)" office:value-type="float" office:value="0" calcext:value-type="float">
            <text:p>0</text:p>
          </table:table-cell>
          <table:table-cell table:formula="of:=IF([.B49]=[.D49];0;1)" office:value-type="float" office:value="1" calcext:value-type="float">
            <text:p>1</text:p>
          </table:table-cell>
          <table:table-cell table:formula="of:=IF([.C49]=[.D49];0;1)" office:value-type="float" office:value="1" calcext:value-type="float">
            <text:p>1</text:p>
          </table:table-cell>
          <table:table-cell table:formula="of:=SUM([.E49:.G49])" office:value-type="float" office:value="2" calcext:value-type="float">
            <text:p>2</text:p>
          </table:table-cell>
          <table:table-cell table:formula="of:=IF([.E49]+[.F49]+[.G49]=0;[.D49];IF([.E49]+[.F49]=0;&quot;U:&quot;&amp;[.B49]&amp;&quot;/R:&quot;&amp;[.D49];IF(AND([.E49]=[.G49];NOT([.E49]=[.F49]));&quot;ECC:&quot;&amp;[.B49]&amp;&quot;/NCC:&quot;&amp;[.C49];IF(AND([.E49]=0;[.F49]=[.G49]);&quot;U:&quot;&amp;[.B49]&amp;&quot;/R:&quot;&amp;[.D49];&quot;UECC:&quot;&amp;[.B49]&amp;&quot;/UNCC:&quot;&amp;[.C49]&amp;&quot;/R:&quot;&amp;[.D49]))))" office:value-type="string" office:string-value="U:NC/R:VTT" calcext:value-type="string">
            <text:p>U:NC/R:VT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RIM([$'UDIMM ECC'.B49])" office:value-type="string" office:string-value="NC" calcext:value-type="string">
            <text:p>NC</text:p>
          </table:table-cell>
          <table:table-cell table:formula="of:=TRIM([$'UDIMM NCC'.B49])" office:value-type="string" office:string-value="NC" calcext:value-type="string">
            <text:p>NC</text:p>
          </table:table-cell>
          <table:table-cell table:formula="of:=TRIM([$RDIMM.B49])" office:value-type="string" office:string-value="VTT" calcext:value-type="string">
            <text:p>VTT</text:p>
          </table:table-cell>
          <table:table-cell table:formula="of:=IF([.B50]=[.C50];0;1)" office:value-type="float" office:value="0" calcext:value-type="float">
            <text:p>0</text:p>
          </table:table-cell>
          <table:table-cell table:formula="of:=IF([.B50]=[.D50];0;1)" office:value-type="float" office:value="1" calcext:value-type="float">
            <text:p>1</text:p>
          </table:table-cell>
          <table:table-cell table:formula="of:=IF([.C50]=[.D50];0;1)" office:value-type="float" office:value="1" calcext:value-type="float">
            <text:p>1</text:p>
          </table:table-cell>
          <table:table-cell table:formula="of:=SUM([.E50:.G50])" office:value-type="float" office:value="2" calcext:value-type="float">
            <text:p>2</text:p>
          </table:table-cell>
          <table:table-cell table:formula="of:=IF([.E50]+[.F50]+[.G50]=0;[.D50];IF([.E50]+[.F50]=0;&quot;U:&quot;&amp;[.B50]&amp;&quot;/R:&quot;&amp;[.D50];IF(AND([.E50]=[.G50];NOT([.E50]=[.F50]));&quot;ECC:&quot;&amp;[.B50]&amp;&quot;/NCC:&quot;&amp;[.C50];IF(AND([.E50]=0;[.F50]=[.G50]);&quot;U:&quot;&amp;[.B50]&amp;&quot;/R:&quot;&amp;[.D50];&quot;UECC:&quot;&amp;[.B50]&amp;&quot;/UNCC:&quot;&amp;[.C50]&amp;&quot;/R:&quot;&amp;[.D50]))))" office:value-type="string" office:string-value="U:NC/R:VTT" calcext:value-type="string">
            <text:p>U:NC/R:VT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IM([$'UDIMM ECC'.B50])" office:value-type="string" office:string-value="CKE0" calcext:value-type="string">
            <text:p>CKE0</text:p>
          </table:table-cell>
          <table:table-cell table:formula="of:=TRIM([$'UDIMM NCC'.B50])" office:value-type="string" office:string-value="CKE0" calcext:value-type="string">
            <text:p>CKE0</text:p>
          </table:table-cell>
          <table:table-cell table:formula="of:=TRIM([$RDIMM.B50])" office:value-type="string" office:string-value="CKE0" calcext:value-type="string">
            <text:p>CKE0</text:p>
          </table:table-cell>
          <table:table-cell table:formula="of:=IF([.B51]=[.C51];0;1)" office:value-type="float" office:value="0" calcext:value-type="float">
            <text:p>0</text:p>
          </table:table-cell>
          <table:table-cell table:formula="of:=IF([.B51]=[.D51];0;1)" office:value-type="float" office:value="0" calcext:value-type="float">
            <text:p>0</text:p>
          </table:table-cell>
          <table:table-cell table:formula="of:=IF([.C51]=[.D51];0;1)" office:value-type="float" office:value="0" calcext:value-type="float">
            <text:p>0</text:p>
          </table:table-cell>
          <table:table-cell table:formula="of:=SUM([.E51:.G51])" office:value-type="float" office:value="0" calcext:value-type="float">
            <text:p>0</text:p>
          </table:table-cell>
          <table:table-cell table:formula="of:=IF([.E51]+[.F51]+[.G51]=0;[.D51];IF([.E51]+[.F51]=0;&quot;U:&quot;&amp;[.B51]&amp;&quot;/R:&quot;&amp;[.D51];IF(AND([.E51]=[.G51];NOT([.E51]=[.F51]));&quot;ECC:&quot;&amp;[.B51]&amp;&quot;/NCC:&quot;&amp;[.C51];IF(AND([.E51]=0;[.F51]=[.G51]);&quot;U:&quot;&amp;[.B51]&amp;&quot;/R:&quot;&amp;[.D51];&quot;UECC:&quot;&amp;[.B51]&amp;&quot;/UNCC:&quot;&amp;[.C51]&amp;&quot;/R:&quot;&amp;[.D51]))))" office:value-type="string" office:string-value="CKE0" calcext:value-type="string">
            <text:p>CKE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RIM([$'UDIMM ECC'.B51])" office:value-type="string" office:string-value="VDD" calcext:value-type="string">
            <text:p>VDD</text:p>
          </table:table-cell>
          <table:table-cell table:formula="of:=TRIM([$'UDIMM NCC'.B51])" office:value-type="string" office:string-value="VDD" calcext:value-type="string">
            <text:p>VDD</text:p>
          </table:table-cell>
          <table:table-cell table:formula="of:=TRIM([$RDIMM.B51])" office:value-type="string" office:string-value="VDD" calcext:value-type="string">
            <text:p>VDD</text:p>
          </table:table-cell>
          <table:table-cell table:formula="of:=IF([.B52]=[.C52];0;1)" office:value-type="float" office:value="0" calcext:value-type="float">
            <text:p>0</text:p>
          </table:table-cell>
          <table:table-cell table:formula="of:=IF([.B52]=[.D52];0;1)" office:value-type="float" office:value="0" calcext:value-type="float">
            <text:p>0</text:p>
          </table:table-cell>
          <table:table-cell table:formula="of:=IF([.C52]=[.D52];0;1)" office:value-type="float" office:value="0" calcext:value-type="float">
            <text:p>0</text:p>
          </table:table-cell>
          <table:table-cell table:formula="of:=SUM([.E52:.G52])" office:value-type="float" office:value="0" calcext:value-type="float">
            <text:p>0</text:p>
          </table:table-cell>
          <table:table-cell table:formula="of:=IF([.E52]+[.F52]+[.G52]=0;[.D52];IF([.E52]+[.F52]=0;&quot;U:&quot;&amp;[.B52]&amp;&quot;/R:&quot;&amp;[.D52];IF(AND([.E52]=[.G52];NOT([.E52]=[.F52]));&quot;ECC:&quot;&amp;[.B52]&amp;&quot;/NCC:&quot;&amp;[.C52];IF(AND([.E52]=0;[.F52]=[.G52]);&quot;U:&quot;&amp;[.B52]&amp;&quot;/R:&quot;&amp;[.D52];&quot;UECC:&quot;&amp;[.B52]&amp;&quot;/UNCC:&quot;&amp;[.C52]&amp;&quot;/R:&quot;&amp;[.D52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RIM([$'UDIMM ECC'.B52])" office:value-type="string" office:string-value="BA2" calcext:value-type="string">
            <text:p>BA2</text:p>
          </table:table-cell>
          <table:table-cell table:formula="of:=TRIM([$'UDIMM NCC'.B52])" office:value-type="string" office:string-value="BA2" calcext:value-type="string">
            <text:p>BA2</text:p>
          </table:table-cell>
          <table:table-cell table:formula="of:=TRIM([$RDIMM.B52])" office:value-type="string" office:string-value="BA2" calcext:value-type="string">
            <text:p>BA2</text:p>
          </table:table-cell>
          <table:table-cell table:formula="of:=IF([.B53]=[.C53];0;1)" office:value-type="float" office:value="0" calcext:value-type="float">
            <text:p>0</text:p>
          </table:table-cell>
          <table:table-cell table:formula="of:=IF([.B53]=[.D53];0;1)" office:value-type="float" office:value="0" calcext:value-type="float">
            <text:p>0</text:p>
          </table:table-cell>
          <table:table-cell table:formula="of:=IF([.C53]=[.D53];0;1)" office:value-type="float" office:value="0" calcext:value-type="float">
            <text:p>0</text:p>
          </table:table-cell>
          <table:table-cell table:formula="of:=SUM([.E53:.G53])" office:value-type="float" office:value="0" calcext:value-type="float">
            <text:p>0</text:p>
          </table:table-cell>
          <table:table-cell table:formula="of:=IF([.E53]+[.F53]+[.G53]=0;[.D53];IF([.E53]+[.F53]=0;&quot;U:&quot;&amp;[.B53]&amp;&quot;/R:&quot;&amp;[.D53];IF(AND([.E53]=[.G53];NOT([.E53]=[.F53]));&quot;ECC:&quot;&amp;[.B53]&amp;&quot;/NCC:&quot;&amp;[.C53];IF(AND([.E53]=0;[.F53]=[.G53]);&quot;U:&quot;&amp;[.B53]&amp;&quot;/R:&quot;&amp;[.D53];&quot;UECC:&quot;&amp;[.B53]&amp;&quot;/UNCC:&quot;&amp;[.C53]&amp;&quot;/R:&quot;&amp;[.D53]))))" office:value-type="string" office:string-value="BA2" calcext:value-type="string">
            <text:p>BA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RIM([$'UDIMM ECC'.B53])" office:value-type="string" office:string-value="NC" calcext:value-type="string">
            <text:p>NC</text:p>
          </table:table-cell>
          <table:table-cell table:formula="of:=TRIM([$'UDIMM NCC'.B53])" office:value-type="string" office:string-value="NC" calcext:value-type="string">
            <text:p>NC</text:p>
          </table:table-cell>
          <table:table-cell table:formula="of:=TRIM([$RDIMM.B53])" office:value-type="string" office:string-value="Err_Out#" calcext:value-type="string">
            <text:p>Err_Out#</text:p>
          </table:table-cell>
          <table:table-cell table:formula="of:=IF([.B54]=[.C54];0;1)" office:value-type="float" office:value="0" calcext:value-type="float">
            <text:p>0</text:p>
          </table:table-cell>
          <table:table-cell table:formula="of:=IF([.B54]=[.D54];0;1)" office:value-type="float" office:value="1" calcext:value-type="float">
            <text:p>1</text:p>
          </table:table-cell>
          <table:table-cell table:formula="of:=IF([.C54]=[.D54];0;1)" office:value-type="float" office:value="1" calcext:value-type="float">
            <text:p>1</text:p>
          </table:table-cell>
          <table:table-cell table:formula="of:=SUM([.E54:.G54])" office:value-type="float" office:value="2" calcext:value-type="float">
            <text:p>2</text:p>
          </table:table-cell>
          <table:table-cell table:formula="of:=IF([.E54]+[.F54]+[.G54]=0;[.D54];IF([.E54]+[.F54]=0;&quot;U:&quot;&amp;[.B54]&amp;&quot;/R:&quot;&amp;[.D54];IF(AND([.E54]=[.G54];NOT([.E54]=[.F54]));&quot;ECC:&quot;&amp;[.B54]&amp;&quot;/NCC:&quot;&amp;[.C54];IF(AND([.E54]=0;[.F54]=[.G54]);&quot;U:&quot;&amp;[.B54]&amp;&quot;/R:&quot;&amp;[.D54];&quot;UECC:&quot;&amp;[.B54]&amp;&quot;/UNCC:&quot;&amp;[.C54]&amp;&quot;/R:&quot;&amp;[.D54]))))" office:value-type="string" office:string-value="U:NC/R:Err_Out#" calcext:value-type="string">
            <text:p>U:NC/R:Err_Out#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RIM([$'UDIMM ECC'.B54])" office:value-type="string" office:string-value="VDD" calcext:value-type="string">
            <text:p>VDD</text:p>
          </table:table-cell>
          <table:table-cell table:formula="of:=TRIM([$'UDIMM NCC'.B54])" office:value-type="string" office:string-value="VDD" calcext:value-type="string">
            <text:p>VDD</text:p>
          </table:table-cell>
          <table:table-cell table:formula="of:=TRIM([$RDIMM.B54])" office:value-type="string" office:string-value="VDD" calcext:value-type="string">
            <text:p>VDD</text:p>
          </table:table-cell>
          <table:table-cell table:formula="of:=IF([.B55]=[.C55];0;1)" office:value-type="float" office:value="0" calcext:value-type="float">
            <text:p>0</text:p>
          </table:table-cell>
          <table:table-cell table:formula="of:=IF([.B55]=[.D55];0;1)" office:value-type="float" office:value="0" calcext:value-type="float">
            <text:p>0</text:p>
          </table:table-cell>
          <table:table-cell table:formula="of:=IF([.C55]=[.D55];0;1)" office:value-type="float" office:value="0" calcext:value-type="float">
            <text:p>0</text:p>
          </table:table-cell>
          <table:table-cell table:formula="of:=SUM([.E55:.G55])" office:value-type="float" office:value="0" calcext:value-type="float">
            <text:p>0</text:p>
          </table:table-cell>
          <table:table-cell table:formula="of:=IF([.E55]+[.F55]+[.G55]=0;[.D55];IF([.E55]+[.F55]=0;&quot;U:&quot;&amp;[.B55]&amp;&quot;/R:&quot;&amp;[.D55];IF(AND([.E55]=[.G55];NOT([.E55]=[.F55]));&quot;ECC:&quot;&amp;[.B55]&amp;&quot;/NCC:&quot;&amp;[.C55];IF(AND([.E55]=0;[.F55]=[.G55]);&quot;U:&quot;&amp;[.B55]&amp;&quot;/R:&quot;&amp;[.D55];&quot;UECC:&quot;&amp;[.B55]&amp;&quot;/UNCC:&quot;&amp;[.C55]&amp;&quot;/R:&quot;&amp;[.D55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IM([$'UDIMM ECC'.B55])" office:value-type="string" office:string-value="A11" calcext:value-type="string">
            <text:p>A11</text:p>
          </table:table-cell>
          <table:table-cell table:formula="of:=TRIM([$'UDIMM NCC'.B55])" office:value-type="string" office:string-value="A11" calcext:value-type="string">
            <text:p>A11</text:p>
          </table:table-cell>
          <table:table-cell table:formula="of:=TRIM([$RDIMM.B55])" office:value-type="string" office:string-value="A11" calcext:value-type="string">
            <text:p>A11</text:p>
          </table:table-cell>
          <table:table-cell table:formula="of:=IF([.B56]=[.C56];0;1)" office:value-type="float" office:value="0" calcext:value-type="float">
            <text:p>0</text:p>
          </table:table-cell>
          <table:table-cell table:formula="of:=IF([.B56]=[.D56];0;1)" office:value-type="float" office:value="0" calcext:value-type="float">
            <text:p>0</text:p>
          </table:table-cell>
          <table:table-cell table:formula="of:=IF([.C56]=[.D56];0;1)" office:value-type="float" office:value="0" calcext:value-type="float">
            <text:p>0</text:p>
          </table:table-cell>
          <table:table-cell table:formula="of:=SUM([.E56:.G56])" office:value-type="float" office:value="0" calcext:value-type="float">
            <text:p>0</text:p>
          </table:table-cell>
          <table:table-cell table:formula="of:=IF([.E56]+[.F56]+[.G56]=0;[.D56];IF([.E56]+[.F56]=0;&quot;U:&quot;&amp;[.B56]&amp;&quot;/R:&quot;&amp;[.D56];IF(AND([.E56]=[.G56];NOT([.E56]=[.F56]));&quot;ECC:&quot;&amp;[.B56]&amp;&quot;/NCC:&quot;&amp;[.C56];IF(AND([.E56]=0;[.F56]=[.G56]);&quot;U:&quot;&amp;[.B56]&amp;&quot;/R:&quot;&amp;[.D56];&quot;UECC:&quot;&amp;[.B56]&amp;&quot;/UNCC:&quot;&amp;[.C56]&amp;&quot;/R:&quot;&amp;[.D56]))))" office:value-type="string" office:string-value="A11" calcext:value-type="string">
            <text:p>A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RIM([$'UDIMM ECC'.B56])" office:value-type="string" office:string-value="A7" calcext:value-type="string">
            <text:p>A7</text:p>
          </table:table-cell>
          <table:table-cell table:formula="of:=TRIM([$'UDIMM NCC'.B56])" office:value-type="string" office:string-value="A7" calcext:value-type="string">
            <text:p>A7</text:p>
          </table:table-cell>
          <table:table-cell table:formula="of:=TRIM([$RDIMM.B56])" office:value-type="string" office:string-value="A7" calcext:value-type="string">
            <text:p>A7</text:p>
          </table:table-cell>
          <table:table-cell table:formula="of:=IF([.B57]=[.C57];0;1)" office:value-type="float" office:value="0" calcext:value-type="float">
            <text:p>0</text:p>
          </table:table-cell>
          <table:table-cell table:formula="of:=IF([.B57]=[.D57];0;1)" office:value-type="float" office:value="0" calcext:value-type="float">
            <text:p>0</text:p>
          </table:table-cell>
          <table:table-cell table:formula="of:=IF([.C57]=[.D57];0;1)" office:value-type="float" office:value="0" calcext:value-type="float">
            <text:p>0</text:p>
          </table:table-cell>
          <table:table-cell table:formula="of:=SUM([.E57:.G57])" office:value-type="float" office:value="0" calcext:value-type="float">
            <text:p>0</text:p>
          </table:table-cell>
          <table:table-cell table:formula="of:=IF([.E57]+[.F57]+[.G57]=0;[.D57];IF([.E57]+[.F57]=0;&quot;U:&quot;&amp;[.B57]&amp;&quot;/R:&quot;&amp;[.D57];IF(AND([.E57]=[.G57];NOT([.E57]=[.F57]));&quot;ECC:&quot;&amp;[.B57]&amp;&quot;/NCC:&quot;&amp;[.C57];IF(AND([.E57]=0;[.F57]=[.G57]);&quot;U:&quot;&amp;[.B57]&amp;&quot;/R:&quot;&amp;[.D57];&quot;UECC:&quot;&amp;[.B57]&amp;&quot;/UNCC:&quot;&amp;[.C57]&amp;&quot;/R:&quot;&amp;[.D57]))))" office:value-type="string" office:string-value="A7" calcext:value-type="string">
            <text:p>A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RIM([$'UDIMM ECC'.B57])" office:value-type="string" office:string-value="VDD" calcext:value-type="string">
            <text:p>VDD</text:p>
          </table:table-cell>
          <table:table-cell table:formula="of:=TRIM([$'UDIMM NCC'.B57])" office:value-type="string" office:string-value="VDD" calcext:value-type="string">
            <text:p>VDD</text:p>
          </table:table-cell>
          <table:table-cell table:formula="of:=TRIM([$RDIMM.B57])" office:value-type="string" office:string-value="VDD" calcext:value-type="string">
            <text:p>VDD</text:p>
          </table:table-cell>
          <table:table-cell table:formula="of:=IF([.B58]=[.C58];0;1)" office:value-type="float" office:value="0" calcext:value-type="float">
            <text:p>0</text:p>
          </table:table-cell>
          <table:table-cell table:formula="of:=IF([.B58]=[.D58];0;1)" office:value-type="float" office:value="0" calcext:value-type="float">
            <text:p>0</text:p>
          </table:table-cell>
          <table:table-cell table:formula="of:=IF([.C58]=[.D58];0;1)" office:value-type="float" office:value="0" calcext:value-type="float">
            <text:p>0</text:p>
          </table:table-cell>
          <table:table-cell table:formula="of:=SUM([.E58:.G58])" office:value-type="float" office:value="0" calcext:value-type="float">
            <text:p>0</text:p>
          </table:table-cell>
          <table:table-cell table:formula="of:=IF([.E58]+[.F58]+[.G58]=0;[.D58];IF([.E58]+[.F58]=0;&quot;U:&quot;&amp;[.B58]&amp;&quot;/R:&quot;&amp;[.D58];IF(AND([.E58]=[.G58];NOT([.E58]=[.F58]));&quot;ECC:&quot;&amp;[.B58]&amp;&quot;/NCC:&quot;&amp;[.C58];IF(AND([.E58]=0;[.F58]=[.G58]);&quot;U:&quot;&amp;[.B58]&amp;&quot;/R:&quot;&amp;[.D58];&quot;UECC:&quot;&amp;[.B58]&amp;&quot;/UNCC:&quot;&amp;[.C58]&amp;&quot;/R:&quot;&amp;[.D58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RIM([$'UDIMM ECC'.B58])" office:value-type="string" office:string-value="A5" calcext:value-type="string">
            <text:p>A5</text:p>
          </table:table-cell>
          <table:table-cell table:formula="of:=TRIM([$'UDIMM NCC'.B58])" office:value-type="string" office:string-value="A5" calcext:value-type="string">
            <text:p>A5</text:p>
          </table:table-cell>
          <table:table-cell table:formula="of:=TRIM([$RDIMM.B58])" office:value-type="string" office:string-value="A5" calcext:value-type="string">
            <text:p>A5</text:p>
          </table:table-cell>
          <table:table-cell table:formula="of:=IF([.B59]=[.C59];0;1)" office:value-type="float" office:value="0" calcext:value-type="float">
            <text:p>0</text:p>
          </table:table-cell>
          <table:table-cell table:formula="of:=IF([.B59]=[.D59];0;1)" office:value-type="float" office:value="0" calcext:value-type="float">
            <text:p>0</text:p>
          </table:table-cell>
          <table:table-cell table:formula="of:=IF([.C59]=[.D59];0;1)" office:value-type="float" office:value="0" calcext:value-type="float">
            <text:p>0</text:p>
          </table:table-cell>
          <table:table-cell table:formula="of:=SUM([.E59:.G59])" office:value-type="float" office:value="0" calcext:value-type="float">
            <text:p>0</text:p>
          </table:table-cell>
          <table:table-cell table:formula="of:=IF([.E59]+[.F59]+[.G59]=0;[.D59];IF([.E59]+[.F59]=0;&quot;U:&quot;&amp;[.B59]&amp;&quot;/R:&quot;&amp;[.D59];IF(AND([.E59]=[.G59];NOT([.E59]=[.F59]));&quot;ECC:&quot;&amp;[.B59]&amp;&quot;/NCC:&quot;&amp;[.C59];IF(AND([.E59]=0;[.F59]=[.G59]);&quot;U:&quot;&amp;[.B59]&amp;&quot;/R:&quot;&amp;[.D59];&quot;UECC:&quot;&amp;[.B59]&amp;&quot;/UNCC:&quot;&amp;[.C59]&amp;&quot;/R:&quot;&amp;[.D59]))))" office:value-type="string" office:string-value="A5" calcext:value-type="string">
            <text:p>A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RIM([$'UDIMM ECC'.B59])" office:value-type="string" office:string-value="A4" calcext:value-type="string">
            <text:p>A4</text:p>
          </table:table-cell>
          <table:table-cell table:formula="of:=TRIM([$'UDIMM NCC'.B59])" office:value-type="string" office:string-value="A4" calcext:value-type="string">
            <text:p>A4</text:p>
          </table:table-cell>
          <table:table-cell table:formula="of:=TRIM([$RDIMM.B59])" office:value-type="string" office:string-value="A4" calcext:value-type="string">
            <text:p>A4</text:p>
          </table:table-cell>
          <table:table-cell table:formula="of:=IF([.B60]=[.C60];0;1)" office:value-type="float" office:value="0" calcext:value-type="float">
            <text:p>0</text:p>
          </table:table-cell>
          <table:table-cell table:formula="of:=IF([.B60]=[.D60];0;1)" office:value-type="float" office:value="0" calcext:value-type="float">
            <text:p>0</text:p>
          </table:table-cell>
          <table:table-cell table:formula="of:=IF([.C60]=[.D60];0;1)" office:value-type="float" office:value="0" calcext:value-type="float">
            <text:p>0</text:p>
          </table:table-cell>
          <table:table-cell table:formula="of:=SUM([.E60:.G60])" office:value-type="float" office:value="0" calcext:value-type="float">
            <text:p>0</text:p>
          </table:table-cell>
          <table:table-cell table:formula="of:=IF([.E60]+[.F60]+[.G60]=0;[.D60];IF([.E60]+[.F60]=0;&quot;U:&quot;&amp;[.B60]&amp;&quot;/R:&quot;&amp;[.D60];IF(AND([.E60]=[.G60];NOT([.E60]=[.F60]));&quot;ECC:&quot;&amp;[.B60]&amp;&quot;/NCC:&quot;&amp;[.C60];IF(AND([.E60]=0;[.F60]=[.G60]);&quot;U:&quot;&amp;[.B60]&amp;&quot;/R:&quot;&amp;[.D60];&quot;UECC:&quot;&amp;[.B60]&amp;&quot;/UNCC:&quot;&amp;[.C60]&amp;&quot;/R:&quot;&amp;[.D60]))))" office:value-type="string" office:string-value="A4" calcext:value-type="string">
            <text:p>A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RIM([$'UDIMM ECC'.B60])" office:value-type="string" office:string-value="VDD" calcext:value-type="string">
            <text:p>VDD</text:p>
          </table:table-cell>
          <table:table-cell table:formula="of:=TRIM([$'UDIMM NCC'.B60])" office:value-type="string" office:string-value="VDD" calcext:value-type="string">
            <text:p>VDD</text:p>
          </table:table-cell>
          <table:table-cell table:formula="of:=TRIM([$RDIMM.B60])" office:value-type="string" office:string-value="VDD" calcext:value-type="string">
            <text:p>VDD</text:p>
          </table:table-cell>
          <table:table-cell table:formula="of:=IF([.B61]=[.C61];0;1)" office:value-type="float" office:value="0" calcext:value-type="float">
            <text:p>0</text:p>
          </table:table-cell>
          <table:table-cell table:formula="of:=IF([.B61]=[.D61];0;1)" office:value-type="float" office:value="0" calcext:value-type="float">
            <text:p>0</text:p>
          </table:table-cell>
          <table:table-cell table:formula="of:=IF([.C61]=[.D61];0;1)" office:value-type="float" office:value="0" calcext:value-type="float">
            <text:p>0</text:p>
          </table:table-cell>
          <table:table-cell table:formula="of:=SUM([.E61:.G61])" office:value-type="float" office:value="0" calcext:value-type="float">
            <text:p>0</text:p>
          </table:table-cell>
          <table:table-cell table:formula="of:=IF([.E61]+[.F61]+[.G61]=0;[.D61];IF([.E61]+[.F61]=0;&quot;U:&quot;&amp;[.B61]&amp;&quot;/R:&quot;&amp;[.D61];IF(AND([.E61]=[.G61];NOT([.E61]=[.F61]));&quot;ECC:&quot;&amp;[.B61]&amp;&quot;/NCC:&quot;&amp;[.C61];IF(AND([.E61]=0;[.F61]=[.G61]);&quot;U:&quot;&amp;[.B61]&amp;&quot;/R:&quot;&amp;[.D61];&quot;UECC:&quot;&amp;[.B61]&amp;&quot;/UNCC:&quot;&amp;[.C61]&amp;&quot;/R:&quot;&amp;[.D61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IM([$'UDIMM ECC'.B61])" office:value-type="string" office:string-value="A2" calcext:value-type="string">
            <text:p>A2</text:p>
          </table:table-cell>
          <table:table-cell table:formula="of:=TRIM([$'UDIMM NCC'.B61])" office:value-type="string" office:string-value="A2" calcext:value-type="string">
            <text:p>A2</text:p>
          </table:table-cell>
          <table:table-cell table:formula="of:=TRIM([$RDIMM.B61])" office:value-type="string" office:string-value="A2" calcext:value-type="string">
            <text:p>A2</text:p>
          </table:table-cell>
          <table:table-cell table:formula="of:=IF([.B62]=[.C62];0;1)" office:value-type="float" office:value="0" calcext:value-type="float">
            <text:p>0</text:p>
          </table:table-cell>
          <table:table-cell table:formula="of:=IF([.B62]=[.D62];0;1)" office:value-type="float" office:value="0" calcext:value-type="float">
            <text:p>0</text:p>
          </table:table-cell>
          <table:table-cell table:formula="of:=IF([.C62]=[.D62];0;1)" office:value-type="float" office:value="0" calcext:value-type="float">
            <text:p>0</text:p>
          </table:table-cell>
          <table:table-cell table:formula="of:=SUM([.E62:.G62])" office:value-type="float" office:value="0" calcext:value-type="float">
            <text:p>0</text:p>
          </table:table-cell>
          <table:table-cell table:formula="of:=IF([.E62]+[.F62]+[.G62]=0;[.D62];IF([.E62]+[.F62]=0;&quot;U:&quot;&amp;[.B62]&amp;&quot;/R:&quot;&amp;[.D62];IF(AND([.E62]=[.G62];NOT([.E62]=[.F62]));&quot;ECC:&quot;&amp;[.B62]&amp;&quot;/NCC:&quot;&amp;[.C62];IF(AND([.E62]=0;[.F62]=[.G62]);&quot;U:&quot;&amp;[.B62]&amp;&quot;/R:&quot;&amp;[.D62];&quot;UECC:&quot;&amp;[.B62]&amp;&quot;/UNCC:&quot;&amp;[.C62]&amp;&quot;/R:&quot;&amp;[.D62]))))" office:value-type="string" office:string-value="A2" calcext:value-type="string">
            <text:p>A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RIM([$'UDIMM ECC'.B62])" office:value-type="string" office:string-value="VDD" calcext:value-type="string">
            <text:p>VDD</text:p>
          </table:table-cell>
          <table:table-cell table:formula="of:=TRIM([$'UDIMM NCC'.B62])" office:value-type="string" office:string-value="VDD" calcext:value-type="string">
            <text:p>VDD</text:p>
          </table:table-cell>
          <table:table-cell table:formula="of:=TRIM([$RDIMM.B62])" office:value-type="string" office:string-value="VDD" calcext:value-type="string">
            <text:p>VDD</text:p>
          </table:table-cell>
          <table:table-cell table:formula="of:=IF([.B63]=[.C63];0;1)" office:value-type="float" office:value="0" calcext:value-type="float">
            <text:p>0</text:p>
          </table:table-cell>
          <table:table-cell table:formula="of:=IF([.B63]=[.D63];0;1)" office:value-type="float" office:value="0" calcext:value-type="float">
            <text:p>0</text:p>
          </table:table-cell>
          <table:table-cell table:formula="of:=IF([.C63]=[.D63];0;1)" office:value-type="float" office:value="0" calcext:value-type="float">
            <text:p>0</text:p>
          </table:table-cell>
          <table:table-cell table:formula="of:=SUM([.E63:.G63])" office:value-type="float" office:value="0" calcext:value-type="float">
            <text:p>0</text:p>
          </table:table-cell>
          <table:table-cell table:formula="of:=IF([.E63]+[.F63]+[.G63]=0;[.D63];IF([.E63]+[.F63]=0;&quot;U:&quot;&amp;[.B63]&amp;&quot;/R:&quot;&amp;[.D63];IF(AND([.E63]=[.G63];NOT([.E63]=[.F63]));&quot;ECC:&quot;&amp;[.B63]&amp;&quot;/NCC:&quot;&amp;[.C63];IF(AND([.E63]=0;[.F63]=[.G63]);&quot;U:&quot;&amp;[.B63]&amp;&quot;/R:&quot;&amp;[.D63];&quot;UECC:&quot;&amp;[.B63]&amp;&quot;/UNCC:&quot;&amp;[.C63]&amp;&quot;/R:&quot;&amp;[.D63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RIM([$'UDIMM ECC'.B63])" office:value-type="string" office:string-value="CK1" calcext:value-type="string">
            <text:p>CK1</text:p>
          </table:table-cell>
          <table:table-cell table:formula="of:=TRIM([$'UDIMM NCC'.B63])" office:value-type="string" office:string-value="CK1" calcext:value-type="string">
            <text:p>CK1</text:p>
          </table:table-cell>
          <table:table-cell table:formula="of:=TRIM([$RDIMM.B63])" office:value-type="string" office:string-value="NF" calcext:value-type="string">
            <text:p>NF</text:p>
          </table:table-cell>
          <table:table-cell table:formula="of:=IF([.B64]=[.C64];0;1)" office:value-type="float" office:value="0" calcext:value-type="float">
            <text:p>0</text:p>
          </table:table-cell>
          <table:table-cell table:formula="of:=IF([.B64]=[.D64];0;1)" office:value-type="float" office:value="1" calcext:value-type="float">
            <text:p>1</text:p>
          </table:table-cell>
          <table:table-cell table:formula="of:=IF([.C64]=[.D64];0;1)" office:value-type="float" office:value="1" calcext:value-type="float">
            <text:p>1</text:p>
          </table:table-cell>
          <table:table-cell table:formula="of:=SUM([.E64:.G64])" office:value-type="float" office:value="2" calcext:value-type="float">
            <text:p>2</text:p>
          </table:table-cell>
          <table:table-cell table:formula="of:=IF([.E64]+[.F64]+[.G64]=0;[.D64];IF([.E64]+[.F64]=0;&quot;U:&quot;&amp;[.B64]&amp;&quot;/R:&quot;&amp;[.D64];IF(AND([.E64]=[.G64];NOT([.E64]=[.F64]));&quot;ECC:&quot;&amp;[.B64]&amp;&quot;/NCC:&quot;&amp;[.C64];IF(AND([.E64]=0;[.F64]=[.G64]);&quot;U:&quot;&amp;[.B64]&amp;&quot;/R:&quot;&amp;[.D64];&quot;UECC:&quot;&amp;[.B64]&amp;&quot;/UNCC:&quot;&amp;[.C64]&amp;&quot;/R:&quot;&amp;[.D64]))))" office:value-type="string" office:string-value="U:CK1/R:NF" calcext:value-type="string">
            <text:p>U:CK1/R:N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RIM([$'UDIMM ECC'.B64])" office:value-type="string" office:string-value="CK1#" calcext:value-type="string">
            <text:p>CK1#</text:p>
          </table:table-cell>
          <table:table-cell table:formula="of:=TRIM([$'UDIMM NCC'.B64])" office:value-type="string" office:string-value="CK1#" calcext:value-type="string">
            <text:p>CK1#</text:p>
          </table:table-cell>
          <table:table-cell table:formula="of:=TRIM([$RDIMM.B64])" office:value-type="string" office:string-value="NF" calcext:value-type="string">
            <text:p>NF</text:p>
          </table:table-cell>
          <table:table-cell table:formula="of:=IF([.B65]=[.C65];0;1)" office:value-type="float" office:value="0" calcext:value-type="float">
            <text:p>0</text:p>
          </table:table-cell>
          <table:table-cell table:formula="of:=IF([.B65]=[.D65];0;1)" office:value-type="float" office:value="1" calcext:value-type="float">
            <text:p>1</text:p>
          </table:table-cell>
          <table:table-cell table:formula="of:=IF([.C65]=[.D65];0;1)" office:value-type="float" office:value="1" calcext:value-type="float">
            <text:p>1</text:p>
          </table:table-cell>
          <table:table-cell table:formula="of:=SUM([.E65:.G65])" office:value-type="float" office:value="2" calcext:value-type="float">
            <text:p>2</text:p>
          </table:table-cell>
          <table:table-cell table:formula="of:=IF([.E65]+[.F65]+[.G65]=0;[.D65];IF([.E65]+[.F65]=0;&quot;U:&quot;&amp;[.B65]&amp;&quot;/R:&quot;&amp;[.D65];IF(AND([.E65]=[.G65];NOT([.E65]=[.F65]));&quot;ECC:&quot;&amp;[.B65]&amp;&quot;/NCC:&quot;&amp;[.C65];IF(AND([.E65]=0;[.F65]=[.G65]);&quot;U:&quot;&amp;[.B65]&amp;&quot;/R:&quot;&amp;[.D65];&quot;UECC:&quot;&amp;[.B65]&amp;&quot;/UNCC:&quot;&amp;[.C65]&amp;&quot;/R:&quot;&amp;[.D65]))))" office:value-type="string" office:string-value="U:CK1#/R:NF" calcext:value-type="string">
            <text:p>U:CK1#/R:NF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RIM([$'UDIMM ECC'.B65])" office:value-type="string" office:string-value="VDD" calcext:value-type="string">
            <text:p>VDD</text:p>
          </table:table-cell>
          <table:table-cell table:formula="of:=TRIM([$'UDIMM NCC'.B65])" office:value-type="string" office:string-value="VDD" calcext:value-type="string">
            <text:p>VDD</text:p>
          </table:table-cell>
          <table:table-cell table:formula="of:=TRIM([$RDIMM.B65])" office:value-type="string" office:string-value="VDD" calcext:value-type="string">
            <text:p>VDD</text:p>
          </table:table-cell>
          <table:table-cell table:formula="of:=IF([.B66]=[.C66];0;1)" office:value-type="float" office:value="0" calcext:value-type="float">
            <text:p>0</text:p>
          </table:table-cell>
          <table:table-cell table:formula="of:=IF([.B66]=[.D66];0;1)" office:value-type="float" office:value="0" calcext:value-type="float">
            <text:p>0</text:p>
          </table:table-cell>
          <table:table-cell table:formula="of:=IF([.C66]=[.D66];0;1)" office:value-type="float" office:value="0" calcext:value-type="float">
            <text:p>0</text:p>
          </table:table-cell>
          <table:table-cell table:formula="of:=SUM([.E66:.G66])" office:value-type="float" office:value="0" calcext:value-type="float">
            <text:p>0</text:p>
          </table:table-cell>
          <table:table-cell table:formula="of:=IF([.E66]+[.F66]+[.G66]=0;[.D66];IF([.E66]+[.F66]=0;&quot;U:&quot;&amp;[.B66]&amp;&quot;/R:&quot;&amp;[.D66];IF(AND([.E66]=[.G66];NOT([.E66]=[.F66]));&quot;ECC:&quot;&amp;[.B66]&amp;&quot;/NCC:&quot;&amp;[.C66];IF(AND([.E66]=0;[.F66]=[.G66]);&quot;U:&quot;&amp;[.B66]&amp;&quot;/R:&quot;&amp;[.D66];&quot;UECC:&quot;&amp;[.B66]&amp;&quot;/UNCC:&quot;&amp;[.C66]&amp;&quot;/R:&quot;&amp;[.D66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RIM([$'UDIMM ECC'.B66])" office:value-type="string" office:string-value="VDD" calcext:value-type="string">
            <text:p>VDD</text:p>
          </table:table-cell>
          <table:table-cell table:formula="of:=TRIM([$'UDIMM NCC'.B66])" office:value-type="string" office:string-value="VDD" calcext:value-type="string">
            <text:p>VDD</text:p>
          </table:table-cell>
          <table:table-cell table:formula="of:=TRIM([$RDIMM.B66])" office:value-type="string" office:string-value="VDD" calcext:value-type="string">
            <text:p>VDD</text:p>
          </table:table-cell>
          <table:table-cell table:formula="of:=IF([.B67]=[.C67];0;1)" office:value-type="float" office:value="0" calcext:value-type="float">
            <text:p>0</text:p>
          </table:table-cell>
          <table:table-cell table:formula="of:=IF([.B67]=[.D67];0;1)" office:value-type="float" office:value="0" calcext:value-type="float">
            <text:p>0</text:p>
          </table:table-cell>
          <table:table-cell table:formula="of:=IF([.C67]=[.D67];0;1)" office:value-type="float" office:value="0" calcext:value-type="float">
            <text:p>0</text:p>
          </table:table-cell>
          <table:table-cell table:formula="of:=SUM([.E67:.G67])" office:value-type="float" office:value="0" calcext:value-type="float">
            <text:p>0</text:p>
          </table:table-cell>
          <table:table-cell table:formula="of:=IF([.E67]+[.F67]+[.G67]=0;[.D67];IF([.E67]+[.F67]=0;&quot;U:&quot;&amp;[.B67]&amp;&quot;/R:&quot;&amp;[.D67];IF(AND([.E67]=[.G67];NOT([.E67]=[.F67]));&quot;ECC:&quot;&amp;[.B67]&amp;&quot;/NCC:&quot;&amp;[.C67];IF(AND([.E67]=0;[.F67]=[.G67]);&quot;U:&quot;&amp;[.B67]&amp;&quot;/R:&quot;&amp;[.D67];&quot;UECC:&quot;&amp;[.B67]&amp;&quot;/UNCC:&quot;&amp;[.C67]&amp;&quot;/R:&quot;&amp;[.D67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RIM([$'UDIMM ECC'.B67])" office:value-type="string" office:string-value="VREFCA" calcext:value-type="string">
            <text:p>VREFCA</text:p>
          </table:table-cell>
          <table:table-cell table:formula="of:=TRIM([$'UDIMM NCC'.B67])" office:value-type="string" office:string-value="VREFCA" calcext:value-type="string">
            <text:p>VREFCA</text:p>
          </table:table-cell>
          <table:table-cell table:formula="of:=TRIM([$RDIMM.B67])" office:value-type="string" office:string-value="VREFCA" calcext:value-type="string">
            <text:p>VREFCA</text:p>
          </table:table-cell>
          <table:table-cell table:formula="of:=IF([.B68]=[.C68];0;1)" office:value-type="float" office:value="0" calcext:value-type="float">
            <text:p>0</text:p>
          </table:table-cell>
          <table:table-cell table:formula="of:=IF([.B68]=[.D68];0;1)" office:value-type="float" office:value="0" calcext:value-type="float">
            <text:p>0</text:p>
          </table:table-cell>
          <table:table-cell table:formula="of:=IF([.C68]=[.D68];0;1)" office:value-type="float" office:value="0" calcext:value-type="float">
            <text:p>0</text:p>
          </table:table-cell>
          <table:table-cell table:formula="of:=SUM([.E68:.G68])" office:value-type="float" office:value="0" calcext:value-type="float">
            <text:p>0</text:p>
          </table:table-cell>
          <table:table-cell table:formula="of:=IF([.E68]+[.F68]+[.G68]=0;[.D68];IF([.E68]+[.F68]=0;&quot;U:&quot;&amp;[.B68]&amp;&quot;/R:&quot;&amp;[.D68];IF(AND([.E68]=[.G68];NOT([.E68]=[.F68]));&quot;ECC:&quot;&amp;[.B68]&amp;&quot;/NCC:&quot;&amp;[.C68];IF(AND([.E68]=0;[.F68]=[.G68]);&quot;U:&quot;&amp;[.B68]&amp;&quot;/R:&quot;&amp;[.D68];&quot;UECC:&quot;&amp;[.B68]&amp;&quot;/UNCC:&quot;&amp;[.C68]&amp;&quot;/R:&quot;&amp;[.D68]))))" office:value-type="string" office:string-value="VREFCA" calcext:value-type="string">
            <text:p>VREFC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RIM([$'UDIMM ECC'.B68])" office:value-type="string" office:string-value="NC" calcext:value-type="string">
            <text:p>NC</text:p>
          </table:table-cell>
          <table:table-cell table:formula="of:=TRIM([$'UDIMM NCC'.B68])" office:value-type="string" office:string-value="NC" calcext:value-type="string">
            <text:p>NC</text:p>
          </table:table-cell>
          <table:table-cell table:formula="of:=TRIM([$RDIMM.B68])" office:value-type="string" office:string-value="Par_In" calcext:value-type="string">
            <text:p>Par_In</text:p>
          </table:table-cell>
          <table:table-cell table:formula="of:=IF([.B69]=[.C69];0;1)" office:value-type="float" office:value="0" calcext:value-type="float">
            <text:p>0</text:p>
          </table:table-cell>
          <table:table-cell table:formula="of:=IF([.B69]=[.D69];0;1)" office:value-type="float" office:value="1" calcext:value-type="float">
            <text:p>1</text:p>
          </table:table-cell>
          <table:table-cell table:formula="of:=IF([.C69]=[.D69];0;1)" office:value-type="float" office:value="1" calcext:value-type="float">
            <text:p>1</text:p>
          </table:table-cell>
          <table:table-cell table:formula="of:=SUM([.E69:.G69])" office:value-type="float" office:value="2" calcext:value-type="float">
            <text:p>2</text:p>
          </table:table-cell>
          <table:table-cell table:formula="of:=IF([.E69]+[.F69]+[.G69]=0;[.D69];IF([.E69]+[.F69]=0;&quot;U:&quot;&amp;[.B69]&amp;&quot;/R:&quot;&amp;[.D69];IF(AND([.E69]=[.G69];NOT([.E69]=[.F69]));&quot;ECC:&quot;&amp;[.B69]&amp;&quot;/NCC:&quot;&amp;[.C69];IF(AND([.E69]=0;[.F69]=[.G69]);&quot;U:&quot;&amp;[.B69]&amp;&quot;/R:&quot;&amp;[.D69];&quot;UECC:&quot;&amp;[.B69]&amp;&quot;/UNCC:&quot;&amp;[.C69]&amp;&quot;/R:&quot;&amp;[.D69]))))" office:value-type="string" office:string-value="U:NC/R:Par_In" calcext:value-type="string">
            <text:p>U:NC/R:Par_I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RIM([$'UDIMM ECC'.B69])" office:value-type="string" office:string-value="VDD" calcext:value-type="string">
            <text:p>VDD</text:p>
          </table:table-cell>
          <table:table-cell table:formula="of:=TRIM([$'UDIMM NCC'.B69])" office:value-type="string" office:string-value="VDD" calcext:value-type="string">
            <text:p>VDD</text:p>
          </table:table-cell>
          <table:table-cell table:formula="of:=TRIM([$RDIMM.B69])" office:value-type="string" office:string-value="VDD" calcext:value-type="string">
            <text:p>VDD</text:p>
          </table:table-cell>
          <table:table-cell table:formula="of:=IF([.B70]=[.C70];0;1)" office:value-type="float" office:value="0" calcext:value-type="float">
            <text:p>0</text:p>
          </table:table-cell>
          <table:table-cell table:formula="of:=IF([.B70]=[.D70];0;1)" office:value-type="float" office:value="0" calcext:value-type="float">
            <text:p>0</text:p>
          </table:table-cell>
          <table:table-cell table:formula="of:=IF([.C70]=[.D70];0;1)" office:value-type="float" office:value="0" calcext:value-type="float">
            <text:p>0</text:p>
          </table:table-cell>
          <table:table-cell table:formula="of:=SUM([.E70:.G70])" office:value-type="float" office:value="0" calcext:value-type="float">
            <text:p>0</text:p>
          </table:table-cell>
          <table:table-cell table:formula="of:=IF([.E70]+[.F70]+[.G70]=0;[.D70];IF([.E70]+[.F70]=0;&quot;U:&quot;&amp;[.B70]&amp;&quot;/R:&quot;&amp;[.D70];IF(AND([.E70]=[.G70];NOT([.E70]=[.F70]));&quot;ECC:&quot;&amp;[.B70]&amp;&quot;/NCC:&quot;&amp;[.C70];IF(AND([.E70]=0;[.F70]=[.G70]);&quot;U:&quot;&amp;[.B70]&amp;&quot;/R:&quot;&amp;[.D70];&quot;UECC:&quot;&amp;[.B70]&amp;&quot;/UNCC:&quot;&amp;[.C70]&amp;&quot;/R:&quot;&amp;[.D70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RIM([$'UDIMM ECC'.B70])" office:value-type="string" office:string-value="A10" calcext:value-type="string">
            <text:p>A10</text:p>
          </table:table-cell>
          <table:table-cell table:formula="of:=TRIM([$'UDIMM NCC'.B70])" office:value-type="string" office:string-value="A10" calcext:value-type="string">
            <text:p>A10</text:p>
          </table:table-cell>
          <table:table-cell table:formula="of:=TRIM([$RDIMM.B70])" office:value-type="string" office:string-value="A10" calcext:value-type="string">
            <text:p>A10</text:p>
          </table:table-cell>
          <table:table-cell table:formula="of:=IF([.B71]=[.C71];0;1)" office:value-type="float" office:value="0" calcext:value-type="float">
            <text:p>0</text:p>
          </table:table-cell>
          <table:table-cell table:formula="of:=IF([.B71]=[.D71];0;1)" office:value-type="float" office:value="0" calcext:value-type="float">
            <text:p>0</text:p>
          </table:table-cell>
          <table:table-cell table:formula="of:=IF([.C71]=[.D71];0;1)" office:value-type="float" office:value="0" calcext:value-type="float">
            <text:p>0</text:p>
          </table:table-cell>
          <table:table-cell table:formula="of:=SUM([.E71:.G71])" office:value-type="float" office:value="0" calcext:value-type="float">
            <text:p>0</text:p>
          </table:table-cell>
          <table:table-cell table:formula="of:=IF([.E71]+[.F71]+[.G71]=0;[.D71];IF([.E71]+[.F71]=0;&quot;U:&quot;&amp;[.B71]&amp;&quot;/R:&quot;&amp;[.D71];IF(AND([.E71]=[.G71];NOT([.E71]=[.F71]));&quot;ECC:&quot;&amp;[.B71]&amp;&quot;/NCC:&quot;&amp;[.C71];IF(AND([.E71]=0;[.F71]=[.G71]);&quot;U:&quot;&amp;[.B71]&amp;&quot;/R:&quot;&amp;[.D71];&quot;UECC:&quot;&amp;[.B71]&amp;&quot;/UNCC:&quot;&amp;[.C71]&amp;&quot;/R:&quot;&amp;[.D71]))))" office:value-type="string" office:string-value="A10" calcext:value-type="string">
            <text:p>A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RIM([$'UDIMM ECC'.B71])" office:value-type="string" office:string-value="BA0" calcext:value-type="string">
            <text:p>BA0</text:p>
          </table:table-cell>
          <table:table-cell table:formula="of:=TRIM([$'UDIMM NCC'.B71])" office:value-type="string" office:string-value="BA0" calcext:value-type="string">
            <text:p>BA0</text:p>
          </table:table-cell>
          <table:table-cell table:formula="of:=TRIM([$RDIMM.B71])" office:value-type="string" office:string-value="BA0" calcext:value-type="string">
            <text:p>BA0</text:p>
          </table:table-cell>
          <table:table-cell table:formula="of:=IF([.B72]=[.C72];0;1)" office:value-type="float" office:value="0" calcext:value-type="float">
            <text:p>0</text:p>
          </table:table-cell>
          <table:table-cell table:formula="of:=IF([.B72]=[.D72];0;1)" office:value-type="float" office:value="0" calcext:value-type="float">
            <text:p>0</text:p>
          </table:table-cell>
          <table:table-cell table:formula="of:=IF([.C72]=[.D72];0;1)" office:value-type="float" office:value="0" calcext:value-type="float">
            <text:p>0</text:p>
          </table:table-cell>
          <table:table-cell table:formula="of:=SUM([.E72:.G72])" office:value-type="float" office:value="0" calcext:value-type="float">
            <text:p>0</text:p>
          </table:table-cell>
          <table:table-cell table:formula="of:=IF([.E72]+[.F72]+[.G72]=0;[.D72];IF([.E72]+[.F72]=0;&quot;U:&quot;&amp;[.B72]&amp;&quot;/R:&quot;&amp;[.D72];IF(AND([.E72]=[.G72];NOT([.E72]=[.F72]));&quot;ECC:&quot;&amp;[.B72]&amp;&quot;/NCC:&quot;&amp;[.C72];IF(AND([.E72]=0;[.F72]=[.G72]);&quot;U:&quot;&amp;[.B72]&amp;&quot;/R:&quot;&amp;[.D72];&quot;UECC:&quot;&amp;[.B72]&amp;&quot;/UNCC:&quot;&amp;[.C72]&amp;&quot;/R:&quot;&amp;[.D72]))))" office:value-type="string" office:string-value="BA0" calcext:value-type="string">
            <text:p>BA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RIM([$'UDIMM ECC'.B72])" office:value-type="string" office:string-value="VDD" calcext:value-type="string">
            <text:p>VDD</text:p>
          </table:table-cell>
          <table:table-cell table:formula="of:=TRIM([$'UDIMM NCC'.B72])" office:value-type="string" office:string-value="VDD" calcext:value-type="string">
            <text:p>VDD</text:p>
          </table:table-cell>
          <table:table-cell table:formula="of:=TRIM([$RDIMM.B72])" office:value-type="string" office:string-value="VDD" calcext:value-type="string">
            <text:p>VDD</text:p>
          </table:table-cell>
          <table:table-cell table:formula="of:=IF([.B73]=[.C73];0;1)" office:value-type="float" office:value="0" calcext:value-type="float">
            <text:p>0</text:p>
          </table:table-cell>
          <table:table-cell table:formula="of:=IF([.B73]=[.D73];0;1)" office:value-type="float" office:value="0" calcext:value-type="float">
            <text:p>0</text:p>
          </table:table-cell>
          <table:table-cell table:formula="of:=IF([.C73]=[.D73];0;1)" office:value-type="float" office:value="0" calcext:value-type="float">
            <text:p>0</text:p>
          </table:table-cell>
          <table:table-cell table:formula="of:=SUM([.E73:.G73])" office:value-type="float" office:value="0" calcext:value-type="float">
            <text:p>0</text:p>
          </table:table-cell>
          <table:table-cell table:formula="of:=IF([.E73]+[.F73]+[.G73]=0;[.D73];IF([.E73]+[.F73]=0;&quot;U:&quot;&amp;[.B73]&amp;&quot;/R:&quot;&amp;[.D73];IF(AND([.E73]=[.G73];NOT([.E73]=[.F73]));&quot;ECC:&quot;&amp;[.B73]&amp;&quot;/NCC:&quot;&amp;[.C73];IF(AND([.E73]=0;[.F73]=[.G73]);&quot;U:&quot;&amp;[.B73]&amp;&quot;/R:&quot;&amp;[.D73];&quot;UECC:&quot;&amp;[.B73]&amp;&quot;/UNCC:&quot;&amp;[.C73]&amp;&quot;/R:&quot;&amp;[.D73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RIM([$'UDIMM ECC'.B73])" office:value-type="string" office:string-value="WE#" calcext:value-type="string">
            <text:p>WE#</text:p>
          </table:table-cell>
          <table:table-cell table:formula="of:=TRIM([$'UDIMM NCC'.B73])" office:value-type="string" office:string-value="WE#" calcext:value-type="string">
            <text:p>WE#</text:p>
          </table:table-cell>
          <table:table-cell table:formula="of:=TRIM([$RDIMM.B73])" office:value-type="string" office:string-value="WE#" calcext:value-type="string">
            <text:p>WE#</text:p>
          </table:table-cell>
          <table:table-cell table:formula="of:=IF([.B74]=[.C74];0;1)" office:value-type="float" office:value="0" calcext:value-type="float">
            <text:p>0</text:p>
          </table:table-cell>
          <table:table-cell table:formula="of:=IF([.B74]=[.D74];0;1)" office:value-type="float" office:value="0" calcext:value-type="float">
            <text:p>0</text:p>
          </table:table-cell>
          <table:table-cell table:formula="of:=IF([.C74]=[.D74];0;1)" office:value-type="float" office:value="0" calcext:value-type="float">
            <text:p>0</text:p>
          </table:table-cell>
          <table:table-cell table:formula="of:=SUM([.E74:.G74])" office:value-type="float" office:value="0" calcext:value-type="float">
            <text:p>0</text:p>
          </table:table-cell>
          <table:table-cell table:formula="of:=IF([.E74]+[.F74]+[.G74]=0;[.D74];IF([.E74]+[.F74]=0;&quot;U:&quot;&amp;[.B74]&amp;&quot;/R:&quot;&amp;[.D74];IF(AND([.E74]=[.G74];NOT([.E74]=[.F74]));&quot;ECC:&quot;&amp;[.B74]&amp;&quot;/NCC:&quot;&amp;[.C74];IF(AND([.E74]=0;[.F74]=[.G74]);&quot;U:&quot;&amp;[.B74]&amp;&quot;/R:&quot;&amp;[.D74];&quot;UECC:&quot;&amp;[.B74]&amp;&quot;/UNCC:&quot;&amp;[.C74]&amp;&quot;/R:&quot;&amp;[.D74]))))" office:value-type="string" office:string-value="WE#" calcext:value-type="string">
            <text:p>WE#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RIM([$'UDIMM ECC'.B74])" office:value-type="string" office:string-value="CAS#" calcext:value-type="string">
            <text:p>CAS#</text:p>
          </table:table-cell>
          <table:table-cell table:formula="of:=TRIM([$'UDIMM NCC'.B74])" office:value-type="string" office:string-value="CAS#" calcext:value-type="string">
            <text:p>CAS#</text:p>
          </table:table-cell>
          <table:table-cell table:formula="of:=TRIM([$RDIMM.B74])" office:value-type="string" office:string-value="CAS#" calcext:value-type="string">
            <text:p>CAS#</text:p>
          </table:table-cell>
          <table:table-cell table:formula="of:=IF([.B75]=[.C75];0;1)" office:value-type="float" office:value="0" calcext:value-type="float">
            <text:p>0</text:p>
          </table:table-cell>
          <table:table-cell table:formula="of:=IF([.B75]=[.D75];0;1)" office:value-type="float" office:value="0" calcext:value-type="float">
            <text:p>0</text:p>
          </table:table-cell>
          <table:table-cell table:formula="of:=IF([.C75]=[.D75];0;1)" office:value-type="float" office:value="0" calcext:value-type="float">
            <text:p>0</text:p>
          </table:table-cell>
          <table:table-cell table:formula="of:=SUM([.E75:.G75])" office:value-type="float" office:value="0" calcext:value-type="float">
            <text:p>0</text:p>
          </table:table-cell>
          <table:table-cell table:formula="of:=IF([.E75]+[.F75]+[.G75]=0;[.D75];IF([.E75]+[.F75]=0;&quot;U:&quot;&amp;[.B75]&amp;&quot;/R:&quot;&amp;[.D75];IF(AND([.E75]=[.G75];NOT([.E75]=[.F75]));&quot;ECC:&quot;&amp;[.B75]&amp;&quot;/NCC:&quot;&amp;[.C75];IF(AND([.E75]=0;[.F75]=[.G75]);&quot;U:&quot;&amp;[.B75]&amp;&quot;/R:&quot;&amp;[.D75];&quot;UECC:&quot;&amp;[.B75]&amp;&quot;/UNCC:&quot;&amp;[.C75]&amp;&quot;/R:&quot;&amp;[.D75]))))" office:value-type="string" office:string-value="CAS#" calcext:value-type="string">
            <text:p>CAS#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RIM([$'UDIMM ECC'.B75])" office:value-type="string" office:string-value="VDD" calcext:value-type="string">
            <text:p>VDD</text:p>
          </table:table-cell>
          <table:table-cell table:formula="of:=TRIM([$'UDIMM NCC'.B75])" office:value-type="string" office:string-value="VDD" calcext:value-type="string">
            <text:p>VDD</text:p>
          </table:table-cell>
          <table:table-cell table:formula="of:=TRIM([$RDIMM.B75])" office:value-type="string" office:string-value="VDD" calcext:value-type="string">
            <text:p>VDD</text:p>
          </table:table-cell>
          <table:table-cell table:formula="of:=IF([.B76]=[.C76];0;1)" office:value-type="float" office:value="0" calcext:value-type="float">
            <text:p>0</text:p>
          </table:table-cell>
          <table:table-cell table:formula="of:=IF([.B76]=[.D76];0;1)" office:value-type="float" office:value="0" calcext:value-type="float">
            <text:p>0</text:p>
          </table:table-cell>
          <table:table-cell table:formula="of:=IF([.C76]=[.D76];0;1)" office:value-type="float" office:value="0" calcext:value-type="float">
            <text:p>0</text:p>
          </table:table-cell>
          <table:table-cell table:formula="of:=SUM([.E76:.G76])" office:value-type="float" office:value="0" calcext:value-type="float">
            <text:p>0</text:p>
          </table:table-cell>
          <table:table-cell table:formula="of:=IF([.E76]+[.F76]+[.G76]=0;[.D76];IF([.E76]+[.F76]=0;&quot;U:&quot;&amp;[.B76]&amp;&quot;/R:&quot;&amp;[.D76];IF(AND([.E76]=[.G76];NOT([.E76]=[.F76]));&quot;ECC:&quot;&amp;[.B76]&amp;&quot;/NCC:&quot;&amp;[.C76];IF(AND([.E76]=0;[.F76]=[.G76]);&quot;U:&quot;&amp;[.B76]&amp;&quot;/R:&quot;&amp;[.D76];&quot;UECC:&quot;&amp;[.B76]&amp;&quot;/UNCC:&quot;&amp;[.C76]&amp;&quot;/R:&quot;&amp;[.D76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RIM([$'UDIMM ECC'.B76])" office:value-type="string" office:string-value="S1#" calcext:value-type="string">
            <text:p>S1#</text:p>
          </table:table-cell>
          <table:table-cell table:formula="of:=TRIM([$'UDIMM NCC'.B76])" office:value-type="string" office:string-value="S1#" calcext:value-type="string">
            <text:p>S1#</text:p>
          </table:table-cell>
          <table:table-cell table:formula="of:=TRIM([$RDIMM.B76])" office:value-type="string" office:string-value="S1#" calcext:value-type="string">
            <text:p>S1#</text:p>
          </table:table-cell>
          <table:table-cell table:formula="of:=IF([.B77]=[.C77];0;1)" office:value-type="float" office:value="0" calcext:value-type="float">
            <text:p>0</text:p>
          </table:table-cell>
          <table:table-cell table:formula="of:=IF([.B77]=[.D77];0;1)" office:value-type="float" office:value="0" calcext:value-type="float">
            <text:p>0</text:p>
          </table:table-cell>
          <table:table-cell table:formula="of:=IF([.C77]=[.D77];0;1)" office:value-type="float" office:value="0" calcext:value-type="float">
            <text:p>0</text:p>
          </table:table-cell>
          <table:table-cell table:formula="of:=SUM([.E77:.G77])" office:value-type="float" office:value="0" calcext:value-type="float">
            <text:p>0</text:p>
          </table:table-cell>
          <table:table-cell table:formula="of:=IF([.E77]+[.F77]+[.G77]=0;[.D77];IF([.E77]+[.F77]=0;&quot;U:&quot;&amp;[.B77]&amp;&quot;/R:&quot;&amp;[.D77];IF(AND([.E77]=[.G77];NOT([.E77]=[.F77]));&quot;ECC:&quot;&amp;[.B77]&amp;&quot;/NCC:&quot;&amp;[.C77];IF(AND([.E77]=0;[.F77]=[.G77]);&quot;U:&quot;&amp;[.B77]&amp;&quot;/R:&quot;&amp;[.D77];&quot;UECC:&quot;&amp;[.B77]&amp;&quot;/UNCC:&quot;&amp;[.C77]&amp;&quot;/R:&quot;&amp;[.D77]))))" office:value-type="string" office:string-value="S1#" calcext:value-type="string">
            <text:p>S1#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RIM([$'UDIMM ECC'.B77])" office:value-type="string" office:string-value="ODT1" calcext:value-type="string">
            <text:p>ODT1</text:p>
          </table:table-cell>
          <table:table-cell table:formula="of:=TRIM([$'UDIMM NCC'.B77])" office:value-type="string" office:string-value="ODT1" calcext:value-type="string">
            <text:p>ODT1</text:p>
          </table:table-cell>
          <table:table-cell table:formula="of:=TRIM([$RDIMM.B77])" office:value-type="string" office:string-value="ODT1" calcext:value-type="string">
            <text:p>ODT1</text:p>
          </table:table-cell>
          <table:table-cell table:formula="of:=IF([.B78]=[.C78];0;1)" office:value-type="float" office:value="0" calcext:value-type="float">
            <text:p>0</text:p>
          </table:table-cell>
          <table:table-cell table:formula="of:=IF([.B78]=[.D78];0;1)" office:value-type="float" office:value="0" calcext:value-type="float">
            <text:p>0</text:p>
          </table:table-cell>
          <table:table-cell table:formula="of:=IF([.C78]=[.D78];0;1)" office:value-type="float" office:value="0" calcext:value-type="float">
            <text:p>0</text:p>
          </table:table-cell>
          <table:table-cell table:formula="of:=SUM([.E78:.G78])" office:value-type="float" office:value="0" calcext:value-type="float">
            <text:p>0</text:p>
          </table:table-cell>
          <table:table-cell table:formula="of:=IF([.E78]+[.F78]+[.G78]=0;[.D78];IF([.E78]+[.F78]=0;&quot;U:&quot;&amp;[.B78]&amp;&quot;/R:&quot;&amp;[.D78];IF(AND([.E78]=[.G78];NOT([.E78]=[.F78]));&quot;ECC:&quot;&amp;[.B78]&amp;&quot;/NCC:&quot;&amp;[.C78];IF(AND([.E78]=0;[.F78]=[.G78]);&quot;U:&quot;&amp;[.B78]&amp;&quot;/R:&quot;&amp;[.D78];&quot;UECC:&quot;&amp;[.B78]&amp;&quot;/UNCC:&quot;&amp;[.C78]&amp;&quot;/R:&quot;&amp;[.D78]))))" office:value-type="string" office:string-value="ODT1" calcext:value-type="string">
            <text:p>ODT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RIM([$'UDIMM ECC'.B78])" office:value-type="string" office:string-value="VDD" calcext:value-type="string">
            <text:p>VDD</text:p>
          </table:table-cell>
          <table:table-cell table:formula="of:=TRIM([$'UDIMM NCC'.B78])" office:value-type="string" office:string-value="VDD" calcext:value-type="string">
            <text:p>VDD</text:p>
          </table:table-cell>
          <table:table-cell table:formula="of:=TRIM([$RDIMM.B78])" office:value-type="string" office:string-value="VDD" calcext:value-type="string">
            <text:p>VDD</text:p>
          </table:table-cell>
          <table:table-cell table:formula="of:=IF([.B79]=[.C79];0;1)" office:value-type="float" office:value="0" calcext:value-type="float">
            <text:p>0</text:p>
          </table:table-cell>
          <table:table-cell table:formula="of:=IF([.B79]=[.D79];0;1)" office:value-type="float" office:value="0" calcext:value-type="float">
            <text:p>0</text:p>
          </table:table-cell>
          <table:table-cell table:formula="of:=IF([.C79]=[.D79];0;1)" office:value-type="float" office:value="0" calcext:value-type="float">
            <text:p>0</text:p>
          </table:table-cell>
          <table:table-cell table:formula="of:=SUM([.E79:.G79])" office:value-type="float" office:value="0" calcext:value-type="float">
            <text:p>0</text:p>
          </table:table-cell>
          <table:table-cell table:formula="of:=IF([.E79]+[.F79]+[.G79]=0;[.D79];IF([.E79]+[.F79]=0;&quot;U:&quot;&amp;[.B79]&amp;&quot;/R:&quot;&amp;[.D79];IF(AND([.E79]=[.G79];NOT([.E79]=[.F79]));&quot;ECC:&quot;&amp;[.B79]&amp;&quot;/NCC:&quot;&amp;[.C79];IF(AND([.E79]=0;[.F79]=[.G79]);&quot;U:&quot;&amp;[.B79]&amp;&quot;/R:&quot;&amp;[.D79];&quot;UECC:&quot;&amp;[.B79]&amp;&quot;/UNCC:&quot;&amp;[.C79]&amp;&quot;/R:&quot;&amp;[.D79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RIM([$'UDIMM ECC'.B79])" office:value-type="string" office:string-value="NC" calcext:value-type="string">
            <text:p>NC</text:p>
          </table:table-cell>
          <table:table-cell table:formula="of:=TRIM([$'UDIMM NCC'.B79])" office:value-type="string" office:string-value="NC" calcext:value-type="string">
            <text:p>NC</text:p>
          </table:table-cell>
          <table:table-cell table:formula="of:=TRIM([$RDIMM.B79])" office:value-type="string" office:string-value="S2#" calcext:value-type="string">
            <text:p>S2#</text:p>
          </table:table-cell>
          <table:table-cell table:formula="of:=IF([.B80]=[.C80];0;1)" office:value-type="float" office:value="0" calcext:value-type="float">
            <text:p>0</text:p>
          </table:table-cell>
          <table:table-cell table:formula="of:=IF([.B80]=[.D80];0;1)" office:value-type="float" office:value="1" calcext:value-type="float">
            <text:p>1</text:p>
          </table:table-cell>
          <table:table-cell table:formula="of:=IF([.C80]=[.D80];0;1)" office:value-type="float" office:value="1" calcext:value-type="float">
            <text:p>1</text:p>
          </table:table-cell>
          <table:table-cell table:formula="of:=SUM([.E80:.G80])" office:value-type="float" office:value="2" calcext:value-type="float">
            <text:p>2</text:p>
          </table:table-cell>
          <table:table-cell table:formula="of:=IF([.E80]+[.F80]+[.G80]=0;[.D80];IF([.E80]+[.F80]=0;&quot;U:&quot;&amp;[.B80]&amp;&quot;/R:&quot;&amp;[.D80];IF(AND([.E80]=[.G80];NOT([.E80]=[.F80]));&quot;ECC:&quot;&amp;[.B80]&amp;&quot;/NCC:&quot;&amp;[.C80];IF(AND([.E80]=0;[.F80]=[.G80]);&quot;U:&quot;&amp;[.B80]&amp;&quot;/R:&quot;&amp;[.D80];&quot;UECC:&quot;&amp;[.B80]&amp;&quot;/UNCC:&quot;&amp;[.C80]&amp;&quot;/R:&quot;&amp;[.D80]))))" office:value-type="string" office:string-value="U:NC/R:S2#" calcext:value-type="string">
            <text:p>U:NC/R:S2#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RIM([$'UDIMM ECC'.B80])" office:value-type="string" office:string-value="VSS" calcext:value-type="string">
            <text:p>VSS</text:p>
          </table:table-cell>
          <table:table-cell table:formula="of:=TRIM([$'UDIMM NCC'.B80])" office:value-type="string" office:string-value="VSS" calcext:value-type="string">
            <text:p>VSS</text:p>
          </table:table-cell>
          <table:table-cell table:formula="of:=TRIM([$RDIMM.B80])" office:value-type="string" office:string-value="VSS" calcext:value-type="string">
            <text:p>VSS</text:p>
          </table:table-cell>
          <table:table-cell table:formula="of:=IF([.B81]=[.C81];0;1)" office:value-type="float" office:value="0" calcext:value-type="float">
            <text:p>0</text:p>
          </table:table-cell>
          <table:table-cell table:formula="of:=IF([.B81]=[.D81];0;1)" office:value-type="float" office:value="0" calcext:value-type="float">
            <text:p>0</text:p>
          </table:table-cell>
          <table:table-cell table:formula="of:=IF([.C81]=[.D81];0;1)" office:value-type="float" office:value="0" calcext:value-type="float">
            <text:p>0</text:p>
          </table:table-cell>
          <table:table-cell table:formula="of:=SUM([.E81:.G81])" office:value-type="float" office:value="0" calcext:value-type="float">
            <text:p>0</text:p>
          </table:table-cell>
          <table:table-cell table:formula="of:=IF([.E81]+[.F81]+[.G81]=0;[.D81];IF([.E81]+[.F81]=0;&quot;U:&quot;&amp;[.B81]&amp;&quot;/R:&quot;&amp;[.D81];IF(AND([.E81]=[.G81];NOT([.E81]=[.F81]));&quot;ECC:&quot;&amp;[.B81]&amp;&quot;/NCC:&quot;&amp;[.C81];IF(AND([.E81]=0;[.F81]=[.G81]);&quot;U:&quot;&amp;[.B81]&amp;&quot;/R:&quot;&amp;[.D81];&quot;UECC:&quot;&amp;[.B81]&amp;&quot;/UNCC:&quot;&amp;[.C81]&amp;&quot;/R:&quot;&amp;[.D81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RIM([$'UDIMM ECC'.B81])" office:value-type="string" office:string-value="DQ32" calcext:value-type="string">
            <text:p>DQ32</text:p>
          </table:table-cell>
          <table:table-cell table:formula="of:=TRIM([$'UDIMM NCC'.B81])" office:value-type="string" office:string-value="DQ32" calcext:value-type="string">
            <text:p>DQ32</text:p>
          </table:table-cell>
          <table:table-cell table:formula="of:=TRIM([$RDIMM.B81])" office:value-type="string" office:string-value="DQ32" calcext:value-type="string">
            <text:p>DQ32</text:p>
          </table:table-cell>
          <table:table-cell table:formula="of:=IF([.B82]=[.C82];0;1)" office:value-type="float" office:value="0" calcext:value-type="float">
            <text:p>0</text:p>
          </table:table-cell>
          <table:table-cell table:formula="of:=IF([.B82]=[.D82];0;1)" office:value-type="float" office:value="0" calcext:value-type="float">
            <text:p>0</text:p>
          </table:table-cell>
          <table:table-cell table:formula="of:=IF([.C82]=[.D82];0;1)" office:value-type="float" office:value="0" calcext:value-type="float">
            <text:p>0</text:p>
          </table:table-cell>
          <table:table-cell table:formula="of:=SUM([.E82:.G82])" office:value-type="float" office:value="0" calcext:value-type="float">
            <text:p>0</text:p>
          </table:table-cell>
          <table:table-cell table:formula="of:=IF([.E82]+[.F82]+[.G82]=0;[.D82];IF([.E82]+[.F82]=0;&quot;U:&quot;&amp;[.B82]&amp;&quot;/R:&quot;&amp;[.D82];IF(AND([.E82]=[.G82];NOT([.E82]=[.F82]));&quot;ECC:&quot;&amp;[.B82]&amp;&quot;/NCC:&quot;&amp;[.C82];IF(AND([.E82]=0;[.F82]=[.G82]);&quot;U:&quot;&amp;[.B82]&amp;&quot;/R:&quot;&amp;[.D82];&quot;UECC:&quot;&amp;[.B82]&amp;&quot;/UNCC:&quot;&amp;[.C82]&amp;&quot;/R:&quot;&amp;[.D82]))))" office:value-type="string" office:string-value="DQ32" calcext:value-type="string">
            <text:p>DQ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RIM([$'UDIMM ECC'.B82])" office:value-type="string" office:string-value="DQ33" calcext:value-type="string">
            <text:p>DQ33</text:p>
          </table:table-cell>
          <table:table-cell table:formula="of:=TRIM([$'UDIMM NCC'.B82])" office:value-type="string" office:string-value="DQ33" calcext:value-type="string">
            <text:p>DQ33</text:p>
          </table:table-cell>
          <table:table-cell table:formula="of:=TRIM([$RDIMM.B82])" office:value-type="string" office:string-value="DQ33" calcext:value-type="string">
            <text:p>DQ33</text:p>
          </table:table-cell>
          <table:table-cell table:formula="of:=IF([.B83]=[.C83];0;1)" office:value-type="float" office:value="0" calcext:value-type="float">
            <text:p>0</text:p>
          </table:table-cell>
          <table:table-cell table:formula="of:=IF([.B83]=[.D83];0;1)" office:value-type="float" office:value="0" calcext:value-type="float">
            <text:p>0</text:p>
          </table:table-cell>
          <table:table-cell table:formula="of:=IF([.C83]=[.D83];0;1)" office:value-type="float" office:value="0" calcext:value-type="float">
            <text:p>0</text:p>
          </table:table-cell>
          <table:table-cell table:formula="of:=SUM([.E83:.G83])" office:value-type="float" office:value="0" calcext:value-type="float">
            <text:p>0</text:p>
          </table:table-cell>
          <table:table-cell table:formula="of:=IF([.E83]+[.F83]+[.G83]=0;[.D83];IF([.E83]+[.F83]=0;&quot;U:&quot;&amp;[.B83]&amp;&quot;/R:&quot;&amp;[.D83];IF(AND([.E83]=[.G83];NOT([.E83]=[.F83]));&quot;ECC:&quot;&amp;[.B83]&amp;&quot;/NCC:&quot;&amp;[.C83];IF(AND([.E83]=0;[.F83]=[.G83]);&quot;U:&quot;&amp;[.B83]&amp;&quot;/R:&quot;&amp;[.D83];&quot;UECC:&quot;&amp;[.B83]&amp;&quot;/UNCC:&quot;&amp;[.C83]&amp;&quot;/R:&quot;&amp;[.D83]))))" office:value-type="string" office:string-value="DQ33" calcext:value-type="string">
            <text:p>DQ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RIM([$'UDIMM ECC'.B83])" office:value-type="string" office:string-value="VSS" calcext:value-type="string">
            <text:p>VSS</text:p>
          </table:table-cell>
          <table:table-cell table:formula="of:=TRIM([$'UDIMM NCC'.B83])" office:value-type="string" office:string-value="VSS" calcext:value-type="string">
            <text:p>VSS</text:p>
          </table:table-cell>
          <table:table-cell table:formula="of:=TRIM([$RDIMM.B83])" office:value-type="string" office:string-value="VSS" calcext:value-type="string">
            <text:p>VSS</text:p>
          </table:table-cell>
          <table:table-cell table:formula="of:=IF([.B84]=[.C84];0;1)" office:value-type="float" office:value="0" calcext:value-type="float">
            <text:p>0</text:p>
          </table:table-cell>
          <table:table-cell table:formula="of:=IF([.B84]=[.D84];0;1)" office:value-type="float" office:value="0" calcext:value-type="float">
            <text:p>0</text:p>
          </table:table-cell>
          <table:table-cell table:formula="of:=IF([.C84]=[.D84];0;1)" office:value-type="float" office:value="0" calcext:value-type="float">
            <text:p>0</text:p>
          </table:table-cell>
          <table:table-cell table:formula="of:=SUM([.E84:.G84])" office:value-type="float" office:value="0" calcext:value-type="float">
            <text:p>0</text:p>
          </table:table-cell>
          <table:table-cell table:formula="of:=IF([.E84]+[.F84]+[.G84]=0;[.D84];IF([.E84]+[.F84]=0;&quot;U:&quot;&amp;[.B84]&amp;&quot;/R:&quot;&amp;[.D84];IF(AND([.E84]=[.G84];NOT([.E84]=[.F84]));&quot;ECC:&quot;&amp;[.B84]&amp;&quot;/NCC:&quot;&amp;[.C84];IF(AND([.E84]=0;[.F84]=[.G84]);&quot;U:&quot;&amp;[.B84]&amp;&quot;/R:&quot;&amp;[.D84];&quot;UECC:&quot;&amp;[.B84]&amp;&quot;/UNCC:&quot;&amp;[.C84]&amp;&quot;/R:&quot;&amp;[.D84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RIM([$'UDIMM ECC'.B84])" office:value-type="string" office:string-value="DQS4#" calcext:value-type="string">
            <text:p>DQS4#</text:p>
          </table:table-cell>
          <table:table-cell table:formula="of:=TRIM([$'UDIMM NCC'.B84])" office:value-type="string" office:string-value="DQS4#" calcext:value-type="string">
            <text:p>DQS4#</text:p>
          </table:table-cell>
          <table:table-cell table:formula="of:=TRIM([$RDIMM.B84])" office:value-type="string" office:string-value="DQS4#" calcext:value-type="string">
            <text:p>DQS4#</text:p>
          </table:table-cell>
          <table:table-cell table:formula="of:=IF([.B85]=[.C85];0;1)" office:value-type="float" office:value="0" calcext:value-type="float">
            <text:p>0</text:p>
          </table:table-cell>
          <table:table-cell table:formula="of:=IF([.B85]=[.D85];0;1)" office:value-type="float" office:value="0" calcext:value-type="float">
            <text:p>0</text:p>
          </table:table-cell>
          <table:table-cell table:formula="of:=IF([.C85]=[.D85];0;1)" office:value-type="float" office:value="0" calcext:value-type="float">
            <text:p>0</text:p>
          </table:table-cell>
          <table:table-cell table:formula="of:=SUM([.E85:.G85])" office:value-type="float" office:value="0" calcext:value-type="float">
            <text:p>0</text:p>
          </table:table-cell>
          <table:table-cell table:formula="of:=IF([.E85]+[.F85]+[.G85]=0;[.D85];IF([.E85]+[.F85]=0;&quot;U:&quot;&amp;[.B85]&amp;&quot;/R:&quot;&amp;[.D85];IF(AND([.E85]=[.G85];NOT([.E85]=[.F85]));&quot;ECC:&quot;&amp;[.B85]&amp;&quot;/NCC:&quot;&amp;[.C85];IF(AND([.E85]=0;[.F85]=[.G85]);&quot;U:&quot;&amp;[.B85]&amp;&quot;/R:&quot;&amp;[.D85];&quot;UECC:&quot;&amp;[.B85]&amp;&quot;/UNCC:&quot;&amp;[.C85]&amp;&quot;/R:&quot;&amp;[.D85]))))" office:value-type="string" office:string-value="DQS4#" calcext:value-type="string">
            <text:p>DQS4#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RIM([$'UDIMM ECC'.B85])" office:value-type="string" office:string-value="DQS4" calcext:value-type="string">
            <text:p>DQS4</text:p>
          </table:table-cell>
          <table:table-cell table:formula="of:=TRIM([$'UDIMM NCC'.B85])" office:value-type="string" office:string-value="DQS4" calcext:value-type="string">
            <text:p>DQS4</text:p>
          </table:table-cell>
          <table:table-cell table:formula="of:=TRIM([$RDIMM.B85])" office:value-type="string" office:string-value="DQS4" calcext:value-type="string">
            <text:p>DQS4</text:p>
          </table:table-cell>
          <table:table-cell table:formula="of:=IF([.B86]=[.C86];0;1)" office:value-type="float" office:value="0" calcext:value-type="float">
            <text:p>0</text:p>
          </table:table-cell>
          <table:table-cell table:formula="of:=IF([.B86]=[.D86];0;1)" office:value-type="float" office:value="0" calcext:value-type="float">
            <text:p>0</text:p>
          </table:table-cell>
          <table:table-cell table:formula="of:=IF([.C86]=[.D86];0;1)" office:value-type="float" office:value="0" calcext:value-type="float">
            <text:p>0</text:p>
          </table:table-cell>
          <table:table-cell table:formula="of:=SUM([.E86:.G86])" office:value-type="float" office:value="0" calcext:value-type="float">
            <text:p>0</text:p>
          </table:table-cell>
          <table:table-cell table:formula="of:=IF([.E86]+[.F86]+[.G86]=0;[.D86];IF([.E86]+[.F86]=0;&quot;U:&quot;&amp;[.B86]&amp;&quot;/R:&quot;&amp;[.D86];IF(AND([.E86]=[.G86];NOT([.E86]=[.F86]));&quot;ECC:&quot;&amp;[.B86]&amp;&quot;/NCC:&quot;&amp;[.C86];IF(AND([.E86]=0;[.F86]=[.G86]);&quot;U:&quot;&amp;[.B86]&amp;&quot;/R:&quot;&amp;[.D86];&quot;UECC:&quot;&amp;[.B86]&amp;&quot;/UNCC:&quot;&amp;[.C86]&amp;&quot;/R:&quot;&amp;[.D86]))))" office:value-type="string" office:string-value="DQS4" calcext:value-type="string">
            <text:p>DQS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RIM([$'UDIMM ECC'.B86])" office:value-type="string" office:string-value="VSS" calcext:value-type="string">
            <text:p>VSS</text:p>
          </table:table-cell>
          <table:table-cell table:formula="of:=TRIM([$'UDIMM NCC'.B86])" office:value-type="string" office:string-value="VSS" calcext:value-type="string">
            <text:p>VSS</text:p>
          </table:table-cell>
          <table:table-cell table:formula="of:=TRIM([$RDIMM.B86])" office:value-type="string" office:string-value="VSS" calcext:value-type="string">
            <text:p>VSS</text:p>
          </table:table-cell>
          <table:table-cell table:formula="of:=IF([.B87]=[.C87];0;1)" office:value-type="float" office:value="0" calcext:value-type="float">
            <text:p>0</text:p>
          </table:table-cell>
          <table:table-cell table:formula="of:=IF([.B87]=[.D87];0;1)" office:value-type="float" office:value="0" calcext:value-type="float">
            <text:p>0</text:p>
          </table:table-cell>
          <table:table-cell table:formula="of:=IF([.C87]=[.D87];0;1)" office:value-type="float" office:value="0" calcext:value-type="float">
            <text:p>0</text:p>
          </table:table-cell>
          <table:table-cell table:formula="of:=SUM([.E87:.G87])" office:value-type="float" office:value="0" calcext:value-type="float">
            <text:p>0</text:p>
          </table:table-cell>
          <table:table-cell table:formula="of:=IF([.E87]+[.F87]+[.G87]=0;[.D87];IF([.E87]+[.F87]=0;&quot;U:&quot;&amp;[.B87]&amp;&quot;/R:&quot;&amp;[.D87];IF(AND([.E87]=[.G87];NOT([.E87]=[.F87]));&quot;ECC:&quot;&amp;[.B87]&amp;&quot;/NCC:&quot;&amp;[.C87];IF(AND([.E87]=0;[.F87]=[.G87]);&quot;U:&quot;&amp;[.B87]&amp;&quot;/R:&quot;&amp;[.D87];&quot;UECC:&quot;&amp;[.B87]&amp;&quot;/UNCC:&quot;&amp;[.C87]&amp;&quot;/R:&quot;&amp;[.D87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RIM([$'UDIMM ECC'.B87])" office:value-type="string" office:string-value="DQ34" calcext:value-type="string">
            <text:p>DQ34</text:p>
          </table:table-cell>
          <table:table-cell table:formula="of:=TRIM([$'UDIMM NCC'.B87])" office:value-type="string" office:string-value="DQ34" calcext:value-type="string">
            <text:p>DQ34</text:p>
          </table:table-cell>
          <table:table-cell table:formula="of:=TRIM([$RDIMM.B87])" office:value-type="string" office:string-value="DQ34" calcext:value-type="string">
            <text:p>DQ34</text:p>
          </table:table-cell>
          <table:table-cell table:formula="of:=IF([.B88]=[.C88];0;1)" office:value-type="float" office:value="0" calcext:value-type="float">
            <text:p>0</text:p>
          </table:table-cell>
          <table:table-cell table:formula="of:=IF([.B88]=[.D88];0;1)" office:value-type="float" office:value="0" calcext:value-type="float">
            <text:p>0</text:p>
          </table:table-cell>
          <table:table-cell table:formula="of:=IF([.C88]=[.D88];0;1)" office:value-type="float" office:value="0" calcext:value-type="float">
            <text:p>0</text:p>
          </table:table-cell>
          <table:table-cell table:formula="of:=SUM([.E88:.G88])" office:value-type="float" office:value="0" calcext:value-type="float">
            <text:p>0</text:p>
          </table:table-cell>
          <table:table-cell table:formula="of:=IF([.E88]+[.F88]+[.G88]=0;[.D88];IF([.E88]+[.F88]=0;&quot;U:&quot;&amp;[.B88]&amp;&quot;/R:&quot;&amp;[.D88];IF(AND([.E88]=[.G88];NOT([.E88]=[.F88]));&quot;ECC:&quot;&amp;[.B88]&amp;&quot;/NCC:&quot;&amp;[.C88];IF(AND([.E88]=0;[.F88]=[.G88]);&quot;U:&quot;&amp;[.B88]&amp;&quot;/R:&quot;&amp;[.D88];&quot;UECC:&quot;&amp;[.B88]&amp;&quot;/UNCC:&quot;&amp;[.C88]&amp;&quot;/R:&quot;&amp;[.D88]))))" office:value-type="string" office:string-value="DQ34" calcext:value-type="string">
            <text:p>DQ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RIM([$'UDIMM ECC'.B88])" office:value-type="string" office:string-value="DQ35" calcext:value-type="string">
            <text:p>DQ35</text:p>
          </table:table-cell>
          <table:table-cell table:formula="of:=TRIM([$'UDIMM NCC'.B88])" office:value-type="string" office:string-value="DQ35" calcext:value-type="string">
            <text:p>DQ35</text:p>
          </table:table-cell>
          <table:table-cell table:formula="of:=TRIM([$RDIMM.B88])" office:value-type="string" office:string-value="DQ35" calcext:value-type="string">
            <text:p>DQ35</text:p>
          </table:table-cell>
          <table:table-cell table:formula="of:=IF([.B89]=[.C89];0;1)" office:value-type="float" office:value="0" calcext:value-type="float">
            <text:p>0</text:p>
          </table:table-cell>
          <table:table-cell table:formula="of:=IF([.B89]=[.D89];0;1)" office:value-type="float" office:value="0" calcext:value-type="float">
            <text:p>0</text:p>
          </table:table-cell>
          <table:table-cell table:formula="of:=IF([.C89]=[.D89];0;1)" office:value-type="float" office:value="0" calcext:value-type="float">
            <text:p>0</text:p>
          </table:table-cell>
          <table:table-cell table:formula="of:=SUM([.E89:.G89])" office:value-type="float" office:value="0" calcext:value-type="float">
            <text:p>0</text:p>
          </table:table-cell>
          <table:table-cell table:formula="of:=IF([.E89]+[.F89]+[.G89]=0;[.D89];IF([.E89]+[.F89]=0;&quot;U:&quot;&amp;[.B89]&amp;&quot;/R:&quot;&amp;[.D89];IF(AND([.E89]=[.G89];NOT([.E89]=[.F89]));&quot;ECC:&quot;&amp;[.B89]&amp;&quot;/NCC:&quot;&amp;[.C89];IF(AND([.E89]=0;[.F89]=[.G89]);&quot;U:&quot;&amp;[.B89]&amp;&quot;/R:&quot;&amp;[.D89];&quot;UECC:&quot;&amp;[.B89]&amp;&quot;/UNCC:&quot;&amp;[.C89]&amp;&quot;/R:&quot;&amp;[.D89]))))" office:value-type="string" office:string-value="DQ35" calcext:value-type="string">
            <text:p>DQ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RIM([$'UDIMM ECC'.B89])" office:value-type="string" office:string-value="VSS" calcext:value-type="string">
            <text:p>VSS</text:p>
          </table:table-cell>
          <table:table-cell table:formula="of:=TRIM([$'UDIMM NCC'.B89])" office:value-type="string" office:string-value="VSS" calcext:value-type="string">
            <text:p>VSS</text:p>
          </table:table-cell>
          <table:table-cell table:formula="of:=TRIM([$RDIMM.B89])" office:value-type="string" office:string-value="VSS" calcext:value-type="string">
            <text:p>VSS</text:p>
          </table:table-cell>
          <table:table-cell table:formula="of:=IF([.B90]=[.C90];0;1)" office:value-type="float" office:value="0" calcext:value-type="float">
            <text:p>0</text:p>
          </table:table-cell>
          <table:table-cell table:formula="of:=IF([.B90]=[.D90];0;1)" office:value-type="float" office:value="0" calcext:value-type="float">
            <text:p>0</text:p>
          </table:table-cell>
          <table:table-cell table:formula="of:=IF([.C90]=[.D90];0;1)" office:value-type="float" office:value="0" calcext:value-type="float">
            <text:p>0</text:p>
          </table:table-cell>
          <table:table-cell table:formula="of:=SUM([.E90:.G90])" office:value-type="float" office:value="0" calcext:value-type="float">
            <text:p>0</text:p>
          </table:table-cell>
          <table:table-cell table:formula="of:=IF([.E90]+[.F90]+[.G90]=0;[.D90];IF([.E90]+[.F90]=0;&quot;U:&quot;&amp;[.B90]&amp;&quot;/R:&quot;&amp;[.D90];IF(AND([.E90]=[.G90];NOT([.E90]=[.F90]));&quot;ECC:&quot;&amp;[.B90]&amp;&quot;/NCC:&quot;&amp;[.C90];IF(AND([.E90]=0;[.F90]=[.G90]);&quot;U:&quot;&amp;[.B90]&amp;&quot;/R:&quot;&amp;[.D90];&quot;UECC:&quot;&amp;[.B90]&amp;&quot;/UNCC:&quot;&amp;[.C90]&amp;&quot;/R:&quot;&amp;[.D90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RIM([$'UDIMM ECC'.B90])" office:value-type="string" office:string-value="DQ40" calcext:value-type="string">
            <text:p>DQ40</text:p>
          </table:table-cell>
          <table:table-cell table:formula="of:=TRIM([$'UDIMM NCC'.B90])" office:value-type="string" office:string-value="DQ40" calcext:value-type="string">
            <text:p>DQ40</text:p>
          </table:table-cell>
          <table:table-cell table:formula="of:=TRIM([$RDIMM.B90])" office:value-type="string" office:string-value="DQ40" calcext:value-type="string">
            <text:p>DQ40</text:p>
          </table:table-cell>
          <table:table-cell table:formula="of:=IF([.B91]=[.C91];0;1)" office:value-type="float" office:value="0" calcext:value-type="float">
            <text:p>0</text:p>
          </table:table-cell>
          <table:table-cell table:formula="of:=IF([.B91]=[.D91];0;1)" office:value-type="float" office:value="0" calcext:value-type="float">
            <text:p>0</text:p>
          </table:table-cell>
          <table:table-cell table:formula="of:=IF([.C91]=[.D91];0;1)" office:value-type="float" office:value="0" calcext:value-type="float">
            <text:p>0</text:p>
          </table:table-cell>
          <table:table-cell table:formula="of:=SUM([.E91:.G91])" office:value-type="float" office:value="0" calcext:value-type="float">
            <text:p>0</text:p>
          </table:table-cell>
          <table:table-cell table:formula="of:=IF([.E91]+[.F91]+[.G91]=0;[.D91];IF([.E91]+[.F91]=0;&quot;U:&quot;&amp;[.B91]&amp;&quot;/R:&quot;&amp;[.D91];IF(AND([.E91]=[.G91];NOT([.E91]=[.F91]));&quot;ECC:&quot;&amp;[.B91]&amp;&quot;/NCC:&quot;&amp;[.C91];IF(AND([.E91]=0;[.F91]=[.G91]);&quot;U:&quot;&amp;[.B91]&amp;&quot;/R:&quot;&amp;[.D91];&quot;UECC:&quot;&amp;[.B91]&amp;&quot;/UNCC:&quot;&amp;[.C91]&amp;&quot;/R:&quot;&amp;[.D91]))))" office:value-type="string" office:string-value="DQ40" calcext:value-type="string">
            <text:p>DQ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RIM([$'UDIMM ECC'.B91])" office:value-type="string" office:string-value="DQ41" calcext:value-type="string">
            <text:p>DQ41</text:p>
          </table:table-cell>
          <table:table-cell table:formula="of:=TRIM([$'UDIMM NCC'.B91])" office:value-type="string" office:string-value="DQ41" calcext:value-type="string">
            <text:p>DQ41</text:p>
          </table:table-cell>
          <table:table-cell table:formula="of:=TRIM([$RDIMM.B91])" office:value-type="string" office:string-value="DQ41" calcext:value-type="string">
            <text:p>DQ41</text:p>
          </table:table-cell>
          <table:table-cell table:formula="of:=IF([.B92]=[.C92];0;1)" office:value-type="float" office:value="0" calcext:value-type="float">
            <text:p>0</text:p>
          </table:table-cell>
          <table:table-cell table:formula="of:=IF([.B92]=[.D92];0;1)" office:value-type="float" office:value="0" calcext:value-type="float">
            <text:p>0</text:p>
          </table:table-cell>
          <table:table-cell table:formula="of:=IF([.C92]=[.D92];0;1)" office:value-type="float" office:value="0" calcext:value-type="float">
            <text:p>0</text:p>
          </table:table-cell>
          <table:table-cell table:formula="of:=SUM([.E92:.G92])" office:value-type="float" office:value="0" calcext:value-type="float">
            <text:p>0</text:p>
          </table:table-cell>
          <table:table-cell table:formula="of:=IF([.E92]+[.F92]+[.G92]=0;[.D92];IF([.E92]+[.F92]=0;&quot;U:&quot;&amp;[.B92]&amp;&quot;/R:&quot;&amp;[.D92];IF(AND([.E92]=[.G92];NOT([.E92]=[.F92]));&quot;ECC:&quot;&amp;[.B92]&amp;&quot;/NCC:&quot;&amp;[.C92];IF(AND([.E92]=0;[.F92]=[.G92]);&quot;U:&quot;&amp;[.B92]&amp;&quot;/R:&quot;&amp;[.D92];&quot;UECC:&quot;&amp;[.B92]&amp;&quot;/UNCC:&quot;&amp;[.C92]&amp;&quot;/R:&quot;&amp;[.D92]))))" office:value-type="string" office:string-value="DQ41" calcext:value-type="string">
            <text:p>DQ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RIM([$'UDIMM ECC'.B92])" office:value-type="string" office:string-value="VSS" calcext:value-type="string">
            <text:p>VSS</text:p>
          </table:table-cell>
          <table:table-cell table:formula="of:=TRIM([$'UDIMM NCC'.B92])" office:value-type="string" office:string-value="VSS" calcext:value-type="string">
            <text:p>VSS</text:p>
          </table:table-cell>
          <table:table-cell table:formula="of:=TRIM([$RDIMM.B92])" office:value-type="string" office:string-value="VSS" calcext:value-type="string">
            <text:p>VSS</text:p>
          </table:table-cell>
          <table:table-cell table:formula="of:=IF([.B93]=[.C93];0;1)" office:value-type="float" office:value="0" calcext:value-type="float">
            <text:p>0</text:p>
          </table:table-cell>
          <table:table-cell table:formula="of:=IF([.B93]=[.D93];0;1)" office:value-type="float" office:value="0" calcext:value-type="float">
            <text:p>0</text:p>
          </table:table-cell>
          <table:table-cell table:formula="of:=IF([.C93]=[.D93];0;1)" office:value-type="float" office:value="0" calcext:value-type="float">
            <text:p>0</text:p>
          </table:table-cell>
          <table:table-cell table:formula="of:=SUM([.E93:.G93])" office:value-type="float" office:value="0" calcext:value-type="float">
            <text:p>0</text:p>
          </table:table-cell>
          <table:table-cell table:formula="of:=IF([.E93]+[.F93]+[.G93]=0;[.D93];IF([.E93]+[.F93]=0;&quot;U:&quot;&amp;[.B93]&amp;&quot;/R:&quot;&amp;[.D93];IF(AND([.E93]=[.G93];NOT([.E93]=[.F93]));&quot;ECC:&quot;&amp;[.B93]&amp;&quot;/NCC:&quot;&amp;[.C93];IF(AND([.E93]=0;[.F93]=[.G93]);&quot;U:&quot;&amp;[.B93]&amp;&quot;/R:&quot;&amp;[.D93];&quot;UECC:&quot;&amp;[.B93]&amp;&quot;/UNCC:&quot;&amp;[.C93]&amp;&quot;/R:&quot;&amp;[.D93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RIM([$'UDIMM ECC'.B93])" office:value-type="string" office:string-value="DQS5#" calcext:value-type="string">
            <text:p>DQS5#</text:p>
          </table:table-cell>
          <table:table-cell table:formula="of:=TRIM([$'UDIMM NCC'.B93])" office:value-type="string" office:string-value="DQS5#" calcext:value-type="string">
            <text:p>DQS5#</text:p>
          </table:table-cell>
          <table:table-cell table:formula="of:=TRIM([$RDIMM.B93])" office:value-type="string" office:string-value="DQS5#" calcext:value-type="string">
            <text:p>DQS5#</text:p>
          </table:table-cell>
          <table:table-cell table:formula="of:=IF([.B94]=[.C94];0;1)" office:value-type="float" office:value="0" calcext:value-type="float">
            <text:p>0</text:p>
          </table:table-cell>
          <table:table-cell table:formula="of:=IF([.B94]=[.D94];0;1)" office:value-type="float" office:value="0" calcext:value-type="float">
            <text:p>0</text:p>
          </table:table-cell>
          <table:table-cell table:formula="of:=IF([.C94]=[.D94];0;1)" office:value-type="float" office:value="0" calcext:value-type="float">
            <text:p>0</text:p>
          </table:table-cell>
          <table:table-cell table:formula="of:=SUM([.E94:.G94])" office:value-type="float" office:value="0" calcext:value-type="float">
            <text:p>0</text:p>
          </table:table-cell>
          <table:table-cell table:formula="of:=IF([.E94]+[.F94]+[.G94]=0;[.D94];IF([.E94]+[.F94]=0;&quot;U:&quot;&amp;[.B94]&amp;&quot;/R:&quot;&amp;[.D94];IF(AND([.E94]=[.G94];NOT([.E94]=[.F94]));&quot;ECC:&quot;&amp;[.B94]&amp;&quot;/NCC:&quot;&amp;[.C94];IF(AND([.E94]=0;[.F94]=[.G94]);&quot;U:&quot;&amp;[.B94]&amp;&quot;/R:&quot;&amp;[.D94];&quot;UECC:&quot;&amp;[.B94]&amp;&quot;/UNCC:&quot;&amp;[.C94]&amp;&quot;/R:&quot;&amp;[.D94]))))" office:value-type="string" office:string-value="DQS5#" calcext:value-type="string">
            <text:p>DQS5#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RIM([$'UDIMM ECC'.B94])" office:value-type="string" office:string-value="DQS5" calcext:value-type="string">
            <text:p>DQS5</text:p>
          </table:table-cell>
          <table:table-cell table:formula="of:=TRIM([$'UDIMM NCC'.B94])" office:value-type="string" office:string-value="DQS5" calcext:value-type="string">
            <text:p>DQS5</text:p>
          </table:table-cell>
          <table:table-cell table:formula="of:=TRIM([$RDIMM.B94])" office:value-type="string" office:string-value="DQS5" calcext:value-type="string">
            <text:p>DQS5</text:p>
          </table:table-cell>
          <table:table-cell table:formula="of:=IF([.B95]=[.C95];0;1)" office:value-type="float" office:value="0" calcext:value-type="float">
            <text:p>0</text:p>
          </table:table-cell>
          <table:table-cell table:formula="of:=IF([.B95]=[.D95];0;1)" office:value-type="float" office:value="0" calcext:value-type="float">
            <text:p>0</text:p>
          </table:table-cell>
          <table:table-cell table:formula="of:=IF([.C95]=[.D95];0;1)" office:value-type="float" office:value="0" calcext:value-type="float">
            <text:p>0</text:p>
          </table:table-cell>
          <table:table-cell table:formula="of:=SUM([.E95:.G95])" office:value-type="float" office:value="0" calcext:value-type="float">
            <text:p>0</text:p>
          </table:table-cell>
          <table:table-cell table:formula="of:=IF([.E95]+[.F95]+[.G95]=0;[.D95];IF([.E95]+[.F95]=0;&quot;U:&quot;&amp;[.B95]&amp;&quot;/R:&quot;&amp;[.D95];IF(AND([.E95]=[.G95];NOT([.E95]=[.F95]));&quot;ECC:&quot;&amp;[.B95]&amp;&quot;/NCC:&quot;&amp;[.C95];IF(AND([.E95]=0;[.F95]=[.G95]);&quot;U:&quot;&amp;[.B95]&amp;&quot;/R:&quot;&amp;[.D95];&quot;UECC:&quot;&amp;[.B95]&amp;&quot;/UNCC:&quot;&amp;[.C95]&amp;&quot;/R:&quot;&amp;[.D95]))))" office:value-type="string" office:string-value="DQS5" calcext:value-type="string">
            <text:p>DQS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RIM([$'UDIMM ECC'.B95])" office:value-type="string" office:string-value="VSS" calcext:value-type="string">
            <text:p>VSS</text:p>
          </table:table-cell>
          <table:table-cell table:formula="of:=TRIM([$'UDIMM NCC'.B95])" office:value-type="string" office:string-value="VSS" calcext:value-type="string">
            <text:p>VSS</text:p>
          </table:table-cell>
          <table:table-cell table:formula="of:=TRIM([$RDIMM.B95])" office:value-type="string" office:string-value="VSS" calcext:value-type="string">
            <text:p>VSS</text:p>
          </table:table-cell>
          <table:table-cell table:formula="of:=IF([.B96]=[.C96];0;1)" office:value-type="float" office:value="0" calcext:value-type="float">
            <text:p>0</text:p>
          </table:table-cell>
          <table:table-cell table:formula="of:=IF([.B96]=[.D96];0;1)" office:value-type="float" office:value="0" calcext:value-type="float">
            <text:p>0</text:p>
          </table:table-cell>
          <table:table-cell table:formula="of:=IF([.C96]=[.D96];0;1)" office:value-type="float" office:value="0" calcext:value-type="float">
            <text:p>0</text:p>
          </table:table-cell>
          <table:table-cell table:formula="of:=SUM([.E96:.G96])" office:value-type="float" office:value="0" calcext:value-type="float">
            <text:p>0</text:p>
          </table:table-cell>
          <table:table-cell table:formula="of:=IF([.E96]+[.F96]+[.G96]=0;[.D96];IF([.E96]+[.F96]=0;&quot;U:&quot;&amp;[.B96]&amp;&quot;/R:&quot;&amp;[.D96];IF(AND([.E96]=[.G96];NOT([.E96]=[.F96]));&quot;ECC:&quot;&amp;[.B96]&amp;&quot;/NCC:&quot;&amp;[.C96];IF(AND([.E96]=0;[.F96]=[.G96]);&quot;U:&quot;&amp;[.B96]&amp;&quot;/R:&quot;&amp;[.D96];&quot;UECC:&quot;&amp;[.B96]&amp;&quot;/UNCC:&quot;&amp;[.C96]&amp;&quot;/R:&quot;&amp;[.D96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RIM([$'UDIMM ECC'.B96])" office:value-type="string" office:string-value="DQ42" calcext:value-type="string">
            <text:p>DQ42</text:p>
          </table:table-cell>
          <table:table-cell table:formula="of:=TRIM([$'UDIMM NCC'.B96])" office:value-type="string" office:string-value="DQ42" calcext:value-type="string">
            <text:p>DQ42</text:p>
          </table:table-cell>
          <table:table-cell table:formula="of:=TRIM([$RDIMM.B96])" office:value-type="string" office:string-value="DQ42" calcext:value-type="string">
            <text:p>DQ42</text:p>
          </table:table-cell>
          <table:table-cell table:formula="of:=IF([.B97]=[.C97];0;1)" office:value-type="float" office:value="0" calcext:value-type="float">
            <text:p>0</text:p>
          </table:table-cell>
          <table:table-cell table:formula="of:=IF([.B97]=[.D97];0;1)" office:value-type="float" office:value="0" calcext:value-type="float">
            <text:p>0</text:p>
          </table:table-cell>
          <table:table-cell table:formula="of:=IF([.C97]=[.D97];0;1)" office:value-type="float" office:value="0" calcext:value-type="float">
            <text:p>0</text:p>
          </table:table-cell>
          <table:table-cell table:formula="of:=SUM([.E97:.G97])" office:value-type="float" office:value="0" calcext:value-type="float">
            <text:p>0</text:p>
          </table:table-cell>
          <table:table-cell table:formula="of:=IF([.E97]+[.F97]+[.G97]=0;[.D97];IF([.E97]+[.F97]=0;&quot;U:&quot;&amp;[.B97]&amp;&quot;/R:&quot;&amp;[.D97];IF(AND([.E97]=[.G97];NOT([.E97]=[.F97]));&quot;ECC:&quot;&amp;[.B97]&amp;&quot;/NCC:&quot;&amp;[.C97];IF(AND([.E97]=0;[.F97]=[.G97]);&quot;U:&quot;&amp;[.B97]&amp;&quot;/R:&quot;&amp;[.D97];&quot;UECC:&quot;&amp;[.B97]&amp;&quot;/UNCC:&quot;&amp;[.C97]&amp;&quot;/R:&quot;&amp;[.D97]))))" office:value-type="string" office:string-value="DQ42" calcext:value-type="string">
            <text:p>DQ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RIM([$'UDIMM ECC'.B97])" office:value-type="string" office:string-value="DQ43" calcext:value-type="string">
            <text:p>DQ43</text:p>
          </table:table-cell>
          <table:table-cell table:formula="of:=TRIM([$'UDIMM NCC'.B97])" office:value-type="string" office:string-value="DQ43" calcext:value-type="string">
            <text:p>DQ43</text:p>
          </table:table-cell>
          <table:table-cell table:formula="of:=TRIM([$RDIMM.B97])" office:value-type="string" office:string-value="DQ43" calcext:value-type="string">
            <text:p>DQ43</text:p>
          </table:table-cell>
          <table:table-cell table:formula="of:=IF([.B98]=[.C98];0;1)" office:value-type="float" office:value="0" calcext:value-type="float">
            <text:p>0</text:p>
          </table:table-cell>
          <table:table-cell table:formula="of:=IF([.B98]=[.D98];0;1)" office:value-type="float" office:value="0" calcext:value-type="float">
            <text:p>0</text:p>
          </table:table-cell>
          <table:table-cell table:formula="of:=IF([.C98]=[.D98];0;1)" office:value-type="float" office:value="0" calcext:value-type="float">
            <text:p>0</text:p>
          </table:table-cell>
          <table:table-cell table:formula="of:=SUM([.E98:.G98])" office:value-type="float" office:value="0" calcext:value-type="float">
            <text:p>0</text:p>
          </table:table-cell>
          <table:table-cell table:formula="of:=IF([.E98]+[.F98]+[.G98]=0;[.D98];IF([.E98]+[.F98]=0;&quot;U:&quot;&amp;[.B98]&amp;&quot;/R:&quot;&amp;[.D98];IF(AND([.E98]=[.G98];NOT([.E98]=[.F98]));&quot;ECC:&quot;&amp;[.B98]&amp;&quot;/NCC:&quot;&amp;[.C98];IF(AND([.E98]=0;[.F98]=[.G98]);&quot;U:&quot;&amp;[.B98]&amp;&quot;/R:&quot;&amp;[.D98];&quot;UECC:&quot;&amp;[.B98]&amp;&quot;/UNCC:&quot;&amp;[.C98]&amp;&quot;/R:&quot;&amp;[.D98]))))" office:value-type="string" office:string-value="DQ43" calcext:value-type="string">
            <text:p>DQ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RIM([$'UDIMM ECC'.B98])" office:value-type="string" office:string-value="VSS" calcext:value-type="string">
            <text:p>VSS</text:p>
          </table:table-cell>
          <table:table-cell table:formula="of:=TRIM([$'UDIMM NCC'.B98])" office:value-type="string" office:string-value="VSS" calcext:value-type="string">
            <text:p>VSS</text:p>
          </table:table-cell>
          <table:table-cell table:formula="of:=TRIM([$RDIMM.B98])" office:value-type="string" office:string-value="VSS" calcext:value-type="string">
            <text:p>VSS</text:p>
          </table:table-cell>
          <table:table-cell table:formula="of:=IF([.B99]=[.C99];0;1)" office:value-type="float" office:value="0" calcext:value-type="float">
            <text:p>0</text:p>
          </table:table-cell>
          <table:table-cell table:formula="of:=IF([.B99]=[.D99];0;1)" office:value-type="float" office:value="0" calcext:value-type="float">
            <text:p>0</text:p>
          </table:table-cell>
          <table:table-cell table:formula="of:=IF([.C99]=[.D99];0;1)" office:value-type="float" office:value="0" calcext:value-type="float">
            <text:p>0</text:p>
          </table:table-cell>
          <table:table-cell table:formula="of:=SUM([.E99:.G99])" office:value-type="float" office:value="0" calcext:value-type="float">
            <text:p>0</text:p>
          </table:table-cell>
          <table:table-cell table:formula="of:=IF([.E99]+[.F99]+[.G99]=0;[.D99];IF([.E99]+[.F99]=0;&quot;U:&quot;&amp;[.B99]&amp;&quot;/R:&quot;&amp;[.D99];IF(AND([.E99]=[.G99];NOT([.E99]=[.F99]));&quot;ECC:&quot;&amp;[.B99]&amp;&quot;/NCC:&quot;&amp;[.C99];IF(AND([.E99]=0;[.F99]=[.G99]);&quot;U:&quot;&amp;[.B99]&amp;&quot;/R:&quot;&amp;[.D99];&quot;UECC:&quot;&amp;[.B99]&amp;&quot;/UNCC:&quot;&amp;[.C99]&amp;&quot;/R:&quot;&amp;[.D99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RIM([$'UDIMM ECC'.B99])" office:value-type="string" office:string-value="DQ48" calcext:value-type="string">
            <text:p>DQ48</text:p>
          </table:table-cell>
          <table:table-cell table:formula="of:=TRIM([$'UDIMM NCC'.B99])" office:value-type="string" office:string-value="DQ48" calcext:value-type="string">
            <text:p>DQ48</text:p>
          </table:table-cell>
          <table:table-cell table:formula="of:=TRIM([$RDIMM.B99])" office:value-type="string" office:string-value="DQ48" calcext:value-type="string">
            <text:p>DQ48</text:p>
          </table:table-cell>
          <table:table-cell table:formula="of:=IF([.B100]=[.C100];0;1)" office:value-type="float" office:value="0" calcext:value-type="float">
            <text:p>0</text:p>
          </table:table-cell>
          <table:table-cell table:formula="of:=IF([.B100]=[.D100];0;1)" office:value-type="float" office:value="0" calcext:value-type="float">
            <text:p>0</text:p>
          </table:table-cell>
          <table:table-cell table:formula="of:=IF([.C100]=[.D100];0;1)" office:value-type="float" office:value="0" calcext:value-type="float">
            <text:p>0</text:p>
          </table:table-cell>
          <table:table-cell table:formula="of:=SUM([.E100:.G100])" office:value-type="float" office:value="0" calcext:value-type="float">
            <text:p>0</text:p>
          </table:table-cell>
          <table:table-cell table:formula="of:=IF([.E100]+[.F100]+[.G100]=0;[.D100];IF([.E100]+[.F100]=0;&quot;U:&quot;&amp;[.B100]&amp;&quot;/R:&quot;&amp;[.D100];IF(AND([.E100]=[.G100];NOT([.E100]=[.F100]));&quot;ECC:&quot;&amp;[.B100]&amp;&quot;/NCC:&quot;&amp;[.C100];IF(AND([.E100]=0;[.F100]=[.G100]);&quot;U:&quot;&amp;[.B100]&amp;&quot;/R:&quot;&amp;[.D100];&quot;UECC:&quot;&amp;[.B100]&amp;&quot;/UNCC:&quot;&amp;[.C100]&amp;&quot;/R:&quot;&amp;[.D100]))))" office:value-type="string" office:string-value="DQ48" calcext:value-type="string">
            <text:p>DQ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RIM([$'UDIMM ECC'.B100])" office:value-type="string" office:string-value="DQ49" calcext:value-type="string">
            <text:p>DQ49</text:p>
          </table:table-cell>
          <table:table-cell table:formula="of:=TRIM([$'UDIMM NCC'.B100])" office:value-type="string" office:string-value="DQ49" calcext:value-type="string">
            <text:p>DQ49</text:p>
          </table:table-cell>
          <table:table-cell table:formula="of:=TRIM([$RDIMM.B100])" office:value-type="string" office:string-value="DQ49" calcext:value-type="string">
            <text:p>DQ49</text:p>
          </table:table-cell>
          <table:table-cell table:formula="of:=IF([.B101]=[.C101];0;1)" office:value-type="float" office:value="0" calcext:value-type="float">
            <text:p>0</text:p>
          </table:table-cell>
          <table:table-cell table:formula="of:=IF([.B101]=[.D101];0;1)" office:value-type="float" office:value="0" calcext:value-type="float">
            <text:p>0</text:p>
          </table:table-cell>
          <table:table-cell table:formula="of:=IF([.C101]=[.D101];0;1)" office:value-type="float" office:value="0" calcext:value-type="float">
            <text:p>0</text:p>
          </table:table-cell>
          <table:table-cell table:formula="of:=SUM([.E101:.G101])" office:value-type="float" office:value="0" calcext:value-type="float">
            <text:p>0</text:p>
          </table:table-cell>
          <table:table-cell table:formula="of:=IF([.E101]+[.F101]+[.G101]=0;[.D101];IF([.E101]+[.F101]=0;&quot;U:&quot;&amp;[.B101]&amp;&quot;/R:&quot;&amp;[.D101];IF(AND([.E101]=[.G101];NOT([.E101]=[.F101]));&quot;ECC:&quot;&amp;[.B101]&amp;&quot;/NCC:&quot;&amp;[.C101];IF(AND([.E101]=0;[.F101]=[.G101]);&quot;U:&quot;&amp;[.B101]&amp;&quot;/R:&quot;&amp;[.D101];&quot;UECC:&quot;&amp;[.B101]&amp;&quot;/UNCC:&quot;&amp;[.C101]&amp;&quot;/R:&quot;&amp;[.D101]))))" office:value-type="string" office:string-value="DQ49" calcext:value-type="string">
            <text:p>DQ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RIM([$'UDIMM ECC'.B101])" office:value-type="string" office:string-value="VSS" calcext:value-type="string">
            <text:p>VSS</text:p>
          </table:table-cell>
          <table:table-cell table:formula="of:=TRIM([$'UDIMM NCC'.B101])" office:value-type="string" office:string-value="VSS" calcext:value-type="string">
            <text:p>VSS</text:p>
          </table:table-cell>
          <table:table-cell table:formula="of:=TRIM([$RDIMM.B101])" office:value-type="string" office:string-value="VSS" calcext:value-type="string">
            <text:p>VSS</text:p>
          </table:table-cell>
          <table:table-cell table:formula="of:=IF([.B102]=[.C102];0;1)" office:value-type="float" office:value="0" calcext:value-type="float">
            <text:p>0</text:p>
          </table:table-cell>
          <table:table-cell table:formula="of:=IF([.B102]=[.D102];0;1)" office:value-type="float" office:value="0" calcext:value-type="float">
            <text:p>0</text:p>
          </table:table-cell>
          <table:table-cell table:formula="of:=IF([.C102]=[.D102];0;1)" office:value-type="float" office:value="0" calcext:value-type="float">
            <text:p>0</text:p>
          </table:table-cell>
          <table:table-cell table:formula="of:=SUM([.E102:.G102])" office:value-type="float" office:value="0" calcext:value-type="float">
            <text:p>0</text:p>
          </table:table-cell>
          <table:table-cell table:formula="of:=IF([.E102]+[.F102]+[.G102]=0;[.D102];IF([.E102]+[.F102]=0;&quot;U:&quot;&amp;[.B102]&amp;&quot;/R:&quot;&amp;[.D102];IF(AND([.E102]=[.G102];NOT([.E102]=[.F102]));&quot;ECC:&quot;&amp;[.B102]&amp;&quot;/NCC:&quot;&amp;[.C102];IF(AND([.E102]=0;[.F102]=[.G102]);&quot;U:&quot;&amp;[.B102]&amp;&quot;/R:&quot;&amp;[.D102];&quot;UECC:&quot;&amp;[.B102]&amp;&quot;/UNCC:&quot;&amp;[.C102]&amp;&quot;/R:&quot;&amp;[.D102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RIM([$'UDIMM ECC'.B102])" office:value-type="string" office:string-value="DQS6#" calcext:value-type="string">
            <text:p>DQS6#</text:p>
          </table:table-cell>
          <table:table-cell table:formula="of:=TRIM([$'UDIMM NCC'.B102])" office:value-type="string" office:string-value="DQS6#" calcext:value-type="string">
            <text:p>DQS6#</text:p>
          </table:table-cell>
          <table:table-cell table:formula="of:=TRIM([$RDIMM.B102])" office:value-type="string" office:string-value="DQS6#" calcext:value-type="string">
            <text:p>DQS6#</text:p>
          </table:table-cell>
          <table:table-cell table:formula="of:=IF([.B103]=[.C103];0;1)" office:value-type="float" office:value="0" calcext:value-type="float">
            <text:p>0</text:p>
          </table:table-cell>
          <table:table-cell table:formula="of:=IF([.B103]=[.D103];0;1)" office:value-type="float" office:value="0" calcext:value-type="float">
            <text:p>0</text:p>
          </table:table-cell>
          <table:table-cell table:formula="of:=IF([.C103]=[.D103];0;1)" office:value-type="float" office:value="0" calcext:value-type="float">
            <text:p>0</text:p>
          </table:table-cell>
          <table:table-cell table:formula="of:=SUM([.E103:.G103])" office:value-type="float" office:value="0" calcext:value-type="float">
            <text:p>0</text:p>
          </table:table-cell>
          <table:table-cell table:formula="of:=IF([.E103]+[.F103]+[.G103]=0;[.D103];IF([.E103]+[.F103]=0;&quot;U:&quot;&amp;[.B103]&amp;&quot;/R:&quot;&amp;[.D103];IF(AND([.E103]=[.G103];NOT([.E103]=[.F103]));&quot;ECC:&quot;&amp;[.B103]&amp;&quot;/NCC:&quot;&amp;[.C103];IF(AND([.E103]=0;[.F103]=[.G103]);&quot;U:&quot;&amp;[.B103]&amp;&quot;/R:&quot;&amp;[.D103];&quot;UECC:&quot;&amp;[.B103]&amp;&quot;/UNCC:&quot;&amp;[.C103]&amp;&quot;/R:&quot;&amp;[.D103]))))" office:value-type="string" office:string-value="DQS6#" calcext:value-type="string">
            <text:p>DQS6#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RIM([$'UDIMM ECC'.B103])" office:value-type="string" office:string-value="DQS6" calcext:value-type="string">
            <text:p>DQS6</text:p>
          </table:table-cell>
          <table:table-cell table:formula="of:=TRIM([$'UDIMM NCC'.B103])" office:value-type="string" office:string-value="DQS6" calcext:value-type="string">
            <text:p>DQS6</text:p>
          </table:table-cell>
          <table:table-cell table:formula="of:=TRIM([$RDIMM.B103])" office:value-type="string" office:string-value="DQS6" calcext:value-type="string">
            <text:p>DQS6</text:p>
          </table:table-cell>
          <table:table-cell table:formula="of:=IF([.B104]=[.C104];0;1)" office:value-type="float" office:value="0" calcext:value-type="float">
            <text:p>0</text:p>
          </table:table-cell>
          <table:table-cell table:formula="of:=IF([.B104]=[.D104];0;1)" office:value-type="float" office:value="0" calcext:value-type="float">
            <text:p>0</text:p>
          </table:table-cell>
          <table:table-cell table:formula="of:=IF([.C104]=[.D104];0;1)" office:value-type="float" office:value="0" calcext:value-type="float">
            <text:p>0</text:p>
          </table:table-cell>
          <table:table-cell table:formula="of:=SUM([.E104:.G104])" office:value-type="float" office:value="0" calcext:value-type="float">
            <text:p>0</text:p>
          </table:table-cell>
          <table:table-cell table:formula="of:=IF([.E104]+[.F104]+[.G104]=0;[.D104];IF([.E104]+[.F104]=0;&quot;U:&quot;&amp;[.B104]&amp;&quot;/R:&quot;&amp;[.D104];IF(AND([.E104]=[.G104];NOT([.E104]=[.F104]));&quot;ECC:&quot;&amp;[.B104]&amp;&quot;/NCC:&quot;&amp;[.C104];IF(AND([.E104]=0;[.F104]=[.G104]);&quot;U:&quot;&amp;[.B104]&amp;&quot;/R:&quot;&amp;[.D104];&quot;UECC:&quot;&amp;[.B104]&amp;&quot;/UNCC:&quot;&amp;[.C104]&amp;&quot;/R:&quot;&amp;[.D104]))))" office:value-type="string" office:string-value="DQS6" calcext:value-type="string">
            <text:p>DQS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RIM([$'UDIMM ECC'.B104])" office:value-type="string" office:string-value="VSS" calcext:value-type="string">
            <text:p>VSS</text:p>
          </table:table-cell>
          <table:table-cell table:formula="of:=TRIM([$'UDIMM NCC'.B104])" office:value-type="string" office:string-value="VSS" calcext:value-type="string">
            <text:p>VSS</text:p>
          </table:table-cell>
          <table:table-cell table:formula="of:=TRIM([$RDIMM.B104])" office:value-type="string" office:string-value="VSS" calcext:value-type="string">
            <text:p>VSS</text:p>
          </table:table-cell>
          <table:table-cell table:formula="of:=IF([.B105]=[.C105];0;1)" office:value-type="float" office:value="0" calcext:value-type="float">
            <text:p>0</text:p>
          </table:table-cell>
          <table:table-cell table:formula="of:=IF([.B105]=[.D105];0;1)" office:value-type="float" office:value="0" calcext:value-type="float">
            <text:p>0</text:p>
          </table:table-cell>
          <table:table-cell table:formula="of:=IF([.C105]=[.D105];0;1)" office:value-type="float" office:value="0" calcext:value-type="float">
            <text:p>0</text:p>
          </table:table-cell>
          <table:table-cell table:formula="of:=SUM([.E105:.G105])" office:value-type="float" office:value="0" calcext:value-type="float">
            <text:p>0</text:p>
          </table:table-cell>
          <table:table-cell table:formula="of:=IF([.E105]+[.F105]+[.G105]=0;[.D105];IF([.E105]+[.F105]=0;&quot;U:&quot;&amp;[.B105]&amp;&quot;/R:&quot;&amp;[.D105];IF(AND([.E105]=[.G105];NOT([.E105]=[.F105]));&quot;ECC:&quot;&amp;[.B105]&amp;&quot;/NCC:&quot;&amp;[.C105];IF(AND([.E105]=0;[.F105]=[.G105]);&quot;U:&quot;&amp;[.B105]&amp;&quot;/R:&quot;&amp;[.D105];&quot;UECC:&quot;&amp;[.B105]&amp;&quot;/UNCC:&quot;&amp;[.C105]&amp;&quot;/R:&quot;&amp;[.D105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RIM([$'UDIMM ECC'.B105])" office:value-type="string" office:string-value="DQ50" calcext:value-type="string">
            <text:p>DQ50</text:p>
          </table:table-cell>
          <table:table-cell table:formula="of:=TRIM([$'UDIMM NCC'.B105])" office:value-type="string" office:string-value="DQ50" calcext:value-type="string">
            <text:p>DQ50</text:p>
          </table:table-cell>
          <table:table-cell table:formula="of:=TRIM([$RDIMM.B105])" office:value-type="string" office:string-value="DQ50" calcext:value-type="string">
            <text:p>DQ50</text:p>
          </table:table-cell>
          <table:table-cell table:formula="of:=IF([.B106]=[.C106];0;1)" office:value-type="float" office:value="0" calcext:value-type="float">
            <text:p>0</text:p>
          </table:table-cell>
          <table:table-cell table:formula="of:=IF([.B106]=[.D106];0;1)" office:value-type="float" office:value="0" calcext:value-type="float">
            <text:p>0</text:p>
          </table:table-cell>
          <table:table-cell table:formula="of:=IF([.C106]=[.D106];0;1)" office:value-type="float" office:value="0" calcext:value-type="float">
            <text:p>0</text:p>
          </table:table-cell>
          <table:table-cell table:formula="of:=SUM([.E106:.G106])" office:value-type="float" office:value="0" calcext:value-type="float">
            <text:p>0</text:p>
          </table:table-cell>
          <table:table-cell table:formula="of:=IF([.E106]+[.F106]+[.G106]=0;[.D106];IF([.E106]+[.F106]=0;&quot;U:&quot;&amp;[.B106]&amp;&quot;/R:&quot;&amp;[.D106];IF(AND([.E106]=[.G106];NOT([.E106]=[.F106]));&quot;ECC:&quot;&amp;[.B106]&amp;&quot;/NCC:&quot;&amp;[.C106];IF(AND([.E106]=0;[.F106]=[.G106]);&quot;U:&quot;&amp;[.B106]&amp;&quot;/R:&quot;&amp;[.D106];&quot;UECC:&quot;&amp;[.B106]&amp;&quot;/UNCC:&quot;&amp;[.C106]&amp;&quot;/R:&quot;&amp;[.D106]))))" office:value-type="string" office:string-value="DQ50" calcext:value-type="string">
            <text:p>DQ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RIM([$'UDIMM ECC'.B106])" office:value-type="string" office:string-value="DQ51" calcext:value-type="string">
            <text:p>DQ51</text:p>
          </table:table-cell>
          <table:table-cell table:formula="of:=TRIM([$'UDIMM NCC'.B106])" office:value-type="string" office:string-value="DQ51" calcext:value-type="string">
            <text:p>DQ51</text:p>
          </table:table-cell>
          <table:table-cell table:formula="of:=TRIM([$RDIMM.B106])" office:value-type="string" office:string-value="DQ51" calcext:value-type="string">
            <text:p>DQ51</text:p>
          </table:table-cell>
          <table:table-cell table:formula="of:=IF([.B107]=[.C107];0;1)" office:value-type="float" office:value="0" calcext:value-type="float">
            <text:p>0</text:p>
          </table:table-cell>
          <table:table-cell table:formula="of:=IF([.B107]=[.D107];0;1)" office:value-type="float" office:value="0" calcext:value-type="float">
            <text:p>0</text:p>
          </table:table-cell>
          <table:table-cell table:formula="of:=IF([.C107]=[.D107];0;1)" office:value-type="float" office:value="0" calcext:value-type="float">
            <text:p>0</text:p>
          </table:table-cell>
          <table:table-cell table:formula="of:=SUM([.E107:.G107])" office:value-type="float" office:value="0" calcext:value-type="float">
            <text:p>0</text:p>
          </table:table-cell>
          <table:table-cell table:formula="of:=IF([.E107]+[.F107]+[.G107]=0;[.D107];IF([.E107]+[.F107]=0;&quot;U:&quot;&amp;[.B107]&amp;&quot;/R:&quot;&amp;[.D107];IF(AND([.E107]=[.G107];NOT([.E107]=[.F107]));&quot;ECC:&quot;&amp;[.B107]&amp;&quot;/NCC:&quot;&amp;[.C107];IF(AND([.E107]=0;[.F107]=[.G107]);&quot;U:&quot;&amp;[.B107]&amp;&quot;/R:&quot;&amp;[.D107];&quot;UECC:&quot;&amp;[.B107]&amp;&quot;/UNCC:&quot;&amp;[.C107]&amp;&quot;/R:&quot;&amp;[.D107]))))" office:value-type="string" office:string-value="DQ51" calcext:value-type="string">
            <text:p>DQ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RIM([$'UDIMM ECC'.B107])" office:value-type="string" office:string-value="VSS" calcext:value-type="string">
            <text:p>VSS</text:p>
          </table:table-cell>
          <table:table-cell table:formula="of:=TRIM([$'UDIMM NCC'.B107])" office:value-type="string" office:string-value="VSS" calcext:value-type="string">
            <text:p>VSS</text:p>
          </table:table-cell>
          <table:table-cell table:formula="of:=TRIM([$RDIMM.B107])" office:value-type="string" office:string-value="VSS" calcext:value-type="string">
            <text:p>VSS</text:p>
          </table:table-cell>
          <table:table-cell table:formula="of:=IF([.B108]=[.C108];0;1)" office:value-type="float" office:value="0" calcext:value-type="float">
            <text:p>0</text:p>
          </table:table-cell>
          <table:table-cell table:formula="of:=IF([.B108]=[.D108];0;1)" office:value-type="float" office:value="0" calcext:value-type="float">
            <text:p>0</text:p>
          </table:table-cell>
          <table:table-cell table:formula="of:=IF([.C108]=[.D108];0;1)" office:value-type="float" office:value="0" calcext:value-type="float">
            <text:p>0</text:p>
          </table:table-cell>
          <table:table-cell table:formula="of:=SUM([.E108:.G108])" office:value-type="float" office:value="0" calcext:value-type="float">
            <text:p>0</text:p>
          </table:table-cell>
          <table:table-cell table:formula="of:=IF([.E108]+[.F108]+[.G108]=0;[.D108];IF([.E108]+[.F108]=0;&quot;U:&quot;&amp;[.B108]&amp;&quot;/R:&quot;&amp;[.D108];IF(AND([.E108]=[.G108];NOT([.E108]=[.F108]));&quot;ECC:&quot;&amp;[.B108]&amp;&quot;/NCC:&quot;&amp;[.C108];IF(AND([.E108]=0;[.F108]=[.G108]);&quot;U:&quot;&amp;[.B108]&amp;&quot;/R:&quot;&amp;[.D108];&quot;UECC:&quot;&amp;[.B108]&amp;&quot;/UNCC:&quot;&amp;[.C108]&amp;&quot;/R:&quot;&amp;[.D108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RIM([$'UDIMM ECC'.B108])" office:value-type="string" office:string-value="DQ56" calcext:value-type="string">
            <text:p>DQ56</text:p>
          </table:table-cell>
          <table:table-cell table:formula="of:=TRIM([$'UDIMM NCC'.B108])" office:value-type="string" office:string-value="DQ56" calcext:value-type="string">
            <text:p>DQ56</text:p>
          </table:table-cell>
          <table:table-cell table:formula="of:=TRIM([$RDIMM.B108])" office:value-type="string" office:string-value="DQ56" calcext:value-type="string">
            <text:p>DQ56</text:p>
          </table:table-cell>
          <table:table-cell table:formula="of:=IF([.B109]=[.C109];0;1)" office:value-type="float" office:value="0" calcext:value-type="float">
            <text:p>0</text:p>
          </table:table-cell>
          <table:table-cell table:formula="of:=IF([.B109]=[.D109];0;1)" office:value-type="float" office:value="0" calcext:value-type="float">
            <text:p>0</text:p>
          </table:table-cell>
          <table:table-cell table:formula="of:=IF([.C109]=[.D109];0;1)" office:value-type="float" office:value="0" calcext:value-type="float">
            <text:p>0</text:p>
          </table:table-cell>
          <table:table-cell table:formula="of:=SUM([.E109:.G109])" office:value-type="float" office:value="0" calcext:value-type="float">
            <text:p>0</text:p>
          </table:table-cell>
          <table:table-cell table:formula="of:=IF([.E109]+[.F109]+[.G109]=0;[.D109];IF([.E109]+[.F109]=0;&quot;U:&quot;&amp;[.B109]&amp;&quot;/R:&quot;&amp;[.D109];IF(AND([.E109]=[.G109];NOT([.E109]=[.F109]));&quot;ECC:&quot;&amp;[.B109]&amp;&quot;/NCC:&quot;&amp;[.C109];IF(AND([.E109]=0;[.F109]=[.G109]);&quot;U:&quot;&amp;[.B109]&amp;&quot;/R:&quot;&amp;[.D109];&quot;UECC:&quot;&amp;[.B109]&amp;&quot;/UNCC:&quot;&amp;[.C109]&amp;&quot;/R:&quot;&amp;[.D109]))))" office:value-type="string" office:string-value="DQ56" calcext:value-type="string">
            <text:p>DQ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RIM([$'UDIMM ECC'.B109])" office:value-type="string" office:string-value="DQ57" calcext:value-type="string">
            <text:p>DQ57</text:p>
          </table:table-cell>
          <table:table-cell table:formula="of:=TRIM([$'UDIMM NCC'.B109])" office:value-type="string" office:string-value="DQ57" calcext:value-type="string">
            <text:p>DQ57</text:p>
          </table:table-cell>
          <table:table-cell table:formula="of:=TRIM([$RDIMM.B109])" office:value-type="string" office:string-value="DQ57" calcext:value-type="string">
            <text:p>DQ57</text:p>
          </table:table-cell>
          <table:table-cell table:formula="of:=IF([.B110]=[.C110];0;1)" office:value-type="float" office:value="0" calcext:value-type="float">
            <text:p>0</text:p>
          </table:table-cell>
          <table:table-cell table:formula="of:=IF([.B110]=[.D110];0;1)" office:value-type="float" office:value="0" calcext:value-type="float">
            <text:p>0</text:p>
          </table:table-cell>
          <table:table-cell table:formula="of:=IF([.C110]=[.D110];0;1)" office:value-type="float" office:value="0" calcext:value-type="float">
            <text:p>0</text:p>
          </table:table-cell>
          <table:table-cell table:formula="of:=SUM([.E110:.G110])" office:value-type="float" office:value="0" calcext:value-type="float">
            <text:p>0</text:p>
          </table:table-cell>
          <table:table-cell table:formula="of:=IF([.E110]+[.F110]+[.G110]=0;[.D110];IF([.E110]+[.F110]=0;&quot;U:&quot;&amp;[.B110]&amp;&quot;/R:&quot;&amp;[.D110];IF(AND([.E110]=[.G110];NOT([.E110]=[.F110]));&quot;ECC:&quot;&amp;[.B110]&amp;&quot;/NCC:&quot;&amp;[.C110];IF(AND([.E110]=0;[.F110]=[.G110]);&quot;U:&quot;&amp;[.B110]&amp;&quot;/R:&quot;&amp;[.D110];&quot;UECC:&quot;&amp;[.B110]&amp;&quot;/UNCC:&quot;&amp;[.C110]&amp;&quot;/R:&quot;&amp;[.D110]))))" office:value-type="string" office:string-value="DQ57" calcext:value-type="string">
            <text:p>DQ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RIM([$'UDIMM ECC'.B110])" office:value-type="string" office:string-value="VSS" calcext:value-type="string">
            <text:p>VSS</text:p>
          </table:table-cell>
          <table:table-cell table:formula="of:=TRIM([$'UDIMM NCC'.B110])" office:value-type="string" office:string-value="VSS" calcext:value-type="string">
            <text:p>VSS</text:p>
          </table:table-cell>
          <table:table-cell table:formula="of:=TRIM([$RDIMM.B110])" office:value-type="string" office:string-value="VSS" calcext:value-type="string">
            <text:p>VSS</text:p>
          </table:table-cell>
          <table:table-cell table:formula="of:=IF([.B111]=[.C111];0;1)" office:value-type="float" office:value="0" calcext:value-type="float">
            <text:p>0</text:p>
          </table:table-cell>
          <table:table-cell table:formula="of:=IF([.B111]=[.D111];0;1)" office:value-type="float" office:value="0" calcext:value-type="float">
            <text:p>0</text:p>
          </table:table-cell>
          <table:table-cell table:formula="of:=IF([.C111]=[.D111];0;1)" office:value-type="float" office:value="0" calcext:value-type="float">
            <text:p>0</text:p>
          </table:table-cell>
          <table:table-cell table:formula="of:=SUM([.E111:.G111])" office:value-type="float" office:value="0" calcext:value-type="float">
            <text:p>0</text:p>
          </table:table-cell>
          <table:table-cell table:formula="of:=IF([.E111]+[.F111]+[.G111]=0;[.D111];IF([.E111]+[.F111]=0;&quot;U:&quot;&amp;[.B111]&amp;&quot;/R:&quot;&amp;[.D111];IF(AND([.E111]=[.G111];NOT([.E111]=[.F111]));&quot;ECC:&quot;&amp;[.B111]&amp;&quot;/NCC:&quot;&amp;[.C111];IF(AND([.E111]=0;[.F111]=[.G111]);&quot;U:&quot;&amp;[.B111]&amp;&quot;/R:&quot;&amp;[.D111];&quot;UECC:&quot;&amp;[.B111]&amp;&quot;/UNCC:&quot;&amp;[.C111]&amp;&quot;/R:&quot;&amp;[.D111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RIM([$'UDIMM ECC'.B111])" office:value-type="string" office:string-value="DQS7#" calcext:value-type="string">
            <text:p>DQS7#</text:p>
          </table:table-cell>
          <table:table-cell table:formula="of:=TRIM([$'UDIMM NCC'.B111])" office:value-type="string" office:string-value="DQS7#" calcext:value-type="string">
            <text:p>DQS7#</text:p>
          </table:table-cell>
          <table:table-cell table:formula="of:=TRIM([$RDIMM.B111])" office:value-type="string" office:string-value="DQS7#" calcext:value-type="string">
            <text:p>DQS7#</text:p>
          </table:table-cell>
          <table:table-cell table:formula="of:=IF([.B112]=[.C112];0;1)" office:value-type="float" office:value="0" calcext:value-type="float">
            <text:p>0</text:p>
          </table:table-cell>
          <table:table-cell table:formula="of:=IF([.B112]=[.D112];0;1)" office:value-type="float" office:value="0" calcext:value-type="float">
            <text:p>0</text:p>
          </table:table-cell>
          <table:table-cell table:formula="of:=IF([.C112]=[.D112];0;1)" office:value-type="float" office:value="0" calcext:value-type="float">
            <text:p>0</text:p>
          </table:table-cell>
          <table:table-cell table:formula="of:=SUM([.E112:.G112])" office:value-type="float" office:value="0" calcext:value-type="float">
            <text:p>0</text:p>
          </table:table-cell>
          <table:table-cell table:formula="of:=IF([.E112]+[.F112]+[.G112]=0;[.D112];IF([.E112]+[.F112]=0;&quot;U:&quot;&amp;[.B112]&amp;&quot;/R:&quot;&amp;[.D112];IF(AND([.E112]=[.G112];NOT([.E112]=[.F112]));&quot;ECC:&quot;&amp;[.B112]&amp;&quot;/NCC:&quot;&amp;[.C112];IF(AND([.E112]=0;[.F112]=[.G112]);&quot;U:&quot;&amp;[.B112]&amp;&quot;/R:&quot;&amp;[.D112];&quot;UECC:&quot;&amp;[.B112]&amp;&quot;/UNCC:&quot;&amp;[.C112]&amp;&quot;/R:&quot;&amp;[.D112]))))" office:value-type="string" office:string-value="DQS7#" calcext:value-type="string">
            <text:p>DQS7#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RIM([$'UDIMM ECC'.B112])" office:value-type="string" office:string-value="DQS7" calcext:value-type="string">
            <text:p>DQS7</text:p>
          </table:table-cell>
          <table:table-cell table:formula="of:=TRIM([$'UDIMM NCC'.B112])" office:value-type="string" office:string-value="DQS7" calcext:value-type="string">
            <text:p>DQS7</text:p>
          </table:table-cell>
          <table:table-cell table:formula="of:=TRIM([$RDIMM.B112])" office:value-type="string" office:string-value="DQS7" calcext:value-type="string">
            <text:p>DQS7</text:p>
          </table:table-cell>
          <table:table-cell table:formula="of:=IF([.B113]=[.C113];0;1)" office:value-type="float" office:value="0" calcext:value-type="float">
            <text:p>0</text:p>
          </table:table-cell>
          <table:table-cell table:formula="of:=IF([.B113]=[.D113];0;1)" office:value-type="float" office:value="0" calcext:value-type="float">
            <text:p>0</text:p>
          </table:table-cell>
          <table:table-cell table:formula="of:=IF([.C113]=[.D113];0;1)" office:value-type="float" office:value="0" calcext:value-type="float">
            <text:p>0</text:p>
          </table:table-cell>
          <table:table-cell table:formula="of:=SUM([.E113:.G113])" office:value-type="float" office:value="0" calcext:value-type="float">
            <text:p>0</text:p>
          </table:table-cell>
          <table:table-cell table:formula="of:=IF([.E113]+[.F113]+[.G113]=0;[.D113];IF([.E113]+[.F113]=0;&quot;U:&quot;&amp;[.B113]&amp;&quot;/R:&quot;&amp;[.D113];IF(AND([.E113]=[.G113];NOT([.E113]=[.F113]));&quot;ECC:&quot;&amp;[.B113]&amp;&quot;/NCC:&quot;&amp;[.C113];IF(AND([.E113]=0;[.F113]=[.G113]);&quot;U:&quot;&amp;[.B113]&amp;&quot;/R:&quot;&amp;[.D113];&quot;UECC:&quot;&amp;[.B113]&amp;&quot;/UNCC:&quot;&amp;[.C113]&amp;&quot;/R:&quot;&amp;[.D113]))))" office:value-type="string" office:string-value="DQS7" calcext:value-type="string">
            <text:p>DQS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RIM([$'UDIMM ECC'.B113])" office:value-type="string" office:string-value="VSS" calcext:value-type="string">
            <text:p>VSS</text:p>
          </table:table-cell>
          <table:table-cell table:formula="of:=TRIM([$'UDIMM NCC'.B113])" office:value-type="string" office:string-value="VSS" calcext:value-type="string">
            <text:p>VSS</text:p>
          </table:table-cell>
          <table:table-cell table:formula="of:=TRIM([$RDIMM.B113])" office:value-type="string" office:string-value="VSS" calcext:value-type="string">
            <text:p>VSS</text:p>
          </table:table-cell>
          <table:table-cell table:formula="of:=IF([.B114]=[.C114];0;1)" office:value-type="float" office:value="0" calcext:value-type="float">
            <text:p>0</text:p>
          </table:table-cell>
          <table:table-cell table:formula="of:=IF([.B114]=[.D114];0;1)" office:value-type="float" office:value="0" calcext:value-type="float">
            <text:p>0</text:p>
          </table:table-cell>
          <table:table-cell table:formula="of:=IF([.C114]=[.D114];0;1)" office:value-type="float" office:value="0" calcext:value-type="float">
            <text:p>0</text:p>
          </table:table-cell>
          <table:table-cell table:formula="of:=SUM([.E114:.G114])" office:value-type="float" office:value="0" calcext:value-type="float">
            <text:p>0</text:p>
          </table:table-cell>
          <table:table-cell table:formula="of:=IF([.E114]+[.F114]+[.G114]=0;[.D114];IF([.E114]+[.F114]=0;&quot;U:&quot;&amp;[.B114]&amp;&quot;/R:&quot;&amp;[.D114];IF(AND([.E114]=[.G114];NOT([.E114]=[.F114]));&quot;ECC:&quot;&amp;[.B114]&amp;&quot;/NCC:&quot;&amp;[.C114];IF(AND([.E114]=0;[.F114]=[.G114]);&quot;U:&quot;&amp;[.B114]&amp;&quot;/R:&quot;&amp;[.D114];&quot;UECC:&quot;&amp;[.B114]&amp;&quot;/UNCC:&quot;&amp;[.C114]&amp;&quot;/R:&quot;&amp;[.D114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RIM([$'UDIMM ECC'.B114])" office:value-type="string" office:string-value="DQ58" calcext:value-type="string">
            <text:p>DQ58</text:p>
          </table:table-cell>
          <table:table-cell table:formula="of:=TRIM([$'UDIMM NCC'.B114])" office:value-type="string" office:string-value="DQ58" calcext:value-type="string">
            <text:p>DQ58</text:p>
          </table:table-cell>
          <table:table-cell table:formula="of:=TRIM([$RDIMM.B114])" office:value-type="string" office:string-value="DQ58" calcext:value-type="string">
            <text:p>DQ58</text:p>
          </table:table-cell>
          <table:table-cell table:formula="of:=IF([.B115]=[.C115];0;1)" office:value-type="float" office:value="0" calcext:value-type="float">
            <text:p>0</text:p>
          </table:table-cell>
          <table:table-cell table:formula="of:=IF([.B115]=[.D115];0;1)" office:value-type="float" office:value="0" calcext:value-type="float">
            <text:p>0</text:p>
          </table:table-cell>
          <table:table-cell table:formula="of:=IF([.C115]=[.D115];0;1)" office:value-type="float" office:value="0" calcext:value-type="float">
            <text:p>0</text:p>
          </table:table-cell>
          <table:table-cell table:formula="of:=SUM([.E115:.G115])" office:value-type="float" office:value="0" calcext:value-type="float">
            <text:p>0</text:p>
          </table:table-cell>
          <table:table-cell table:formula="of:=IF([.E115]+[.F115]+[.G115]=0;[.D115];IF([.E115]+[.F115]=0;&quot;U:&quot;&amp;[.B115]&amp;&quot;/R:&quot;&amp;[.D115];IF(AND([.E115]=[.G115];NOT([.E115]=[.F115]));&quot;ECC:&quot;&amp;[.B115]&amp;&quot;/NCC:&quot;&amp;[.C115];IF(AND([.E115]=0;[.F115]=[.G115]);&quot;U:&quot;&amp;[.B115]&amp;&quot;/R:&quot;&amp;[.D115];&quot;UECC:&quot;&amp;[.B115]&amp;&quot;/UNCC:&quot;&amp;[.C115]&amp;&quot;/R:&quot;&amp;[.D115]))))" office:value-type="string" office:string-value="DQ58" calcext:value-type="string">
            <text:p>DQ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RIM([$'UDIMM ECC'.B115])" office:value-type="string" office:string-value="DQ59" calcext:value-type="string">
            <text:p>DQ59</text:p>
          </table:table-cell>
          <table:table-cell table:formula="of:=TRIM([$'UDIMM NCC'.B115])" office:value-type="string" office:string-value="DQ59" calcext:value-type="string">
            <text:p>DQ59</text:p>
          </table:table-cell>
          <table:table-cell table:formula="of:=TRIM([$RDIMM.B115])" office:value-type="string" office:string-value="DQ59" calcext:value-type="string">
            <text:p>DQ59</text:p>
          </table:table-cell>
          <table:table-cell table:formula="of:=IF([.B116]=[.C116];0;1)" office:value-type="float" office:value="0" calcext:value-type="float">
            <text:p>0</text:p>
          </table:table-cell>
          <table:table-cell table:formula="of:=IF([.B116]=[.D116];0;1)" office:value-type="float" office:value="0" calcext:value-type="float">
            <text:p>0</text:p>
          </table:table-cell>
          <table:table-cell table:formula="of:=IF([.C116]=[.D116];0;1)" office:value-type="float" office:value="0" calcext:value-type="float">
            <text:p>0</text:p>
          </table:table-cell>
          <table:table-cell table:formula="of:=SUM([.E116:.G116])" office:value-type="float" office:value="0" calcext:value-type="float">
            <text:p>0</text:p>
          </table:table-cell>
          <table:table-cell table:formula="of:=IF([.E116]+[.F116]+[.G116]=0;[.D116];IF([.E116]+[.F116]=0;&quot;U:&quot;&amp;[.B116]&amp;&quot;/R:&quot;&amp;[.D116];IF(AND([.E116]=[.G116];NOT([.E116]=[.F116]));&quot;ECC:&quot;&amp;[.B116]&amp;&quot;/NCC:&quot;&amp;[.C116];IF(AND([.E116]=0;[.F116]=[.G116]);&quot;U:&quot;&amp;[.B116]&amp;&quot;/R:&quot;&amp;[.D116];&quot;UECC:&quot;&amp;[.B116]&amp;&quot;/UNCC:&quot;&amp;[.C116]&amp;&quot;/R:&quot;&amp;[.D116]))))" office:value-type="string" office:string-value="DQ59" calcext:value-type="string">
            <text:p>DQ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RIM([$'UDIMM ECC'.B116])" office:value-type="string" office:string-value="VSS" calcext:value-type="string">
            <text:p>VSS</text:p>
          </table:table-cell>
          <table:table-cell table:formula="of:=TRIM([$'UDIMM NCC'.B116])" office:value-type="string" office:string-value="VSS" calcext:value-type="string">
            <text:p>VSS</text:p>
          </table:table-cell>
          <table:table-cell table:formula="of:=TRIM([$RDIMM.B116])" office:value-type="string" office:string-value="VSS" calcext:value-type="string">
            <text:p>VSS</text:p>
          </table:table-cell>
          <table:table-cell table:formula="of:=IF([.B117]=[.C117];0;1)" office:value-type="float" office:value="0" calcext:value-type="float">
            <text:p>0</text:p>
          </table:table-cell>
          <table:table-cell table:formula="of:=IF([.B117]=[.D117];0;1)" office:value-type="float" office:value="0" calcext:value-type="float">
            <text:p>0</text:p>
          </table:table-cell>
          <table:table-cell table:formula="of:=IF([.C117]=[.D117];0;1)" office:value-type="float" office:value="0" calcext:value-type="float">
            <text:p>0</text:p>
          </table:table-cell>
          <table:table-cell table:formula="of:=SUM([.E117:.G117])" office:value-type="float" office:value="0" calcext:value-type="float">
            <text:p>0</text:p>
          </table:table-cell>
          <table:table-cell table:formula="of:=IF([.E117]+[.F117]+[.G117]=0;[.D117];IF([.E117]+[.F117]=0;&quot;U:&quot;&amp;[.B117]&amp;&quot;/R:&quot;&amp;[.D117];IF(AND([.E117]=[.G117];NOT([.E117]=[.F117]));&quot;ECC:&quot;&amp;[.B117]&amp;&quot;/NCC:&quot;&amp;[.C117];IF(AND([.E117]=0;[.F117]=[.G117]);&quot;U:&quot;&amp;[.B117]&amp;&quot;/R:&quot;&amp;[.D117];&quot;UECC:&quot;&amp;[.B117]&amp;&quot;/UNCC:&quot;&amp;[.C117]&amp;&quot;/R:&quot;&amp;[.D117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RIM([$'UDIMM ECC'.B117])" office:value-type="string" office:string-value="SA0" calcext:value-type="string">
            <text:p>SA0</text:p>
          </table:table-cell>
          <table:table-cell table:formula="of:=TRIM([$'UDIMM NCC'.B117])" office:value-type="string" office:string-value="SA0" calcext:value-type="string">
            <text:p>SA0</text:p>
          </table:table-cell>
          <table:table-cell table:formula="of:=TRIM([$RDIMM.B117])" office:value-type="string" office:string-value="SA0" calcext:value-type="string">
            <text:p>SA0</text:p>
          </table:table-cell>
          <table:table-cell table:formula="of:=IF([.B118]=[.C118];0;1)" office:value-type="float" office:value="0" calcext:value-type="float">
            <text:p>0</text:p>
          </table:table-cell>
          <table:table-cell table:formula="of:=IF([.B118]=[.D118];0;1)" office:value-type="float" office:value="0" calcext:value-type="float">
            <text:p>0</text:p>
          </table:table-cell>
          <table:table-cell table:formula="of:=IF([.C118]=[.D118];0;1)" office:value-type="float" office:value="0" calcext:value-type="float">
            <text:p>0</text:p>
          </table:table-cell>
          <table:table-cell table:formula="of:=SUM([.E118:.G118])" office:value-type="float" office:value="0" calcext:value-type="float">
            <text:p>0</text:p>
          </table:table-cell>
          <table:table-cell table:formula="of:=IF([.E118]+[.F118]+[.G118]=0;[.D118];IF([.E118]+[.F118]=0;&quot;U:&quot;&amp;[.B118]&amp;&quot;/R:&quot;&amp;[.D118];IF(AND([.E118]=[.G118];NOT([.E118]=[.F118]));&quot;ECC:&quot;&amp;[.B118]&amp;&quot;/NCC:&quot;&amp;[.C118];IF(AND([.E118]=0;[.F118]=[.G118]);&quot;U:&quot;&amp;[.B118]&amp;&quot;/R:&quot;&amp;[.D118];&quot;UECC:&quot;&amp;[.B118]&amp;&quot;/UNCC:&quot;&amp;[.C118]&amp;&quot;/R:&quot;&amp;[.D118]))))" office:value-type="string" office:string-value="SA0" calcext:value-type="string">
            <text:p>SA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RIM([$'UDIMM ECC'.B118])" office:value-type="string" office:string-value="SCL" calcext:value-type="string">
            <text:p>SCL</text:p>
          </table:table-cell>
          <table:table-cell table:formula="of:=TRIM([$'UDIMM NCC'.B118])" office:value-type="string" office:string-value="SCL" calcext:value-type="string">
            <text:p>SCL</text:p>
          </table:table-cell>
          <table:table-cell table:formula="of:=TRIM([$RDIMM.B118])" office:value-type="string" office:string-value="SCL" calcext:value-type="string">
            <text:p>SCL</text:p>
          </table:table-cell>
          <table:table-cell table:formula="of:=IF([.B119]=[.C119];0;1)" office:value-type="float" office:value="0" calcext:value-type="float">
            <text:p>0</text:p>
          </table:table-cell>
          <table:table-cell table:formula="of:=IF([.B119]=[.D119];0;1)" office:value-type="float" office:value="0" calcext:value-type="float">
            <text:p>0</text:p>
          </table:table-cell>
          <table:table-cell table:formula="of:=IF([.C119]=[.D119];0;1)" office:value-type="float" office:value="0" calcext:value-type="float">
            <text:p>0</text:p>
          </table:table-cell>
          <table:table-cell table:formula="of:=SUM([.E119:.G119])" office:value-type="float" office:value="0" calcext:value-type="float">
            <text:p>0</text:p>
          </table:table-cell>
          <table:table-cell table:formula="of:=IF([.E119]+[.F119]+[.G119]=0;[.D119];IF([.E119]+[.F119]=0;&quot;U:&quot;&amp;[.B119]&amp;&quot;/R:&quot;&amp;[.D119];IF(AND([.E119]=[.G119];NOT([.E119]=[.F119]));&quot;ECC:&quot;&amp;[.B119]&amp;&quot;/NCC:&quot;&amp;[.C119];IF(AND([.E119]=0;[.F119]=[.G119]);&quot;U:&quot;&amp;[.B119]&amp;&quot;/R:&quot;&amp;[.D119];&quot;UECC:&quot;&amp;[.B119]&amp;&quot;/UNCC:&quot;&amp;[.C119]&amp;&quot;/R:&quot;&amp;[.D119]))))" office:value-type="string" office:string-value="SCL" calcext:value-type="string">
            <text:p>SC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RIM([$'UDIMM ECC'.B119])" office:value-type="string" office:string-value="SA2" calcext:value-type="string">
            <text:p>SA2</text:p>
          </table:table-cell>
          <table:table-cell table:formula="of:=TRIM([$'UDIMM NCC'.B119])" office:value-type="string" office:string-value="SA2" calcext:value-type="string">
            <text:p>SA2</text:p>
          </table:table-cell>
          <table:table-cell table:formula="of:=TRIM([$RDIMM.B119])" office:value-type="string" office:string-value="SA2" calcext:value-type="string">
            <text:p>SA2</text:p>
          </table:table-cell>
          <table:table-cell table:formula="of:=IF([.B120]=[.C120];0;1)" office:value-type="float" office:value="0" calcext:value-type="float">
            <text:p>0</text:p>
          </table:table-cell>
          <table:table-cell table:formula="of:=IF([.B120]=[.D120];0;1)" office:value-type="float" office:value="0" calcext:value-type="float">
            <text:p>0</text:p>
          </table:table-cell>
          <table:table-cell table:formula="of:=IF([.C120]=[.D120];0;1)" office:value-type="float" office:value="0" calcext:value-type="float">
            <text:p>0</text:p>
          </table:table-cell>
          <table:table-cell table:formula="of:=SUM([.E120:.G120])" office:value-type="float" office:value="0" calcext:value-type="float">
            <text:p>0</text:p>
          </table:table-cell>
          <table:table-cell table:formula="of:=IF([.E120]+[.F120]+[.G120]=0;[.D120];IF([.E120]+[.F120]=0;&quot;U:&quot;&amp;[.B120]&amp;&quot;/R:&quot;&amp;[.D120];IF(AND([.E120]=[.G120];NOT([.E120]=[.F120]));&quot;ECC:&quot;&amp;[.B120]&amp;&quot;/NCC:&quot;&amp;[.C120];IF(AND([.E120]=0;[.F120]=[.G120]);&quot;U:&quot;&amp;[.B120]&amp;&quot;/R:&quot;&amp;[.D120];&quot;UECC:&quot;&amp;[.B120]&amp;&quot;/UNCC:&quot;&amp;[.C120]&amp;&quot;/R:&quot;&amp;[.D120]))))" office:value-type="string" office:string-value="SA2" calcext:value-type="string">
            <text:p>SA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RIM([$'UDIMM ECC'.B120])" office:value-type="string" office:string-value="VTT" calcext:value-type="string">
            <text:p>VTT</text:p>
          </table:table-cell>
          <table:table-cell table:formula="of:=TRIM([$'UDIMM NCC'.B120])" office:value-type="string" office:string-value="VTT" calcext:value-type="string">
            <text:p>VTT</text:p>
          </table:table-cell>
          <table:table-cell table:formula="of:=TRIM([$RDIMM.B120])" office:value-type="string" office:string-value="VTT" calcext:value-type="string">
            <text:p>VTT</text:p>
          </table:table-cell>
          <table:table-cell table:formula="of:=IF([.B121]=[.C121];0;1)" office:value-type="float" office:value="0" calcext:value-type="float">
            <text:p>0</text:p>
          </table:table-cell>
          <table:table-cell table:formula="of:=IF([.B121]=[.D121];0;1)" office:value-type="float" office:value="0" calcext:value-type="float">
            <text:p>0</text:p>
          </table:table-cell>
          <table:table-cell table:formula="of:=IF([.C121]=[.D121];0;1)" office:value-type="float" office:value="0" calcext:value-type="float">
            <text:p>0</text:p>
          </table:table-cell>
          <table:table-cell table:formula="of:=SUM([.E121:.G121])" office:value-type="float" office:value="0" calcext:value-type="float">
            <text:p>0</text:p>
          </table:table-cell>
          <table:table-cell table:formula="of:=IF([.E121]+[.F121]+[.G121]=0;[.D121];IF([.E121]+[.F121]=0;&quot;U:&quot;&amp;[.B121]&amp;&quot;/R:&quot;&amp;[.D121];IF(AND([.E121]=[.G121];NOT([.E121]=[.F121]));&quot;ECC:&quot;&amp;[.B121]&amp;&quot;/NCC:&quot;&amp;[.C121];IF(AND([.E121]=0;[.F121]=[.G121]);&quot;U:&quot;&amp;[.B121]&amp;&quot;/R:&quot;&amp;[.D121];&quot;UECC:&quot;&amp;[.B121]&amp;&quot;/UNCC:&quot;&amp;[.C121]&amp;&quot;/R:&quot;&amp;[.D121]))))" office:value-type="string" office:string-value="VTT" calcext:value-type="string">
            <text:p>VT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RIM([$'UDIMM ECC'.B121])" office:value-type="string" office:string-value="VSS" calcext:value-type="string">
            <text:p>VSS</text:p>
          </table:table-cell>
          <table:table-cell table:formula="of:=TRIM([$'UDIMM NCC'.B121])" office:value-type="string" office:string-value="VSS" calcext:value-type="string">
            <text:p>VSS</text:p>
          </table:table-cell>
          <table:table-cell table:formula="of:=TRIM([$RDIMM.B121])" office:value-type="string" office:string-value="VSS" calcext:value-type="string">
            <text:p>VSS</text:p>
          </table:table-cell>
          <table:table-cell table:formula="of:=IF([.B122]=[.C122];0;1)" office:value-type="float" office:value="0" calcext:value-type="float">
            <text:p>0</text:p>
          </table:table-cell>
          <table:table-cell table:formula="of:=IF([.B122]=[.D122];0;1)" office:value-type="float" office:value="0" calcext:value-type="float">
            <text:p>0</text:p>
          </table:table-cell>
          <table:table-cell table:formula="of:=IF([.C122]=[.D122];0;1)" office:value-type="float" office:value="0" calcext:value-type="float">
            <text:p>0</text:p>
          </table:table-cell>
          <table:table-cell table:formula="of:=SUM([.E122:.G122])" office:value-type="float" office:value="0" calcext:value-type="float">
            <text:p>0</text:p>
          </table:table-cell>
          <table:table-cell table:formula="of:=IF([.E122]+[.F122]+[.G122]=0;[.D122];IF([.E122]+[.F122]=0;&quot;U:&quot;&amp;[.B122]&amp;&quot;/R:&quot;&amp;[.D122];IF(AND([.E122]=[.G122];NOT([.E122]=[.F122]));&quot;ECC:&quot;&amp;[.B122]&amp;&quot;/NCC:&quot;&amp;[.C122];IF(AND([.E122]=0;[.F122]=[.G122]);&quot;U:&quot;&amp;[.B122]&amp;&quot;/R:&quot;&amp;[.D122];&quot;UECC:&quot;&amp;[.B122]&amp;&quot;/UNCC:&quot;&amp;[.C122]&amp;&quot;/R:&quot;&amp;[.D122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RIM([$'UDIMM ECC'.B122])" office:value-type="string" office:string-value="DQ4" calcext:value-type="string">
            <text:p>DQ4</text:p>
          </table:table-cell>
          <table:table-cell table:formula="of:=TRIM([$'UDIMM NCC'.B122])" office:value-type="string" office:string-value="DQ4" calcext:value-type="string">
            <text:p>DQ4</text:p>
          </table:table-cell>
          <table:table-cell table:formula="of:=TRIM([$RDIMM.B122])" office:value-type="string" office:string-value="DQ4" calcext:value-type="string">
            <text:p>DQ4</text:p>
          </table:table-cell>
          <table:table-cell table:formula="of:=IF([.B123]=[.C123];0;1)" office:value-type="float" office:value="0" calcext:value-type="float">
            <text:p>0</text:p>
          </table:table-cell>
          <table:table-cell table:formula="of:=IF([.B123]=[.D123];0;1)" office:value-type="float" office:value="0" calcext:value-type="float">
            <text:p>0</text:p>
          </table:table-cell>
          <table:table-cell table:formula="of:=IF([.C123]=[.D123];0;1)" office:value-type="float" office:value="0" calcext:value-type="float">
            <text:p>0</text:p>
          </table:table-cell>
          <table:table-cell table:formula="of:=SUM([.E123:.G123])" office:value-type="float" office:value="0" calcext:value-type="float">
            <text:p>0</text:p>
          </table:table-cell>
          <table:table-cell table:formula="of:=IF([.E123]+[.F123]+[.G123]=0;[.D123];IF([.E123]+[.F123]=0;&quot;U:&quot;&amp;[.B123]&amp;&quot;/R:&quot;&amp;[.D123];IF(AND([.E123]=[.G123];NOT([.E123]=[.F123]));&quot;ECC:&quot;&amp;[.B123]&amp;&quot;/NCC:&quot;&amp;[.C123];IF(AND([.E123]=0;[.F123]=[.G123]);&quot;U:&quot;&amp;[.B123]&amp;&quot;/R:&quot;&amp;[.D123];&quot;UECC:&quot;&amp;[.B123]&amp;&quot;/UNCC:&quot;&amp;[.C123]&amp;&quot;/R:&quot;&amp;[.D123]))))" office:value-type="string" office:string-value="DQ4" calcext:value-type="string">
            <text:p>DQ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RIM([$'UDIMM ECC'.B123])" office:value-type="string" office:string-value="DQ5" calcext:value-type="string">
            <text:p>DQ5</text:p>
          </table:table-cell>
          <table:table-cell table:formula="of:=TRIM([$'UDIMM NCC'.B123])" office:value-type="string" office:string-value="DQ5" calcext:value-type="string">
            <text:p>DQ5</text:p>
          </table:table-cell>
          <table:table-cell table:formula="of:=TRIM([$RDIMM.B123])" office:value-type="string" office:string-value="DQ5" calcext:value-type="string">
            <text:p>DQ5</text:p>
          </table:table-cell>
          <table:table-cell table:formula="of:=IF([.B124]=[.C124];0;1)" office:value-type="float" office:value="0" calcext:value-type="float">
            <text:p>0</text:p>
          </table:table-cell>
          <table:table-cell table:formula="of:=IF([.B124]=[.D124];0;1)" office:value-type="float" office:value="0" calcext:value-type="float">
            <text:p>0</text:p>
          </table:table-cell>
          <table:table-cell table:formula="of:=IF([.C124]=[.D124];0;1)" office:value-type="float" office:value="0" calcext:value-type="float">
            <text:p>0</text:p>
          </table:table-cell>
          <table:table-cell table:formula="of:=SUM([.E124:.G124])" office:value-type="float" office:value="0" calcext:value-type="float">
            <text:p>0</text:p>
          </table:table-cell>
          <table:table-cell table:formula="of:=IF([.E124]+[.F124]+[.G124]=0;[.D124];IF([.E124]+[.F124]=0;&quot;U:&quot;&amp;[.B124]&amp;&quot;/R:&quot;&amp;[.D124];IF(AND([.E124]=[.G124];NOT([.E124]=[.F124]));&quot;ECC:&quot;&amp;[.B124]&amp;&quot;/NCC:&quot;&amp;[.C124];IF(AND([.E124]=0;[.F124]=[.G124]);&quot;U:&quot;&amp;[.B124]&amp;&quot;/R:&quot;&amp;[.D124];&quot;UECC:&quot;&amp;[.B124]&amp;&quot;/UNCC:&quot;&amp;[.C124]&amp;&quot;/R:&quot;&amp;[.D124]))))" office:value-type="string" office:string-value="DQ5" calcext:value-type="string">
            <text:p>DQ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RIM([$'UDIMM ECC'.B124])" office:value-type="string" office:string-value="VSS" calcext:value-type="string">
            <text:p>VSS</text:p>
          </table:table-cell>
          <table:table-cell table:formula="of:=TRIM([$'UDIMM NCC'.B124])" office:value-type="string" office:string-value="VSS" calcext:value-type="string">
            <text:p>VSS</text:p>
          </table:table-cell>
          <table:table-cell table:formula="of:=TRIM([$RDIMM.B124])" office:value-type="string" office:string-value="VSS" calcext:value-type="string">
            <text:p>VSS</text:p>
          </table:table-cell>
          <table:table-cell table:formula="of:=IF([.B125]=[.C125];0;1)" office:value-type="float" office:value="0" calcext:value-type="float">
            <text:p>0</text:p>
          </table:table-cell>
          <table:table-cell table:formula="of:=IF([.B125]=[.D125];0;1)" office:value-type="float" office:value="0" calcext:value-type="float">
            <text:p>0</text:p>
          </table:table-cell>
          <table:table-cell table:formula="of:=IF([.C125]=[.D125];0;1)" office:value-type="float" office:value="0" calcext:value-type="float">
            <text:p>0</text:p>
          </table:table-cell>
          <table:table-cell table:formula="of:=SUM([.E125:.G125])" office:value-type="float" office:value="0" calcext:value-type="float">
            <text:p>0</text:p>
          </table:table-cell>
          <table:table-cell table:formula="of:=IF([.E125]+[.F125]+[.G125]=0;[.D125];IF([.E125]+[.F125]=0;&quot;U:&quot;&amp;[.B125]&amp;&quot;/R:&quot;&amp;[.D125];IF(AND([.E125]=[.G125];NOT([.E125]=[.F125]));&quot;ECC:&quot;&amp;[.B125]&amp;&quot;/NCC:&quot;&amp;[.C125];IF(AND([.E125]=0;[.F125]=[.G125]);&quot;U:&quot;&amp;[.B125]&amp;&quot;/R:&quot;&amp;[.D125];&quot;UECC:&quot;&amp;[.B125]&amp;&quot;/UNCC:&quot;&amp;[.C125]&amp;&quot;/R:&quot;&amp;[.D125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RIM([$'UDIMM ECC'.B125])" office:value-type="string" office:string-value="DM0" calcext:value-type="string">
            <text:p>DM0</text:p>
          </table:table-cell>
          <table:table-cell table:formula="of:=TRIM([$'UDIMM NCC'.B125])" office:value-type="string" office:string-value="DM0" calcext:value-type="string">
            <text:p>DM0</text:p>
          </table:table-cell>
          <table:table-cell table:formula="of:=TRIM([$RDIMM.B125])" office:value-type="string" office:string-value="DQS9" calcext:value-type="string">
            <text:p>DQS9</text:p>
          </table:table-cell>
          <table:table-cell table:formula="of:=IF([.B126]=[.C126];0;1)" office:value-type="float" office:value="0" calcext:value-type="float">
            <text:p>0</text:p>
          </table:table-cell>
          <table:table-cell table:formula="of:=IF([.B126]=[.D126];0;1)" office:value-type="float" office:value="1" calcext:value-type="float">
            <text:p>1</text:p>
          </table:table-cell>
          <table:table-cell table:formula="of:=IF([.C126]=[.D126];0;1)" office:value-type="float" office:value="1" calcext:value-type="float">
            <text:p>1</text:p>
          </table:table-cell>
          <table:table-cell table:formula="of:=SUM([.E126:.G126])" office:value-type="float" office:value="2" calcext:value-type="float">
            <text:p>2</text:p>
          </table:table-cell>
          <table:table-cell table:formula="of:=IF([.E126]+[.F126]+[.G126]=0;[.D126];IF([.E126]+[.F126]=0;&quot;U:&quot;&amp;[.B126]&amp;&quot;/R:&quot;&amp;[.D126];IF(AND([.E126]=[.G126];NOT([.E126]=[.F126]));&quot;ECC:&quot;&amp;[.B126]&amp;&quot;/NCC:&quot;&amp;[.C126];IF(AND([.E126]=0;[.F126]=[.G126]);&quot;U:&quot;&amp;[.B126]&amp;&quot;/R:&quot;&amp;[.D126];&quot;UECC:&quot;&amp;[.B126]&amp;&quot;/UNCC:&quot;&amp;[.C126]&amp;&quot;/R:&quot;&amp;[.D126]))))" office:value-type="string" office:string-value="U:DM0/R:DQS9" calcext:value-type="string">
            <text:p>U:DM0/R:DQS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RIM([$'UDIMM ECC'.B126])" office:value-type="string" office:string-value="NC" calcext:value-type="string">
            <text:p>NC</text:p>
          </table:table-cell>
          <table:table-cell table:formula="of:=TRIM([$'UDIMM NCC'.B126])" office:value-type="string" office:string-value="NC" calcext:value-type="string">
            <text:p>NC</text:p>
          </table:table-cell>
          <table:table-cell table:formula="of:=TRIM([$RDIMM.B126])" office:value-type="string" office:string-value="DQS9#" calcext:value-type="string">
            <text:p>DQS9#</text:p>
          </table:table-cell>
          <table:table-cell table:formula="of:=IF([.B127]=[.C127];0;1)" office:value-type="float" office:value="0" calcext:value-type="float">
            <text:p>0</text:p>
          </table:table-cell>
          <table:table-cell table:formula="of:=IF([.B127]=[.D127];0;1)" office:value-type="float" office:value="1" calcext:value-type="float">
            <text:p>1</text:p>
          </table:table-cell>
          <table:table-cell table:formula="of:=IF([.C127]=[.D127];0;1)" office:value-type="float" office:value="1" calcext:value-type="float">
            <text:p>1</text:p>
          </table:table-cell>
          <table:table-cell table:formula="of:=SUM([.E127:.G127])" office:value-type="float" office:value="2" calcext:value-type="float">
            <text:p>2</text:p>
          </table:table-cell>
          <table:table-cell table:formula="of:=IF([.E127]+[.F127]+[.G127]=0;[.D127];IF([.E127]+[.F127]=0;&quot;U:&quot;&amp;[.B127]&amp;&quot;/R:&quot;&amp;[.D127];IF(AND([.E127]=[.G127];NOT([.E127]=[.F127]));&quot;ECC:&quot;&amp;[.B127]&amp;&quot;/NCC:&quot;&amp;[.C127];IF(AND([.E127]=0;[.F127]=[.G127]);&quot;U:&quot;&amp;[.B127]&amp;&quot;/R:&quot;&amp;[.D127];&quot;UECC:&quot;&amp;[.B127]&amp;&quot;/UNCC:&quot;&amp;[.C127]&amp;&quot;/R:&quot;&amp;[.D127]))))" office:value-type="string" office:string-value="U:NC/R:DQS9#" calcext:value-type="string">
            <text:p>U:NC/R:DQS9#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RIM([$'UDIMM ECC'.B127])" office:value-type="string" office:string-value="VSS" calcext:value-type="string">
            <text:p>VSS</text:p>
          </table:table-cell>
          <table:table-cell table:formula="of:=TRIM([$'UDIMM NCC'.B127])" office:value-type="string" office:string-value="VSS" calcext:value-type="string">
            <text:p>VSS</text:p>
          </table:table-cell>
          <table:table-cell table:formula="of:=TRIM([$RDIMM.B127])" office:value-type="string" office:string-value="VSS" calcext:value-type="string">
            <text:p>VSS</text:p>
          </table:table-cell>
          <table:table-cell table:formula="of:=IF([.B128]=[.C128];0;1)" office:value-type="float" office:value="0" calcext:value-type="float">
            <text:p>0</text:p>
          </table:table-cell>
          <table:table-cell table:formula="of:=IF([.B128]=[.D128];0;1)" office:value-type="float" office:value="0" calcext:value-type="float">
            <text:p>0</text:p>
          </table:table-cell>
          <table:table-cell table:formula="of:=IF([.C128]=[.D128];0;1)" office:value-type="float" office:value="0" calcext:value-type="float">
            <text:p>0</text:p>
          </table:table-cell>
          <table:table-cell table:formula="of:=SUM([.E128:.G128])" office:value-type="float" office:value="0" calcext:value-type="float">
            <text:p>0</text:p>
          </table:table-cell>
          <table:table-cell table:formula="of:=IF([.E128]+[.F128]+[.G128]=0;[.D128];IF([.E128]+[.F128]=0;&quot;U:&quot;&amp;[.B128]&amp;&quot;/R:&quot;&amp;[.D128];IF(AND([.E128]=[.G128];NOT([.E128]=[.F128]));&quot;ECC:&quot;&amp;[.B128]&amp;&quot;/NCC:&quot;&amp;[.C128];IF(AND([.E128]=0;[.F128]=[.G128]);&quot;U:&quot;&amp;[.B128]&amp;&quot;/R:&quot;&amp;[.D128];&quot;UECC:&quot;&amp;[.B128]&amp;&quot;/UNCC:&quot;&amp;[.C128]&amp;&quot;/R:&quot;&amp;[.D128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RIM([$'UDIMM ECC'.B128])" office:value-type="string" office:string-value="DQ6" calcext:value-type="string">
            <text:p>DQ6</text:p>
          </table:table-cell>
          <table:table-cell table:formula="of:=TRIM([$'UDIMM NCC'.B128])" office:value-type="string" office:string-value="DQ6" calcext:value-type="string">
            <text:p>DQ6</text:p>
          </table:table-cell>
          <table:table-cell table:formula="of:=TRIM([$RDIMM.B128])" office:value-type="string" office:string-value="DQ6" calcext:value-type="string">
            <text:p>DQ6</text:p>
          </table:table-cell>
          <table:table-cell table:formula="of:=IF([.B129]=[.C129];0;1)" office:value-type="float" office:value="0" calcext:value-type="float">
            <text:p>0</text:p>
          </table:table-cell>
          <table:table-cell table:formula="of:=IF([.B129]=[.D129];0;1)" office:value-type="float" office:value="0" calcext:value-type="float">
            <text:p>0</text:p>
          </table:table-cell>
          <table:table-cell table:formula="of:=IF([.C129]=[.D129];0;1)" office:value-type="float" office:value="0" calcext:value-type="float">
            <text:p>0</text:p>
          </table:table-cell>
          <table:table-cell table:formula="of:=SUM([.E129:.G129])" office:value-type="float" office:value="0" calcext:value-type="float">
            <text:p>0</text:p>
          </table:table-cell>
          <table:table-cell table:formula="of:=IF([.E129]+[.F129]+[.G129]=0;[.D129];IF([.E129]+[.F129]=0;&quot;U:&quot;&amp;[.B129]&amp;&quot;/R:&quot;&amp;[.D129];IF(AND([.E129]=[.G129];NOT([.E129]=[.F129]));&quot;ECC:&quot;&amp;[.B129]&amp;&quot;/NCC:&quot;&amp;[.C129];IF(AND([.E129]=0;[.F129]=[.G129]);&quot;U:&quot;&amp;[.B129]&amp;&quot;/R:&quot;&amp;[.D129];&quot;UECC:&quot;&amp;[.B129]&amp;&quot;/UNCC:&quot;&amp;[.C129]&amp;&quot;/R:&quot;&amp;[.D129]))))" office:value-type="string" office:string-value="DQ6" calcext:value-type="string">
            <text:p>DQ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RIM([$'UDIMM ECC'.B129])" office:value-type="string" office:string-value="DQ7" calcext:value-type="string">
            <text:p>DQ7</text:p>
          </table:table-cell>
          <table:table-cell table:formula="of:=TRIM([$'UDIMM NCC'.B129])" office:value-type="string" office:string-value="DQ7" calcext:value-type="string">
            <text:p>DQ7</text:p>
          </table:table-cell>
          <table:table-cell table:formula="of:=TRIM([$RDIMM.B129])" office:value-type="string" office:string-value="DQ7" calcext:value-type="string">
            <text:p>DQ7</text:p>
          </table:table-cell>
          <table:table-cell table:formula="of:=IF([.B130]=[.C130];0;1)" office:value-type="float" office:value="0" calcext:value-type="float">
            <text:p>0</text:p>
          </table:table-cell>
          <table:table-cell table:formula="of:=IF([.B130]=[.D130];0;1)" office:value-type="float" office:value="0" calcext:value-type="float">
            <text:p>0</text:p>
          </table:table-cell>
          <table:table-cell table:formula="of:=IF([.C130]=[.D130];0;1)" office:value-type="float" office:value="0" calcext:value-type="float">
            <text:p>0</text:p>
          </table:table-cell>
          <table:table-cell table:formula="of:=SUM([.E130:.G130])" office:value-type="float" office:value="0" calcext:value-type="float">
            <text:p>0</text:p>
          </table:table-cell>
          <table:table-cell table:formula="of:=IF([.E130]+[.F130]+[.G130]=0;[.D130];IF([.E130]+[.F130]=0;&quot;U:&quot;&amp;[.B130]&amp;&quot;/R:&quot;&amp;[.D130];IF(AND([.E130]=[.G130];NOT([.E130]=[.F130]));&quot;ECC:&quot;&amp;[.B130]&amp;&quot;/NCC:&quot;&amp;[.C130];IF(AND([.E130]=0;[.F130]=[.G130]);&quot;U:&quot;&amp;[.B130]&amp;&quot;/R:&quot;&amp;[.D130];&quot;UECC:&quot;&amp;[.B130]&amp;&quot;/UNCC:&quot;&amp;[.C130]&amp;&quot;/R:&quot;&amp;[.D130]))))" office:value-type="string" office:string-value="DQ7" calcext:value-type="string">
            <text:p>DQ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RIM([$'UDIMM ECC'.B130])" office:value-type="string" office:string-value="VSS" calcext:value-type="string">
            <text:p>VSS</text:p>
          </table:table-cell>
          <table:table-cell table:formula="of:=TRIM([$'UDIMM NCC'.B130])" office:value-type="string" office:string-value="VSS" calcext:value-type="string">
            <text:p>VSS</text:p>
          </table:table-cell>
          <table:table-cell table:formula="of:=TRIM([$RDIMM.B130])" office:value-type="string" office:string-value="VSS" calcext:value-type="string">
            <text:p>VSS</text:p>
          </table:table-cell>
          <table:table-cell table:formula="of:=IF([.B131]=[.C131];0;1)" office:value-type="float" office:value="0" calcext:value-type="float">
            <text:p>0</text:p>
          </table:table-cell>
          <table:table-cell table:formula="of:=IF([.B131]=[.D131];0;1)" office:value-type="float" office:value="0" calcext:value-type="float">
            <text:p>0</text:p>
          </table:table-cell>
          <table:table-cell table:formula="of:=IF([.C131]=[.D131];0;1)" office:value-type="float" office:value="0" calcext:value-type="float">
            <text:p>0</text:p>
          </table:table-cell>
          <table:table-cell table:formula="of:=SUM([.E131:.G131])" office:value-type="float" office:value="0" calcext:value-type="float">
            <text:p>0</text:p>
          </table:table-cell>
          <table:table-cell table:formula="of:=IF([.E131]+[.F131]+[.G131]=0;[.D131];IF([.E131]+[.F131]=0;&quot;U:&quot;&amp;[.B131]&amp;&quot;/R:&quot;&amp;[.D131];IF(AND([.E131]=[.G131];NOT([.E131]=[.F131]));&quot;ECC:&quot;&amp;[.B131]&amp;&quot;/NCC:&quot;&amp;[.C131];IF(AND([.E131]=0;[.F131]=[.G131]);&quot;U:&quot;&amp;[.B131]&amp;&quot;/R:&quot;&amp;[.D131];&quot;UECC:&quot;&amp;[.B131]&amp;&quot;/UNCC:&quot;&amp;[.C131]&amp;&quot;/R:&quot;&amp;[.D131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RIM([$'UDIMM ECC'.B131])" office:value-type="string" office:string-value="DQ12" calcext:value-type="string">
            <text:p>DQ12</text:p>
          </table:table-cell>
          <table:table-cell table:formula="of:=TRIM([$'UDIMM NCC'.B131])" office:value-type="string" office:string-value="DQ12" calcext:value-type="string">
            <text:p>DQ12</text:p>
          </table:table-cell>
          <table:table-cell table:formula="of:=TRIM([$RDIMM.B131])" office:value-type="string" office:string-value="DQ12" calcext:value-type="string">
            <text:p>DQ12</text:p>
          </table:table-cell>
          <table:table-cell table:formula="of:=IF([.B132]=[.C132];0;1)" office:value-type="float" office:value="0" calcext:value-type="float">
            <text:p>0</text:p>
          </table:table-cell>
          <table:table-cell table:formula="of:=IF([.B132]=[.D132];0;1)" office:value-type="float" office:value="0" calcext:value-type="float">
            <text:p>0</text:p>
          </table:table-cell>
          <table:table-cell table:formula="of:=IF([.C132]=[.D132];0;1)" office:value-type="float" office:value="0" calcext:value-type="float">
            <text:p>0</text:p>
          </table:table-cell>
          <table:table-cell table:formula="of:=SUM([.E132:.G132])" office:value-type="float" office:value="0" calcext:value-type="float">
            <text:p>0</text:p>
          </table:table-cell>
          <table:table-cell table:formula="of:=IF([.E132]+[.F132]+[.G132]=0;[.D132];IF([.E132]+[.F132]=0;&quot;U:&quot;&amp;[.B132]&amp;&quot;/R:&quot;&amp;[.D132];IF(AND([.E132]=[.G132];NOT([.E132]=[.F132]));&quot;ECC:&quot;&amp;[.B132]&amp;&quot;/NCC:&quot;&amp;[.C132];IF(AND([.E132]=0;[.F132]=[.G132]);&quot;U:&quot;&amp;[.B132]&amp;&quot;/R:&quot;&amp;[.D132];&quot;UECC:&quot;&amp;[.B132]&amp;&quot;/UNCC:&quot;&amp;[.C132]&amp;&quot;/R:&quot;&amp;[.D132]))))" office:value-type="string" office:string-value="DQ12" calcext:value-type="string">
            <text:p>DQ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RIM([$'UDIMM ECC'.B132])" office:value-type="string" office:string-value="DQ13" calcext:value-type="string">
            <text:p>DQ13</text:p>
          </table:table-cell>
          <table:table-cell table:formula="of:=TRIM([$'UDIMM NCC'.B132])" office:value-type="string" office:string-value="DQ13" calcext:value-type="string">
            <text:p>DQ13</text:p>
          </table:table-cell>
          <table:table-cell table:formula="of:=TRIM([$RDIMM.B132])" office:value-type="string" office:string-value="DQ13" calcext:value-type="string">
            <text:p>DQ13</text:p>
          </table:table-cell>
          <table:table-cell table:formula="of:=IF([.B133]=[.C133];0;1)" office:value-type="float" office:value="0" calcext:value-type="float">
            <text:p>0</text:p>
          </table:table-cell>
          <table:table-cell table:formula="of:=IF([.B133]=[.D133];0;1)" office:value-type="float" office:value="0" calcext:value-type="float">
            <text:p>0</text:p>
          </table:table-cell>
          <table:table-cell table:formula="of:=IF([.C133]=[.D133];0;1)" office:value-type="float" office:value="0" calcext:value-type="float">
            <text:p>0</text:p>
          </table:table-cell>
          <table:table-cell table:formula="of:=SUM([.E133:.G133])" office:value-type="float" office:value="0" calcext:value-type="float">
            <text:p>0</text:p>
          </table:table-cell>
          <table:table-cell table:formula="of:=IF([.E133]+[.F133]+[.G133]=0;[.D133];IF([.E133]+[.F133]=0;&quot;U:&quot;&amp;[.B133]&amp;&quot;/R:&quot;&amp;[.D133];IF(AND([.E133]=[.G133];NOT([.E133]=[.F133]));&quot;ECC:&quot;&amp;[.B133]&amp;&quot;/NCC:&quot;&amp;[.C133];IF(AND([.E133]=0;[.F133]=[.G133]);&quot;U:&quot;&amp;[.B133]&amp;&quot;/R:&quot;&amp;[.D133];&quot;UECC:&quot;&amp;[.B133]&amp;&quot;/UNCC:&quot;&amp;[.C133]&amp;&quot;/R:&quot;&amp;[.D133]))))" office:value-type="string" office:string-value="DQ13" calcext:value-type="string">
            <text:p>DQ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RIM([$'UDIMM ECC'.B133])" office:value-type="string" office:string-value="VSS" calcext:value-type="string">
            <text:p>VSS</text:p>
          </table:table-cell>
          <table:table-cell table:formula="of:=TRIM([$'UDIMM NCC'.B133])" office:value-type="string" office:string-value="VSS" calcext:value-type="string">
            <text:p>VSS</text:p>
          </table:table-cell>
          <table:table-cell table:formula="of:=TRIM([$RDIMM.B133])" office:value-type="string" office:string-value="VSS" calcext:value-type="string">
            <text:p>VSS</text:p>
          </table:table-cell>
          <table:table-cell table:formula="of:=IF([.B134]=[.C134];0;1)" office:value-type="float" office:value="0" calcext:value-type="float">
            <text:p>0</text:p>
          </table:table-cell>
          <table:table-cell table:formula="of:=IF([.B134]=[.D134];0;1)" office:value-type="float" office:value="0" calcext:value-type="float">
            <text:p>0</text:p>
          </table:table-cell>
          <table:table-cell table:formula="of:=IF([.C134]=[.D134];0;1)" office:value-type="float" office:value="0" calcext:value-type="float">
            <text:p>0</text:p>
          </table:table-cell>
          <table:table-cell table:formula="of:=SUM([.E134:.G134])" office:value-type="float" office:value="0" calcext:value-type="float">
            <text:p>0</text:p>
          </table:table-cell>
          <table:table-cell table:formula="of:=IF([.E134]+[.F134]+[.G134]=0;[.D134];IF([.E134]+[.F134]=0;&quot;U:&quot;&amp;[.B134]&amp;&quot;/R:&quot;&amp;[.D134];IF(AND([.E134]=[.G134];NOT([.E134]=[.F134]));&quot;ECC:&quot;&amp;[.B134]&amp;&quot;/NCC:&quot;&amp;[.C134];IF(AND([.E134]=0;[.F134]=[.G134]);&quot;U:&quot;&amp;[.B134]&amp;&quot;/R:&quot;&amp;[.D134];&quot;UECC:&quot;&amp;[.B134]&amp;&quot;/UNCC:&quot;&amp;[.C134]&amp;&quot;/R:&quot;&amp;[.D134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RIM([$'UDIMM ECC'.B134])" office:value-type="string" office:string-value="DM1" calcext:value-type="string">
            <text:p>DM1</text:p>
          </table:table-cell>
          <table:table-cell table:formula="of:=TRIM([$'UDIMM NCC'.B134])" office:value-type="string" office:string-value="DM1" calcext:value-type="string">
            <text:p>DM1</text:p>
          </table:table-cell>
          <table:table-cell table:formula="of:=TRIM([$RDIMM.B134])" office:value-type="string" office:string-value="DQS10" calcext:value-type="string">
            <text:p>DQS10</text:p>
          </table:table-cell>
          <table:table-cell table:formula="of:=IF([.B135]=[.C135];0;1)" office:value-type="float" office:value="0" calcext:value-type="float">
            <text:p>0</text:p>
          </table:table-cell>
          <table:table-cell table:formula="of:=IF([.B135]=[.D135];0;1)" office:value-type="float" office:value="1" calcext:value-type="float">
            <text:p>1</text:p>
          </table:table-cell>
          <table:table-cell table:formula="of:=IF([.C135]=[.D135];0;1)" office:value-type="float" office:value="1" calcext:value-type="float">
            <text:p>1</text:p>
          </table:table-cell>
          <table:table-cell table:formula="of:=SUM([.E135:.G135])" office:value-type="float" office:value="2" calcext:value-type="float">
            <text:p>2</text:p>
          </table:table-cell>
          <table:table-cell table:formula="of:=IF([.E135]+[.F135]+[.G135]=0;[.D135];IF([.E135]+[.F135]=0;&quot;U:&quot;&amp;[.B135]&amp;&quot;/R:&quot;&amp;[.D135];IF(AND([.E135]=[.G135];NOT([.E135]=[.F135]));&quot;ECC:&quot;&amp;[.B135]&amp;&quot;/NCC:&quot;&amp;[.C135];IF(AND([.E135]=0;[.F135]=[.G135]);&quot;U:&quot;&amp;[.B135]&amp;&quot;/R:&quot;&amp;[.D135];&quot;UECC:&quot;&amp;[.B135]&amp;&quot;/UNCC:&quot;&amp;[.C135]&amp;&quot;/R:&quot;&amp;[.D135]))))" office:value-type="string" office:string-value="U:DM1/R:DQS10" calcext:value-type="string">
            <text:p>U:DM1/R:DQS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RIM([$'UDIMM ECC'.B135])" office:value-type="string" office:string-value="NC" calcext:value-type="string">
            <text:p>NC</text:p>
          </table:table-cell>
          <table:table-cell table:formula="of:=TRIM([$'UDIMM NCC'.B135])" office:value-type="string" office:string-value="NC" calcext:value-type="string">
            <text:p>NC</text:p>
          </table:table-cell>
          <table:table-cell table:formula="of:=TRIM([$RDIMM.B135])" office:value-type="string" office:string-value="DQS10#" calcext:value-type="string">
            <text:p>DQS10#</text:p>
          </table:table-cell>
          <table:table-cell table:formula="of:=IF([.B136]=[.C136];0;1)" office:value-type="float" office:value="0" calcext:value-type="float">
            <text:p>0</text:p>
          </table:table-cell>
          <table:table-cell table:formula="of:=IF([.B136]=[.D136];0;1)" office:value-type="float" office:value="1" calcext:value-type="float">
            <text:p>1</text:p>
          </table:table-cell>
          <table:table-cell table:formula="of:=IF([.C136]=[.D136];0;1)" office:value-type="float" office:value="1" calcext:value-type="float">
            <text:p>1</text:p>
          </table:table-cell>
          <table:table-cell table:formula="of:=SUM([.E136:.G136])" office:value-type="float" office:value="2" calcext:value-type="float">
            <text:p>2</text:p>
          </table:table-cell>
          <table:table-cell table:formula="of:=IF([.E136]+[.F136]+[.G136]=0;[.D136];IF([.E136]+[.F136]=0;&quot;U:&quot;&amp;[.B136]&amp;&quot;/R:&quot;&amp;[.D136];IF(AND([.E136]=[.G136];NOT([.E136]=[.F136]));&quot;ECC:&quot;&amp;[.B136]&amp;&quot;/NCC:&quot;&amp;[.C136];IF(AND([.E136]=0;[.F136]=[.G136]);&quot;U:&quot;&amp;[.B136]&amp;&quot;/R:&quot;&amp;[.D136];&quot;UECC:&quot;&amp;[.B136]&amp;&quot;/UNCC:&quot;&amp;[.C136]&amp;&quot;/R:&quot;&amp;[.D136]))))" office:value-type="string" office:string-value="U:NC/R:DQS10#" calcext:value-type="string">
            <text:p>U:NC/R:DQS10#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RIM([$'UDIMM ECC'.B136])" office:value-type="string" office:string-value="VSS" calcext:value-type="string">
            <text:p>VSS</text:p>
          </table:table-cell>
          <table:table-cell table:formula="of:=TRIM([$'UDIMM NCC'.B136])" office:value-type="string" office:string-value="VSS" calcext:value-type="string">
            <text:p>VSS</text:p>
          </table:table-cell>
          <table:table-cell table:formula="of:=TRIM([$RDIMM.B136])" office:value-type="string" office:string-value="VSS" calcext:value-type="string">
            <text:p>VSS</text:p>
          </table:table-cell>
          <table:table-cell table:formula="of:=IF([.B137]=[.C137];0;1)" office:value-type="float" office:value="0" calcext:value-type="float">
            <text:p>0</text:p>
          </table:table-cell>
          <table:table-cell table:formula="of:=IF([.B137]=[.D137];0;1)" office:value-type="float" office:value="0" calcext:value-type="float">
            <text:p>0</text:p>
          </table:table-cell>
          <table:table-cell table:formula="of:=IF([.C137]=[.D137];0;1)" office:value-type="float" office:value="0" calcext:value-type="float">
            <text:p>0</text:p>
          </table:table-cell>
          <table:table-cell table:formula="of:=SUM([.E137:.G137])" office:value-type="float" office:value="0" calcext:value-type="float">
            <text:p>0</text:p>
          </table:table-cell>
          <table:table-cell table:formula="of:=IF([.E137]+[.F137]+[.G137]=0;[.D137];IF([.E137]+[.F137]=0;&quot;U:&quot;&amp;[.B137]&amp;&quot;/R:&quot;&amp;[.D137];IF(AND([.E137]=[.G137];NOT([.E137]=[.F137]));&quot;ECC:&quot;&amp;[.B137]&amp;&quot;/NCC:&quot;&amp;[.C137];IF(AND([.E137]=0;[.F137]=[.G137]);&quot;U:&quot;&amp;[.B137]&amp;&quot;/R:&quot;&amp;[.D137];&quot;UECC:&quot;&amp;[.B137]&amp;&quot;/UNCC:&quot;&amp;[.C137]&amp;&quot;/R:&quot;&amp;[.D137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RIM([$'UDIMM ECC'.B137])" office:value-type="string" office:string-value="DQ14" calcext:value-type="string">
            <text:p>DQ14</text:p>
          </table:table-cell>
          <table:table-cell table:formula="of:=TRIM([$'UDIMM NCC'.B137])" office:value-type="string" office:string-value="DQ14" calcext:value-type="string">
            <text:p>DQ14</text:p>
          </table:table-cell>
          <table:table-cell table:formula="of:=TRIM([$RDIMM.B137])" office:value-type="string" office:string-value="DQ14" calcext:value-type="string">
            <text:p>DQ14</text:p>
          </table:table-cell>
          <table:table-cell table:formula="of:=IF([.B138]=[.C138];0;1)" office:value-type="float" office:value="0" calcext:value-type="float">
            <text:p>0</text:p>
          </table:table-cell>
          <table:table-cell table:formula="of:=IF([.B138]=[.D138];0;1)" office:value-type="float" office:value="0" calcext:value-type="float">
            <text:p>0</text:p>
          </table:table-cell>
          <table:table-cell table:formula="of:=IF([.C138]=[.D138];0;1)" office:value-type="float" office:value="0" calcext:value-type="float">
            <text:p>0</text:p>
          </table:table-cell>
          <table:table-cell table:formula="of:=SUM([.E138:.G138])" office:value-type="float" office:value="0" calcext:value-type="float">
            <text:p>0</text:p>
          </table:table-cell>
          <table:table-cell table:formula="of:=IF([.E138]+[.F138]+[.G138]=0;[.D138];IF([.E138]+[.F138]=0;&quot;U:&quot;&amp;[.B138]&amp;&quot;/R:&quot;&amp;[.D138];IF(AND([.E138]=[.G138];NOT([.E138]=[.F138]));&quot;ECC:&quot;&amp;[.B138]&amp;&quot;/NCC:&quot;&amp;[.C138];IF(AND([.E138]=0;[.F138]=[.G138]);&quot;U:&quot;&amp;[.B138]&amp;&quot;/R:&quot;&amp;[.D138];&quot;UECC:&quot;&amp;[.B138]&amp;&quot;/UNCC:&quot;&amp;[.C138]&amp;&quot;/R:&quot;&amp;[.D138]))))" office:value-type="string" office:string-value="DQ14" calcext:value-type="string">
            <text:p>DQ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RIM([$'UDIMM ECC'.B138])" office:value-type="string" office:string-value="DQ15" calcext:value-type="string">
            <text:p>DQ15</text:p>
          </table:table-cell>
          <table:table-cell table:formula="of:=TRIM([$'UDIMM NCC'.B138])" office:value-type="string" office:string-value="DQ15" calcext:value-type="string">
            <text:p>DQ15</text:p>
          </table:table-cell>
          <table:table-cell table:formula="of:=TRIM([$RDIMM.B138])" office:value-type="string" office:string-value="DQ15" calcext:value-type="string">
            <text:p>DQ15</text:p>
          </table:table-cell>
          <table:table-cell table:formula="of:=IF([.B139]=[.C139];0;1)" office:value-type="float" office:value="0" calcext:value-type="float">
            <text:p>0</text:p>
          </table:table-cell>
          <table:table-cell table:formula="of:=IF([.B139]=[.D139];0;1)" office:value-type="float" office:value="0" calcext:value-type="float">
            <text:p>0</text:p>
          </table:table-cell>
          <table:table-cell table:formula="of:=IF([.C139]=[.D139];0;1)" office:value-type="float" office:value="0" calcext:value-type="float">
            <text:p>0</text:p>
          </table:table-cell>
          <table:table-cell table:formula="of:=SUM([.E139:.G139])" office:value-type="float" office:value="0" calcext:value-type="float">
            <text:p>0</text:p>
          </table:table-cell>
          <table:table-cell table:formula="of:=IF([.E139]+[.F139]+[.G139]=0;[.D139];IF([.E139]+[.F139]=0;&quot;U:&quot;&amp;[.B139]&amp;&quot;/R:&quot;&amp;[.D139];IF(AND([.E139]=[.G139];NOT([.E139]=[.F139]));&quot;ECC:&quot;&amp;[.B139]&amp;&quot;/NCC:&quot;&amp;[.C139];IF(AND([.E139]=0;[.F139]=[.G139]);&quot;U:&quot;&amp;[.B139]&amp;&quot;/R:&quot;&amp;[.D139];&quot;UECC:&quot;&amp;[.B139]&amp;&quot;/UNCC:&quot;&amp;[.C139]&amp;&quot;/R:&quot;&amp;[.D139]))))" office:value-type="string" office:string-value="DQ15" calcext:value-type="string">
            <text:p>DQ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RIM([$'UDIMM ECC'.B139])" office:value-type="string" office:string-value="VSS" calcext:value-type="string">
            <text:p>VSS</text:p>
          </table:table-cell>
          <table:table-cell table:formula="of:=TRIM([$'UDIMM NCC'.B139])" office:value-type="string" office:string-value="VSS" calcext:value-type="string">
            <text:p>VSS</text:p>
          </table:table-cell>
          <table:table-cell table:formula="of:=TRIM([$RDIMM.B139])" office:value-type="string" office:string-value="VSS" calcext:value-type="string">
            <text:p>VSS</text:p>
          </table:table-cell>
          <table:table-cell table:formula="of:=IF([.B140]=[.C140];0;1)" office:value-type="float" office:value="0" calcext:value-type="float">
            <text:p>0</text:p>
          </table:table-cell>
          <table:table-cell table:formula="of:=IF([.B140]=[.D140];0;1)" office:value-type="float" office:value="0" calcext:value-type="float">
            <text:p>0</text:p>
          </table:table-cell>
          <table:table-cell table:formula="of:=IF([.C140]=[.D140];0;1)" office:value-type="float" office:value="0" calcext:value-type="float">
            <text:p>0</text:p>
          </table:table-cell>
          <table:table-cell table:formula="of:=SUM([.E140:.G140])" office:value-type="float" office:value="0" calcext:value-type="float">
            <text:p>0</text:p>
          </table:table-cell>
          <table:table-cell table:formula="of:=IF([.E140]+[.F140]+[.G140]=0;[.D140];IF([.E140]+[.F140]=0;&quot;U:&quot;&amp;[.B140]&amp;&quot;/R:&quot;&amp;[.D140];IF(AND([.E140]=[.G140];NOT([.E140]=[.F140]));&quot;ECC:&quot;&amp;[.B140]&amp;&quot;/NCC:&quot;&amp;[.C140];IF(AND([.E140]=0;[.F140]=[.G140]);&quot;U:&quot;&amp;[.B140]&amp;&quot;/R:&quot;&amp;[.D140];&quot;UECC:&quot;&amp;[.B140]&amp;&quot;/UNCC:&quot;&amp;[.C140]&amp;&quot;/R:&quot;&amp;[.D140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RIM([$'UDIMM ECC'.B140])" office:value-type="string" office:string-value="DQ20" calcext:value-type="string">
            <text:p>DQ20</text:p>
          </table:table-cell>
          <table:table-cell table:formula="of:=TRIM([$'UDIMM NCC'.B140])" office:value-type="string" office:string-value="DQ20" calcext:value-type="string">
            <text:p>DQ20</text:p>
          </table:table-cell>
          <table:table-cell table:formula="of:=TRIM([$RDIMM.B140])" office:value-type="string" office:string-value="DQ20" calcext:value-type="string">
            <text:p>DQ20</text:p>
          </table:table-cell>
          <table:table-cell table:formula="of:=IF([.B141]=[.C141];0;1)" office:value-type="float" office:value="0" calcext:value-type="float">
            <text:p>0</text:p>
          </table:table-cell>
          <table:table-cell table:formula="of:=IF([.B141]=[.D141];0;1)" office:value-type="float" office:value="0" calcext:value-type="float">
            <text:p>0</text:p>
          </table:table-cell>
          <table:table-cell table:formula="of:=IF([.C141]=[.D141];0;1)" office:value-type="float" office:value="0" calcext:value-type="float">
            <text:p>0</text:p>
          </table:table-cell>
          <table:table-cell table:formula="of:=SUM([.E141:.G141])" office:value-type="float" office:value="0" calcext:value-type="float">
            <text:p>0</text:p>
          </table:table-cell>
          <table:table-cell table:formula="of:=IF([.E141]+[.F141]+[.G141]=0;[.D141];IF([.E141]+[.F141]=0;&quot;U:&quot;&amp;[.B141]&amp;&quot;/R:&quot;&amp;[.D141];IF(AND([.E141]=[.G141];NOT([.E141]=[.F141]));&quot;ECC:&quot;&amp;[.B141]&amp;&quot;/NCC:&quot;&amp;[.C141];IF(AND([.E141]=0;[.F141]=[.G141]);&quot;U:&quot;&amp;[.B141]&amp;&quot;/R:&quot;&amp;[.D141];&quot;UECC:&quot;&amp;[.B141]&amp;&quot;/UNCC:&quot;&amp;[.C141]&amp;&quot;/R:&quot;&amp;[.D141]))))" office:value-type="string" office:string-value="DQ20" calcext:value-type="string">
            <text:p>DQ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RIM([$'UDIMM ECC'.B141])" office:value-type="string" office:string-value="DQ21" calcext:value-type="string">
            <text:p>DQ21</text:p>
          </table:table-cell>
          <table:table-cell table:formula="of:=TRIM([$'UDIMM NCC'.B141])" office:value-type="string" office:string-value="DQ21" calcext:value-type="string">
            <text:p>DQ21</text:p>
          </table:table-cell>
          <table:table-cell table:formula="of:=TRIM([$RDIMM.B141])" office:value-type="string" office:string-value="DQ21" calcext:value-type="string">
            <text:p>DQ21</text:p>
          </table:table-cell>
          <table:table-cell table:formula="of:=IF([.B142]=[.C142];0;1)" office:value-type="float" office:value="0" calcext:value-type="float">
            <text:p>0</text:p>
          </table:table-cell>
          <table:table-cell table:formula="of:=IF([.B142]=[.D142];0;1)" office:value-type="float" office:value="0" calcext:value-type="float">
            <text:p>0</text:p>
          </table:table-cell>
          <table:table-cell table:formula="of:=IF([.C142]=[.D142];0;1)" office:value-type="float" office:value="0" calcext:value-type="float">
            <text:p>0</text:p>
          </table:table-cell>
          <table:table-cell table:formula="of:=SUM([.E142:.G142])" office:value-type="float" office:value="0" calcext:value-type="float">
            <text:p>0</text:p>
          </table:table-cell>
          <table:table-cell table:formula="of:=IF([.E142]+[.F142]+[.G142]=0;[.D142];IF([.E142]+[.F142]=0;&quot;U:&quot;&amp;[.B142]&amp;&quot;/R:&quot;&amp;[.D142];IF(AND([.E142]=[.G142];NOT([.E142]=[.F142]));&quot;ECC:&quot;&amp;[.B142]&amp;&quot;/NCC:&quot;&amp;[.C142];IF(AND([.E142]=0;[.F142]=[.G142]);&quot;U:&quot;&amp;[.B142]&amp;&quot;/R:&quot;&amp;[.D142];&quot;UECC:&quot;&amp;[.B142]&amp;&quot;/UNCC:&quot;&amp;[.C142]&amp;&quot;/R:&quot;&amp;[.D142]))))" office:value-type="string" office:string-value="DQ21" calcext:value-type="string">
            <text:p>DQ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RIM([$'UDIMM ECC'.B142])" office:value-type="string" office:string-value="VSS" calcext:value-type="string">
            <text:p>VSS</text:p>
          </table:table-cell>
          <table:table-cell table:formula="of:=TRIM([$'UDIMM NCC'.B142])" office:value-type="string" office:string-value="VSS" calcext:value-type="string">
            <text:p>VSS</text:p>
          </table:table-cell>
          <table:table-cell table:formula="of:=TRIM([$RDIMM.B142])" office:value-type="string" office:string-value="VSS" calcext:value-type="string">
            <text:p>VSS</text:p>
          </table:table-cell>
          <table:table-cell table:formula="of:=IF([.B143]=[.C143];0;1)" office:value-type="float" office:value="0" calcext:value-type="float">
            <text:p>0</text:p>
          </table:table-cell>
          <table:table-cell table:formula="of:=IF([.B143]=[.D143];0;1)" office:value-type="float" office:value="0" calcext:value-type="float">
            <text:p>0</text:p>
          </table:table-cell>
          <table:table-cell table:formula="of:=IF([.C143]=[.D143];0;1)" office:value-type="float" office:value="0" calcext:value-type="float">
            <text:p>0</text:p>
          </table:table-cell>
          <table:table-cell table:formula="of:=SUM([.E143:.G143])" office:value-type="float" office:value="0" calcext:value-type="float">
            <text:p>0</text:p>
          </table:table-cell>
          <table:table-cell table:formula="of:=IF([.E143]+[.F143]+[.G143]=0;[.D143];IF([.E143]+[.F143]=0;&quot;U:&quot;&amp;[.B143]&amp;&quot;/R:&quot;&amp;[.D143];IF(AND([.E143]=[.G143];NOT([.E143]=[.F143]));&quot;ECC:&quot;&amp;[.B143]&amp;&quot;/NCC:&quot;&amp;[.C143];IF(AND([.E143]=0;[.F143]=[.G143]);&quot;U:&quot;&amp;[.B143]&amp;&quot;/R:&quot;&amp;[.D143];&quot;UECC:&quot;&amp;[.B143]&amp;&quot;/UNCC:&quot;&amp;[.C143]&amp;&quot;/R:&quot;&amp;[.D143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RIM([$'UDIMM ECC'.B143])" office:value-type="string" office:string-value="DM2" calcext:value-type="string">
            <text:p>DM2</text:p>
          </table:table-cell>
          <table:table-cell table:formula="of:=TRIM([$'UDIMM NCC'.B143])" office:value-type="string" office:string-value="DM2" calcext:value-type="string">
            <text:p>DM2</text:p>
          </table:table-cell>
          <table:table-cell table:formula="of:=TRIM([$RDIMM.B143])" office:value-type="string" office:string-value="DQS11" calcext:value-type="string">
            <text:p>DQS11</text:p>
          </table:table-cell>
          <table:table-cell table:formula="of:=IF([.B144]=[.C144];0;1)" office:value-type="float" office:value="0" calcext:value-type="float">
            <text:p>0</text:p>
          </table:table-cell>
          <table:table-cell table:formula="of:=IF([.B144]=[.D144];0;1)" office:value-type="float" office:value="1" calcext:value-type="float">
            <text:p>1</text:p>
          </table:table-cell>
          <table:table-cell table:formula="of:=IF([.C144]=[.D144];0;1)" office:value-type="float" office:value="1" calcext:value-type="float">
            <text:p>1</text:p>
          </table:table-cell>
          <table:table-cell table:formula="of:=SUM([.E144:.G144])" office:value-type="float" office:value="2" calcext:value-type="float">
            <text:p>2</text:p>
          </table:table-cell>
          <table:table-cell table:formula="of:=IF([.E144]+[.F144]+[.G144]=0;[.D144];IF([.E144]+[.F144]=0;&quot;U:&quot;&amp;[.B144]&amp;&quot;/R:&quot;&amp;[.D144];IF(AND([.E144]=[.G144];NOT([.E144]=[.F144]));&quot;ECC:&quot;&amp;[.B144]&amp;&quot;/NCC:&quot;&amp;[.C144];IF(AND([.E144]=0;[.F144]=[.G144]);&quot;U:&quot;&amp;[.B144]&amp;&quot;/R:&quot;&amp;[.D144];&quot;UECC:&quot;&amp;[.B144]&amp;&quot;/UNCC:&quot;&amp;[.C144]&amp;&quot;/R:&quot;&amp;[.D144]))))" office:value-type="string" office:string-value="U:DM2/R:DQS11" calcext:value-type="string">
            <text:p>U:DM2/R:DQS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RIM([$'UDIMM ECC'.B144])" office:value-type="string" office:string-value="NC" calcext:value-type="string">
            <text:p>NC</text:p>
          </table:table-cell>
          <table:table-cell table:formula="of:=TRIM([$'UDIMM NCC'.B144])" office:value-type="string" office:string-value="NC" calcext:value-type="string">
            <text:p>NC</text:p>
          </table:table-cell>
          <table:table-cell table:formula="of:=TRIM([$RDIMM.B144])" office:value-type="string" office:string-value="DQS11#" calcext:value-type="string">
            <text:p>DQS11#</text:p>
          </table:table-cell>
          <table:table-cell table:formula="of:=IF([.B145]=[.C145];0;1)" office:value-type="float" office:value="0" calcext:value-type="float">
            <text:p>0</text:p>
          </table:table-cell>
          <table:table-cell table:formula="of:=IF([.B145]=[.D145];0;1)" office:value-type="float" office:value="1" calcext:value-type="float">
            <text:p>1</text:p>
          </table:table-cell>
          <table:table-cell table:formula="of:=IF([.C145]=[.D145];0;1)" office:value-type="float" office:value="1" calcext:value-type="float">
            <text:p>1</text:p>
          </table:table-cell>
          <table:table-cell table:formula="of:=SUM([.E145:.G145])" office:value-type="float" office:value="2" calcext:value-type="float">
            <text:p>2</text:p>
          </table:table-cell>
          <table:table-cell table:formula="of:=IF([.E145]+[.F145]+[.G145]=0;[.D145];IF([.E145]+[.F145]=0;&quot;U:&quot;&amp;[.B145]&amp;&quot;/R:&quot;&amp;[.D145];IF(AND([.E145]=[.G145];NOT([.E145]=[.F145]));&quot;ECC:&quot;&amp;[.B145]&amp;&quot;/NCC:&quot;&amp;[.C145];IF(AND([.E145]=0;[.F145]=[.G145]);&quot;U:&quot;&amp;[.B145]&amp;&quot;/R:&quot;&amp;[.D145];&quot;UECC:&quot;&amp;[.B145]&amp;&quot;/UNCC:&quot;&amp;[.C145]&amp;&quot;/R:&quot;&amp;[.D145]))))" office:value-type="string" office:string-value="U:NC/R:DQS11#" calcext:value-type="string">
            <text:p>U:NC/R:DQS11#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RIM([$'UDIMM ECC'.B145])" office:value-type="string" office:string-value="VSS" calcext:value-type="string">
            <text:p>VSS</text:p>
          </table:table-cell>
          <table:table-cell table:formula="of:=TRIM([$'UDIMM NCC'.B145])" office:value-type="string" office:string-value="VSS" calcext:value-type="string">
            <text:p>VSS</text:p>
          </table:table-cell>
          <table:table-cell table:formula="of:=TRIM([$RDIMM.B145])" office:value-type="string" office:string-value="VSS" calcext:value-type="string">
            <text:p>VSS</text:p>
          </table:table-cell>
          <table:table-cell table:formula="of:=IF([.B146]=[.C146];0;1)" office:value-type="float" office:value="0" calcext:value-type="float">
            <text:p>0</text:p>
          </table:table-cell>
          <table:table-cell table:formula="of:=IF([.B146]=[.D146];0;1)" office:value-type="float" office:value="0" calcext:value-type="float">
            <text:p>0</text:p>
          </table:table-cell>
          <table:table-cell table:formula="of:=IF([.C146]=[.D146];0;1)" office:value-type="float" office:value="0" calcext:value-type="float">
            <text:p>0</text:p>
          </table:table-cell>
          <table:table-cell table:formula="of:=SUM([.E146:.G146])" office:value-type="float" office:value="0" calcext:value-type="float">
            <text:p>0</text:p>
          </table:table-cell>
          <table:table-cell table:formula="of:=IF([.E146]+[.F146]+[.G146]=0;[.D146];IF([.E146]+[.F146]=0;&quot;U:&quot;&amp;[.B146]&amp;&quot;/R:&quot;&amp;[.D146];IF(AND([.E146]=[.G146];NOT([.E146]=[.F146]));&quot;ECC:&quot;&amp;[.B146]&amp;&quot;/NCC:&quot;&amp;[.C146];IF(AND([.E146]=0;[.F146]=[.G146]);&quot;U:&quot;&amp;[.B146]&amp;&quot;/R:&quot;&amp;[.D146];&quot;UECC:&quot;&amp;[.B146]&amp;&quot;/UNCC:&quot;&amp;[.C146]&amp;&quot;/R:&quot;&amp;[.D146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RIM([$'UDIMM ECC'.B146])" office:value-type="string" office:string-value="DQ22" calcext:value-type="string">
            <text:p>DQ22</text:p>
          </table:table-cell>
          <table:table-cell table:formula="of:=TRIM([$'UDIMM NCC'.B146])" office:value-type="string" office:string-value="DQ22" calcext:value-type="string">
            <text:p>DQ22</text:p>
          </table:table-cell>
          <table:table-cell table:formula="of:=TRIM([$RDIMM.B146])" office:value-type="string" office:string-value="DQ22" calcext:value-type="string">
            <text:p>DQ22</text:p>
          </table:table-cell>
          <table:table-cell table:formula="of:=IF([.B147]=[.C147];0;1)" office:value-type="float" office:value="0" calcext:value-type="float">
            <text:p>0</text:p>
          </table:table-cell>
          <table:table-cell table:formula="of:=IF([.B147]=[.D147];0;1)" office:value-type="float" office:value="0" calcext:value-type="float">
            <text:p>0</text:p>
          </table:table-cell>
          <table:table-cell table:formula="of:=IF([.C147]=[.D147];0;1)" office:value-type="float" office:value="0" calcext:value-type="float">
            <text:p>0</text:p>
          </table:table-cell>
          <table:table-cell table:formula="of:=SUM([.E147:.G147])" office:value-type="float" office:value="0" calcext:value-type="float">
            <text:p>0</text:p>
          </table:table-cell>
          <table:table-cell table:formula="of:=IF([.E147]+[.F147]+[.G147]=0;[.D147];IF([.E147]+[.F147]=0;&quot;U:&quot;&amp;[.B147]&amp;&quot;/R:&quot;&amp;[.D147];IF(AND([.E147]=[.G147];NOT([.E147]=[.F147]));&quot;ECC:&quot;&amp;[.B147]&amp;&quot;/NCC:&quot;&amp;[.C147];IF(AND([.E147]=0;[.F147]=[.G147]);&quot;U:&quot;&amp;[.B147]&amp;&quot;/R:&quot;&amp;[.D147];&quot;UECC:&quot;&amp;[.B147]&amp;&quot;/UNCC:&quot;&amp;[.C147]&amp;&quot;/R:&quot;&amp;[.D147]))))" office:value-type="string" office:string-value="DQ22" calcext:value-type="string">
            <text:p>DQ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RIM([$'UDIMM ECC'.B147])" office:value-type="string" office:string-value="DQ23" calcext:value-type="string">
            <text:p>DQ23</text:p>
          </table:table-cell>
          <table:table-cell table:formula="of:=TRIM([$'UDIMM NCC'.B147])" office:value-type="string" office:string-value="DQ23" calcext:value-type="string">
            <text:p>DQ23</text:p>
          </table:table-cell>
          <table:table-cell table:formula="of:=TRIM([$RDIMM.B147])" office:value-type="string" office:string-value="DQ23" calcext:value-type="string">
            <text:p>DQ23</text:p>
          </table:table-cell>
          <table:table-cell table:formula="of:=IF([.B148]=[.C148];0;1)" office:value-type="float" office:value="0" calcext:value-type="float">
            <text:p>0</text:p>
          </table:table-cell>
          <table:table-cell table:formula="of:=IF([.B148]=[.D148];0;1)" office:value-type="float" office:value="0" calcext:value-type="float">
            <text:p>0</text:p>
          </table:table-cell>
          <table:table-cell table:formula="of:=IF([.C148]=[.D148];0;1)" office:value-type="float" office:value="0" calcext:value-type="float">
            <text:p>0</text:p>
          </table:table-cell>
          <table:table-cell table:formula="of:=SUM([.E148:.G148])" office:value-type="float" office:value="0" calcext:value-type="float">
            <text:p>0</text:p>
          </table:table-cell>
          <table:table-cell table:formula="of:=IF([.E148]+[.F148]+[.G148]=0;[.D148];IF([.E148]+[.F148]=0;&quot;U:&quot;&amp;[.B148]&amp;&quot;/R:&quot;&amp;[.D148];IF(AND([.E148]=[.G148];NOT([.E148]=[.F148]));&quot;ECC:&quot;&amp;[.B148]&amp;&quot;/NCC:&quot;&amp;[.C148];IF(AND([.E148]=0;[.F148]=[.G148]);&quot;U:&quot;&amp;[.B148]&amp;&quot;/R:&quot;&amp;[.D148];&quot;UECC:&quot;&amp;[.B148]&amp;&quot;/UNCC:&quot;&amp;[.C148]&amp;&quot;/R:&quot;&amp;[.D148]))))" office:value-type="string" office:string-value="DQ23" calcext:value-type="string">
            <text:p>DQ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RIM([$'UDIMM ECC'.B148])" office:value-type="string" office:string-value="VSS" calcext:value-type="string">
            <text:p>VSS</text:p>
          </table:table-cell>
          <table:table-cell table:formula="of:=TRIM([$'UDIMM NCC'.B148])" office:value-type="string" office:string-value="VSS" calcext:value-type="string">
            <text:p>VSS</text:p>
          </table:table-cell>
          <table:table-cell table:formula="of:=TRIM([$RDIMM.B148])" office:value-type="string" office:string-value="VSS" calcext:value-type="string">
            <text:p>VSS</text:p>
          </table:table-cell>
          <table:table-cell table:formula="of:=IF([.B149]=[.C149];0;1)" office:value-type="float" office:value="0" calcext:value-type="float">
            <text:p>0</text:p>
          </table:table-cell>
          <table:table-cell table:formula="of:=IF([.B149]=[.D149];0;1)" office:value-type="float" office:value="0" calcext:value-type="float">
            <text:p>0</text:p>
          </table:table-cell>
          <table:table-cell table:formula="of:=IF([.C149]=[.D149];0;1)" office:value-type="float" office:value="0" calcext:value-type="float">
            <text:p>0</text:p>
          </table:table-cell>
          <table:table-cell table:formula="of:=SUM([.E149:.G149])" office:value-type="float" office:value="0" calcext:value-type="float">
            <text:p>0</text:p>
          </table:table-cell>
          <table:table-cell table:formula="of:=IF([.E149]+[.F149]+[.G149]=0;[.D149];IF([.E149]+[.F149]=0;&quot;U:&quot;&amp;[.B149]&amp;&quot;/R:&quot;&amp;[.D149];IF(AND([.E149]=[.G149];NOT([.E149]=[.F149]));&quot;ECC:&quot;&amp;[.B149]&amp;&quot;/NCC:&quot;&amp;[.C149];IF(AND([.E149]=0;[.F149]=[.G149]);&quot;U:&quot;&amp;[.B149]&amp;&quot;/R:&quot;&amp;[.D149];&quot;UECC:&quot;&amp;[.B149]&amp;&quot;/UNCC:&quot;&amp;[.C149]&amp;&quot;/R:&quot;&amp;[.D149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RIM([$'UDIMM ECC'.B149])" office:value-type="string" office:string-value="DQ28" calcext:value-type="string">
            <text:p>DQ28</text:p>
          </table:table-cell>
          <table:table-cell table:formula="of:=TRIM([$'UDIMM NCC'.B149])" office:value-type="string" office:string-value="DQ28" calcext:value-type="string">
            <text:p>DQ28</text:p>
          </table:table-cell>
          <table:table-cell table:formula="of:=TRIM([$RDIMM.B149])" office:value-type="string" office:string-value="DQ28" calcext:value-type="string">
            <text:p>DQ28</text:p>
          </table:table-cell>
          <table:table-cell table:formula="of:=IF([.B150]=[.C150];0;1)" office:value-type="float" office:value="0" calcext:value-type="float">
            <text:p>0</text:p>
          </table:table-cell>
          <table:table-cell table:formula="of:=IF([.B150]=[.D150];0;1)" office:value-type="float" office:value="0" calcext:value-type="float">
            <text:p>0</text:p>
          </table:table-cell>
          <table:table-cell table:formula="of:=IF([.C150]=[.D150];0;1)" office:value-type="float" office:value="0" calcext:value-type="float">
            <text:p>0</text:p>
          </table:table-cell>
          <table:table-cell table:formula="of:=SUM([.E150:.G150])" office:value-type="float" office:value="0" calcext:value-type="float">
            <text:p>0</text:p>
          </table:table-cell>
          <table:table-cell table:formula="of:=IF([.E150]+[.F150]+[.G150]=0;[.D150];IF([.E150]+[.F150]=0;&quot;U:&quot;&amp;[.B150]&amp;&quot;/R:&quot;&amp;[.D150];IF(AND([.E150]=[.G150];NOT([.E150]=[.F150]));&quot;ECC:&quot;&amp;[.B150]&amp;&quot;/NCC:&quot;&amp;[.C150];IF(AND([.E150]=0;[.F150]=[.G150]);&quot;U:&quot;&amp;[.B150]&amp;&quot;/R:&quot;&amp;[.D150];&quot;UECC:&quot;&amp;[.B150]&amp;&quot;/UNCC:&quot;&amp;[.C150]&amp;&quot;/R:&quot;&amp;[.D150]))))" office:value-type="string" office:string-value="DQ28" calcext:value-type="string">
            <text:p>DQ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RIM([$'UDIMM ECC'.B150])" office:value-type="string" office:string-value="DQ29" calcext:value-type="string">
            <text:p>DQ29</text:p>
          </table:table-cell>
          <table:table-cell table:formula="of:=TRIM([$'UDIMM NCC'.B150])" office:value-type="string" office:string-value="DQ29" calcext:value-type="string">
            <text:p>DQ29</text:p>
          </table:table-cell>
          <table:table-cell table:formula="of:=TRIM([$RDIMM.B150])" office:value-type="string" office:string-value="DQ29" calcext:value-type="string">
            <text:p>DQ29</text:p>
          </table:table-cell>
          <table:table-cell table:formula="of:=IF([.B151]=[.C151];0;1)" office:value-type="float" office:value="0" calcext:value-type="float">
            <text:p>0</text:p>
          </table:table-cell>
          <table:table-cell table:formula="of:=IF([.B151]=[.D151];0;1)" office:value-type="float" office:value="0" calcext:value-type="float">
            <text:p>0</text:p>
          </table:table-cell>
          <table:table-cell table:formula="of:=IF([.C151]=[.D151];0;1)" office:value-type="float" office:value="0" calcext:value-type="float">
            <text:p>0</text:p>
          </table:table-cell>
          <table:table-cell table:formula="of:=SUM([.E151:.G151])" office:value-type="float" office:value="0" calcext:value-type="float">
            <text:p>0</text:p>
          </table:table-cell>
          <table:table-cell table:formula="of:=IF([.E151]+[.F151]+[.G151]=0;[.D151];IF([.E151]+[.F151]=0;&quot;U:&quot;&amp;[.B151]&amp;&quot;/R:&quot;&amp;[.D151];IF(AND([.E151]=[.G151];NOT([.E151]=[.F151]));&quot;ECC:&quot;&amp;[.B151]&amp;&quot;/NCC:&quot;&amp;[.C151];IF(AND([.E151]=0;[.F151]=[.G151]);&quot;U:&quot;&amp;[.B151]&amp;&quot;/R:&quot;&amp;[.D151];&quot;UECC:&quot;&amp;[.B151]&amp;&quot;/UNCC:&quot;&amp;[.C151]&amp;&quot;/R:&quot;&amp;[.D151]))))" office:value-type="string" office:string-value="DQ29" calcext:value-type="string">
            <text:p>DQ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RIM([$'UDIMM ECC'.B151])" office:value-type="string" office:string-value="VSS" calcext:value-type="string">
            <text:p>VSS</text:p>
          </table:table-cell>
          <table:table-cell table:formula="of:=TRIM([$'UDIMM NCC'.B151])" office:value-type="string" office:string-value="VSS" calcext:value-type="string">
            <text:p>VSS</text:p>
          </table:table-cell>
          <table:table-cell table:formula="of:=TRIM([$RDIMM.B151])" office:value-type="string" office:string-value="VSS" calcext:value-type="string">
            <text:p>VSS</text:p>
          </table:table-cell>
          <table:table-cell table:formula="of:=IF([.B152]=[.C152];0;1)" office:value-type="float" office:value="0" calcext:value-type="float">
            <text:p>0</text:p>
          </table:table-cell>
          <table:table-cell table:formula="of:=IF([.B152]=[.D152];0;1)" office:value-type="float" office:value="0" calcext:value-type="float">
            <text:p>0</text:p>
          </table:table-cell>
          <table:table-cell table:formula="of:=IF([.C152]=[.D152];0;1)" office:value-type="float" office:value="0" calcext:value-type="float">
            <text:p>0</text:p>
          </table:table-cell>
          <table:table-cell table:formula="of:=SUM([.E152:.G152])" office:value-type="float" office:value="0" calcext:value-type="float">
            <text:p>0</text:p>
          </table:table-cell>
          <table:table-cell table:formula="of:=IF([.E152]+[.F152]+[.G152]=0;[.D152];IF([.E152]+[.F152]=0;&quot;U:&quot;&amp;[.B152]&amp;&quot;/R:&quot;&amp;[.D152];IF(AND([.E152]=[.G152];NOT([.E152]=[.F152]));&quot;ECC:&quot;&amp;[.B152]&amp;&quot;/NCC:&quot;&amp;[.C152];IF(AND([.E152]=0;[.F152]=[.G152]);&quot;U:&quot;&amp;[.B152]&amp;&quot;/R:&quot;&amp;[.D152];&quot;UECC:&quot;&amp;[.B152]&amp;&quot;/UNCC:&quot;&amp;[.C152]&amp;&quot;/R:&quot;&amp;[.D152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RIM([$'UDIMM ECC'.B152])" office:value-type="string" office:string-value="DM3" calcext:value-type="string">
            <text:p>DM3</text:p>
          </table:table-cell>
          <table:table-cell table:formula="of:=TRIM([$'UDIMM NCC'.B152])" office:value-type="string" office:string-value="DM3" calcext:value-type="string">
            <text:p>DM3</text:p>
          </table:table-cell>
          <table:table-cell table:formula="of:=TRIM([$RDIMM.B152])" office:value-type="string" office:string-value="DQS12" calcext:value-type="string">
            <text:p>DQS12</text:p>
          </table:table-cell>
          <table:table-cell table:formula="of:=IF([.B153]=[.C153];0;1)" office:value-type="float" office:value="0" calcext:value-type="float">
            <text:p>0</text:p>
          </table:table-cell>
          <table:table-cell table:formula="of:=IF([.B153]=[.D153];0;1)" office:value-type="float" office:value="1" calcext:value-type="float">
            <text:p>1</text:p>
          </table:table-cell>
          <table:table-cell table:formula="of:=IF([.C153]=[.D153];0;1)" office:value-type="float" office:value="1" calcext:value-type="float">
            <text:p>1</text:p>
          </table:table-cell>
          <table:table-cell table:formula="of:=SUM([.E153:.G153])" office:value-type="float" office:value="2" calcext:value-type="float">
            <text:p>2</text:p>
          </table:table-cell>
          <table:table-cell table:formula="of:=IF([.E153]+[.F153]+[.G153]=0;[.D153];IF([.E153]+[.F153]=0;&quot;U:&quot;&amp;[.B153]&amp;&quot;/R:&quot;&amp;[.D153];IF(AND([.E153]=[.G153];NOT([.E153]=[.F153]));&quot;ECC:&quot;&amp;[.B153]&amp;&quot;/NCC:&quot;&amp;[.C153];IF(AND([.E153]=0;[.F153]=[.G153]);&quot;U:&quot;&amp;[.B153]&amp;&quot;/R:&quot;&amp;[.D153];&quot;UECC:&quot;&amp;[.B153]&amp;&quot;/UNCC:&quot;&amp;[.C153]&amp;&quot;/R:&quot;&amp;[.D153]))))" office:value-type="string" office:string-value="U:DM3/R:DQS12" calcext:value-type="string">
            <text:p>U:DM3/R:DQS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RIM([$'UDIMM ECC'.B153])" office:value-type="string" office:string-value="NC" calcext:value-type="string">
            <text:p>NC</text:p>
          </table:table-cell>
          <table:table-cell table:formula="of:=TRIM([$'UDIMM NCC'.B153])" office:value-type="string" office:string-value="NC" calcext:value-type="string">
            <text:p>NC</text:p>
          </table:table-cell>
          <table:table-cell table:formula="of:=TRIM([$RDIMM.B153])" office:value-type="string" office:string-value="DQS12#" calcext:value-type="string">
            <text:p>DQS12#</text:p>
          </table:table-cell>
          <table:table-cell table:formula="of:=IF([.B154]=[.C154];0;1)" office:value-type="float" office:value="0" calcext:value-type="float">
            <text:p>0</text:p>
          </table:table-cell>
          <table:table-cell table:formula="of:=IF([.B154]=[.D154];0;1)" office:value-type="float" office:value="1" calcext:value-type="float">
            <text:p>1</text:p>
          </table:table-cell>
          <table:table-cell table:formula="of:=IF([.C154]=[.D154];0;1)" office:value-type="float" office:value="1" calcext:value-type="float">
            <text:p>1</text:p>
          </table:table-cell>
          <table:table-cell table:formula="of:=SUM([.E154:.G154])" office:value-type="float" office:value="2" calcext:value-type="float">
            <text:p>2</text:p>
          </table:table-cell>
          <table:table-cell table:formula="of:=IF([.E154]+[.F154]+[.G154]=0;[.D154];IF([.E154]+[.F154]=0;&quot;U:&quot;&amp;[.B154]&amp;&quot;/R:&quot;&amp;[.D154];IF(AND([.E154]=[.G154];NOT([.E154]=[.F154]));&quot;ECC:&quot;&amp;[.B154]&amp;&quot;/NCC:&quot;&amp;[.C154];IF(AND([.E154]=0;[.F154]=[.G154]);&quot;U:&quot;&amp;[.B154]&amp;&quot;/R:&quot;&amp;[.D154];&quot;UECC:&quot;&amp;[.B154]&amp;&quot;/UNCC:&quot;&amp;[.C154]&amp;&quot;/R:&quot;&amp;[.D154]))))" office:value-type="string" office:string-value="U:NC/R:DQS12#" calcext:value-type="string">
            <text:p>U:NC/R:DQS12#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RIM([$'UDIMM ECC'.B154])" office:value-type="string" office:string-value="VSS" calcext:value-type="string">
            <text:p>VSS</text:p>
          </table:table-cell>
          <table:table-cell table:formula="of:=TRIM([$'UDIMM NCC'.B154])" office:value-type="string" office:string-value="VSS" calcext:value-type="string">
            <text:p>VSS</text:p>
          </table:table-cell>
          <table:table-cell table:formula="of:=TRIM([$RDIMM.B154])" office:value-type="string" office:string-value="VSS" calcext:value-type="string">
            <text:p>VSS</text:p>
          </table:table-cell>
          <table:table-cell table:formula="of:=IF([.B155]=[.C155];0;1)" office:value-type="float" office:value="0" calcext:value-type="float">
            <text:p>0</text:p>
          </table:table-cell>
          <table:table-cell table:formula="of:=IF([.B155]=[.D155];0;1)" office:value-type="float" office:value="0" calcext:value-type="float">
            <text:p>0</text:p>
          </table:table-cell>
          <table:table-cell table:formula="of:=IF([.C155]=[.D155];0;1)" office:value-type="float" office:value="0" calcext:value-type="float">
            <text:p>0</text:p>
          </table:table-cell>
          <table:table-cell table:formula="of:=SUM([.E155:.G155])" office:value-type="float" office:value="0" calcext:value-type="float">
            <text:p>0</text:p>
          </table:table-cell>
          <table:table-cell table:formula="of:=IF([.E155]+[.F155]+[.G155]=0;[.D155];IF([.E155]+[.F155]=0;&quot;U:&quot;&amp;[.B155]&amp;&quot;/R:&quot;&amp;[.D155];IF(AND([.E155]=[.G155];NOT([.E155]=[.F155]));&quot;ECC:&quot;&amp;[.B155]&amp;&quot;/NCC:&quot;&amp;[.C155];IF(AND([.E155]=0;[.F155]=[.G155]);&quot;U:&quot;&amp;[.B155]&amp;&quot;/R:&quot;&amp;[.D155];&quot;UECC:&quot;&amp;[.B155]&amp;&quot;/UNCC:&quot;&amp;[.C155]&amp;&quot;/R:&quot;&amp;[.D155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RIM([$'UDIMM ECC'.B155])" office:value-type="string" office:string-value="DQ30" calcext:value-type="string">
            <text:p>DQ30</text:p>
          </table:table-cell>
          <table:table-cell table:formula="of:=TRIM([$'UDIMM NCC'.B155])" office:value-type="string" office:string-value="DQ30" calcext:value-type="string">
            <text:p>DQ30</text:p>
          </table:table-cell>
          <table:table-cell table:formula="of:=TRIM([$RDIMM.B155])" office:value-type="string" office:string-value="DQ30" calcext:value-type="string">
            <text:p>DQ30</text:p>
          </table:table-cell>
          <table:table-cell table:formula="of:=IF([.B156]=[.C156];0;1)" office:value-type="float" office:value="0" calcext:value-type="float">
            <text:p>0</text:p>
          </table:table-cell>
          <table:table-cell table:formula="of:=IF([.B156]=[.D156];0;1)" office:value-type="float" office:value="0" calcext:value-type="float">
            <text:p>0</text:p>
          </table:table-cell>
          <table:table-cell table:formula="of:=IF([.C156]=[.D156];0;1)" office:value-type="float" office:value="0" calcext:value-type="float">
            <text:p>0</text:p>
          </table:table-cell>
          <table:table-cell table:formula="of:=SUM([.E156:.G156])" office:value-type="float" office:value="0" calcext:value-type="float">
            <text:p>0</text:p>
          </table:table-cell>
          <table:table-cell table:formula="of:=IF([.E156]+[.F156]+[.G156]=0;[.D156];IF([.E156]+[.F156]=0;&quot;U:&quot;&amp;[.B156]&amp;&quot;/R:&quot;&amp;[.D156];IF(AND([.E156]=[.G156];NOT([.E156]=[.F156]));&quot;ECC:&quot;&amp;[.B156]&amp;&quot;/NCC:&quot;&amp;[.C156];IF(AND([.E156]=0;[.F156]=[.G156]);&quot;U:&quot;&amp;[.B156]&amp;&quot;/R:&quot;&amp;[.D156];&quot;UECC:&quot;&amp;[.B156]&amp;&quot;/UNCC:&quot;&amp;[.C156]&amp;&quot;/R:&quot;&amp;[.D156]))))" office:value-type="string" office:string-value="DQ30" calcext:value-type="string">
            <text:p>DQ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RIM([$'UDIMM ECC'.B156])" office:value-type="string" office:string-value="DQ31" calcext:value-type="string">
            <text:p>DQ31</text:p>
          </table:table-cell>
          <table:table-cell table:formula="of:=TRIM([$'UDIMM NCC'.B156])" office:value-type="string" office:string-value="DQ31" calcext:value-type="string">
            <text:p>DQ31</text:p>
          </table:table-cell>
          <table:table-cell table:formula="of:=TRIM([$RDIMM.B156])" office:value-type="string" office:string-value="DQ31" calcext:value-type="string">
            <text:p>DQ31</text:p>
          </table:table-cell>
          <table:table-cell table:formula="of:=IF([.B157]=[.C157];0;1)" office:value-type="float" office:value="0" calcext:value-type="float">
            <text:p>0</text:p>
          </table:table-cell>
          <table:table-cell table:formula="of:=IF([.B157]=[.D157];0;1)" office:value-type="float" office:value="0" calcext:value-type="float">
            <text:p>0</text:p>
          </table:table-cell>
          <table:table-cell table:formula="of:=IF([.C157]=[.D157];0;1)" office:value-type="float" office:value="0" calcext:value-type="float">
            <text:p>0</text:p>
          </table:table-cell>
          <table:table-cell table:formula="of:=SUM([.E157:.G157])" office:value-type="float" office:value="0" calcext:value-type="float">
            <text:p>0</text:p>
          </table:table-cell>
          <table:table-cell table:formula="of:=IF([.E157]+[.F157]+[.G157]=0;[.D157];IF([.E157]+[.F157]=0;&quot;U:&quot;&amp;[.B157]&amp;&quot;/R:&quot;&amp;[.D157];IF(AND([.E157]=[.G157];NOT([.E157]=[.F157]));&quot;ECC:&quot;&amp;[.B157]&amp;&quot;/NCC:&quot;&amp;[.C157];IF(AND([.E157]=0;[.F157]=[.G157]);&quot;U:&quot;&amp;[.B157]&amp;&quot;/R:&quot;&amp;[.D157];&quot;UECC:&quot;&amp;[.B157]&amp;&quot;/UNCC:&quot;&amp;[.C157]&amp;&quot;/R:&quot;&amp;[.D157]))))" office:value-type="string" office:string-value="DQ31" calcext:value-type="string">
            <text:p>DQ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RIM([$'UDIMM ECC'.B157])" office:value-type="string" office:string-value="VSS" calcext:value-type="string">
            <text:p>VSS</text:p>
          </table:table-cell>
          <table:table-cell table:formula="of:=TRIM([$'UDIMM NCC'.B157])" office:value-type="string" office:string-value="VSS" calcext:value-type="string">
            <text:p>VSS</text:p>
          </table:table-cell>
          <table:table-cell table:formula="of:=TRIM([$RDIMM.B157])" office:value-type="string" office:string-value="VSS" calcext:value-type="string">
            <text:p>VSS</text:p>
          </table:table-cell>
          <table:table-cell table:formula="of:=IF([.B158]=[.C158];0;1)" office:value-type="float" office:value="0" calcext:value-type="float">
            <text:p>0</text:p>
          </table:table-cell>
          <table:table-cell table:formula="of:=IF([.B158]=[.D158];0;1)" office:value-type="float" office:value="0" calcext:value-type="float">
            <text:p>0</text:p>
          </table:table-cell>
          <table:table-cell table:formula="of:=IF([.C158]=[.D158];0;1)" office:value-type="float" office:value="0" calcext:value-type="float">
            <text:p>0</text:p>
          </table:table-cell>
          <table:table-cell table:formula="of:=SUM([.E158:.G158])" office:value-type="float" office:value="0" calcext:value-type="float">
            <text:p>0</text:p>
          </table:table-cell>
          <table:table-cell table:formula="of:=IF([.E158]+[.F158]+[.G158]=0;[.D158];IF([.E158]+[.F158]=0;&quot;U:&quot;&amp;[.B158]&amp;&quot;/R:&quot;&amp;[.D158];IF(AND([.E158]=[.G158];NOT([.E158]=[.F158]));&quot;ECC:&quot;&amp;[.B158]&amp;&quot;/NCC:&quot;&amp;[.C158];IF(AND([.E158]=0;[.F158]=[.G158]);&quot;U:&quot;&amp;[.B158]&amp;&quot;/R:&quot;&amp;[.D158];&quot;UECC:&quot;&amp;[.B158]&amp;&quot;/UNCC:&quot;&amp;[.C158]&amp;&quot;/R:&quot;&amp;[.D158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RIM([$'UDIMM ECC'.B158])" office:value-type="string" office:string-value="CB4" calcext:value-type="string">
            <text:p>CB4</text:p>
          </table:table-cell>
          <table:table-cell table:formula="of:=TRIM([$'UDIMM NCC'.B158])" office:value-type="string" office:string-value="NC" calcext:value-type="string">
            <text:p>NC</text:p>
          </table:table-cell>
          <table:table-cell table:formula="of:=TRIM([$RDIMM.B158])" office:value-type="string" office:string-value="CB4" calcext:value-type="string">
            <text:p>CB4</text:p>
          </table:table-cell>
          <table:table-cell table:formula="of:=IF([.B159]=[.C159];0;1)" office:value-type="float" office:value="1" calcext:value-type="float">
            <text:p>1</text:p>
          </table:table-cell>
          <table:table-cell table:formula="of:=IF([.B159]=[.D159];0;1)" office:value-type="float" office:value="0" calcext:value-type="float">
            <text:p>0</text:p>
          </table:table-cell>
          <table:table-cell table:formula="of:=IF([.C159]=[.D159];0;1)" office:value-type="float" office:value="1" calcext:value-type="float">
            <text:p>1</text:p>
          </table:table-cell>
          <table:table-cell table:formula="of:=SUM([.E159:.G159])" office:value-type="float" office:value="2" calcext:value-type="float">
            <text:p>2</text:p>
          </table:table-cell>
          <table:table-cell table:formula="of:=IF([.E159]+[.F159]+[.G159]=0;[.D159];IF([.E159]+[.F159]=0;&quot;U:&quot;&amp;[.B159]&amp;&quot;/R:&quot;&amp;[.D159];IF(AND([.E159]=[.G159];NOT([.E159]=[.F159]));&quot;ECC:&quot;&amp;[.B159]&amp;&quot;/NCC:&quot;&amp;[.C159];IF(AND([.E159]=0;[.F159]=[.G159]);&quot;U:&quot;&amp;[.B159]&amp;&quot;/R:&quot;&amp;[.D159];&quot;UECC:&quot;&amp;[.B159]&amp;&quot;/UNCC:&quot;&amp;[.C159]&amp;&quot;/R:&quot;&amp;[.D159]))))" office:value-type="string" office:string-value="ECC:CB4/NCC:NC" calcext:value-type="string">
            <text:p>ECC:CB4/NCC:NC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RIM([$'UDIMM ECC'.B159])" office:value-type="string" office:string-value="CB5" calcext:value-type="string">
            <text:p>CB5</text:p>
          </table:table-cell>
          <table:table-cell table:formula="of:=TRIM([$'UDIMM NCC'.B159])" office:value-type="string" office:string-value="NC" calcext:value-type="string">
            <text:p>NC</text:p>
          </table:table-cell>
          <table:table-cell table:formula="of:=TRIM([$RDIMM.B159])" office:value-type="string" office:string-value="CB5" calcext:value-type="string">
            <text:p>CB5</text:p>
          </table:table-cell>
          <table:table-cell table:formula="of:=IF([.B160]=[.C160];0;1)" office:value-type="float" office:value="1" calcext:value-type="float">
            <text:p>1</text:p>
          </table:table-cell>
          <table:table-cell table:formula="of:=IF([.B160]=[.D160];0;1)" office:value-type="float" office:value="0" calcext:value-type="float">
            <text:p>0</text:p>
          </table:table-cell>
          <table:table-cell table:formula="of:=IF([.C160]=[.D160];0;1)" office:value-type="float" office:value="1" calcext:value-type="float">
            <text:p>1</text:p>
          </table:table-cell>
          <table:table-cell table:formula="of:=SUM([.E160:.G160])" office:value-type="float" office:value="2" calcext:value-type="float">
            <text:p>2</text:p>
          </table:table-cell>
          <table:table-cell table:formula="of:=IF([.E160]+[.F160]+[.G160]=0;[.D160];IF([.E160]+[.F160]=0;&quot;U:&quot;&amp;[.B160]&amp;&quot;/R:&quot;&amp;[.D160];IF(AND([.E160]=[.G160];NOT([.E160]=[.F160]));&quot;ECC:&quot;&amp;[.B160]&amp;&quot;/NCC:&quot;&amp;[.C160];IF(AND([.E160]=0;[.F160]=[.G160]);&quot;U:&quot;&amp;[.B160]&amp;&quot;/R:&quot;&amp;[.D160];&quot;UECC:&quot;&amp;[.B160]&amp;&quot;/UNCC:&quot;&amp;[.C160]&amp;&quot;/R:&quot;&amp;[.D160]))))" office:value-type="string" office:string-value="ECC:CB5/NCC:NC" calcext:value-type="string">
            <text:p>ECC:CB5/NCC:NC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RIM([$'UDIMM ECC'.B160])" office:value-type="string" office:string-value="VSS" calcext:value-type="string">
            <text:p>VSS</text:p>
          </table:table-cell>
          <table:table-cell table:formula="of:=TRIM([$'UDIMM NCC'.B160])" office:value-type="string" office:string-value="VSS" calcext:value-type="string">
            <text:p>VSS</text:p>
          </table:table-cell>
          <table:table-cell table:formula="of:=TRIM([$RDIMM.B160])" office:value-type="string" office:string-value="VSS" calcext:value-type="string">
            <text:p>VSS</text:p>
          </table:table-cell>
          <table:table-cell table:formula="of:=IF([.B161]=[.C161];0;1)" office:value-type="float" office:value="0" calcext:value-type="float">
            <text:p>0</text:p>
          </table:table-cell>
          <table:table-cell table:formula="of:=IF([.B161]=[.D161];0;1)" office:value-type="float" office:value="0" calcext:value-type="float">
            <text:p>0</text:p>
          </table:table-cell>
          <table:table-cell table:formula="of:=IF([.C161]=[.D161];0;1)" office:value-type="float" office:value="0" calcext:value-type="float">
            <text:p>0</text:p>
          </table:table-cell>
          <table:table-cell table:formula="of:=SUM([.E161:.G161])" office:value-type="float" office:value="0" calcext:value-type="float">
            <text:p>0</text:p>
          </table:table-cell>
          <table:table-cell table:formula="of:=IF([.E161]+[.F161]+[.G161]=0;[.D161];IF([.E161]+[.F161]=0;&quot;U:&quot;&amp;[.B161]&amp;&quot;/R:&quot;&amp;[.D161];IF(AND([.E161]=[.G161];NOT([.E161]=[.F161]));&quot;ECC:&quot;&amp;[.B161]&amp;&quot;/NCC:&quot;&amp;[.C161];IF(AND([.E161]=0;[.F161]=[.G161]);&quot;U:&quot;&amp;[.B161]&amp;&quot;/R:&quot;&amp;[.D161];&quot;UECC:&quot;&amp;[.B161]&amp;&quot;/UNCC:&quot;&amp;[.C161]&amp;&quot;/R:&quot;&amp;[.D161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RIM([$'UDIMM ECC'.B161])" office:value-type="string" office:string-value="DM8" calcext:value-type="string">
            <text:p>DM8</text:p>
          </table:table-cell>
          <table:table-cell table:formula="of:=TRIM([$'UDIMM NCC'.B161])" office:value-type="string" office:string-value="NC" calcext:value-type="string">
            <text:p>NC</text:p>
          </table:table-cell>
          <table:table-cell table:formula="of:=TRIM([$RDIMM.B161])" office:value-type="string" office:string-value="DQS17" calcext:value-type="string">
            <text:p>DQS17</text:p>
          </table:table-cell>
          <table:table-cell table:formula="of:=IF([.B162]=[.C162];0;1)" office:value-type="float" office:value="1" calcext:value-type="float">
            <text:p>1</text:p>
          </table:table-cell>
          <table:table-cell table:formula="of:=IF([.B162]=[.D162];0;1)" office:value-type="float" office:value="1" calcext:value-type="float">
            <text:p>1</text:p>
          </table:table-cell>
          <table:table-cell table:formula="of:=IF([.C162]=[.D162];0;1)" office:value-type="float" office:value="1" calcext:value-type="float">
            <text:p>1</text:p>
          </table:table-cell>
          <table:table-cell table:formula="of:=SUM([.E162:.G162])" office:value-type="float" office:value="3" calcext:value-type="float">
            <text:p>3</text:p>
          </table:table-cell>
          <table:table-cell table:formula="of:=IF([.E162]+[.F162]+[.G162]=0;[.D162];IF([.E162]+[.F162]=0;&quot;U:&quot;&amp;[.B162]&amp;&quot;/R:&quot;&amp;[.D162];IF(AND([.E162]=[.G162];NOT([.E162]=[.F162]));&quot;ECC:&quot;&amp;[.B162]&amp;&quot;/NCC:&quot;&amp;[.C162];IF(AND([.E162]=0;[.F162]=[.G162]);&quot;U:&quot;&amp;[.B162]&amp;&quot;/R:&quot;&amp;[.D162];&quot;UECC:&quot;&amp;[.B162]&amp;&quot;/UNCC:&quot;&amp;[.C162]&amp;&quot;/R:&quot;&amp;[.D162]))))" office:value-type="string" office:string-value="UECC:DM8/UNCC:NC/R:DQS17" calcext:value-type="string">
            <text:p>UECC:DM8/UNCC:NC/R:DQS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RIM([$'UDIMM ECC'.B162])" office:value-type="string" office:string-value="NC" calcext:value-type="string">
            <text:p>NC</text:p>
          </table:table-cell>
          <table:table-cell table:formula="of:=TRIM([$'UDIMM NCC'.B162])" office:value-type="string" office:string-value="NC" calcext:value-type="string">
            <text:p>NC</text:p>
          </table:table-cell>
          <table:table-cell table:formula="of:=TRIM([$RDIMM.B162])" office:value-type="string" office:string-value="DQS17#" calcext:value-type="string">
            <text:p>DQS17#</text:p>
          </table:table-cell>
          <table:table-cell table:formula="of:=IF([.B163]=[.C163];0;1)" office:value-type="float" office:value="0" calcext:value-type="float">
            <text:p>0</text:p>
          </table:table-cell>
          <table:table-cell table:formula="of:=IF([.B163]=[.D163];0;1)" office:value-type="float" office:value="1" calcext:value-type="float">
            <text:p>1</text:p>
          </table:table-cell>
          <table:table-cell table:formula="of:=IF([.C163]=[.D163];0;1)" office:value-type="float" office:value="1" calcext:value-type="float">
            <text:p>1</text:p>
          </table:table-cell>
          <table:table-cell table:formula="of:=SUM([.E163:.G163])" office:value-type="float" office:value="2" calcext:value-type="float">
            <text:p>2</text:p>
          </table:table-cell>
          <table:table-cell table:formula="of:=IF([.E163]+[.F163]+[.G163]=0;[.D163];IF([.E163]+[.F163]=0;&quot;U:&quot;&amp;[.B163]&amp;&quot;/R:&quot;&amp;[.D163];IF(AND([.E163]=[.G163];NOT([.E163]=[.F163]));&quot;ECC:&quot;&amp;[.B163]&amp;&quot;/NCC:&quot;&amp;[.C163];IF(AND([.E163]=0;[.F163]=[.G163]);&quot;U:&quot;&amp;[.B163]&amp;&quot;/R:&quot;&amp;[.D163];&quot;UECC:&quot;&amp;[.B163]&amp;&quot;/UNCC:&quot;&amp;[.C163]&amp;&quot;/R:&quot;&amp;[.D163]))))" office:value-type="string" office:string-value="U:NC/R:DQS17#" calcext:value-type="string">
            <text:p>U:NC/R:DQS17#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RIM([$'UDIMM ECC'.B163])" office:value-type="string" office:string-value="VSS" calcext:value-type="string">
            <text:p>VSS</text:p>
          </table:table-cell>
          <table:table-cell table:formula="of:=TRIM([$'UDIMM NCC'.B163])" office:value-type="string" office:string-value="VSS" calcext:value-type="string">
            <text:p>VSS</text:p>
          </table:table-cell>
          <table:table-cell table:formula="of:=TRIM([$RDIMM.B163])" office:value-type="string" office:string-value="VSS" calcext:value-type="string">
            <text:p>VSS</text:p>
          </table:table-cell>
          <table:table-cell table:formula="of:=IF([.B164]=[.C164];0;1)" office:value-type="float" office:value="0" calcext:value-type="float">
            <text:p>0</text:p>
          </table:table-cell>
          <table:table-cell table:formula="of:=IF([.B164]=[.D164];0;1)" office:value-type="float" office:value="0" calcext:value-type="float">
            <text:p>0</text:p>
          </table:table-cell>
          <table:table-cell table:formula="of:=IF([.C164]=[.D164];0;1)" office:value-type="float" office:value="0" calcext:value-type="float">
            <text:p>0</text:p>
          </table:table-cell>
          <table:table-cell table:formula="of:=SUM([.E164:.G164])" office:value-type="float" office:value="0" calcext:value-type="float">
            <text:p>0</text:p>
          </table:table-cell>
          <table:table-cell table:formula="of:=IF([.E164]+[.F164]+[.G164]=0;[.D164];IF([.E164]+[.F164]=0;&quot;U:&quot;&amp;[.B164]&amp;&quot;/R:&quot;&amp;[.D164];IF(AND([.E164]=[.G164];NOT([.E164]=[.F164]));&quot;ECC:&quot;&amp;[.B164]&amp;&quot;/NCC:&quot;&amp;[.C164];IF(AND([.E164]=0;[.F164]=[.G164]);&quot;U:&quot;&amp;[.B164]&amp;&quot;/R:&quot;&amp;[.D164];&quot;UECC:&quot;&amp;[.B164]&amp;&quot;/UNCC:&quot;&amp;[.C164]&amp;&quot;/R:&quot;&amp;[.D164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RIM([$'UDIMM ECC'.B164])" office:value-type="string" office:string-value="CB6" calcext:value-type="string">
            <text:p>CB6</text:p>
          </table:table-cell>
          <table:table-cell table:formula="of:=TRIM([$'UDIMM NCC'.B164])" office:value-type="string" office:string-value="NC" calcext:value-type="string">
            <text:p>NC</text:p>
          </table:table-cell>
          <table:table-cell table:formula="of:=TRIM([$RDIMM.B164])" office:value-type="string" office:string-value="CB6" calcext:value-type="string">
            <text:p>CB6</text:p>
          </table:table-cell>
          <table:table-cell table:formula="of:=IF([.B165]=[.C165];0;1)" office:value-type="float" office:value="1" calcext:value-type="float">
            <text:p>1</text:p>
          </table:table-cell>
          <table:table-cell table:formula="of:=IF([.B165]=[.D165];0;1)" office:value-type="float" office:value="0" calcext:value-type="float">
            <text:p>0</text:p>
          </table:table-cell>
          <table:table-cell table:formula="of:=IF([.C165]=[.D165];0;1)" office:value-type="float" office:value="1" calcext:value-type="float">
            <text:p>1</text:p>
          </table:table-cell>
          <table:table-cell table:formula="of:=SUM([.E165:.G165])" office:value-type="float" office:value="2" calcext:value-type="float">
            <text:p>2</text:p>
          </table:table-cell>
          <table:table-cell table:formula="of:=IF([.E165]+[.F165]+[.G165]=0;[.D165];IF([.E165]+[.F165]=0;&quot;U:&quot;&amp;[.B165]&amp;&quot;/R:&quot;&amp;[.D165];IF(AND([.E165]=[.G165];NOT([.E165]=[.F165]));&quot;ECC:&quot;&amp;[.B165]&amp;&quot;/NCC:&quot;&amp;[.C165];IF(AND([.E165]=0;[.F165]=[.G165]);&quot;U:&quot;&amp;[.B165]&amp;&quot;/R:&quot;&amp;[.D165];&quot;UECC:&quot;&amp;[.B165]&amp;&quot;/UNCC:&quot;&amp;[.C165]&amp;&quot;/R:&quot;&amp;[.D165]))))" office:value-type="string" office:string-value="ECC:CB6/NCC:NC" calcext:value-type="string">
            <text:p>ECC:CB6/NCC:NC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RIM([$'UDIMM ECC'.B165])" office:value-type="string" office:string-value="CB7" calcext:value-type="string">
            <text:p>CB7</text:p>
          </table:table-cell>
          <table:table-cell table:formula="of:=TRIM([$'UDIMM NCC'.B165])" office:value-type="string" office:string-value="NC" calcext:value-type="string">
            <text:p>NC</text:p>
          </table:table-cell>
          <table:table-cell table:formula="of:=TRIM([$RDIMM.B165])" office:value-type="string" office:string-value="CB7" calcext:value-type="string">
            <text:p>CB7</text:p>
          </table:table-cell>
          <table:table-cell table:formula="of:=IF([.B166]=[.C166];0;1)" office:value-type="float" office:value="1" calcext:value-type="float">
            <text:p>1</text:p>
          </table:table-cell>
          <table:table-cell table:formula="of:=IF([.B166]=[.D166];0;1)" office:value-type="float" office:value="0" calcext:value-type="float">
            <text:p>0</text:p>
          </table:table-cell>
          <table:table-cell table:formula="of:=IF([.C166]=[.D166];0;1)" office:value-type="float" office:value="1" calcext:value-type="float">
            <text:p>1</text:p>
          </table:table-cell>
          <table:table-cell table:formula="of:=SUM([.E166:.G166])" office:value-type="float" office:value="2" calcext:value-type="float">
            <text:p>2</text:p>
          </table:table-cell>
          <table:table-cell table:formula="of:=IF([.E166]+[.F166]+[.G166]=0;[.D166];IF([.E166]+[.F166]=0;&quot;U:&quot;&amp;[.B166]&amp;&quot;/R:&quot;&amp;[.D166];IF(AND([.E166]=[.G166];NOT([.E166]=[.F166]));&quot;ECC:&quot;&amp;[.B166]&amp;&quot;/NCC:&quot;&amp;[.C166];IF(AND([.E166]=0;[.F166]=[.G166]);&quot;U:&quot;&amp;[.B166]&amp;&quot;/R:&quot;&amp;[.D166];&quot;UECC:&quot;&amp;[.B166]&amp;&quot;/UNCC:&quot;&amp;[.C166]&amp;&quot;/R:&quot;&amp;[.D166]))))" office:value-type="string" office:string-value="ECC:CB7/NCC:NC" calcext:value-type="string">
            <text:p>ECC:CB7/NCC:NC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RIM([$'UDIMM ECC'.B166])" office:value-type="string" office:string-value="VSS" calcext:value-type="string">
            <text:p>VSS</text:p>
          </table:table-cell>
          <table:table-cell table:formula="of:=TRIM([$'UDIMM NCC'.B166])" office:value-type="string" office:string-value="VSS" calcext:value-type="string">
            <text:p>VSS</text:p>
          </table:table-cell>
          <table:table-cell table:formula="of:=TRIM([$RDIMM.B166])" office:value-type="string" office:string-value="VSS" calcext:value-type="string">
            <text:p>VSS</text:p>
          </table:table-cell>
          <table:table-cell table:formula="of:=IF([.B167]=[.C167];0;1)" office:value-type="float" office:value="0" calcext:value-type="float">
            <text:p>0</text:p>
          </table:table-cell>
          <table:table-cell table:formula="of:=IF([.B167]=[.D167];0;1)" office:value-type="float" office:value="0" calcext:value-type="float">
            <text:p>0</text:p>
          </table:table-cell>
          <table:table-cell table:formula="of:=IF([.C167]=[.D167];0;1)" office:value-type="float" office:value="0" calcext:value-type="float">
            <text:p>0</text:p>
          </table:table-cell>
          <table:table-cell table:formula="of:=SUM([.E167:.G167])" office:value-type="float" office:value="0" calcext:value-type="float">
            <text:p>0</text:p>
          </table:table-cell>
          <table:table-cell table:formula="of:=IF([.E167]+[.F167]+[.G167]=0;[.D167];IF([.E167]+[.F167]=0;&quot;U:&quot;&amp;[.B167]&amp;&quot;/R:&quot;&amp;[.D167];IF(AND([.E167]=[.G167];NOT([.E167]=[.F167]));&quot;ECC:&quot;&amp;[.B167]&amp;&quot;/NCC:&quot;&amp;[.C167];IF(AND([.E167]=0;[.F167]=[.G167]);&quot;U:&quot;&amp;[.B167]&amp;&quot;/R:&quot;&amp;[.D167];&quot;UECC:&quot;&amp;[.B167]&amp;&quot;/UNCC:&quot;&amp;[.C167]&amp;&quot;/R:&quot;&amp;[.D167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RIM([$'UDIMM ECC'.B167])" office:value-type="string" office:string-value="NC" calcext:value-type="string">
            <text:p>NC</text:p>
          </table:table-cell>
          <table:table-cell table:formula="of:=TRIM([$'UDIMM NCC'.B167])" office:value-type="string" office:string-value="NC" calcext:value-type="string">
            <text:p>NC</text:p>
          </table:table-cell>
          <table:table-cell table:formula="of:=TRIM([$RDIMM.B167])" office:value-type="string" office:string-value="NC" calcext:value-type="string">
            <text:p>NC</text:p>
          </table:table-cell>
          <table:table-cell table:formula="of:=IF([.B168]=[.C168];0;1)" office:value-type="float" office:value="0" calcext:value-type="float">
            <text:p>0</text:p>
          </table:table-cell>
          <table:table-cell table:formula="of:=IF([.B168]=[.D168];0;1)" office:value-type="float" office:value="0" calcext:value-type="float">
            <text:p>0</text:p>
          </table:table-cell>
          <table:table-cell table:formula="of:=IF([.C168]=[.D168];0;1)" office:value-type="float" office:value="0" calcext:value-type="float">
            <text:p>0</text:p>
          </table:table-cell>
          <table:table-cell table:formula="of:=SUM([.E168:.G168])" office:value-type="float" office:value="0" calcext:value-type="float">
            <text:p>0</text:p>
          </table:table-cell>
          <table:table-cell table:formula="of:=IF([.E168]+[.F168]+[.G168]=0;[.D168];IF([.E168]+[.F168]=0;&quot;U:&quot;&amp;[.B168]&amp;&quot;/R:&quot;&amp;[.D168];IF(AND([.E168]=[.G168];NOT([.E168]=[.F168]));&quot;ECC:&quot;&amp;[.B168]&amp;&quot;/NCC:&quot;&amp;[.C168];IF(AND([.E168]=0;[.F168]=[.G168]);&quot;U:&quot;&amp;[.B168]&amp;&quot;/R:&quot;&amp;[.D168];&quot;UECC:&quot;&amp;[.B168]&amp;&quot;/UNCC:&quot;&amp;[.C168]&amp;&quot;/R:&quot;&amp;[.D168]))))" office:value-type="string" office:string-value="NC" calcext:value-type="string">
            <text:p>NC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RIM([$'UDIMM ECC'.B168])" office:value-type="string" office:string-value="RESET#" calcext:value-type="string">
            <text:p>RESET#</text:p>
          </table:table-cell>
          <table:table-cell table:formula="of:=TRIM([$'UDIMM NCC'.B168])" office:value-type="string" office:string-value="RESET#" calcext:value-type="string">
            <text:p>RESET#</text:p>
          </table:table-cell>
          <table:table-cell table:formula="of:=TRIM([$RDIMM.B168])" office:value-type="string" office:string-value="RESET#" calcext:value-type="string">
            <text:p>RESET#</text:p>
          </table:table-cell>
          <table:table-cell table:formula="of:=IF([.B169]=[.C169];0;1)" office:value-type="float" office:value="0" calcext:value-type="float">
            <text:p>0</text:p>
          </table:table-cell>
          <table:table-cell table:formula="of:=IF([.B169]=[.D169];0;1)" office:value-type="float" office:value="0" calcext:value-type="float">
            <text:p>0</text:p>
          </table:table-cell>
          <table:table-cell table:formula="of:=IF([.C169]=[.D169];0;1)" office:value-type="float" office:value="0" calcext:value-type="float">
            <text:p>0</text:p>
          </table:table-cell>
          <table:table-cell table:formula="of:=SUM([.E169:.G169])" office:value-type="float" office:value="0" calcext:value-type="float">
            <text:p>0</text:p>
          </table:table-cell>
          <table:table-cell table:formula="of:=IF([.E169]+[.F169]+[.G169]=0;[.D169];IF([.E169]+[.F169]=0;&quot;U:&quot;&amp;[.B169]&amp;&quot;/R:&quot;&amp;[.D169];IF(AND([.E169]=[.G169];NOT([.E169]=[.F169]));&quot;ECC:&quot;&amp;[.B169]&amp;&quot;/NCC:&quot;&amp;[.C169];IF(AND([.E169]=0;[.F169]=[.G169]);&quot;U:&quot;&amp;[.B169]&amp;&quot;/R:&quot;&amp;[.D169];&quot;UECC:&quot;&amp;[.B169]&amp;&quot;/UNCC:&quot;&amp;[.C169]&amp;&quot;/R:&quot;&amp;[.D169]))))" office:value-type="string" office:string-value="RESET#" calcext:value-type="string">
            <text:p>RESET#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RIM([$'UDIMM ECC'.B169])" office:value-type="string" office:string-value="CKE1" calcext:value-type="string">
            <text:p>CKE1</text:p>
          </table:table-cell>
          <table:table-cell table:formula="of:=TRIM([$'UDIMM NCC'.B169])" office:value-type="string" office:string-value="CKE1" calcext:value-type="string">
            <text:p>CKE1</text:p>
          </table:table-cell>
          <table:table-cell table:formula="of:=TRIM([$RDIMM.B169])" office:value-type="string" office:string-value="CKE1" calcext:value-type="string">
            <text:p>CKE1</text:p>
          </table:table-cell>
          <table:table-cell table:formula="of:=IF([.B170]=[.C170];0;1)" office:value-type="float" office:value="0" calcext:value-type="float">
            <text:p>0</text:p>
          </table:table-cell>
          <table:table-cell table:formula="of:=IF([.B170]=[.D170];0;1)" office:value-type="float" office:value="0" calcext:value-type="float">
            <text:p>0</text:p>
          </table:table-cell>
          <table:table-cell table:formula="of:=IF([.C170]=[.D170];0;1)" office:value-type="float" office:value="0" calcext:value-type="float">
            <text:p>0</text:p>
          </table:table-cell>
          <table:table-cell table:formula="of:=SUM([.E170:.G170])" office:value-type="float" office:value="0" calcext:value-type="float">
            <text:p>0</text:p>
          </table:table-cell>
          <table:table-cell table:formula="of:=IF([.E170]+[.F170]+[.G170]=0;[.D170];IF([.E170]+[.F170]=0;&quot;U:&quot;&amp;[.B170]&amp;&quot;/R:&quot;&amp;[.D170];IF(AND([.E170]=[.G170];NOT([.E170]=[.F170]));&quot;ECC:&quot;&amp;[.B170]&amp;&quot;/NCC:&quot;&amp;[.C170];IF(AND([.E170]=0;[.F170]=[.G170]);&quot;U:&quot;&amp;[.B170]&amp;&quot;/R:&quot;&amp;[.D170];&quot;UECC:&quot;&amp;[.B170]&amp;&quot;/UNCC:&quot;&amp;[.C170]&amp;&quot;/R:&quot;&amp;[.D170]))))" office:value-type="string" office:string-value="CKE1" calcext:value-type="string">
            <text:p>CKE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RIM([$'UDIMM ECC'.B170])" office:value-type="string" office:string-value="VDD" calcext:value-type="string">
            <text:p>VDD</text:p>
          </table:table-cell>
          <table:table-cell table:formula="of:=TRIM([$'UDIMM NCC'.B170])" office:value-type="string" office:string-value="VDD" calcext:value-type="string">
            <text:p>VDD</text:p>
          </table:table-cell>
          <table:table-cell table:formula="of:=TRIM([$RDIMM.B170])" office:value-type="string" office:string-value="VDD" calcext:value-type="string">
            <text:p>VDD</text:p>
          </table:table-cell>
          <table:table-cell table:formula="of:=IF([.B171]=[.C171];0;1)" office:value-type="float" office:value="0" calcext:value-type="float">
            <text:p>0</text:p>
          </table:table-cell>
          <table:table-cell table:formula="of:=IF([.B171]=[.D171];0;1)" office:value-type="float" office:value="0" calcext:value-type="float">
            <text:p>0</text:p>
          </table:table-cell>
          <table:table-cell table:formula="of:=IF([.C171]=[.D171];0;1)" office:value-type="float" office:value="0" calcext:value-type="float">
            <text:p>0</text:p>
          </table:table-cell>
          <table:table-cell table:formula="of:=SUM([.E171:.G171])" office:value-type="float" office:value="0" calcext:value-type="float">
            <text:p>0</text:p>
          </table:table-cell>
          <table:table-cell table:formula="of:=IF([.E171]+[.F171]+[.G171]=0;[.D171];IF([.E171]+[.F171]=0;&quot;U:&quot;&amp;[.B171]&amp;&quot;/R:&quot;&amp;[.D171];IF(AND([.E171]=[.G171];NOT([.E171]=[.F171]));&quot;ECC:&quot;&amp;[.B171]&amp;&quot;/NCC:&quot;&amp;[.C171];IF(AND([.E171]=0;[.F171]=[.G171]);&quot;U:&quot;&amp;[.B171]&amp;&quot;/R:&quot;&amp;[.D171];&quot;UECC:&quot;&amp;[.B171]&amp;&quot;/UNCC:&quot;&amp;[.C171]&amp;&quot;/R:&quot;&amp;[.D171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RIM([$'UDIMM ECC'.B171])" office:value-type="string" office:string-value="NF/A15" calcext:value-type="string">
            <text:p>NF/A15</text:p>
          </table:table-cell>
          <table:table-cell table:formula="of:=TRIM([$'UDIMM NCC'.B171])" office:value-type="string" office:string-value="NF/A15" calcext:value-type="string">
            <text:p>NF/A15</text:p>
          </table:table-cell>
          <table:table-cell table:formula="of:=TRIM([$RDIMM.B171])" office:value-type="string" office:string-value="A15" calcext:value-type="string">
            <text:p>A15</text:p>
          </table:table-cell>
          <table:table-cell table:formula="of:=IF([.B172]=[.C172];0;1)" office:value-type="float" office:value="0" calcext:value-type="float">
            <text:p>0</text:p>
          </table:table-cell>
          <table:table-cell table:formula="of:=IF([.B172]=[.D172];0;1)" office:value-type="float" office:value="1" calcext:value-type="float">
            <text:p>1</text:p>
          </table:table-cell>
          <table:table-cell table:formula="of:=IF([.C172]=[.D172];0;1)" office:value-type="float" office:value="1" calcext:value-type="float">
            <text:p>1</text:p>
          </table:table-cell>
          <table:table-cell table:formula="of:=SUM([.E172:.G172])" office:value-type="float" office:value="2" calcext:value-type="float">
            <text:p>2</text:p>
          </table:table-cell>
          <table:table-cell table:formula="of:=IF([.E172]+[.F172]+[.G172]=0;[.D172];IF([.E172]+[.F172]=0;&quot;U:&quot;&amp;[.B172]&amp;&quot;/R:&quot;&amp;[.D172];IF(AND([.E172]=[.G172];NOT([.E172]=[.F172]));&quot;ECC:&quot;&amp;[.B172]&amp;&quot;/NCC:&quot;&amp;[.C172];IF(AND([.E172]=0;[.F172]=[.G172]);&quot;U:&quot;&amp;[.B172]&amp;&quot;/R:&quot;&amp;[.D172];&quot;UECC:&quot;&amp;[.B172]&amp;&quot;/UNCC:&quot;&amp;[.C172]&amp;&quot;/R:&quot;&amp;[.D172]))))" office:value-type="string" office:string-value="U:NF/A15/R:A15" calcext:value-type="string">
            <text:p>U:NF/A15/R:A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RIM([$'UDIMM ECC'.B172])" office:value-type="string" office:string-value="A14" calcext:value-type="string">
            <text:p>A14</text:p>
          </table:table-cell>
          <table:table-cell table:formula="of:=TRIM([$'UDIMM NCC'.B172])" office:value-type="string" office:string-value="A14" calcext:value-type="string">
            <text:p>A14</text:p>
          </table:table-cell>
          <table:table-cell table:formula="of:=TRIM([$RDIMM.B172])" office:value-type="string" office:string-value="A14" calcext:value-type="string">
            <text:p>A14</text:p>
          </table:table-cell>
          <table:table-cell table:formula="of:=IF([.B173]=[.C173];0;1)" office:value-type="float" office:value="0" calcext:value-type="float">
            <text:p>0</text:p>
          </table:table-cell>
          <table:table-cell table:formula="of:=IF([.B173]=[.D173];0;1)" office:value-type="float" office:value="0" calcext:value-type="float">
            <text:p>0</text:p>
          </table:table-cell>
          <table:table-cell table:formula="of:=IF([.C173]=[.D173];0;1)" office:value-type="float" office:value="0" calcext:value-type="float">
            <text:p>0</text:p>
          </table:table-cell>
          <table:table-cell table:formula="of:=SUM([.E173:.G173])" office:value-type="float" office:value="0" calcext:value-type="float">
            <text:p>0</text:p>
          </table:table-cell>
          <table:table-cell table:formula="of:=IF([.E173]+[.F173]+[.G173]=0;[.D173];IF([.E173]+[.F173]=0;&quot;U:&quot;&amp;[.B173]&amp;&quot;/R:&quot;&amp;[.D173];IF(AND([.E173]=[.G173];NOT([.E173]=[.F173]));&quot;ECC:&quot;&amp;[.B173]&amp;&quot;/NCC:&quot;&amp;[.C173];IF(AND([.E173]=0;[.F173]=[.G173]);&quot;U:&quot;&amp;[.B173]&amp;&quot;/R:&quot;&amp;[.D173];&quot;UECC:&quot;&amp;[.B173]&amp;&quot;/UNCC:&quot;&amp;[.C173]&amp;&quot;/R:&quot;&amp;[.D173]))))" office:value-type="string" office:string-value="A14" calcext:value-type="string">
            <text:p>A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RIM([$'UDIMM ECC'.B173])" office:value-type="string" office:string-value="VDD" calcext:value-type="string">
            <text:p>VDD</text:p>
          </table:table-cell>
          <table:table-cell table:formula="of:=TRIM([$'UDIMM NCC'.B173])" office:value-type="string" office:string-value="VDD" calcext:value-type="string">
            <text:p>VDD</text:p>
          </table:table-cell>
          <table:table-cell table:formula="of:=TRIM([$RDIMM.B173])" office:value-type="string" office:string-value="VDD" calcext:value-type="string">
            <text:p>VDD</text:p>
          </table:table-cell>
          <table:table-cell table:formula="of:=IF([.B174]=[.C174];0;1)" office:value-type="float" office:value="0" calcext:value-type="float">
            <text:p>0</text:p>
          </table:table-cell>
          <table:table-cell table:formula="of:=IF([.B174]=[.D174];0;1)" office:value-type="float" office:value="0" calcext:value-type="float">
            <text:p>0</text:p>
          </table:table-cell>
          <table:table-cell table:formula="of:=IF([.C174]=[.D174];0;1)" office:value-type="float" office:value="0" calcext:value-type="float">
            <text:p>0</text:p>
          </table:table-cell>
          <table:table-cell table:formula="of:=SUM([.E174:.G174])" office:value-type="float" office:value="0" calcext:value-type="float">
            <text:p>0</text:p>
          </table:table-cell>
          <table:table-cell table:formula="of:=IF([.E174]+[.F174]+[.G174]=0;[.D174];IF([.E174]+[.F174]=0;&quot;U:&quot;&amp;[.B174]&amp;&quot;/R:&quot;&amp;[.D174];IF(AND([.E174]=[.G174];NOT([.E174]=[.F174]));&quot;ECC:&quot;&amp;[.B174]&amp;&quot;/NCC:&quot;&amp;[.C174];IF(AND([.E174]=0;[.F174]=[.G174]);&quot;U:&quot;&amp;[.B174]&amp;&quot;/R:&quot;&amp;[.D174];&quot;UECC:&quot;&amp;[.B174]&amp;&quot;/UNCC:&quot;&amp;[.C174]&amp;&quot;/R:&quot;&amp;[.D174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RIM([$'UDIMM ECC'.B174])" office:value-type="string" office:string-value="A12" calcext:value-type="string">
            <text:p>A12</text:p>
          </table:table-cell>
          <table:table-cell table:formula="of:=TRIM([$'UDIMM NCC'.B174])" office:value-type="string" office:string-value="A12" calcext:value-type="string">
            <text:p>A12</text:p>
          </table:table-cell>
          <table:table-cell table:formula="of:=TRIM([$RDIMM.B174])" office:value-type="string" office:string-value="A12" calcext:value-type="string">
            <text:p>A12</text:p>
          </table:table-cell>
          <table:table-cell table:formula="of:=IF([.B175]=[.C175];0;1)" office:value-type="float" office:value="0" calcext:value-type="float">
            <text:p>0</text:p>
          </table:table-cell>
          <table:table-cell table:formula="of:=IF([.B175]=[.D175];0;1)" office:value-type="float" office:value="0" calcext:value-type="float">
            <text:p>0</text:p>
          </table:table-cell>
          <table:table-cell table:formula="of:=IF([.C175]=[.D175];0;1)" office:value-type="float" office:value="0" calcext:value-type="float">
            <text:p>0</text:p>
          </table:table-cell>
          <table:table-cell table:formula="of:=SUM([.E175:.G175])" office:value-type="float" office:value="0" calcext:value-type="float">
            <text:p>0</text:p>
          </table:table-cell>
          <table:table-cell table:formula="of:=IF([.E175]+[.F175]+[.G175]=0;[.D175];IF([.E175]+[.F175]=0;&quot;U:&quot;&amp;[.B175]&amp;&quot;/R:&quot;&amp;[.D175];IF(AND([.E175]=[.G175];NOT([.E175]=[.F175]));&quot;ECC:&quot;&amp;[.B175]&amp;&quot;/NCC:&quot;&amp;[.C175];IF(AND([.E175]=0;[.F175]=[.G175]);&quot;U:&quot;&amp;[.B175]&amp;&quot;/R:&quot;&amp;[.D175];&quot;UECC:&quot;&amp;[.B175]&amp;&quot;/UNCC:&quot;&amp;[.C175]&amp;&quot;/R:&quot;&amp;[.D175]))))" office:value-type="string" office:string-value="A12" calcext:value-type="string">
            <text:p>A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RIM([$'UDIMM ECC'.B175])" office:value-type="string" office:string-value="A9" calcext:value-type="string">
            <text:p>A9</text:p>
          </table:table-cell>
          <table:table-cell table:formula="of:=TRIM([$'UDIMM NCC'.B175])" office:value-type="string" office:string-value="A9" calcext:value-type="string">
            <text:p>A9</text:p>
          </table:table-cell>
          <table:table-cell table:formula="of:=TRIM([$RDIMM.B175])" office:value-type="string" office:string-value="A9" calcext:value-type="string">
            <text:p>A9</text:p>
          </table:table-cell>
          <table:table-cell table:formula="of:=IF([.B176]=[.C176];0;1)" office:value-type="float" office:value="0" calcext:value-type="float">
            <text:p>0</text:p>
          </table:table-cell>
          <table:table-cell table:formula="of:=IF([.B176]=[.D176];0;1)" office:value-type="float" office:value="0" calcext:value-type="float">
            <text:p>0</text:p>
          </table:table-cell>
          <table:table-cell table:formula="of:=IF([.C176]=[.D176];0;1)" office:value-type="float" office:value="0" calcext:value-type="float">
            <text:p>0</text:p>
          </table:table-cell>
          <table:table-cell table:formula="of:=SUM([.E176:.G176])" office:value-type="float" office:value="0" calcext:value-type="float">
            <text:p>0</text:p>
          </table:table-cell>
          <table:table-cell table:formula="of:=IF([.E176]+[.F176]+[.G176]=0;[.D176];IF([.E176]+[.F176]=0;&quot;U:&quot;&amp;[.B176]&amp;&quot;/R:&quot;&amp;[.D176];IF(AND([.E176]=[.G176];NOT([.E176]=[.F176]));&quot;ECC:&quot;&amp;[.B176]&amp;&quot;/NCC:&quot;&amp;[.C176];IF(AND([.E176]=0;[.F176]=[.G176]);&quot;U:&quot;&amp;[.B176]&amp;&quot;/R:&quot;&amp;[.D176];&quot;UECC:&quot;&amp;[.B176]&amp;&quot;/UNCC:&quot;&amp;[.C176]&amp;&quot;/R:&quot;&amp;[.D176]))))" office:value-type="string" office:string-value="A9" calcext:value-type="string">
            <text:p>A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RIM([$'UDIMM ECC'.B176])" office:value-type="string" office:string-value="VDD" calcext:value-type="string">
            <text:p>VDD</text:p>
          </table:table-cell>
          <table:table-cell table:formula="of:=TRIM([$'UDIMM NCC'.B176])" office:value-type="string" office:string-value="VDD" calcext:value-type="string">
            <text:p>VDD</text:p>
          </table:table-cell>
          <table:table-cell table:formula="of:=TRIM([$RDIMM.B176])" office:value-type="string" office:string-value="VDD" calcext:value-type="string">
            <text:p>VDD</text:p>
          </table:table-cell>
          <table:table-cell table:formula="of:=IF([.B177]=[.C177];0;1)" office:value-type="float" office:value="0" calcext:value-type="float">
            <text:p>0</text:p>
          </table:table-cell>
          <table:table-cell table:formula="of:=IF([.B177]=[.D177];0;1)" office:value-type="float" office:value="0" calcext:value-type="float">
            <text:p>0</text:p>
          </table:table-cell>
          <table:table-cell table:formula="of:=IF([.C177]=[.D177];0;1)" office:value-type="float" office:value="0" calcext:value-type="float">
            <text:p>0</text:p>
          </table:table-cell>
          <table:table-cell table:formula="of:=SUM([.E177:.G177])" office:value-type="float" office:value="0" calcext:value-type="float">
            <text:p>0</text:p>
          </table:table-cell>
          <table:table-cell table:formula="of:=IF([.E177]+[.F177]+[.G177]=0;[.D177];IF([.E177]+[.F177]=0;&quot;U:&quot;&amp;[.B177]&amp;&quot;/R:&quot;&amp;[.D177];IF(AND([.E177]=[.G177];NOT([.E177]=[.F177]));&quot;ECC:&quot;&amp;[.B177]&amp;&quot;/NCC:&quot;&amp;[.C177];IF(AND([.E177]=0;[.F177]=[.G177]);&quot;U:&quot;&amp;[.B177]&amp;&quot;/R:&quot;&amp;[.D177];&quot;UECC:&quot;&amp;[.B177]&amp;&quot;/UNCC:&quot;&amp;[.C177]&amp;&quot;/R:&quot;&amp;[.D177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RIM([$'UDIMM ECC'.B177])" office:value-type="string" office:string-value="A8" calcext:value-type="string">
            <text:p>A8</text:p>
          </table:table-cell>
          <table:table-cell table:formula="of:=TRIM([$'UDIMM NCC'.B177])" office:value-type="string" office:string-value="A8" calcext:value-type="string">
            <text:p>A8</text:p>
          </table:table-cell>
          <table:table-cell table:formula="of:=TRIM([$RDIMM.B177])" office:value-type="string" office:string-value="A8" calcext:value-type="string">
            <text:p>A8</text:p>
          </table:table-cell>
          <table:table-cell table:formula="of:=IF([.B178]=[.C178];0;1)" office:value-type="float" office:value="0" calcext:value-type="float">
            <text:p>0</text:p>
          </table:table-cell>
          <table:table-cell table:formula="of:=IF([.B178]=[.D178];0;1)" office:value-type="float" office:value="0" calcext:value-type="float">
            <text:p>0</text:p>
          </table:table-cell>
          <table:table-cell table:formula="of:=IF([.C178]=[.D178];0;1)" office:value-type="float" office:value="0" calcext:value-type="float">
            <text:p>0</text:p>
          </table:table-cell>
          <table:table-cell table:formula="of:=SUM([.E178:.G178])" office:value-type="float" office:value="0" calcext:value-type="float">
            <text:p>0</text:p>
          </table:table-cell>
          <table:table-cell table:formula="of:=IF([.E178]+[.F178]+[.G178]=0;[.D178];IF([.E178]+[.F178]=0;&quot;U:&quot;&amp;[.B178]&amp;&quot;/R:&quot;&amp;[.D178];IF(AND([.E178]=[.G178];NOT([.E178]=[.F178]));&quot;ECC:&quot;&amp;[.B178]&amp;&quot;/NCC:&quot;&amp;[.C178];IF(AND([.E178]=0;[.F178]=[.G178]);&quot;U:&quot;&amp;[.B178]&amp;&quot;/R:&quot;&amp;[.D178];&quot;UECC:&quot;&amp;[.B178]&amp;&quot;/UNCC:&quot;&amp;[.C178]&amp;&quot;/R:&quot;&amp;[.D178]))))" office:value-type="string" office:string-value="A8" calcext:value-type="string">
            <text:p>A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RIM([$'UDIMM ECC'.B178])" office:value-type="string" office:string-value="A6" calcext:value-type="string">
            <text:p>A6</text:p>
          </table:table-cell>
          <table:table-cell table:formula="of:=TRIM([$'UDIMM NCC'.B178])" office:value-type="string" office:string-value="A6" calcext:value-type="string">
            <text:p>A6</text:p>
          </table:table-cell>
          <table:table-cell table:formula="of:=TRIM([$RDIMM.B178])" office:value-type="string" office:string-value="A6" calcext:value-type="string">
            <text:p>A6</text:p>
          </table:table-cell>
          <table:table-cell table:formula="of:=IF([.B179]=[.C179];0;1)" office:value-type="float" office:value="0" calcext:value-type="float">
            <text:p>0</text:p>
          </table:table-cell>
          <table:table-cell table:formula="of:=IF([.B179]=[.D179];0;1)" office:value-type="float" office:value="0" calcext:value-type="float">
            <text:p>0</text:p>
          </table:table-cell>
          <table:table-cell table:formula="of:=IF([.C179]=[.D179];0;1)" office:value-type="float" office:value="0" calcext:value-type="float">
            <text:p>0</text:p>
          </table:table-cell>
          <table:table-cell table:formula="of:=SUM([.E179:.G179])" office:value-type="float" office:value="0" calcext:value-type="float">
            <text:p>0</text:p>
          </table:table-cell>
          <table:table-cell table:formula="of:=IF([.E179]+[.F179]+[.G179]=0;[.D179];IF([.E179]+[.F179]=0;&quot;U:&quot;&amp;[.B179]&amp;&quot;/R:&quot;&amp;[.D179];IF(AND([.E179]=[.G179];NOT([.E179]=[.F179]));&quot;ECC:&quot;&amp;[.B179]&amp;&quot;/NCC:&quot;&amp;[.C179];IF(AND([.E179]=0;[.F179]=[.G179]);&quot;U:&quot;&amp;[.B179]&amp;&quot;/R:&quot;&amp;[.D179];&quot;UECC:&quot;&amp;[.B179]&amp;&quot;/UNCC:&quot;&amp;[.C179]&amp;&quot;/R:&quot;&amp;[.D179]))))" office:value-type="string" office:string-value="A6" calcext:value-type="string">
            <text:p>A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RIM([$'UDIMM ECC'.B179])" office:value-type="string" office:string-value="VDD" calcext:value-type="string">
            <text:p>VDD</text:p>
          </table:table-cell>
          <table:table-cell table:formula="of:=TRIM([$'UDIMM NCC'.B179])" office:value-type="string" office:string-value="VDD" calcext:value-type="string">
            <text:p>VDD</text:p>
          </table:table-cell>
          <table:table-cell table:formula="of:=TRIM([$RDIMM.B179])" office:value-type="string" office:string-value="VDD" calcext:value-type="string">
            <text:p>VDD</text:p>
          </table:table-cell>
          <table:table-cell table:formula="of:=IF([.B180]=[.C180];0;1)" office:value-type="float" office:value="0" calcext:value-type="float">
            <text:p>0</text:p>
          </table:table-cell>
          <table:table-cell table:formula="of:=IF([.B180]=[.D180];0;1)" office:value-type="float" office:value="0" calcext:value-type="float">
            <text:p>0</text:p>
          </table:table-cell>
          <table:table-cell table:formula="of:=IF([.C180]=[.D180];0;1)" office:value-type="float" office:value="0" calcext:value-type="float">
            <text:p>0</text:p>
          </table:table-cell>
          <table:table-cell table:formula="of:=SUM([.E180:.G180])" office:value-type="float" office:value="0" calcext:value-type="float">
            <text:p>0</text:p>
          </table:table-cell>
          <table:table-cell table:formula="of:=IF([.E180]+[.F180]+[.G180]=0;[.D180];IF([.E180]+[.F180]=0;&quot;U:&quot;&amp;[.B180]&amp;&quot;/R:&quot;&amp;[.D180];IF(AND([.E180]=[.G180];NOT([.E180]=[.F180]));&quot;ECC:&quot;&amp;[.B180]&amp;&quot;/NCC:&quot;&amp;[.C180];IF(AND([.E180]=0;[.F180]=[.G180]);&quot;U:&quot;&amp;[.B180]&amp;&quot;/R:&quot;&amp;[.D180];&quot;UECC:&quot;&amp;[.B180]&amp;&quot;/UNCC:&quot;&amp;[.C180]&amp;&quot;/R:&quot;&amp;[.D180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RIM([$'UDIMM ECC'.B180])" office:value-type="string" office:string-value="A3" calcext:value-type="string">
            <text:p>A3</text:p>
          </table:table-cell>
          <table:table-cell table:formula="of:=TRIM([$'UDIMM NCC'.B180])" office:value-type="string" office:string-value="A3" calcext:value-type="string">
            <text:p>A3</text:p>
          </table:table-cell>
          <table:table-cell table:formula="of:=TRIM([$RDIMM.B180])" office:value-type="string" office:string-value="A3" calcext:value-type="string">
            <text:p>A3</text:p>
          </table:table-cell>
          <table:table-cell table:formula="of:=IF([.B181]=[.C181];0;1)" office:value-type="float" office:value="0" calcext:value-type="float">
            <text:p>0</text:p>
          </table:table-cell>
          <table:table-cell table:formula="of:=IF([.B181]=[.D181];0;1)" office:value-type="float" office:value="0" calcext:value-type="float">
            <text:p>0</text:p>
          </table:table-cell>
          <table:table-cell table:formula="of:=IF([.C181]=[.D181];0;1)" office:value-type="float" office:value="0" calcext:value-type="float">
            <text:p>0</text:p>
          </table:table-cell>
          <table:table-cell table:formula="of:=SUM([.E181:.G181])" office:value-type="float" office:value="0" calcext:value-type="float">
            <text:p>0</text:p>
          </table:table-cell>
          <table:table-cell table:formula="of:=IF([.E181]+[.F181]+[.G181]=0;[.D181];IF([.E181]+[.F181]=0;&quot;U:&quot;&amp;[.B181]&amp;&quot;/R:&quot;&amp;[.D181];IF(AND([.E181]=[.G181];NOT([.E181]=[.F181]));&quot;ECC:&quot;&amp;[.B181]&amp;&quot;/NCC:&quot;&amp;[.C181];IF(AND([.E181]=0;[.F181]=[.G181]);&quot;U:&quot;&amp;[.B181]&amp;&quot;/R:&quot;&amp;[.D181];&quot;UECC:&quot;&amp;[.B181]&amp;&quot;/UNCC:&quot;&amp;[.C181]&amp;&quot;/R:&quot;&amp;[.D181]))))" office:value-type="string" office:string-value="A3" calcext:value-type="string">
            <text:p>A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RIM([$'UDIMM ECC'.B181])" office:value-type="string" office:string-value="A1" calcext:value-type="string">
            <text:p>A1</text:p>
          </table:table-cell>
          <table:table-cell table:formula="of:=TRIM([$'UDIMM NCC'.B181])" office:value-type="string" office:string-value="A1" calcext:value-type="string">
            <text:p>A1</text:p>
          </table:table-cell>
          <table:table-cell table:formula="of:=TRIM([$RDIMM.B181])" office:value-type="string" office:string-value="A1" calcext:value-type="string">
            <text:p>A1</text:p>
          </table:table-cell>
          <table:table-cell table:formula="of:=IF([.B182]=[.C182];0;1)" office:value-type="float" office:value="0" calcext:value-type="float">
            <text:p>0</text:p>
          </table:table-cell>
          <table:table-cell table:formula="of:=IF([.B182]=[.D182];0;1)" office:value-type="float" office:value="0" calcext:value-type="float">
            <text:p>0</text:p>
          </table:table-cell>
          <table:table-cell table:formula="of:=IF([.C182]=[.D182];0;1)" office:value-type="float" office:value="0" calcext:value-type="float">
            <text:p>0</text:p>
          </table:table-cell>
          <table:table-cell table:formula="of:=SUM([.E182:.G182])" office:value-type="float" office:value="0" calcext:value-type="float">
            <text:p>0</text:p>
          </table:table-cell>
          <table:table-cell table:formula="of:=IF([.E182]+[.F182]+[.G182]=0;[.D182];IF([.E182]+[.F182]=0;&quot;U:&quot;&amp;[.B182]&amp;&quot;/R:&quot;&amp;[.D182];IF(AND([.E182]=[.G182];NOT([.E182]=[.F182]));&quot;ECC:&quot;&amp;[.B182]&amp;&quot;/NCC:&quot;&amp;[.C182];IF(AND([.E182]=0;[.F182]=[.G182]);&quot;U:&quot;&amp;[.B182]&amp;&quot;/R:&quot;&amp;[.D182];&quot;UECC:&quot;&amp;[.B182]&amp;&quot;/UNCC:&quot;&amp;[.C182]&amp;&quot;/R:&quot;&amp;[.D182]))))" office:value-type="string" office:string-value="A1" calcext:value-type="string">
            <text:p>A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RIM([$'UDIMM ECC'.B182])" office:value-type="string" office:string-value="VDD" calcext:value-type="string">
            <text:p>VDD</text:p>
          </table:table-cell>
          <table:table-cell table:formula="of:=TRIM([$'UDIMM NCC'.B182])" office:value-type="string" office:string-value="VDD" calcext:value-type="string">
            <text:p>VDD</text:p>
          </table:table-cell>
          <table:table-cell table:formula="of:=TRIM([$RDIMM.B182])" office:value-type="string" office:string-value="VDD" calcext:value-type="string">
            <text:p>VDD</text:p>
          </table:table-cell>
          <table:table-cell table:formula="of:=IF([.B183]=[.C183];0;1)" office:value-type="float" office:value="0" calcext:value-type="float">
            <text:p>0</text:p>
          </table:table-cell>
          <table:table-cell table:formula="of:=IF([.B183]=[.D183];0;1)" office:value-type="float" office:value="0" calcext:value-type="float">
            <text:p>0</text:p>
          </table:table-cell>
          <table:table-cell table:formula="of:=IF([.C183]=[.D183];0;1)" office:value-type="float" office:value="0" calcext:value-type="float">
            <text:p>0</text:p>
          </table:table-cell>
          <table:table-cell table:formula="of:=SUM([.E183:.G183])" office:value-type="float" office:value="0" calcext:value-type="float">
            <text:p>0</text:p>
          </table:table-cell>
          <table:table-cell table:formula="of:=IF([.E183]+[.F183]+[.G183]=0;[.D183];IF([.E183]+[.F183]=0;&quot;U:&quot;&amp;[.B183]&amp;&quot;/R:&quot;&amp;[.D183];IF(AND([.E183]=[.G183];NOT([.E183]=[.F183]));&quot;ECC:&quot;&amp;[.B183]&amp;&quot;/NCC:&quot;&amp;[.C183];IF(AND([.E183]=0;[.F183]=[.G183]);&quot;U:&quot;&amp;[.B183]&amp;&quot;/R:&quot;&amp;[.D183];&quot;UECC:&quot;&amp;[.B183]&amp;&quot;/UNCC:&quot;&amp;[.C183]&amp;&quot;/R:&quot;&amp;[.D183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RIM([$'UDIMM ECC'.B183])" office:value-type="string" office:string-value="VDD" calcext:value-type="string">
            <text:p>VDD</text:p>
          </table:table-cell>
          <table:table-cell table:formula="of:=TRIM([$'UDIMM NCC'.B183])" office:value-type="string" office:string-value="VDD" calcext:value-type="string">
            <text:p>VDD</text:p>
          </table:table-cell>
          <table:table-cell table:formula="of:=TRIM([$RDIMM.B183])" office:value-type="string" office:string-value="VDD" calcext:value-type="string">
            <text:p>VDD</text:p>
          </table:table-cell>
          <table:table-cell table:formula="of:=IF([.B184]=[.C184];0;1)" office:value-type="float" office:value="0" calcext:value-type="float">
            <text:p>0</text:p>
          </table:table-cell>
          <table:table-cell table:formula="of:=IF([.B184]=[.D184];0;1)" office:value-type="float" office:value="0" calcext:value-type="float">
            <text:p>0</text:p>
          </table:table-cell>
          <table:table-cell table:formula="of:=IF([.C184]=[.D184];0;1)" office:value-type="float" office:value="0" calcext:value-type="float">
            <text:p>0</text:p>
          </table:table-cell>
          <table:table-cell table:formula="of:=SUM([.E184:.G184])" office:value-type="float" office:value="0" calcext:value-type="float">
            <text:p>0</text:p>
          </table:table-cell>
          <table:table-cell table:formula="of:=IF([.E184]+[.F184]+[.G184]=0;[.D184];IF([.E184]+[.F184]=0;&quot;U:&quot;&amp;[.B184]&amp;&quot;/R:&quot;&amp;[.D184];IF(AND([.E184]=[.G184];NOT([.E184]=[.F184]));&quot;ECC:&quot;&amp;[.B184]&amp;&quot;/NCC:&quot;&amp;[.C184];IF(AND([.E184]=0;[.F184]=[.G184]);&quot;U:&quot;&amp;[.B184]&amp;&quot;/R:&quot;&amp;[.D184];&quot;UECC:&quot;&amp;[.B184]&amp;&quot;/UNCC:&quot;&amp;[.C184]&amp;&quot;/R:&quot;&amp;[.D184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RIM([$'UDIMM ECC'.B184])" office:value-type="string" office:string-value="CK0" calcext:value-type="string">
            <text:p>CK0</text:p>
          </table:table-cell>
          <table:table-cell table:formula="of:=TRIM([$'UDIMM NCC'.B184])" office:value-type="string" office:string-value="CK0" calcext:value-type="string">
            <text:p>CK0</text:p>
          </table:table-cell>
          <table:table-cell table:formula="of:=TRIM([$RDIMM.B184])" office:value-type="string" office:string-value="CK0" calcext:value-type="string">
            <text:p>CK0</text:p>
          </table:table-cell>
          <table:table-cell table:formula="of:=IF([.B185]=[.C185];0;1)" office:value-type="float" office:value="0" calcext:value-type="float">
            <text:p>0</text:p>
          </table:table-cell>
          <table:table-cell table:formula="of:=IF([.B185]=[.D185];0;1)" office:value-type="float" office:value="0" calcext:value-type="float">
            <text:p>0</text:p>
          </table:table-cell>
          <table:table-cell table:formula="of:=IF([.C185]=[.D185];0;1)" office:value-type="float" office:value="0" calcext:value-type="float">
            <text:p>0</text:p>
          </table:table-cell>
          <table:table-cell table:formula="of:=SUM([.E185:.G185])" office:value-type="float" office:value="0" calcext:value-type="float">
            <text:p>0</text:p>
          </table:table-cell>
          <table:table-cell table:formula="of:=IF([.E185]+[.F185]+[.G185]=0;[.D185];IF([.E185]+[.F185]=0;&quot;U:&quot;&amp;[.B185]&amp;&quot;/R:&quot;&amp;[.D185];IF(AND([.E185]=[.G185];NOT([.E185]=[.F185]));&quot;ECC:&quot;&amp;[.B185]&amp;&quot;/NCC:&quot;&amp;[.C185];IF(AND([.E185]=0;[.F185]=[.G185]);&quot;U:&quot;&amp;[.B185]&amp;&quot;/R:&quot;&amp;[.D185];&quot;UECC:&quot;&amp;[.B185]&amp;&quot;/UNCC:&quot;&amp;[.C185]&amp;&quot;/R:&quot;&amp;[.D185]))))" office:value-type="string" office:string-value="CK0" calcext:value-type="string">
            <text:p>CK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RIM([$'UDIMM ECC'.B185])" office:value-type="string" office:string-value="CK0#" calcext:value-type="string">
            <text:p>CK0#</text:p>
          </table:table-cell>
          <table:table-cell table:formula="of:=TRIM([$'UDIMM NCC'.B185])" office:value-type="string" office:string-value="CK0#" calcext:value-type="string">
            <text:p>CK0#</text:p>
          </table:table-cell>
          <table:table-cell table:formula="of:=TRIM([$RDIMM.B185])" office:value-type="string" office:string-value="CK0#" calcext:value-type="string">
            <text:p>CK0#</text:p>
          </table:table-cell>
          <table:table-cell table:formula="of:=IF([.B186]=[.C186];0;1)" office:value-type="float" office:value="0" calcext:value-type="float">
            <text:p>0</text:p>
          </table:table-cell>
          <table:table-cell table:formula="of:=IF([.B186]=[.D186];0;1)" office:value-type="float" office:value="0" calcext:value-type="float">
            <text:p>0</text:p>
          </table:table-cell>
          <table:table-cell table:formula="of:=IF([.C186]=[.D186];0;1)" office:value-type="float" office:value="0" calcext:value-type="float">
            <text:p>0</text:p>
          </table:table-cell>
          <table:table-cell table:formula="of:=SUM([.E186:.G186])" office:value-type="float" office:value="0" calcext:value-type="float">
            <text:p>0</text:p>
          </table:table-cell>
          <table:table-cell table:formula="of:=IF([.E186]+[.F186]+[.G186]=0;[.D186];IF([.E186]+[.F186]=0;&quot;U:&quot;&amp;[.B186]&amp;&quot;/R:&quot;&amp;[.D186];IF(AND([.E186]=[.G186];NOT([.E186]=[.F186]));&quot;ECC:&quot;&amp;[.B186]&amp;&quot;/NCC:&quot;&amp;[.C186];IF(AND([.E186]=0;[.F186]=[.G186]);&quot;U:&quot;&amp;[.B186]&amp;&quot;/R:&quot;&amp;[.D186];&quot;UECC:&quot;&amp;[.B186]&amp;&quot;/UNCC:&quot;&amp;[.C186]&amp;&quot;/R:&quot;&amp;[.D186]))))" office:value-type="string" office:string-value="CK0#" calcext:value-type="string">
            <text:p>CK0#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RIM([$'UDIMM ECC'.B186])" office:value-type="string" office:string-value="VDD" calcext:value-type="string">
            <text:p>VDD</text:p>
          </table:table-cell>
          <table:table-cell table:formula="of:=TRIM([$'UDIMM NCC'.B186])" office:value-type="string" office:string-value="VDD" calcext:value-type="string">
            <text:p>VDD</text:p>
          </table:table-cell>
          <table:table-cell table:formula="of:=TRIM([$RDIMM.B186])" office:value-type="string" office:string-value="VDD" calcext:value-type="string">
            <text:p>VDD</text:p>
          </table:table-cell>
          <table:table-cell table:formula="of:=IF([.B187]=[.C187];0;1)" office:value-type="float" office:value="0" calcext:value-type="float">
            <text:p>0</text:p>
          </table:table-cell>
          <table:table-cell table:formula="of:=IF([.B187]=[.D187];0;1)" office:value-type="float" office:value="0" calcext:value-type="float">
            <text:p>0</text:p>
          </table:table-cell>
          <table:table-cell table:formula="of:=IF([.C187]=[.D187];0;1)" office:value-type="float" office:value="0" calcext:value-type="float">
            <text:p>0</text:p>
          </table:table-cell>
          <table:table-cell table:formula="of:=SUM([.E187:.G187])" office:value-type="float" office:value="0" calcext:value-type="float">
            <text:p>0</text:p>
          </table:table-cell>
          <table:table-cell table:formula="of:=IF([.E187]+[.F187]+[.G187]=0;[.D187];IF([.E187]+[.F187]=0;&quot;U:&quot;&amp;[.B187]&amp;&quot;/R:&quot;&amp;[.D187];IF(AND([.E187]=[.G187];NOT([.E187]=[.F187]));&quot;ECC:&quot;&amp;[.B187]&amp;&quot;/NCC:&quot;&amp;[.C187];IF(AND([.E187]=0;[.F187]=[.G187]);&quot;U:&quot;&amp;[.B187]&amp;&quot;/R:&quot;&amp;[.D187];&quot;UECC:&quot;&amp;[.B187]&amp;&quot;/UNCC:&quot;&amp;[.C187]&amp;&quot;/R:&quot;&amp;[.D187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RIM([$'UDIMM ECC'.B187])" office:value-type="string" office:string-value="EVENT#" calcext:value-type="string">
            <text:p>EVENT#</text:p>
          </table:table-cell>
          <table:table-cell table:formula="of:=TRIM([$'UDIMM NCC'.B187])" office:value-type="string" office:string-value="NC" calcext:value-type="string">
            <text:p>NC</text:p>
          </table:table-cell>
          <table:table-cell table:formula="of:=TRIM([$RDIMM.B187])" office:value-type="string" office:string-value="EVENT#" calcext:value-type="string">
            <text:p>EVENT#</text:p>
          </table:table-cell>
          <table:table-cell table:formula="of:=IF([.B188]=[.C188];0;1)" office:value-type="float" office:value="1" calcext:value-type="float">
            <text:p>1</text:p>
          </table:table-cell>
          <table:table-cell table:formula="of:=IF([.B188]=[.D188];0;1)" office:value-type="float" office:value="0" calcext:value-type="float">
            <text:p>0</text:p>
          </table:table-cell>
          <table:table-cell table:formula="of:=IF([.C188]=[.D188];0;1)" office:value-type="float" office:value="1" calcext:value-type="float">
            <text:p>1</text:p>
          </table:table-cell>
          <table:table-cell table:formula="of:=SUM([.E188:.G188])" office:value-type="float" office:value="2" calcext:value-type="float">
            <text:p>2</text:p>
          </table:table-cell>
          <table:table-cell table:formula="of:=IF([.E188]+[.F188]+[.G188]=0;[.D188];IF([.E188]+[.F188]=0;&quot;U:&quot;&amp;[.B188]&amp;&quot;/R:&quot;&amp;[.D188];IF(AND([.E188]=[.G188];NOT([.E188]=[.F188]));&quot;ECC:&quot;&amp;[.B188]&amp;&quot;/NCC:&quot;&amp;[.C188];IF(AND([.E188]=0;[.F188]=[.G188]);&quot;U:&quot;&amp;[.B188]&amp;&quot;/R:&quot;&amp;[.D188];&quot;UECC:&quot;&amp;[.B188]&amp;&quot;/UNCC:&quot;&amp;[.C188]&amp;&quot;/R:&quot;&amp;[.D188]))))" office:value-type="string" office:string-value="ECC:EVENT#/NCC:NC" calcext:value-type="string">
            <text:p>ECC:EVENT#/NCC:NC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RIM([$'UDIMM ECC'.B188])" office:value-type="string" office:string-value="A0" calcext:value-type="string">
            <text:p>A0</text:p>
          </table:table-cell>
          <table:table-cell table:formula="of:=TRIM([$'UDIMM NCC'.B188])" office:value-type="string" office:string-value="A0" calcext:value-type="string">
            <text:p>A0</text:p>
          </table:table-cell>
          <table:table-cell table:formula="of:=TRIM([$RDIMM.B188])" office:value-type="string" office:string-value="A0" calcext:value-type="string">
            <text:p>A0</text:p>
          </table:table-cell>
          <table:table-cell table:formula="of:=IF([.B189]=[.C189];0;1)" office:value-type="float" office:value="0" calcext:value-type="float">
            <text:p>0</text:p>
          </table:table-cell>
          <table:table-cell table:formula="of:=IF([.B189]=[.D189];0;1)" office:value-type="float" office:value="0" calcext:value-type="float">
            <text:p>0</text:p>
          </table:table-cell>
          <table:table-cell table:formula="of:=IF([.C189]=[.D189];0;1)" office:value-type="float" office:value="0" calcext:value-type="float">
            <text:p>0</text:p>
          </table:table-cell>
          <table:table-cell table:formula="of:=SUM([.E189:.G189])" office:value-type="float" office:value="0" calcext:value-type="float">
            <text:p>0</text:p>
          </table:table-cell>
          <table:table-cell table:formula="of:=IF([.E189]+[.F189]+[.G189]=0;[.D189];IF([.E189]+[.F189]=0;&quot;U:&quot;&amp;[.B189]&amp;&quot;/R:&quot;&amp;[.D189];IF(AND([.E189]=[.G189];NOT([.E189]=[.F189]));&quot;ECC:&quot;&amp;[.B189]&amp;&quot;/NCC:&quot;&amp;[.C189];IF(AND([.E189]=0;[.F189]=[.G189]);&quot;U:&quot;&amp;[.B189]&amp;&quot;/R:&quot;&amp;[.D189];&quot;UECC:&quot;&amp;[.B189]&amp;&quot;/UNCC:&quot;&amp;[.C189]&amp;&quot;/R:&quot;&amp;[.D189]))))" office:value-type="string" office:string-value="A0" calcext:value-type="string">
            <text:p>A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RIM([$'UDIMM ECC'.B189])" office:value-type="string" office:string-value="VDD" calcext:value-type="string">
            <text:p>VDD</text:p>
          </table:table-cell>
          <table:table-cell table:formula="of:=TRIM([$'UDIMM NCC'.B189])" office:value-type="string" office:string-value="VDD" calcext:value-type="string">
            <text:p>VDD</text:p>
          </table:table-cell>
          <table:table-cell table:formula="of:=TRIM([$RDIMM.B189])" office:value-type="string" office:string-value="VDD" calcext:value-type="string">
            <text:p>VDD</text:p>
          </table:table-cell>
          <table:table-cell table:formula="of:=IF([.B190]=[.C190];0;1)" office:value-type="float" office:value="0" calcext:value-type="float">
            <text:p>0</text:p>
          </table:table-cell>
          <table:table-cell table:formula="of:=IF([.B190]=[.D190];0;1)" office:value-type="float" office:value="0" calcext:value-type="float">
            <text:p>0</text:p>
          </table:table-cell>
          <table:table-cell table:formula="of:=IF([.C190]=[.D190];0;1)" office:value-type="float" office:value="0" calcext:value-type="float">
            <text:p>0</text:p>
          </table:table-cell>
          <table:table-cell table:formula="of:=SUM([.E190:.G190])" office:value-type="float" office:value="0" calcext:value-type="float">
            <text:p>0</text:p>
          </table:table-cell>
          <table:table-cell table:formula="of:=IF([.E190]+[.F190]+[.G190]=0;[.D190];IF([.E190]+[.F190]=0;&quot;U:&quot;&amp;[.B190]&amp;&quot;/R:&quot;&amp;[.D190];IF(AND([.E190]=[.G190];NOT([.E190]=[.F190]));&quot;ECC:&quot;&amp;[.B190]&amp;&quot;/NCC:&quot;&amp;[.C190];IF(AND([.E190]=0;[.F190]=[.G190]);&quot;U:&quot;&amp;[.B190]&amp;&quot;/R:&quot;&amp;[.D190];&quot;UECC:&quot;&amp;[.B190]&amp;&quot;/UNCC:&quot;&amp;[.C190]&amp;&quot;/R:&quot;&amp;[.D190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RIM([$'UDIMM ECC'.B190])" office:value-type="string" office:string-value="BA1" calcext:value-type="string">
            <text:p>BA1</text:p>
          </table:table-cell>
          <table:table-cell table:formula="of:=TRIM([$'UDIMM NCC'.B190])" office:value-type="string" office:string-value="BA1" calcext:value-type="string">
            <text:p>BA1</text:p>
          </table:table-cell>
          <table:table-cell table:formula="of:=TRIM([$RDIMM.B190])" office:value-type="string" office:string-value="BA1" calcext:value-type="string">
            <text:p>BA1</text:p>
          </table:table-cell>
          <table:table-cell table:formula="of:=IF([.B191]=[.C191];0;1)" office:value-type="float" office:value="0" calcext:value-type="float">
            <text:p>0</text:p>
          </table:table-cell>
          <table:table-cell table:formula="of:=IF([.B191]=[.D191];0;1)" office:value-type="float" office:value="0" calcext:value-type="float">
            <text:p>0</text:p>
          </table:table-cell>
          <table:table-cell table:formula="of:=IF([.C191]=[.D191];0;1)" office:value-type="float" office:value="0" calcext:value-type="float">
            <text:p>0</text:p>
          </table:table-cell>
          <table:table-cell table:formula="of:=SUM([.E191:.G191])" office:value-type="float" office:value="0" calcext:value-type="float">
            <text:p>0</text:p>
          </table:table-cell>
          <table:table-cell table:formula="of:=IF([.E191]+[.F191]+[.G191]=0;[.D191];IF([.E191]+[.F191]=0;&quot;U:&quot;&amp;[.B191]&amp;&quot;/R:&quot;&amp;[.D191];IF(AND([.E191]=[.G191];NOT([.E191]=[.F191]));&quot;ECC:&quot;&amp;[.B191]&amp;&quot;/NCC:&quot;&amp;[.C191];IF(AND([.E191]=0;[.F191]=[.G191]);&quot;U:&quot;&amp;[.B191]&amp;&quot;/R:&quot;&amp;[.D191];&quot;UECC:&quot;&amp;[.B191]&amp;&quot;/UNCC:&quot;&amp;[.C191]&amp;&quot;/R:&quot;&amp;[.D191]))))" office:value-type="string" office:string-value="BA1" calcext:value-type="string">
            <text:p>BA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RIM([$'UDIMM ECC'.B191])" office:value-type="string" office:string-value="VDD" calcext:value-type="string">
            <text:p>VDD</text:p>
          </table:table-cell>
          <table:table-cell table:formula="of:=TRIM([$'UDIMM NCC'.B191])" office:value-type="string" office:string-value="VDD" calcext:value-type="string">
            <text:p>VDD</text:p>
          </table:table-cell>
          <table:table-cell table:formula="of:=TRIM([$RDIMM.B191])" office:value-type="string" office:string-value="VDD" calcext:value-type="string">
            <text:p>VDD</text:p>
          </table:table-cell>
          <table:table-cell table:formula="of:=IF([.B192]=[.C192];0;1)" office:value-type="float" office:value="0" calcext:value-type="float">
            <text:p>0</text:p>
          </table:table-cell>
          <table:table-cell table:formula="of:=IF([.B192]=[.D192];0;1)" office:value-type="float" office:value="0" calcext:value-type="float">
            <text:p>0</text:p>
          </table:table-cell>
          <table:table-cell table:formula="of:=IF([.C192]=[.D192];0;1)" office:value-type="float" office:value="0" calcext:value-type="float">
            <text:p>0</text:p>
          </table:table-cell>
          <table:table-cell table:formula="of:=SUM([.E192:.G192])" office:value-type="float" office:value="0" calcext:value-type="float">
            <text:p>0</text:p>
          </table:table-cell>
          <table:table-cell table:formula="of:=IF([.E192]+[.F192]+[.G192]=0;[.D192];IF([.E192]+[.F192]=0;&quot;U:&quot;&amp;[.B192]&amp;&quot;/R:&quot;&amp;[.D192];IF(AND([.E192]=[.G192];NOT([.E192]=[.F192]));&quot;ECC:&quot;&amp;[.B192]&amp;&quot;/NCC:&quot;&amp;[.C192];IF(AND([.E192]=0;[.F192]=[.G192]);&quot;U:&quot;&amp;[.B192]&amp;&quot;/R:&quot;&amp;[.D192];&quot;UECC:&quot;&amp;[.B192]&amp;&quot;/UNCC:&quot;&amp;[.C192]&amp;&quot;/R:&quot;&amp;[.D192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RIM([$'UDIMM ECC'.B192])" office:value-type="string" office:string-value="RAS#" calcext:value-type="string">
            <text:p>RAS#</text:p>
          </table:table-cell>
          <table:table-cell table:formula="of:=TRIM([$'UDIMM NCC'.B192])" office:value-type="string" office:string-value="RAS#" calcext:value-type="string">
            <text:p>RAS#</text:p>
          </table:table-cell>
          <table:table-cell table:formula="of:=TRIM([$RDIMM.B192])" office:value-type="string" office:string-value="RAS#" calcext:value-type="string">
            <text:p>RAS#</text:p>
          </table:table-cell>
          <table:table-cell table:formula="of:=IF([.B193]=[.C193];0;1)" office:value-type="float" office:value="0" calcext:value-type="float">
            <text:p>0</text:p>
          </table:table-cell>
          <table:table-cell table:formula="of:=IF([.B193]=[.D193];0;1)" office:value-type="float" office:value="0" calcext:value-type="float">
            <text:p>0</text:p>
          </table:table-cell>
          <table:table-cell table:formula="of:=IF([.C193]=[.D193];0;1)" office:value-type="float" office:value="0" calcext:value-type="float">
            <text:p>0</text:p>
          </table:table-cell>
          <table:table-cell table:formula="of:=SUM([.E193:.G193])" office:value-type="float" office:value="0" calcext:value-type="float">
            <text:p>0</text:p>
          </table:table-cell>
          <table:table-cell table:formula="of:=IF([.E193]+[.F193]+[.G193]=0;[.D193];IF([.E193]+[.F193]=0;&quot;U:&quot;&amp;[.B193]&amp;&quot;/R:&quot;&amp;[.D193];IF(AND([.E193]=[.G193];NOT([.E193]=[.F193]));&quot;ECC:&quot;&amp;[.B193]&amp;&quot;/NCC:&quot;&amp;[.C193];IF(AND([.E193]=0;[.F193]=[.G193]);&quot;U:&quot;&amp;[.B193]&amp;&quot;/R:&quot;&amp;[.D193];&quot;UECC:&quot;&amp;[.B193]&amp;&quot;/UNCC:&quot;&amp;[.C193]&amp;&quot;/R:&quot;&amp;[.D193]))))" office:value-type="string" office:string-value="RAS#" calcext:value-type="string">
            <text:p>RAS#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RIM([$'UDIMM ECC'.B193])" office:value-type="string" office:string-value="S0#" calcext:value-type="string">
            <text:p>S0#</text:p>
          </table:table-cell>
          <table:table-cell table:formula="of:=TRIM([$'UDIMM NCC'.B193])" office:value-type="string" office:string-value="S0#" calcext:value-type="string">
            <text:p>S0#</text:p>
          </table:table-cell>
          <table:table-cell table:formula="of:=TRIM([$RDIMM.B193])" office:value-type="string" office:string-value="S0#" calcext:value-type="string">
            <text:p>S0#</text:p>
          </table:table-cell>
          <table:table-cell table:formula="of:=IF([.B194]=[.C194];0;1)" office:value-type="float" office:value="0" calcext:value-type="float">
            <text:p>0</text:p>
          </table:table-cell>
          <table:table-cell table:formula="of:=IF([.B194]=[.D194];0;1)" office:value-type="float" office:value="0" calcext:value-type="float">
            <text:p>0</text:p>
          </table:table-cell>
          <table:table-cell table:formula="of:=IF([.C194]=[.D194];0;1)" office:value-type="float" office:value="0" calcext:value-type="float">
            <text:p>0</text:p>
          </table:table-cell>
          <table:table-cell table:formula="of:=SUM([.E194:.G194])" office:value-type="float" office:value="0" calcext:value-type="float">
            <text:p>0</text:p>
          </table:table-cell>
          <table:table-cell table:formula="of:=IF([.E194]+[.F194]+[.G194]=0;[.D194];IF([.E194]+[.F194]=0;&quot;U:&quot;&amp;[.B194]&amp;&quot;/R:&quot;&amp;[.D194];IF(AND([.E194]=[.G194];NOT([.E194]=[.F194]));&quot;ECC:&quot;&amp;[.B194]&amp;&quot;/NCC:&quot;&amp;[.C194];IF(AND([.E194]=0;[.F194]=[.G194]);&quot;U:&quot;&amp;[.B194]&amp;&quot;/R:&quot;&amp;[.D194];&quot;UECC:&quot;&amp;[.B194]&amp;&quot;/UNCC:&quot;&amp;[.C194]&amp;&quot;/R:&quot;&amp;[.D194]))))" office:value-type="string" office:string-value="S0#" calcext:value-type="string">
            <text:p>S0#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RIM([$'UDIMM ECC'.B194])" office:value-type="string" office:string-value="VDD" calcext:value-type="string">
            <text:p>VDD</text:p>
          </table:table-cell>
          <table:table-cell table:formula="of:=TRIM([$'UDIMM NCC'.B194])" office:value-type="string" office:string-value="VDD" calcext:value-type="string">
            <text:p>VDD</text:p>
          </table:table-cell>
          <table:table-cell table:formula="of:=TRIM([$RDIMM.B194])" office:value-type="string" office:string-value="VDD" calcext:value-type="string">
            <text:p>VDD</text:p>
          </table:table-cell>
          <table:table-cell table:formula="of:=IF([.B195]=[.C195];0;1)" office:value-type="float" office:value="0" calcext:value-type="float">
            <text:p>0</text:p>
          </table:table-cell>
          <table:table-cell table:formula="of:=IF([.B195]=[.D195];0;1)" office:value-type="float" office:value="0" calcext:value-type="float">
            <text:p>0</text:p>
          </table:table-cell>
          <table:table-cell table:formula="of:=IF([.C195]=[.D195];0;1)" office:value-type="float" office:value="0" calcext:value-type="float">
            <text:p>0</text:p>
          </table:table-cell>
          <table:table-cell table:formula="of:=SUM([.E195:.G195])" office:value-type="float" office:value="0" calcext:value-type="float">
            <text:p>0</text:p>
          </table:table-cell>
          <table:table-cell table:formula="of:=IF([.E195]+[.F195]+[.G195]=0;[.D195];IF([.E195]+[.F195]=0;&quot;U:&quot;&amp;[.B195]&amp;&quot;/R:&quot;&amp;[.D195];IF(AND([.E195]=[.G195];NOT([.E195]=[.F195]));&quot;ECC:&quot;&amp;[.B195]&amp;&quot;/NCC:&quot;&amp;[.C195];IF(AND([.E195]=0;[.F195]=[.G195]);&quot;U:&quot;&amp;[.B195]&amp;&quot;/R:&quot;&amp;[.D195];&quot;UECC:&quot;&amp;[.B195]&amp;&quot;/UNCC:&quot;&amp;[.C195]&amp;&quot;/R:&quot;&amp;[.D195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RIM([$'UDIMM ECC'.B195])" office:value-type="string" office:string-value="ODT0" calcext:value-type="string">
            <text:p>ODT0</text:p>
          </table:table-cell>
          <table:table-cell table:formula="of:=TRIM([$'UDIMM NCC'.B195])" office:value-type="string" office:string-value="ODT0" calcext:value-type="string">
            <text:p>ODT0</text:p>
          </table:table-cell>
          <table:table-cell table:formula="of:=TRIM([$RDIMM.B195])" office:value-type="string" office:string-value="ODT0" calcext:value-type="string">
            <text:p>ODT0</text:p>
          </table:table-cell>
          <table:table-cell table:formula="of:=IF([.B196]=[.C196];0;1)" office:value-type="float" office:value="0" calcext:value-type="float">
            <text:p>0</text:p>
          </table:table-cell>
          <table:table-cell table:formula="of:=IF([.B196]=[.D196];0;1)" office:value-type="float" office:value="0" calcext:value-type="float">
            <text:p>0</text:p>
          </table:table-cell>
          <table:table-cell table:formula="of:=IF([.C196]=[.D196];0;1)" office:value-type="float" office:value="0" calcext:value-type="float">
            <text:p>0</text:p>
          </table:table-cell>
          <table:table-cell table:formula="of:=SUM([.E196:.G196])" office:value-type="float" office:value="0" calcext:value-type="float">
            <text:p>0</text:p>
          </table:table-cell>
          <table:table-cell table:formula="of:=IF([.E196]+[.F196]+[.G196]=0;[.D196];IF([.E196]+[.F196]=0;&quot;U:&quot;&amp;[.B196]&amp;&quot;/R:&quot;&amp;[.D196];IF(AND([.E196]=[.G196];NOT([.E196]=[.F196]));&quot;ECC:&quot;&amp;[.B196]&amp;&quot;/NCC:&quot;&amp;[.C196];IF(AND([.E196]=0;[.F196]=[.G196]);&quot;U:&quot;&amp;[.B196]&amp;&quot;/R:&quot;&amp;[.D196];&quot;UECC:&quot;&amp;[.B196]&amp;&quot;/UNCC:&quot;&amp;[.C196]&amp;&quot;/R:&quot;&amp;[.D196]))))" office:value-type="string" office:string-value="ODT0" calcext:value-type="string">
            <text:p>ODT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RIM([$'UDIMM ECC'.B196])" office:value-type="string" office:string-value="A13" calcext:value-type="string">
            <text:p>A13</text:p>
          </table:table-cell>
          <table:table-cell table:formula="of:=TRIM([$'UDIMM NCC'.B196])" office:value-type="string" office:string-value="A13" calcext:value-type="string">
            <text:p>A13</text:p>
          </table:table-cell>
          <table:table-cell table:formula="of:=TRIM([$RDIMM.B196])" office:value-type="string" office:string-value="A13" calcext:value-type="string">
            <text:p>A13</text:p>
          </table:table-cell>
          <table:table-cell table:formula="of:=IF([.B197]=[.C197];0;1)" office:value-type="float" office:value="0" calcext:value-type="float">
            <text:p>0</text:p>
          </table:table-cell>
          <table:table-cell table:formula="of:=IF([.B197]=[.D197];0;1)" office:value-type="float" office:value="0" calcext:value-type="float">
            <text:p>0</text:p>
          </table:table-cell>
          <table:table-cell table:formula="of:=IF([.C197]=[.D197];0;1)" office:value-type="float" office:value="0" calcext:value-type="float">
            <text:p>0</text:p>
          </table:table-cell>
          <table:table-cell table:formula="of:=SUM([.E197:.G197])" office:value-type="float" office:value="0" calcext:value-type="float">
            <text:p>0</text:p>
          </table:table-cell>
          <table:table-cell table:formula="of:=IF([.E197]+[.F197]+[.G197]=0;[.D197];IF([.E197]+[.F197]=0;&quot;U:&quot;&amp;[.B197]&amp;&quot;/R:&quot;&amp;[.D197];IF(AND([.E197]=[.G197];NOT([.E197]=[.F197]));&quot;ECC:&quot;&amp;[.B197]&amp;&quot;/NCC:&quot;&amp;[.C197];IF(AND([.E197]=0;[.F197]=[.G197]);&quot;U:&quot;&amp;[.B197]&amp;&quot;/R:&quot;&amp;[.D197];&quot;UECC:&quot;&amp;[.B197]&amp;&quot;/UNCC:&quot;&amp;[.C197]&amp;&quot;/R:&quot;&amp;[.D197]))))" office:value-type="string" office:string-value="A13" calcext:value-type="string">
            <text:p>A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RIM([$'UDIMM ECC'.B197])" office:value-type="string" office:string-value="VDD" calcext:value-type="string">
            <text:p>VDD</text:p>
          </table:table-cell>
          <table:table-cell table:formula="of:=TRIM([$'UDIMM NCC'.B197])" office:value-type="string" office:string-value="VDD" calcext:value-type="string">
            <text:p>VDD</text:p>
          </table:table-cell>
          <table:table-cell table:formula="of:=TRIM([$RDIMM.B197])" office:value-type="string" office:string-value="VDD" calcext:value-type="string">
            <text:p>VDD</text:p>
          </table:table-cell>
          <table:table-cell table:formula="of:=IF([.B198]=[.C198];0;1)" office:value-type="float" office:value="0" calcext:value-type="float">
            <text:p>0</text:p>
          </table:table-cell>
          <table:table-cell table:formula="of:=IF([.B198]=[.D198];0;1)" office:value-type="float" office:value="0" calcext:value-type="float">
            <text:p>0</text:p>
          </table:table-cell>
          <table:table-cell table:formula="of:=IF([.C198]=[.D198];0;1)" office:value-type="float" office:value="0" calcext:value-type="float">
            <text:p>0</text:p>
          </table:table-cell>
          <table:table-cell table:formula="of:=SUM([.E198:.G198])" office:value-type="float" office:value="0" calcext:value-type="float">
            <text:p>0</text:p>
          </table:table-cell>
          <table:table-cell table:formula="of:=IF([.E198]+[.F198]+[.G198]=0;[.D198];IF([.E198]+[.F198]=0;&quot;U:&quot;&amp;[.B198]&amp;&quot;/R:&quot;&amp;[.D198];IF(AND([.E198]=[.G198];NOT([.E198]=[.F198]));&quot;ECC:&quot;&amp;[.B198]&amp;&quot;/NCC:&quot;&amp;[.C198];IF(AND([.E198]=0;[.F198]=[.G198]);&quot;U:&quot;&amp;[.B198]&amp;&quot;/R:&quot;&amp;[.D198];&quot;UECC:&quot;&amp;[.B198]&amp;&quot;/UNCC:&quot;&amp;[.C198]&amp;&quot;/R:&quot;&amp;[.D198]))))" office:value-type="string" office:string-value="VDD" calcext:value-type="string">
            <text:p>VD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RIM([$'UDIMM ECC'.B198])" office:value-type="string" office:string-value="NC" calcext:value-type="string">
            <text:p>NC</text:p>
          </table:table-cell>
          <table:table-cell table:formula="of:=TRIM([$'UDIMM NCC'.B198])" office:value-type="string" office:string-value="NC" calcext:value-type="string">
            <text:p>NC</text:p>
          </table:table-cell>
          <table:table-cell table:formula="of:=TRIM([$RDIMM.B198])" office:value-type="string" office:string-value="S3#" calcext:value-type="string">
            <text:p>S3#</text:p>
          </table:table-cell>
          <table:table-cell table:formula="of:=IF([.B199]=[.C199];0;1)" office:value-type="float" office:value="0" calcext:value-type="float">
            <text:p>0</text:p>
          </table:table-cell>
          <table:table-cell table:formula="of:=IF([.B199]=[.D199];0;1)" office:value-type="float" office:value="1" calcext:value-type="float">
            <text:p>1</text:p>
          </table:table-cell>
          <table:table-cell table:formula="of:=IF([.C199]=[.D199];0;1)" office:value-type="float" office:value="1" calcext:value-type="float">
            <text:p>1</text:p>
          </table:table-cell>
          <table:table-cell table:formula="of:=SUM([.E199:.G199])" office:value-type="float" office:value="2" calcext:value-type="float">
            <text:p>2</text:p>
          </table:table-cell>
          <table:table-cell table:formula="of:=IF([.E199]+[.F199]+[.G199]=0;[.D199];IF([.E199]+[.F199]=0;&quot;U:&quot;&amp;[.B199]&amp;&quot;/R:&quot;&amp;[.D199];IF(AND([.E199]=[.G199];NOT([.E199]=[.F199]));&quot;ECC:&quot;&amp;[.B199]&amp;&quot;/NCC:&quot;&amp;[.C199];IF(AND([.E199]=0;[.F199]=[.G199]);&quot;U:&quot;&amp;[.B199]&amp;&quot;/R:&quot;&amp;[.D199];&quot;UECC:&quot;&amp;[.B199]&amp;&quot;/UNCC:&quot;&amp;[.C199]&amp;&quot;/R:&quot;&amp;[.D199]))))" office:value-type="string" office:string-value="U:NC/R:S3#" calcext:value-type="string">
            <text:p>U:NC/R:S3#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RIM([$'UDIMM ECC'.B199])" office:value-type="string" office:string-value="VSS" calcext:value-type="string">
            <text:p>VSS</text:p>
          </table:table-cell>
          <table:table-cell table:formula="of:=TRIM([$'UDIMM NCC'.B199])" office:value-type="string" office:string-value="VSS" calcext:value-type="string">
            <text:p>VSS</text:p>
          </table:table-cell>
          <table:table-cell table:formula="of:=TRIM([$RDIMM.B199])" office:value-type="string" office:string-value="VSS" calcext:value-type="string">
            <text:p>VSS</text:p>
          </table:table-cell>
          <table:table-cell table:formula="of:=IF([.B200]=[.C200];0;1)" office:value-type="float" office:value="0" calcext:value-type="float">
            <text:p>0</text:p>
          </table:table-cell>
          <table:table-cell table:formula="of:=IF([.B200]=[.D200];0;1)" office:value-type="float" office:value="0" calcext:value-type="float">
            <text:p>0</text:p>
          </table:table-cell>
          <table:table-cell table:formula="of:=IF([.C200]=[.D200];0;1)" office:value-type="float" office:value="0" calcext:value-type="float">
            <text:p>0</text:p>
          </table:table-cell>
          <table:table-cell table:formula="of:=SUM([.E200:.G200])" office:value-type="float" office:value="0" calcext:value-type="float">
            <text:p>0</text:p>
          </table:table-cell>
          <table:table-cell table:formula="of:=IF([.E200]+[.F200]+[.G200]=0;[.D200];IF([.E200]+[.F200]=0;&quot;U:&quot;&amp;[.B200]&amp;&quot;/R:&quot;&amp;[.D200];IF(AND([.E200]=[.G200];NOT([.E200]=[.F200]));&quot;ECC:&quot;&amp;[.B200]&amp;&quot;/NCC:&quot;&amp;[.C200];IF(AND([.E200]=0;[.F200]=[.G200]);&quot;U:&quot;&amp;[.B200]&amp;&quot;/R:&quot;&amp;[.D200];&quot;UECC:&quot;&amp;[.B200]&amp;&quot;/UNCC:&quot;&amp;[.C200]&amp;&quot;/R:&quot;&amp;[.D200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RIM([$'UDIMM ECC'.B200])" office:value-type="string" office:string-value="DQ36" calcext:value-type="string">
            <text:p>DQ36</text:p>
          </table:table-cell>
          <table:table-cell table:formula="of:=TRIM([$'UDIMM NCC'.B200])" office:value-type="string" office:string-value="DQ36" calcext:value-type="string">
            <text:p>DQ36</text:p>
          </table:table-cell>
          <table:table-cell table:formula="of:=TRIM([$RDIMM.B200])" office:value-type="string" office:string-value="DQ36" calcext:value-type="string">
            <text:p>DQ36</text:p>
          </table:table-cell>
          <table:table-cell table:formula="of:=IF([.B201]=[.C201];0;1)" office:value-type="float" office:value="0" calcext:value-type="float">
            <text:p>0</text:p>
          </table:table-cell>
          <table:table-cell table:formula="of:=IF([.B201]=[.D201];0;1)" office:value-type="float" office:value="0" calcext:value-type="float">
            <text:p>0</text:p>
          </table:table-cell>
          <table:table-cell table:formula="of:=IF([.C201]=[.D201];0;1)" office:value-type="float" office:value="0" calcext:value-type="float">
            <text:p>0</text:p>
          </table:table-cell>
          <table:table-cell table:formula="of:=SUM([.E201:.G201])" office:value-type="float" office:value="0" calcext:value-type="float">
            <text:p>0</text:p>
          </table:table-cell>
          <table:table-cell table:formula="of:=IF([.E201]+[.F201]+[.G201]=0;[.D201];IF([.E201]+[.F201]=0;&quot;U:&quot;&amp;[.B201]&amp;&quot;/R:&quot;&amp;[.D201];IF(AND([.E201]=[.G201];NOT([.E201]=[.F201]));&quot;ECC:&quot;&amp;[.B201]&amp;&quot;/NCC:&quot;&amp;[.C201];IF(AND([.E201]=0;[.F201]=[.G201]);&quot;U:&quot;&amp;[.B201]&amp;&quot;/R:&quot;&amp;[.D201];&quot;UECC:&quot;&amp;[.B201]&amp;&quot;/UNCC:&quot;&amp;[.C201]&amp;&quot;/R:&quot;&amp;[.D201]))))" office:value-type="string" office:string-value="DQ36" calcext:value-type="string">
            <text:p>DQ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RIM([$'UDIMM ECC'.B201])" office:value-type="string" office:string-value="DQ37" calcext:value-type="string">
            <text:p>DQ37</text:p>
          </table:table-cell>
          <table:table-cell table:formula="of:=TRIM([$'UDIMM NCC'.B201])" office:value-type="string" office:string-value="DQ37" calcext:value-type="string">
            <text:p>DQ37</text:p>
          </table:table-cell>
          <table:table-cell table:formula="of:=TRIM([$RDIMM.B201])" office:value-type="string" office:string-value="DQ37" calcext:value-type="string">
            <text:p>DQ37</text:p>
          </table:table-cell>
          <table:table-cell table:formula="of:=IF([.B202]=[.C202];0;1)" office:value-type="float" office:value="0" calcext:value-type="float">
            <text:p>0</text:p>
          </table:table-cell>
          <table:table-cell table:formula="of:=IF([.B202]=[.D202];0;1)" office:value-type="float" office:value="0" calcext:value-type="float">
            <text:p>0</text:p>
          </table:table-cell>
          <table:table-cell table:formula="of:=IF([.C202]=[.D202];0;1)" office:value-type="float" office:value="0" calcext:value-type="float">
            <text:p>0</text:p>
          </table:table-cell>
          <table:table-cell table:formula="of:=SUM([.E202:.G202])" office:value-type="float" office:value="0" calcext:value-type="float">
            <text:p>0</text:p>
          </table:table-cell>
          <table:table-cell table:formula="of:=IF([.E202]+[.F202]+[.G202]=0;[.D202];IF([.E202]+[.F202]=0;&quot;U:&quot;&amp;[.B202]&amp;&quot;/R:&quot;&amp;[.D202];IF(AND([.E202]=[.G202];NOT([.E202]=[.F202]));&quot;ECC:&quot;&amp;[.B202]&amp;&quot;/NCC:&quot;&amp;[.C202];IF(AND([.E202]=0;[.F202]=[.G202]);&quot;U:&quot;&amp;[.B202]&amp;&quot;/R:&quot;&amp;[.D202];&quot;UECC:&quot;&amp;[.B202]&amp;&quot;/UNCC:&quot;&amp;[.C202]&amp;&quot;/R:&quot;&amp;[.D202]))))" office:value-type="string" office:string-value="DQ37" calcext:value-type="string">
            <text:p>DQ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RIM([$'UDIMM ECC'.B202])" office:value-type="string" office:string-value="VSS" calcext:value-type="string">
            <text:p>VSS</text:p>
          </table:table-cell>
          <table:table-cell table:formula="of:=TRIM([$'UDIMM NCC'.B202])" office:value-type="string" office:string-value="VSS" calcext:value-type="string">
            <text:p>VSS</text:p>
          </table:table-cell>
          <table:table-cell table:formula="of:=TRIM([$RDIMM.B202])" office:value-type="string" office:string-value="VSS" calcext:value-type="string">
            <text:p>VSS</text:p>
          </table:table-cell>
          <table:table-cell table:formula="of:=IF([.B203]=[.C203];0;1)" office:value-type="float" office:value="0" calcext:value-type="float">
            <text:p>0</text:p>
          </table:table-cell>
          <table:table-cell table:formula="of:=IF([.B203]=[.D203];0;1)" office:value-type="float" office:value="0" calcext:value-type="float">
            <text:p>0</text:p>
          </table:table-cell>
          <table:table-cell table:formula="of:=IF([.C203]=[.D203];0;1)" office:value-type="float" office:value="0" calcext:value-type="float">
            <text:p>0</text:p>
          </table:table-cell>
          <table:table-cell table:formula="of:=SUM([.E203:.G203])" office:value-type="float" office:value="0" calcext:value-type="float">
            <text:p>0</text:p>
          </table:table-cell>
          <table:table-cell table:formula="of:=IF([.E203]+[.F203]+[.G203]=0;[.D203];IF([.E203]+[.F203]=0;&quot;U:&quot;&amp;[.B203]&amp;&quot;/R:&quot;&amp;[.D203];IF(AND([.E203]=[.G203];NOT([.E203]=[.F203]));&quot;ECC:&quot;&amp;[.B203]&amp;&quot;/NCC:&quot;&amp;[.C203];IF(AND([.E203]=0;[.F203]=[.G203]);&quot;U:&quot;&amp;[.B203]&amp;&quot;/R:&quot;&amp;[.D203];&quot;UECC:&quot;&amp;[.B203]&amp;&quot;/UNCC:&quot;&amp;[.C203]&amp;&quot;/R:&quot;&amp;[.D203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RIM([$'UDIMM ECC'.B203])" office:value-type="string" office:string-value="DM4" calcext:value-type="string">
            <text:p>DM4</text:p>
          </table:table-cell>
          <table:table-cell table:formula="of:=TRIM([$'UDIMM NCC'.B203])" office:value-type="string" office:string-value="DM4" calcext:value-type="string">
            <text:p>DM4</text:p>
          </table:table-cell>
          <table:table-cell table:formula="of:=TRIM([$RDIMM.B203])" office:value-type="string" office:string-value="DQS13" calcext:value-type="string">
            <text:p>DQS13</text:p>
          </table:table-cell>
          <table:table-cell table:formula="of:=IF([.B204]=[.C204];0;1)" office:value-type="float" office:value="0" calcext:value-type="float">
            <text:p>0</text:p>
          </table:table-cell>
          <table:table-cell table:formula="of:=IF([.B204]=[.D204];0;1)" office:value-type="float" office:value="1" calcext:value-type="float">
            <text:p>1</text:p>
          </table:table-cell>
          <table:table-cell table:formula="of:=IF([.C204]=[.D204];0;1)" office:value-type="float" office:value="1" calcext:value-type="float">
            <text:p>1</text:p>
          </table:table-cell>
          <table:table-cell table:formula="of:=SUM([.E204:.G204])" office:value-type="float" office:value="2" calcext:value-type="float">
            <text:p>2</text:p>
          </table:table-cell>
          <table:table-cell table:formula="of:=IF([.E204]+[.F204]+[.G204]=0;[.D204];IF([.E204]+[.F204]=0;&quot;U:&quot;&amp;[.B204]&amp;&quot;/R:&quot;&amp;[.D204];IF(AND([.E204]=[.G204];NOT([.E204]=[.F204]));&quot;ECC:&quot;&amp;[.B204]&amp;&quot;/NCC:&quot;&amp;[.C204];IF(AND([.E204]=0;[.F204]=[.G204]);&quot;U:&quot;&amp;[.B204]&amp;&quot;/R:&quot;&amp;[.D204];&quot;UECC:&quot;&amp;[.B204]&amp;&quot;/UNCC:&quot;&amp;[.C204]&amp;&quot;/R:&quot;&amp;[.D204]))))" office:value-type="string" office:string-value="U:DM4/R:DQS13" calcext:value-type="string">
            <text:p>U:DM4/R:DQS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RIM([$'UDIMM ECC'.B204])" office:value-type="string" office:string-value="NC" calcext:value-type="string">
            <text:p>NC</text:p>
          </table:table-cell>
          <table:table-cell table:formula="of:=TRIM([$'UDIMM NCC'.B204])" office:value-type="string" office:string-value="NC" calcext:value-type="string">
            <text:p>NC</text:p>
          </table:table-cell>
          <table:table-cell table:formula="of:=TRIM([$RDIMM.B204])" office:value-type="string" office:string-value="DQS13#" calcext:value-type="string">
            <text:p>DQS13#</text:p>
          </table:table-cell>
          <table:table-cell table:formula="of:=IF([.B205]=[.C205];0;1)" office:value-type="float" office:value="0" calcext:value-type="float">
            <text:p>0</text:p>
          </table:table-cell>
          <table:table-cell table:formula="of:=IF([.B205]=[.D205];0;1)" office:value-type="float" office:value="1" calcext:value-type="float">
            <text:p>1</text:p>
          </table:table-cell>
          <table:table-cell table:formula="of:=IF([.C205]=[.D205];0;1)" office:value-type="float" office:value="1" calcext:value-type="float">
            <text:p>1</text:p>
          </table:table-cell>
          <table:table-cell table:formula="of:=SUM([.E205:.G205])" office:value-type="float" office:value="2" calcext:value-type="float">
            <text:p>2</text:p>
          </table:table-cell>
          <table:table-cell table:formula="of:=IF([.E205]+[.F205]+[.G205]=0;[.D205];IF([.E205]+[.F205]=0;&quot;U:&quot;&amp;[.B205]&amp;&quot;/R:&quot;&amp;[.D205];IF(AND([.E205]=[.G205];NOT([.E205]=[.F205]));&quot;ECC:&quot;&amp;[.B205]&amp;&quot;/NCC:&quot;&amp;[.C205];IF(AND([.E205]=0;[.F205]=[.G205]);&quot;U:&quot;&amp;[.B205]&amp;&quot;/R:&quot;&amp;[.D205];&quot;UECC:&quot;&amp;[.B205]&amp;&quot;/UNCC:&quot;&amp;[.C205]&amp;&quot;/R:&quot;&amp;[.D205]))))" office:value-type="string" office:string-value="U:NC/R:DQS13#" calcext:value-type="string">
            <text:p>U:NC/R:DQS13#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RIM([$'UDIMM ECC'.B205])" office:value-type="string" office:string-value="VSS" calcext:value-type="string">
            <text:p>VSS</text:p>
          </table:table-cell>
          <table:table-cell table:formula="of:=TRIM([$'UDIMM NCC'.B205])" office:value-type="string" office:string-value="VSS" calcext:value-type="string">
            <text:p>VSS</text:p>
          </table:table-cell>
          <table:table-cell table:formula="of:=TRIM([$RDIMM.B205])" office:value-type="string" office:string-value="VSS" calcext:value-type="string">
            <text:p>VSS</text:p>
          </table:table-cell>
          <table:table-cell table:formula="of:=IF([.B206]=[.C206];0;1)" office:value-type="float" office:value="0" calcext:value-type="float">
            <text:p>0</text:p>
          </table:table-cell>
          <table:table-cell table:formula="of:=IF([.B206]=[.D206];0;1)" office:value-type="float" office:value="0" calcext:value-type="float">
            <text:p>0</text:p>
          </table:table-cell>
          <table:table-cell table:formula="of:=IF([.C206]=[.D206];0;1)" office:value-type="float" office:value="0" calcext:value-type="float">
            <text:p>0</text:p>
          </table:table-cell>
          <table:table-cell table:formula="of:=SUM([.E206:.G206])" office:value-type="float" office:value="0" calcext:value-type="float">
            <text:p>0</text:p>
          </table:table-cell>
          <table:table-cell table:formula="of:=IF([.E206]+[.F206]+[.G206]=0;[.D206];IF([.E206]+[.F206]=0;&quot;U:&quot;&amp;[.B206]&amp;&quot;/R:&quot;&amp;[.D206];IF(AND([.E206]=[.G206];NOT([.E206]=[.F206]));&quot;ECC:&quot;&amp;[.B206]&amp;&quot;/NCC:&quot;&amp;[.C206];IF(AND([.E206]=0;[.F206]=[.G206]);&quot;U:&quot;&amp;[.B206]&amp;&quot;/R:&quot;&amp;[.D206];&quot;UECC:&quot;&amp;[.B206]&amp;&quot;/UNCC:&quot;&amp;[.C206]&amp;&quot;/R:&quot;&amp;[.D206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RIM([$'UDIMM ECC'.B206])" office:value-type="string" office:string-value="DQ38" calcext:value-type="string">
            <text:p>DQ38</text:p>
          </table:table-cell>
          <table:table-cell table:formula="of:=TRIM([$'UDIMM NCC'.B206])" office:value-type="string" office:string-value="DQ38" calcext:value-type="string">
            <text:p>DQ38</text:p>
          </table:table-cell>
          <table:table-cell table:formula="of:=TRIM([$RDIMM.B206])" office:value-type="string" office:string-value="DQ38" calcext:value-type="string">
            <text:p>DQ38</text:p>
          </table:table-cell>
          <table:table-cell table:formula="of:=IF([.B207]=[.C207];0;1)" office:value-type="float" office:value="0" calcext:value-type="float">
            <text:p>0</text:p>
          </table:table-cell>
          <table:table-cell table:formula="of:=IF([.B207]=[.D207];0;1)" office:value-type="float" office:value="0" calcext:value-type="float">
            <text:p>0</text:p>
          </table:table-cell>
          <table:table-cell table:formula="of:=IF([.C207]=[.D207];0;1)" office:value-type="float" office:value="0" calcext:value-type="float">
            <text:p>0</text:p>
          </table:table-cell>
          <table:table-cell table:formula="of:=SUM([.E207:.G207])" office:value-type="float" office:value="0" calcext:value-type="float">
            <text:p>0</text:p>
          </table:table-cell>
          <table:table-cell table:formula="of:=IF([.E207]+[.F207]+[.G207]=0;[.D207];IF([.E207]+[.F207]=0;&quot;U:&quot;&amp;[.B207]&amp;&quot;/R:&quot;&amp;[.D207];IF(AND([.E207]=[.G207];NOT([.E207]=[.F207]));&quot;ECC:&quot;&amp;[.B207]&amp;&quot;/NCC:&quot;&amp;[.C207];IF(AND([.E207]=0;[.F207]=[.G207]);&quot;U:&quot;&amp;[.B207]&amp;&quot;/R:&quot;&amp;[.D207];&quot;UECC:&quot;&amp;[.B207]&amp;&quot;/UNCC:&quot;&amp;[.C207]&amp;&quot;/R:&quot;&amp;[.D207]))))" office:value-type="string" office:string-value="DQ38" calcext:value-type="string">
            <text:p>DQ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RIM([$'UDIMM ECC'.B207])" office:value-type="string" office:string-value="DQ39" calcext:value-type="string">
            <text:p>DQ39</text:p>
          </table:table-cell>
          <table:table-cell table:formula="of:=TRIM([$'UDIMM NCC'.B207])" office:value-type="string" office:string-value="DQ39" calcext:value-type="string">
            <text:p>DQ39</text:p>
          </table:table-cell>
          <table:table-cell table:formula="of:=TRIM([$RDIMM.B207])" office:value-type="string" office:string-value="DQ39" calcext:value-type="string">
            <text:p>DQ39</text:p>
          </table:table-cell>
          <table:table-cell table:formula="of:=IF([.B208]=[.C208];0;1)" office:value-type="float" office:value="0" calcext:value-type="float">
            <text:p>0</text:p>
          </table:table-cell>
          <table:table-cell table:formula="of:=IF([.B208]=[.D208];0;1)" office:value-type="float" office:value="0" calcext:value-type="float">
            <text:p>0</text:p>
          </table:table-cell>
          <table:table-cell table:formula="of:=IF([.C208]=[.D208];0;1)" office:value-type="float" office:value="0" calcext:value-type="float">
            <text:p>0</text:p>
          </table:table-cell>
          <table:table-cell table:formula="of:=SUM([.E208:.G208])" office:value-type="float" office:value="0" calcext:value-type="float">
            <text:p>0</text:p>
          </table:table-cell>
          <table:table-cell table:formula="of:=IF([.E208]+[.F208]+[.G208]=0;[.D208];IF([.E208]+[.F208]=0;&quot;U:&quot;&amp;[.B208]&amp;&quot;/R:&quot;&amp;[.D208];IF(AND([.E208]=[.G208];NOT([.E208]=[.F208]));&quot;ECC:&quot;&amp;[.B208]&amp;&quot;/NCC:&quot;&amp;[.C208];IF(AND([.E208]=0;[.F208]=[.G208]);&quot;U:&quot;&amp;[.B208]&amp;&quot;/R:&quot;&amp;[.D208];&quot;UECC:&quot;&amp;[.B208]&amp;&quot;/UNCC:&quot;&amp;[.C208]&amp;&quot;/R:&quot;&amp;[.D208]))))" office:value-type="string" office:string-value="DQ39" calcext:value-type="string">
            <text:p>DQ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RIM([$'UDIMM ECC'.B208])" office:value-type="string" office:string-value="VSS" calcext:value-type="string">
            <text:p>VSS</text:p>
          </table:table-cell>
          <table:table-cell table:formula="of:=TRIM([$'UDIMM NCC'.B208])" office:value-type="string" office:string-value="VSS" calcext:value-type="string">
            <text:p>VSS</text:p>
          </table:table-cell>
          <table:table-cell table:formula="of:=TRIM([$RDIMM.B208])" office:value-type="string" office:string-value="VSS" calcext:value-type="string">
            <text:p>VSS</text:p>
          </table:table-cell>
          <table:table-cell table:formula="of:=IF([.B209]=[.C209];0;1)" office:value-type="float" office:value="0" calcext:value-type="float">
            <text:p>0</text:p>
          </table:table-cell>
          <table:table-cell table:formula="of:=IF([.B209]=[.D209];0;1)" office:value-type="float" office:value="0" calcext:value-type="float">
            <text:p>0</text:p>
          </table:table-cell>
          <table:table-cell table:formula="of:=IF([.C209]=[.D209];0;1)" office:value-type="float" office:value="0" calcext:value-type="float">
            <text:p>0</text:p>
          </table:table-cell>
          <table:table-cell table:formula="of:=SUM([.E209:.G209])" office:value-type="float" office:value="0" calcext:value-type="float">
            <text:p>0</text:p>
          </table:table-cell>
          <table:table-cell table:formula="of:=IF([.E209]+[.F209]+[.G209]=0;[.D209];IF([.E209]+[.F209]=0;&quot;U:&quot;&amp;[.B209]&amp;&quot;/R:&quot;&amp;[.D209];IF(AND([.E209]=[.G209];NOT([.E209]=[.F209]));&quot;ECC:&quot;&amp;[.B209]&amp;&quot;/NCC:&quot;&amp;[.C209];IF(AND([.E209]=0;[.F209]=[.G209]);&quot;U:&quot;&amp;[.B209]&amp;&quot;/R:&quot;&amp;[.D209];&quot;UECC:&quot;&amp;[.B209]&amp;&quot;/UNCC:&quot;&amp;[.C209]&amp;&quot;/R:&quot;&amp;[.D209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RIM([$'UDIMM ECC'.B209])" office:value-type="string" office:string-value="DQ44" calcext:value-type="string">
            <text:p>DQ44</text:p>
          </table:table-cell>
          <table:table-cell table:formula="of:=TRIM([$'UDIMM NCC'.B209])" office:value-type="string" office:string-value="DQ44" calcext:value-type="string">
            <text:p>DQ44</text:p>
          </table:table-cell>
          <table:table-cell table:formula="of:=TRIM([$RDIMM.B209])" office:value-type="string" office:string-value="DQ44" calcext:value-type="string">
            <text:p>DQ44</text:p>
          </table:table-cell>
          <table:table-cell table:formula="of:=IF([.B210]=[.C210];0;1)" office:value-type="float" office:value="0" calcext:value-type="float">
            <text:p>0</text:p>
          </table:table-cell>
          <table:table-cell table:formula="of:=IF([.B210]=[.D210];0;1)" office:value-type="float" office:value="0" calcext:value-type="float">
            <text:p>0</text:p>
          </table:table-cell>
          <table:table-cell table:formula="of:=IF([.C210]=[.D210];0;1)" office:value-type="float" office:value="0" calcext:value-type="float">
            <text:p>0</text:p>
          </table:table-cell>
          <table:table-cell table:formula="of:=SUM([.E210:.G210])" office:value-type="float" office:value="0" calcext:value-type="float">
            <text:p>0</text:p>
          </table:table-cell>
          <table:table-cell table:formula="of:=IF([.E210]+[.F210]+[.G210]=0;[.D210];IF([.E210]+[.F210]=0;&quot;U:&quot;&amp;[.B210]&amp;&quot;/R:&quot;&amp;[.D210];IF(AND([.E210]=[.G210];NOT([.E210]=[.F210]));&quot;ECC:&quot;&amp;[.B210]&amp;&quot;/NCC:&quot;&amp;[.C210];IF(AND([.E210]=0;[.F210]=[.G210]);&quot;U:&quot;&amp;[.B210]&amp;&quot;/R:&quot;&amp;[.D210];&quot;UECC:&quot;&amp;[.B210]&amp;&quot;/UNCC:&quot;&amp;[.C210]&amp;&quot;/R:&quot;&amp;[.D210]))))" office:value-type="string" office:string-value="DQ44" calcext:value-type="string">
            <text:p>DQ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RIM([$'UDIMM ECC'.B210])" office:value-type="string" office:string-value="DQ45" calcext:value-type="string">
            <text:p>DQ45</text:p>
          </table:table-cell>
          <table:table-cell table:formula="of:=TRIM([$'UDIMM NCC'.B210])" office:value-type="string" office:string-value="DQ45" calcext:value-type="string">
            <text:p>DQ45</text:p>
          </table:table-cell>
          <table:table-cell table:formula="of:=TRIM([$RDIMM.B210])" office:value-type="string" office:string-value="DQ45" calcext:value-type="string">
            <text:p>DQ45</text:p>
          </table:table-cell>
          <table:table-cell table:formula="of:=IF([.B211]=[.C211];0;1)" office:value-type="float" office:value="0" calcext:value-type="float">
            <text:p>0</text:p>
          </table:table-cell>
          <table:table-cell table:formula="of:=IF([.B211]=[.D211];0;1)" office:value-type="float" office:value="0" calcext:value-type="float">
            <text:p>0</text:p>
          </table:table-cell>
          <table:table-cell table:formula="of:=IF([.C211]=[.D211];0;1)" office:value-type="float" office:value="0" calcext:value-type="float">
            <text:p>0</text:p>
          </table:table-cell>
          <table:table-cell table:formula="of:=SUM([.E211:.G211])" office:value-type="float" office:value="0" calcext:value-type="float">
            <text:p>0</text:p>
          </table:table-cell>
          <table:table-cell table:formula="of:=IF([.E211]+[.F211]+[.G211]=0;[.D211];IF([.E211]+[.F211]=0;&quot;U:&quot;&amp;[.B211]&amp;&quot;/R:&quot;&amp;[.D211];IF(AND([.E211]=[.G211];NOT([.E211]=[.F211]));&quot;ECC:&quot;&amp;[.B211]&amp;&quot;/NCC:&quot;&amp;[.C211];IF(AND([.E211]=0;[.F211]=[.G211]);&quot;U:&quot;&amp;[.B211]&amp;&quot;/R:&quot;&amp;[.D211];&quot;UECC:&quot;&amp;[.B211]&amp;&quot;/UNCC:&quot;&amp;[.C211]&amp;&quot;/R:&quot;&amp;[.D211]))))" office:value-type="string" office:string-value="DQ45" calcext:value-type="string">
            <text:p>DQ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RIM([$'UDIMM ECC'.B211])" office:value-type="string" office:string-value="VSS" calcext:value-type="string">
            <text:p>VSS</text:p>
          </table:table-cell>
          <table:table-cell table:formula="of:=TRIM([$'UDIMM NCC'.B211])" office:value-type="string" office:string-value="VSS" calcext:value-type="string">
            <text:p>VSS</text:p>
          </table:table-cell>
          <table:table-cell table:formula="of:=TRIM([$RDIMM.B211])" office:value-type="string" office:string-value="VSS" calcext:value-type="string">
            <text:p>VSS</text:p>
          </table:table-cell>
          <table:table-cell table:formula="of:=IF([.B212]=[.C212];0;1)" office:value-type="float" office:value="0" calcext:value-type="float">
            <text:p>0</text:p>
          </table:table-cell>
          <table:table-cell table:formula="of:=IF([.B212]=[.D212];0;1)" office:value-type="float" office:value="0" calcext:value-type="float">
            <text:p>0</text:p>
          </table:table-cell>
          <table:table-cell table:formula="of:=IF([.C212]=[.D212];0;1)" office:value-type="float" office:value="0" calcext:value-type="float">
            <text:p>0</text:p>
          </table:table-cell>
          <table:table-cell table:formula="of:=SUM([.E212:.G212])" office:value-type="float" office:value="0" calcext:value-type="float">
            <text:p>0</text:p>
          </table:table-cell>
          <table:table-cell table:formula="of:=IF([.E212]+[.F212]+[.G212]=0;[.D212];IF([.E212]+[.F212]=0;&quot;U:&quot;&amp;[.B212]&amp;&quot;/R:&quot;&amp;[.D212];IF(AND([.E212]=[.G212];NOT([.E212]=[.F212]));&quot;ECC:&quot;&amp;[.B212]&amp;&quot;/NCC:&quot;&amp;[.C212];IF(AND([.E212]=0;[.F212]=[.G212]);&quot;U:&quot;&amp;[.B212]&amp;&quot;/R:&quot;&amp;[.D212];&quot;UECC:&quot;&amp;[.B212]&amp;&quot;/UNCC:&quot;&amp;[.C212]&amp;&quot;/R:&quot;&amp;[.D212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RIM([$'UDIMM ECC'.B212])" office:value-type="string" office:string-value="DM5" calcext:value-type="string">
            <text:p>DM5</text:p>
          </table:table-cell>
          <table:table-cell table:formula="of:=TRIM([$'UDIMM NCC'.B212])" office:value-type="string" office:string-value="DM5" calcext:value-type="string">
            <text:p>DM5</text:p>
          </table:table-cell>
          <table:table-cell table:formula="of:=TRIM([$RDIMM.B212])" office:value-type="string" office:string-value="DQS14" calcext:value-type="string">
            <text:p>DQS14</text:p>
          </table:table-cell>
          <table:table-cell table:formula="of:=IF([.B213]=[.C213];0;1)" office:value-type="float" office:value="0" calcext:value-type="float">
            <text:p>0</text:p>
          </table:table-cell>
          <table:table-cell table:formula="of:=IF([.B213]=[.D213];0;1)" office:value-type="float" office:value="1" calcext:value-type="float">
            <text:p>1</text:p>
          </table:table-cell>
          <table:table-cell table:formula="of:=IF([.C213]=[.D213];0;1)" office:value-type="float" office:value="1" calcext:value-type="float">
            <text:p>1</text:p>
          </table:table-cell>
          <table:table-cell table:formula="of:=SUM([.E213:.G213])" office:value-type="float" office:value="2" calcext:value-type="float">
            <text:p>2</text:p>
          </table:table-cell>
          <table:table-cell table:formula="of:=IF([.E213]+[.F213]+[.G213]=0;[.D213];IF([.E213]+[.F213]=0;&quot;U:&quot;&amp;[.B213]&amp;&quot;/R:&quot;&amp;[.D213];IF(AND([.E213]=[.G213];NOT([.E213]=[.F213]));&quot;ECC:&quot;&amp;[.B213]&amp;&quot;/NCC:&quot;&amp;[.C213];IF(AND([.E213]=0;[.F213]=[.G213]);&quot;U:&quot;&amp;[.B213]&amp;&quot;/R:&quot;&amp;[.D213];&quot;UECC:&quot;&amp;[.B213]&amp;&quot;/UNCC:&quot;&amp;[.C213]&amp;&quot;/R:&quot;&amp;[.D213]))))" office:value-type="string" office:string-value="U:DM5/R:DQS14" calcext:value-type="string">
            <text:p>U:DM5/R:DQS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RIM([$'UDIMM ECC'.B213])" office:value-type="string" office:string-value="NC" calcext:value-type="string">
            <text:p>NC</text:p>
          </table:table-cell>
          <table:table-cell table:formula="of:=TRIM([$'UDIMM NCC'.B213])" office:value-type="string" office:string-value="NC" calcext:value-type="string">
            <text:p>NC</text:p>
          </table:table-cell>
          <table:table-cell table:formula="of:=TRIM([$RDIMM.B213])" office:value-type="string" office:string-value="DQS14#" calcext:value-type="string">
            <text:p>DQS14#</text:p>
          </table:table-cell>
          <table:table-cell table:formula="of:=IF([.B214]=[.C214];0;1)" office:value-type="float" office:value="0" calcext:value-type="float">
            <text:p>0</text:p>
          </table:table-cell>
          <table:table-cell table:formula="of:=IF([.B214]=[.D214];0;1)" office:value-type="float" office:value="1" calcext:value-type="float">
            <text:p>1</text:p>
          </table:table-cell>
          <table:table-cell table:formula="of:=IF([.C214]=[.D214];0;1)" office:value-type="float" office:value="1" calcext:value-type="float">
            <text:p>1</text:p>
          </table:table-cell>
          <table:table-cell table:formula="of:=SUM([.E214:.G214])" office:value-type="float" office:value="2" calcext:value-type="float">
            <text:p>2</text:p>
          </table:table-cell>
          <table:table-cell table:formula="of:=IF([.E214]+[.F214]+[.G214]=0;[.D214];IF([.E214]+[.F214]=0;&quot;U:&quot;&amp;[.B214]&amp;&quot;/R:&quot;&amp;[.D214];IF(AND([.E214]=[.G214];NOT([.E214]=[.F214]));&quot;ECC:&quot;&amp;[.B214]&amp;&quot;/NCC:&quot;&amp;[.C214];IF(AND([.E214]=0;[.F214]=[.G214]);&quot;U:&quot;&amp;[.B214]&amp;&quot;/R:&quot;&amp;[.D214];&quot;UECC:&quot;&amp;[.B214]&amp;&quot;/UNCC:&quot;&amp;[.C214]&amp;&quot;/R:&quot;&amp;[.D214]))))" office:value-type="string" office:string-value="U:NC/R:DQS14#" calcext:value-type="string">
            <text:p>U:NC/R:DQS14#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RIM([$'UDIMM ECC'.B214])" office:value-type="string" office:string-value="VSS" calcext:value-type="string">
            <text:p>VSS</text:p>
          </table:table-cell>
          <table:table-cell table:formula="of:=TRIM([$'UDIMM NCC'.B214])" office:value-type="string" office:string-value="VSS" calcext:value-type="string">
            <text:p>VSS</text:p>
          </table:table-cell>
          <table:table-cell table:formula="of:=TRIM([$RDIMM.B214])" office:value-type="string" office:string-value="VSS" calcext:value-type="string">
            <text:p>VSS</text:p>
          </table:table-cell>
          <table:table-cell table:formula="of:=IF([.B215]=[.C215];0;1)" office:value-type="float" office:value="0" calcext:value-type="float">
            <text:p>0</text:p>
          </table:table-cell>
          <table:table-cell table:formula="of:=IF([.B215]=[.D215];0;1)" office:value-type="float" office:value="0" calcext:value-type="float">
            <text:p>0</text:p>
          </table:table-cell>
          <table:table-cell table:formula="of:=IF([.C215]=[.D215];0;1)" office:value-type="float" office:value="0" calcext:value-type="float">
            <text:p>0</text:p>
          </table:table-cell>
          <table:table-cell table:formula="of:=SUM([.E215:.G215])" office:value-type="float" office:value="0" calcext:value-type="float">
            <text:p>0</text:p>
          </table:table-cell>
          <table:table-cell table:formula="of:=IF([.E215]+[.F215]+[.G215]=0;[.D215];IF([.E215]+[.F215]=0;&quot;U:&quot;&amp;[.B215]&amp;&quot;/R:&quot;&amp;[.D215];IF(AND([.E215]=[.G215];NOT([.E215]=[.F215]));&quot;ECC:&quot;&amp;[.B215]&amp;&quot;/NCC:&quot;&amp;[.C215];IF(AND([.E215]=0;[.F215]=[.G215]);&quot;U:&quot;&amp;[.B215]&amp;&quot;/R:&quot;&amp;[.D215];&quot;UECC:&quot;&amp;[.B215]&amp;&quot;/UNCC:&quot;&amp;[.C215]&amp;&quot;/R:&quot;&amp;[.D215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RIM([$'UDIMM ECC'.B215])" office:value-type="string" office:string-value="DQ46" calcext:value-type="string">
            <text:p>DQ46</text:p>
          </table:table-cell>
          <table:table-cell table:formula="of:=TRIM([$'UDIMM NCC'.B215])" office:value-type="string" office:string-value="DQ46" calcext:value-type="string">
            <text:p>DQ46</text:p>
          </table:table-cell>
          <table:table-cell table:formula="of:=TRIM([$RDIMM.B215])" office:value-type="string" office:string-value="DQ46" calcext:value-type="string">
            <text:p>DQ46</text:p>
          </table:table-cell>
          <table:table-cell table:formula="of:=IF([.B216]=[.C216];0;1)" office:value-type="float" office:value="0" calcext:value-type="float">
            <text:p>0</text:p>
          </table:table-cell>
          <table:table-cell table:formula="of:=IF([.B216]=[.D216];0;1)" office:value-type="float" office:value="0" calcext:value-type="float">
            <text:p>0</text:p>
          </table:table-cell>
          <table:table-cell table:formula="of:=IF([.C216]=[.D216];0;1)" office:value-type="float" office:value="0" calcext:value-type="float">
            <text:p>0</text:p>
          </table:table-cell>
          <table:table-cell table:formula="of:=SUM([.E216:.G216])" office:value-type="float" office:value="0" calcext:value-type="float">
            <text:p>0</text:p>
          </table:table-cell>
          <table:table-cell table:formula="of:=IF([.E216]+[.F216]+[.G216]=0;[.D216];IF([.E216]+[.F216]=0;&quot;U:&quot;&amp;[.B216]&amp;&quot;/R:&quot;&amp;[.D216];IF(AND([.E216]=[.G216];NOT([.E216]=[.F216]));&quot;ECC:&quot;&amp;[.B216]&amp;&quot;/NCC:&quot;&amp;[.C216];IF(AND([.E216]=0;[.F216]=[.G216]);&quot;U:&quot;&amp;[.B216]&amp;&quot;/R:&quot;&amp;[.D216];&quot;UECC:&quot;&amp;[.B216]&amp;&quot;/UNCC:&quot;&amp;[.C216]&amp;&quot;/R:&quot;&amp;[.D216]))))" office:value-type="string" office:string-value="DQ46" calcext:value-type="string">
            <text:p>DQ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RIM([$'UDIMM ECC'.B216])" office:value-type="string" office:string-value="DQ47" calcext:value-type="string">
            <text:p>DQ47</text:p>
          </table:table-cell>
          <table:table-cell table:formula="of:=TRIM([$'UDIMM NCC'.B216])" office:value-type="string" office:string-value="DQ47" calcext:value-type="string">
            <text:p>DQ47</text:p>
          </table:table-cell>
          <table:table-cell table:formula="of:=TRIM([$RDIMM.B216])" office:value-type="string" office:string-value="DQ47" calcext:value-type="string">
            <text:p>DQ47</text:p>
          </table:table-cell>
          <table:table-cell table:formula="of:=IF([.B217]=[.C217];0;1)" office:value-type="float" office:value="0" calcext:value-type="float">
            <text:p>0</text:p>
          </table:table-cell>
          <table:table-cell table:formula="of:=IF([.B217]=[.D217];0;1)" office:value-type="float" office:value="0" calcext:value-type="float">
            <text:p>0</text:p>
          </table:table-cell>
          <table:table-cell table:formula="of:=IF([.C217]=[.D217];0;1)" office:value-type="float" office:value="0" calcext:value-type="float">
            <text:p>0</text:p>
          </table:table-cell>
          <table:table-cell table:formula="of:=SUM([.E217:.G217])" office:value-type="float" office:value="0" calcext:value-type="float">
            <text:p>0</text:p>
          </table:table-cell>
          <table:table-cell table:formula="of:=IF([.E217]+[.F217]+[.G217]=0;[.D217];IF([.E217]+[.F217]=0;&quot;U:&quot;&amp;[.B217]&amp;&quot;/R:&quot;&amp;[.D217];IF(AND([.E217]=[.G217];NOT([.E217]=[.F217]));&quot;ECC:&quot;&amp;[.B217]&amp;&quot;/NCC:&quot;&amp;[.C217];IF(AND([.E217]=0;[.F217]=[.G217]);&quot;U:&quot;&amp;[.B217]&amp;&quot;/R:&quot;&amp;[.D217];&quot;UECC:&quot;&amp;[.B217]&amp;&quot;/UNCC:&quot;&amp;[.C217]&amp;&quot;/R:&quot;&amp;[.D217]))))" office:value-type="string" office:string-value="DQ47" calcext:value-type="string">
            <text:p>DQ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RIM([$'UDIMM ECC'.B217])" office:value-type="string" office:string-value="VSS" calcext:value-type="string">
            <text:p>VSS</text:p>
          </table:table-cell>
          <table:table-cell table:formula="of:=TRIM([$'UDIMM NCC'.B217])" office:value-type="string" office:string-value="VSS" calcext:value-type="string">
            <text:p>VSS</text:p>
          </table:table-cell>
          <table:table-cell table:formula="of:=TRIM([$RDIMM.B217])" office:value-type="string" office:string-value="VSS" calcext:value-type="string">
            <text:p>VSS</text:p>
          </table:table-cell>
          <table:table-cell table:formula="of:=IF([.B218]=[.C218];0;1)" office:value-type="float" office:value="0" calcext:value-type="float">
            <text:p>0</text:p>
          </table:table-cell>
          <table:table-cell table:formula="of:=IF([.B218]=[.D218];0;1)" office:value-type="float" office:value="0" calcext:value-type="float">
            <text:p>0</text:p>
          </table:table-cell>
          <table:table-cell table:formula="of:=IF([.C218]=[.D218];0;1)" office:value-type="float" office:value="0" calcext:value-type="float">
            <text:p>0</text:p>
          </table:table-cell>
          <table:table-cell table:formula="of:=SUM([.E218:.G218])" office:value-type="float" office:value="0" calcext:value-type="float">
            <text:p>0</text:p>
          </table:table-cell>
          <table:table-cell table:formula="of:=IF([.E218]+[.F218]+[.G218]=0;[.D218];IF([.E218]+[.F218]=0;&quot;U:&quot;&amp;[.B218]&amp;&quot;/R:&quot;&amp;[.D218];IF(AND([.E218]=[.G218];NOT([.E218]=[.F218]));&quot;ECC:&quot;&amp;[.B218]&amp;&quot;/NCC:&quot;&amp;[.C218];IF(AND([.E218]=0;[.F218]=[.G218]);&quot;U:&quot;&amp;[.B218]&amp;&quot;/R:&quot;&amp;[.D218];&quot;UECC:&quot;&amp;[.B218]&amp;&quot;/UNCC:&quot;&amp;[.C218]&amp;&quot;/R:&quot;&amp;[.D218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RIM([$'UDIMM ECC'.B218])" office:value-type="string" office:string-value="DQ52" calcext:value-type="string">
            <text:p>DQ52</text:p>
          </table:table-cell>
          <table:table-cell table:formula="of:=TRIM([$'UDIMM NCC'.B218])" office:value-type="string" office:string-value="DQ52" calcext:value-type="string">
            <text:p>DQ52</text:p>
          </table:table-cell>
          <table:table-cell table:formula="of:=TRIM([$RDIMM.B218])" office:value-type="string" office:string-value="DQ52" calcext:value-type="string">
            <text:p>DQ52</text:p>
          </table:table-cell>
          <table:table-cell table:formula="of:=IF([.B219]=[.C219];0;1)" office:value-type="float" office:value="0" calcext:value-type="float">
            <text:p>0</text:p>
          </table:table-cell>
          <table:table-cell table:formula="of:=IF([.B219]=[.D219];0;1)" office:value-type="float" office:value="0" calcext:value-type="float">
            <text:p>0</text:p>
          </table:table-cell>
          <table:table-cell table:formula="of:=IF([.C219]=[.D219];0;1)" office:value-type="float" office:value="0" calcext:value-type="float">
            <text:p>0</text:p>
          </table:table-cell>
          <table:table-cell table:formula="of:=SUM([.E219:.G219])" office:value-type="float" office:value="0" calcext:value-type="float">
            <text:p>0</text:p>
          </table:table-cell>
          <table:table-cell table:formula="of:=IF([.E219]+[.F219]+[.G219]=0;[.D219];IF([.E219]+[.F219]=0;&quot;U:&quot;&amp;[.B219]&amp;&quot;/R:&quot;&amp;[.D219];IF(AND([.E219]=[.G219];NOT([.E219]=[.F219]));&quot;ECC:&quot;&amp;[.B219]&amp;&quot;/NCC:&quot;&amp;[.C219];IF(AND([.E219]=0;[.F219]=[.G219]);&quot;U:&quot;&amp;[.B219]&amp;&quot;/R:&quot;&amp;[.D219];&quot;UECC:&quot;&amp;[.B219]&amp;&quot;/UNCC:&quot;&amp;[.C219]&amp;&quot;/R:&quot;&amp;[.D219]))))" office:value-type="string" office:string-value="DQ52" calcext:value-type="string">
            <text:p>DQ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RIM([$'UDIMM ECC'.B219])" office:value-type="string" office:string-value="DQ53" calcext:value-type="string">
            <text:p>DQ53</text:p>
          </table:table-cell>
          <table:table-cell table:formula="of:=TRIM([$'UDIMM NCC'.B219])" office:value-type="string" office:string-value="DQ53" calcext:value-type="string">
            <text:p>DQ53</text:p>
          </table:table-cell>
          <table:table-cell table:formula="of:=TRIM([$RDIMM.B219])" office:value-type="string" office:string-value="DQ53" calcext:value-type="string">
            <text:p>DQ53</text:p>
          </table:table-cell>
          <table:table-cell table:formula="of:=IF([.B220]=[.C220];0;1)" office:value-type="float" office:value="0" calcext:value-type="float">
            <text:p>0</text:p>
          </table:table-cell>
          <table:table-cell table:formula="of:=IF([.B220]=[.D220];0;1)" office:value-type="float" office:value="0" calcext:value-type="float">
            <text:p>0</text:p>
          </table:table-cell>
          <table:table-cell table:formula="of:=IF([.C220]=[.D220];0;1)" office:value-type="float" office:value="0" calcext:value-type="float">
            <text:p>0</text:p>
          </table:table-cell>
          <table:table-cell table:formula="of:=SUM([.E220:.G220])" office:value-type="float" office:value="0" calcext:value-type="float">
            <text:p>0</text:p>
          </table:table-cell>
          <table:table-cell table:formula="of:=IF([.E220]+[.F220]+[.G220]=0;[.D220];IF([.E220]+[.F220]=0;&quot;U:&quot;&amp;[.B220]&amp;&quot;/R:&quot;&amp;[.D220];IF(AND([.E220]=[.G220];NOT([.E220]=[.F220]));&quot;ECC:&quot;&amp;[.B220]&amp;&quot;/NCC:&quot;&amp;[.C220];IF(AND([.E220]=0;[.F220]=[.G220]);&quot;U:&quot;&amp;[.B220]&amp;&quot;/R:&quot;&amp;[.D220];&quot;UECC:&quot;&amp;[.B220]&amp;&quot;/UNCC:&quot;&amp;[.C220]&amp;&quot;/R:&quot;&amp;[.D220]))))" office:value-type="string" office:string-value="DQ53" calcext:value-type="string">
            <text:p>DQ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RIM([$'UDIMM ECC'.B220])" office:value-type="string" office:string-value="VSS" calcext:value-type="string">
            <text:p>VSS</text:p>
          </table:table-cell>
          <table:table-cell table:formula="of:=TRIM([$'UDIMM NCC'.B220])" office:value-type="string" office:string-value="VSS" calcext:value-type="string">
            <text:p>VSS</text:p>
          </table:table-cell>
          <table:table-cell table:formula="of:=TRIM([$RDIMM.B220])" office:value-type="string" office:string-value="VSS" calcext:value-type="string">
            <text:p>VSS</text:p>
          </table:table-cell>
          <table:table-cell table:formula="of:=IF([.B221]=[.C221];0;1)" office:value-type="float" office:value="0" calcext:value-type="float">
            <text:p>0</text:p>
          </table:table-cell>
          <table:table-cell table:formula="of:=IF([.B221]=[.D221];0;1)" office:value-type="float" office:value="0" calcext:value-type="float">
            <text:p>0</text:p>
          </table:table-cell>
          <table:table-cell table:formula="of:=IF([.C221]=[.D221];0;1)" office:value-type="float" office:value="0" calcext:value-type="float">
            <text:p>0</text:p>
          </table:table-cell>
          <table:table-cell table:formula="of:=SUM([.E221:.G221])" office:value-type="float" office:value="0" calcext:value-type="float">
            <text:p>0</text:p>
          </table:table-cell>
          <table:table-cell table:formula="of:=IF([.E221]+[.F221]+[.G221]=0;[.D221];IF([.E221]+[.F221]=0;&quot;U:&quot;&amp;[.B221]&amp;&quot;/R:&quot;&amp;[.D221];IF(AND([.E221]=[.G221];NOT([.E221]=[.F221]));&quot;ECC:&quot;&amp;[.B221]&amp;&quot;/NCC:&quot;&amp;[.C221];IF(AND([.E221]=0;[.F221]=[.G221]);&quot;U:&quot;&amp;[.B221]&amp;&quot;/R:&quot;&amp;[.D221];&quot;UECC:&quot;&amp;[.B221]&amp;&quot;/UNCC:&quot;&amp;[.C221]&amp;&quot;/R:&quot;&amp;[.D221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RIM([$'UDIMM ECC'.B221])" office:value-type="string" office:string-value="DM6" calcext:value-type="string">
            <text:p>DM6</text:p>
          </table:table-cell>
          <table:table-cell table:formula="of:=TRIM([$'UDIMM NCC'.B221])" office:value-type="string" office:string-value="DM6" calcext:value-type="string">
            <text:p>DM6</text:p>
          </table:table-cell>
          <table:table-cell table:formula="of:=TRIM([$RDIMM.B221])" office:value-type="string" office:string-value="DQS15" calcext:value-type="string">
            <text:p>DQS15</text:p>
          </table:table-cell>
          <table:table-cell table:formula="of:=IF([.B222]=[.C222];0;1)" office:value-type="float" office:value="0" calcext:value-type="float">
            <text:p>0</text:p>
          </table:table-cell>
          <table:table-cell table:formula="of:=IF([.B222]=[.D222];0;1)" office:value-type="float" office:value="1" calcext:value-type="float">
            <text:p>1</text:p>
          </table:table-cell>
          <table:table-cell table:formula="of:=IF([.C222]=[.D222];0;1)" office:value-type="float" office:value="1" calcext:value-type="float">
            <text:p>1</text:p>
          </table:table-cell>
          <table:table-cell table:formula="of:=SUM([.E222:.G222])" office:value-type="float" office:value="2" calcext:value-type="float">
            <text:p>2</text:p>
          </table:table-cell>
          <table:table-cell table:formula="of:=IF([.E222]+[.F222]+[.G222]=0;[.D222];IF([.E222]+[.F222]=0;&quot;U:&quot;&amp;[.B222]&amp;&quot;/R:&quot;&amp;[.D222];IF(AND([.E222]=[.G222];NOT([.E222]=[.F222]));&quot;ECC:&quot;&amp;[.B222]&amp;&quot;/NCC:&quot;&amp;[.C222];IF(AND([.E222]=0;[.F222]=[.G222]);&quot;U:&quot;&amp;[.B222]&amp;&quot;/R:&quot;&amp;[.D222];&quot;UECC:&quot;&amp;[.B222]&amp;&quot;/UNCC:&quot;&amp;[.C222]&amp;&quot;/R:&quot;&amp;[.D222]))))" office:value-type="string" office:string-value="U:DM6/R:DQS15" calcext:value-type="string">
            <text:p>U:DM6/R:DQS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RIM([$'UDIMM ECC'.B222])" office:value-type="string" office:string-value="NC" calcext:value-type="string">
            <text:p>NC</text:p>
          </table:table-cell>
          <table:table-cell table:formula="of:=TRIM([$'UDIMM NCC'.B222])" office:value-type="string" office:string-value="NC" calcext:value-type="string">
            <text:p>NC</text:p>
          </table:table-cell>
          <table:table-cell table:formula="of:=TRIM([$RDIMM.B222])" office:value-type="string" office:string-value="DQS15#" calcext:value-type="string">
            <text:p>DQS15#</text:p>
          </table:table-cell>
          <table:table-cell table:formula="of:=IF([.B223]=[.C223];0;1)" office:value-type="float" office:value="0" calcext:value-type="float">
            <text:p>0</text:p>
          </table:table-cell>
          <table:table-cell table:formula="of:=IF([.B223]=[.D223];0;1)" office:value-type="float" office:value="1" calcext:value-type="float">
            <text:p>1</text:p>
          </table:table-cell>
          <table:table-cell table:formula="of:=IF([.C223]=[.D223];0;1)" office:value-type="float" office:value="1" calcext:value-type="float">
            <text:p>1</text:p>
          </table:table-cell>
          <table:table-cell table:formula="of:=SUM([.E223:.G223])" office:value-type="float" office:value="2" calcext:value-type="float">
            <text:p>2</text:p>
          </table:table-cell>
          <table:table-cell table:formula="of:=IF([.E223]+[.F223]+[.G223]=0;[.D223];IF([.E223]+[.F223]=0;&quot;U:&quot;&amp;[.B223]&amp;&quot;/R:&quot;&amp;[.D223];IF(AND([.E223]=[.G223];NOT([.E223]=[.F223]));&quot;ECC:&quot;&amp;[.B223]&amp;&quot;/NCC:&quot;&amp;[.C223];IF(AND([.E223]=0;[.F223]=[.G223]);&quot;U:&quot;&amp;[.B223]&amp;&quot;/R:&quot;&amp;[.D223];&quot;UECC:&quot;&amp;[.B223]&amp;&quot;/UNCC:&quot;&amp;[.C223]&amp;&quot;/R:&quot;&amp;[.D223]))))" office:value-type="string" office:string-value="U:NC/R:DQS15#" calcext:value-type="string">
            <text:p>U:NC/R:DQS15#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RIM([$'UDIMM ECC'.B223])" office:value-type="string" office:string-value="VSS" calcext:value-type="string">
            <text:p>VSS</text:p>
          </table:table-cell>
          <table:table-cell table:formula="of:=TRIM([$'UDIMM NCC'.B223])" office:value-type="string" office:string-value="VSS" calcext:value-type="string">
            <text:p>VSS</text:p>
          </table:table-cell>
          <table:table-cell table:formula="of:=TRIM([$RDIMM.B223])" office:value-type="string" office:string-value="VSS" calcext:value-type="string">
            <text:p>VSS</text:p>
          </table:table-cell>
          <table:table-cell table:formula="of:=IF([.B224]=[.C224];0;1)" office:value-type="float" office:value="0" calcext:value-type="float">
            <text:p>0</text:p>
          </table:table-cell>
          <table:table-cell table:formula="of:=IF([.B224]=[.D224];0;1)" office:value-type="float" office:value="0" calcext:value-type="float">
            <text:p>0</text:p>
          </table:table-cell>
          <table:table-cell table:formula="of:=IF([.C224]=[.D224];0;1)" office:value-type="float" office:value="0" calcext:value-type="float">
            <text:p>0</text:p>
          </table:table-cell>
          <table:table-cell table:formula="of:=SUM([.E224:.G224])" office:value-type="float" office:value="0" calcext:value-type="float">
            <text:p>0</text:p>
          </table:table-cell>
          <table:table-cell table:formula="of:=IF([.E224]+[.F224]+[.G224]=0;[.D224];IF([.E224]+[.F224]=0;&quot;U:&quot;&amp;[.B224]&amp;&quot;/R:&quot;&amp;[.D224];IF(AND([.E224]=[.G224];NOT([.E224]=[.F224]));&quot;ECC:&quot;&amp;[.B224]&amp;&quot;/NCC:&quot;&amp;[.C224];IF(AND([.E224]=0;[.F224]=[.G224]);&quot;U:&quot;&amp;[.B224]&amp;&quot;/R:&quot;&amp;[.D224];&quot;UECC:&quot;&amp;[.B224]&amp;&quot;/UNCC:&quot;&amp;[.C224]&amp;&quot;/R:&quot;&amp;[.D224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RIM([$'UDIMM ECC'.B224])" office:value-type="string" office:string-value="DQ54" calcext:value-type="string">
            <text:p>DQ54</text:p>
          </table:table-cell>
          <table:table-cell table:formula="of:=TRIM([$'UDIMM NCC'.B224])" office:value-type="string" office:string-value="DQ54" calcext:value-type="string">
            <text:p>DQ54</text:p>
          </table:table-cell>
          <table:table-cell table:formula="of:=TRIM([$RDIMM.B224])" office:value-type="string" office:string-value="DQ54" calcext:value-type="string">
            <text:p>DQ54</text:p>
          </table:table-cell>
          <table:table-cell table:formula="of:=IF([.B225]=[.C225];0;1)" office:value-type="float" office:value="0" calcext:value-type="float">
            <text:p>0</text:p>
          </table:table-cell>
          <table:table-cell table:formula="of:=IF([.B225]=[.D225];0;1)" office:value-type="float" office:value="0" calcext:value-type="float">
            <text:p>0</text:p>
          </table:table-cell>
          <table:table-cell table:formula="of:=IF([.C225]=[.D225];0;1)" office:value-type="float" office:value="0" calcext:value-type="float">
            <text:p>0</text:p>
          </table:table-cell>
          <table:table-cell table:formula="of:=SUM([.E225:.G225])" office:value-type="float" office:value="0" calcext:value-type="float">
            <text:p>0</text:p>
          </table:table-cell>
          <table:table-cell table:formula="of:=IF([.E225]+[.F225]+[.G225]=0;[.D225];IF([.E225]+[.F225]=0;&quot;U:&quot;&amp;[.B225]&amp;&quot;/R:&quot;&amp;[.D225];IF(AND([.E225]=[.G225];NOT([.E225]=[.F225]));&quot;ECC:&quot;&amp;[.B225]&amp;&quot;/NCC:&quot;&amp;[.C225];IF(AND([.E225]=0;[.F225]=[.G225]);&quot;U:&quot;&amp;[.B225]&amp;&quot;/R:&quot;&amp;[.D225];&quot;UECC:&quot;&amp;[.B225]&amp;&quot;/UNCC:&quot;&amp;[.C225]&amp;&quot;/R:&quot;&amp;[.D225]))))" office:value-type="string" office:string-value="DQ54" calcext:value-type="string">
            <text:p>DQ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RIM([$'UDIMM ECC'.B225])" office:value-type="string" office:string-value="DQ55" calcext:value-type="string">
            <text:p>DQ55</text:p>
          </table:table-cell>
          <table:table-cell table:formula="of:=TRIM([$'UDIMM NCC'.B225])" office:value-type="string" office:string-value="DQ55" calcext:value-type="string">
            <text:p>DQ55</text:p>
          </table:table-cell>
          <table:table-cell table:formula="of:=TRIM([$RDIMM.B225])" office:value-type="string" office:string-value="DQ55" calcext:value-type="string">
            <text:p>DQ55</text:p>
          </table:table-cell>
          <table:table-cell table:formula="of:=IF([.B226]=[.C226];0;1)" office:value-type="float" office:value="0" calcext:value-type="float">
            <text:p>0</text:p>
          </table:table-cell>
          <table:table-cell table:formula="of:=IF([.B226]=[.D226];0;1)" office:value-type="float" office:value="0" calcext:value-type="float">
            <text:p>0</text:p>
          </table:table-cell>
          <table:table-cell table:formula="of:=IF([.C226]=[.D226];0;1)" office:value-type="float" office:value="0" calcext:value-type="float">
            <text:p>0</text:p>
          </table:table-cell>
          <table:table-cell table:formula="of:=SUM([.E226:.G226])" office:value-type="float" office:value="0" calcext:value-type="float">
            <text:p>0</text:p>
          </table:table-cell>
          <table:table-cell table:formula="of:=IF([.E226]+[.F226]+[.G226]=0;[.D226];IF([.E226]+[.F226]=0;&quot;U:&quot;&amp;[.B226]&amp;&quot;/R:&quot;&amp;[.D226];IF(AND([.E226]=[.G226];NOT([.E226]=[.F226]));&quot;ECC:&quot;&amp;[.B226]&amp;&quot;/NCC:&quot;&amp;[.C226];IF(AND([.E226]=0;[.F226]=[.G226]);&quot;U:&quot;&amp;[.B226]&amp;&quot;/R:&quot;&amp;[.D226];&quot;UECC:&quot;&amp;[.B226]&amp;&quot;/UNCC:&quot;&amp;[.C226]&amp;&quot;/R:&quot;&amp;[.D226]))))" office:value-type="string" office:string-value="DQ55" calcext:value-type="string">
            <text:p>DQ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RIM([$'UDIMM ECC'.B226])" office:value-type="string" office:string-value="VSS" calcext:value-type="string">
            <text:p>VSS</text:p>
          </table:table-cell>
          <table:table-cell table:formula="of:=TRIM([$'UDIMM NCC'.B226])" office:value-type="string" office:string-value="VSS" calcext:value-type="string">
            <text:p>VSS</text:p>
          </table:table-cell>
          <table:table-cell table:formula="of:=TRIM([$RDIMM.B226])" office:value-type="string" office:string-value="VSS" calcext:value-type="string">
            <text:p>VSS</text:p>
          </table:table-cell>
          <table:table-cell table:formula="of:=IF([.B227]=[.C227];0;1)" office:value-type="float" office:value="0" calcext:value-type="float">
            <text:p>0</text:p>
          </table:table-cell>
          <table:table-cell table:formula="of:=IF([.B227]=[.D227];0;1)" office:value-type="float" office:value="0" calcext:value-type="float">
            <text:p>0</text:p>
          </table:table-cell>
          <table:table-cell table:formula="of:=IF([.C227]=[.D227];0;1)" office:value-type="float" office:value="0" calcext:value-type="float">
            <text:p>0</text:p>
          </table:table-cell>
          <table:table-cell table:formula="of:=SUM([.E227:.G227])" office:value-type="float" office:value="0" calcext:value-type="float">
            <text:p>0</text:p>
          </table:table-cell>
          <table:table-cell table:formula="of:=IF([.E227]+[.F227]+[.G227]=0;[.D227];IF([.E227]+[.F227]=0;&quot;U:&quot;&amp;[.B227]&amp;&quot;/R:&quot;&amp;[.D227];IF(AND([.E227]=[.G227];NOT([.E227]=[.F227]));&quot;ECC:&quot;&amp;[.B227]&amp;&quot;/NCC:&quot;&amp;[.C227];IF(AND([.E227]=0;[.F227]=[.G227]);&quot;U:&quot;&amp;[.B227]&amp;&quot;/R:&quot;&amp;[.D227];&quot;UECC:&quot;&amp;[.B227]&amp;&quot;/UNCC:&quot;&amp;[.C227]&amp;&quot;/R:&quot;&amp;[.D227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RIM([$'UDIMM ECC'.B227])" office:value-type="string" office:string-value="DQ60" calcext:value-type="string">
            <text:p>DQ60</text:p>
          </table:table-cell>
          <table:table-cell table:formula="of:=TRIM([$'UDIMM NCC'.B227])" office:value-type="string" office:string-value="DQ60" calcext:value-type="string">
            <text:p>DQ60</text:p>
          </table:table-cell>
          <table:table-cell table:formula="of:=TRIM([$RDIMM.B227])" office:value-type="string" office:string-value="DQ60" calcext:value-type="string">
            <text:p>DQ60</text:p>
          </table:table-cell>
          <table:table-cell table:formula="of:=IF([.B228]=[.C228];0;1)" office:value-type="float" office:value="0" calcext:value-type="float">
            <text:p>0</text:p>
          </table:table-cell>
          <table:table-cell table:formula="of:=IF([.B228]=[.D228];0;1)" office:value-type="float" office:value="0" calcext:value-type="float">
            <text:p>0</text:p>
          </table:table-cell>
          <table:table-cell table:formula="of:=IF([.C228]=[.D228];0;1)" office:value-type="float" office:value="0" calcext:value-type="float">
            <text:p>0</text:p>
          </table:table-cell>
          <table:table-cell table:formula="of:=SUM([.E228:.G228])" office:value-type="float" office:value="0" calcext:value-type="float">
            <text:p>0</text:p>
          </table:table-cell>
          <table:table-cell table:formula="of:=IF([.E228]+[.F228]+[.G228]=0;[.D228];IF([.E228]+[.F228]=0;&quot;U:&quot;&amp;[.B228]&amp;&quot;/R:&quot;&amp;[.D228];IF(AND([.E228]=[.G228];NOT([.E228]=[.F228]));&quot;ECC:&quot;&amp;[.B228]&amp;&quot;/NCC:&quot;&amp;[.C228];IF(AND([.E228]=0;[.F228]=[.G228]);&quot;U:&quot;&amp;[.B228]&amp;&quot;/R:&quot;&amp;[.D228];&quot;UECC:&quot;&amp;[.B228]&amp;&quot;/UNCC:&quot;&amp;[.C228]&amp;&quot;/R:&quot;&amp;[.D228]))))" office:value-type="string" office:string-value="DQ60" calcext:value-type="string">
            <text:p>DQ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RIM([$'UDIMM ECC'.B228])" office:value-type="string" office:string-value="DQ61" calcext:value-type="string">
            <text:p>DQ61</text:p>
          </table:table-cell>
          <table:table-cell table:formula="of:=TRIM([$'UDIMM NCC'.B228])" office:value-type="string" office:string-value="DQ61" calcext:value-type="string">
            <text:p>DQ61</text:p>
          </table:table-cell>
          <table:table-cell table:formula="of:=TRIM([$RDIMM.B228])" office:value-type="string" office:string-value="DQ61" calcext:value-type="string">
            <text:p>DQ61</text:p>
          </table:table-cell>
          <table:table-cell table:formula="of:=IF([.B229]=[.C229];0;1)" office:value-type="float" office:value="0" calcext:value-type="float">
            <text:p>0</text:p>
          </table:table-cell>
          <table:table-cell table:formula="of:=IF([.B229]=[.D229];0;1)" office:value-type="float" office:value="0" calcext:value-type="float">
            <text:p>0</text:p>
          </table:table-cell>
          <table:table-cell table:formula="of:=IF([.C229]=[.D229];0;1)" office:value-type="float" office:value="0" calcext:value-type="float">
            <text:p>0</text:p>
          </table:table-cell>
          <table:table-cell table:formula="of:=SUM([.E229:.G229])" office:value-type="float" office:value="0" calcext:value-type="float">
            <text:p>0</text:p>
          </table:table-cell>
          <table:table-cell table:formula="of:=IF([.E229]+[.F229]+[.G229]=0;[.D229];IF([.E229]+[.F229]=0;&quot;U:&quot;&amp;[.B229]&amp;&quot;/R:&quot;&amp;[.D229];IF(AND([.E229]=[.G229];NOT([.E229]=[.F229]));&quot;ECC:&quot;&amp;[.B229]&amp;&quot;/NCC:&quot;&amp;[.C229];IF(AND([.E229]=0;[.F229]=[.G229]);&quot;U:&quot;&amp;[.B229]&amp;&quot;/R:&quot;&amp;[.D229];&quot;UECC:&quot;&amp;[.B229]&amp;&quot;/UNCC:&quot;&amp;[.C229]&amp;&quot;/R:&quot;&amp;[.D229]))))" office:value-type="string" office:string-value="DQ61" calcext:value-type="string">
            <text:p>DQ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RIM([$'UDIMM ECC'.B229])" office:value-type="string" office:string-value="VSS" calcext:value-type="string">
            <text:p>VSS</text:p>
          </table:table-cell>
          <table:table-cell table:formula="of:=TRIM([$'UDIMM NCC'.B229])" office:value-type="string" office:string-value="VSS" calcext:value-type="string">
            <text:p>VSS</text:p>
          </table:table-cell>
          <table:table-cell table:formula="of:=TRIM([$RDIMM.B229])" office:value-type="string" office:string-value="VSS" calcext:value-type="string">
            <text:p>VSS</text:p>
          </table:table-cell>
          <table:table-cell table:formula="of:=IF([.B230]=[.C230];0;1)" office:value-type="float" office:value="0" calcext:value-type="float">
            <text:p>0</text:p>
          </table:table-cell>
          <table:table-cell table:formula="of:=IF([.B230]=[.D230];0;1)" office:value-type="float" office:value="0" calcext:value-type="float">
            <text:p>0</text:p>
          </table:table-cell>
          <table:table-cell table:formula="of:=IF([.C230]=[.D230];0;1)" office:value-type="float" office:value="0" calcext:value-type="float">
            <text:p>0</text:p>
          </table:table-cell>
          <table:table-cell table:formula="of:=SUM([.E230:.G230])" office:value-type="float" office:value="0" calcext:value-type="float">
            <text:p>0</text:p>
          </table:table-cell>
          <table:table-cell table:formula="of:=IF([.E230]+[.F230]+[.G230]=0;[.D230];IF([.E230]+[.F230]=0;&quot;U:&quot;&amp;[.B230]&amp;&quot;/R:&quot;&amp;[.D230];IF(AND([.E230]=[.G230];NOT([.E230]=[.F230]));&quot;ECC:&quot;&amp;[.B230]&amp;&quot;/NCC:&quot;&amp;[.C230];IF(AND([.E230]=0;[.F230]=[.G230]);&quot;U:&quot;&amp;[.B230]&amp;&quot;/R:&quot;&amp;[.D230];&quot;UECC:&quot;&amp;[.B230]&amp;&quot;/UNCC:&quot;&amp;[.C230]&amp;&quot;/R:&quot;&amp;[.D230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RIM([$'UDIMM ECC'.B230])" office:value-type="string" office:string-value="DM7" calcext:value-type="string">
            <text:p>DM7</text:p>
          </table:table-cell>
          <table:table-cell table:formula="of:=TRIM([$'UDIMM NCC'.B230])" office:value-type="string" office:string-value="DM7" calcext:value-type="string">
            <text:p>DM7</text:p>
          </table:table-cell>
          <table:table-cell table:formula="of:=TRIM([$RDIMM.B230])" office:value-type="string" office:string-value="DQS16" calcext:value-type="string">
            <text:p>DQS16</text:p>
          </table:table-cell>
          <table:table-cell table:formula="of:=IF([.B231]=[.C231];0;1)" office:value-type="float" office:value="0" calcext:value-type="float">
            <text:p>0</text:p>
          </table:table-cell>
          <table:table-cell table:formula="of:=IF([.B231]=[.D231];0;1)" office:value-type="float" office:value="1" calcext:value-type="float">
            <text:p>1</text:p>
          </table:table-cell>
          <table:table-cell table:formula="of:=IF([.C231]=[.D231];0;1)" office:value-type="float" office:value="1" calcext:value-type="float">
            <text:p>1</text:p>
          </table:table-cell>
          <table:table-cell table:formula="of:=SUM([.E231:.G231])" office:value-type="float" office:value="2" calcext:value-type="float">
            <text:p>2</text:p>
          </table:table-cell>
          <table:table-cell table:formula="of:=IF([.E231]+[.F231]+[.G231]=0;[.D231];IF([.E231]+[.F231]=0;&quot;U:&quot;&amp;[.B231]&amp;&quot;/R:&quot;&amp;[.D231];IF(AND([.E231]=[.G231];NOT([.E231]=[.F231]));&quot;ECC:&quot;&amp;[.B231]&amp;&quot;/NCC:&quot;&amp;[.C231];IF(AND([.E231]=0;[.F231]=[.G231]);&quot;U:&quot;&amp;[.B231]&amp;&quot;/R:&quot;&amp;[.D231];&quot;UECC:&quot;&amp;[.B231]&amp;&quot;/UNCC:&quot;&amp;[.C231]&amp;&quot;/R:&quot;&amp;[.D231]))))" office:value-type="string" office:string-value="U:DM7/R:DQS16" calcext:value-type="string">
            <text:p>U:DM7/R:DQS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RIM([$'UDIMM ECC'.B231])" office:value-type="string" office:string-value="NC" calcext:value-type="string">
            <text:p>NC</text:p>
          </table:table-cell>
          <table:table-cell table:formula="of:=TRIM([$'UDIMM NCC'.B231])" office:value-type="string" office:string-value="NC" calcext:value-type="string">
            <text:p>NC</text:p>
          </table:table-cell>
          <table:table-cell table:formula="of:=TRIM([$RDIMM.B231])" office:value-type="string" office:string-value="DQS16#" calcext:value-type="string">
            <text:p>DQS16#</text:p>
          </table:table-cell>
          <table:table-cell table:formula="of:=IF([.B232]=[.C232];0;1)" office:value-type="float" office:value="0" calcext:value-type="float">
            <text:p>0</text:p>
          </table:table-cell>
          <table:table-cell table:formula="of:=IF([.B232]=[.D232];0;1)" office:value-type="float" office:value="1" calcext:value-type="float">
            <text:p>1</text:p>
          </table:table-cell>
          <table:table-cell table:formula="of:=IF([.C232]=[.D232];0;1)" office:value-type="float" office:value="1" calcext:value-type="float">
            <text:p>1</text:p>
          </table:table-cell>
          <table:table-cell table:formula="of:=SUM([.E232:.G232])" office:value-type="float" office:value="2" calcext:value-type="float">
            <text:p>2</text:p>
          </table:table-cell>
          <table:table-cell table:formula="of:=IF([.E232]+[.F232]+[.G232]=0;[.D232];IF([.E232]+[.F232]=0;&quot;U:&quot;&amp;[.B232]&amp;&quot;/R:&quot;&amp;[.D232];IF(AND([.E232]=[.G232];NOT([.E232]=[.F232]));&quot;ECC:&quot;&amp;[.B232]&amp;&quot;/NCC:&quot;&amp;[.C232];IF(AND([.E232]=0;[.F232]=[.G232]);&quot;U:&quot;&amp;[.B232]&amp;&quot;/R:&quot;&amp;[.D232];&quot;UECC:&quot;&amp;[.B232]&amp;&quot;/UNCC:&quot;&amp;[.C232]&amp;&quot;/R:&quot;&amp;[.D232]))))" office:value-type="string" office:string-value="U:NC/R:DQS16#" calcext:value-type="string">
            <text:p>U:NC/R:DQS16#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RIM([$'UDIMM ECC'.B232])" office:value-type="string" office:string-value="VSS" calcext:value-type="string">
            <text:p>VSS</text:p>
          </table:table-cell>
          <table:table-cell table:formula="of:=TRIM([$'UDIMM NCC'.B232])" office:value-type="string" office:string-value="VSS" calcext:value-type="string">
            <text:p>VSS</text:p>
          </table:table-cell>
          <table:table-cell table:formula="of:=TRIM([$RDIMM.B232])" office:value-type="string" office:string-value="VSS" calcext:value-type="string">
            <text:p>VSS</text:p>
          </table:table-cell>
          <table:table-cell table:formula="of:=IF([.B233]=[.C233];0;1)" office:value-type="float" office:value="0" calcext:value-type="float">
            <text:p>0</text:p>
          </table:table-cell>
          <table:table-cell table:formula="of:=IF([.B233]=[.D233];0;1)" office:value-type="float" office:value="0" calcext:value-type="float">
            <text:p>0</text:p>
          </table:table-cell>
          <table:table-cell table:formula="of:=IF([.C233]=[.D233];0;1)" office:value-type="float" office:value="0" calcext:value-type="float">
            <text:p>0</text:p>
          </table:table-cell>
          <table:table-cell table:formula="of:=SUM([.E233:.G233])" office:value-type="float" office:value="0" calcext:value-type="float">
            <text:p>0</text:p>
          </table:table-cell>
          <table:table-cell table:formula="of:=IF([.E233]+[.F233]+[.G233]=0;[.D233];IF([.E233]+[.F233]=0;&quot;U:&quot;&amp;[.B233]&amp;&quot;/R:&quot;&amp;[.D233];IF(AND([.E233]=[.G233];NOT([.E233]=[.F233]));&quot;ECC:&quot;&amp;[.B233]&amp;&quot;/NCC:&quot;&amp;[.C233];IF(AND([.E233]=0;[.F233]=[.G233]);&quot;U:&quot;&amp;[.B233]&amp;&quot;/R:&quot;&amp;[.D233];&quot;UECC:&quot;&amp;[.B233]&amp;&quot;/UNCC:&quot;&amp;[.C233]&amp;&quot;/R:&quot;&amp;[.D233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RIM([$'UDIMM ECC'.B233])" office:value-type="string" office:string-value="DQ62" calcext:value-type="string">
            <text:p>DQ62</text:p>
          </table:table-cell>
          <table:table-cell table:formula="of:=TRIM([$'UDIMM NCC'.B233])" office:value-type="string" office:string-value="DQ62" calcext:value-type="string">
            <text:p>DQ62</text:p>
          </table:table-cell>
          <table:table-cell table:formula="of:=TRIM([$RDIMM.B233])" office:value-type="string" office:string-value="DQ62" calcext:value-type="string">
            <text:p>DQ62</text:p>
          </table:table-cell>
          <table:table-cell table:formula="of:=IF([.B234]=[.C234];0;1)" office:value-type="float" office:value="0" calcext:value-type="float">
            <text:p>0</text:p>
          </table:table-cell>
          <table:table-cell table:formula="of:=IF([.B234]=[.D234];0;1)" office:value-type="float" office:value="0" calcext:value-type="float">
            <text:p>0</text:p>
          </table:table-cell>
          <table:table-cell table:formula="of:=IF([.C234]=[.D234];0;1)" office:value-type="float" office:value="0" calcext:value-type="float">
            <text:p>0</text:p>
          </table:table-cell>
          <table:table-cell table:formula="of:=SUM([.E234:.G234])" office:value-type="float" office:value="0" calcext:value-type="float">
            <text:p>0</text:p>
          </table:table-cell>
          <table:table-cell table:formula="of:=IF([.E234]+[.F234]+[.G234]=0;[.D234];IF([.E234]+[.F234]=0;&quot;U:&quot;&amp;[.B234]&amp;&quot;/R:&quot;&amp;[.D234];IF(AND([.E234]=[.G234];NOT([.E234]=[.F234]));&quot;ECC:&quot;&amp;[.B234]&amp;&quot;/NCC:&quot;&amp;[.C234];IF(AND([.E234]=0;[.F234]=[.G234]);&quot;U:&quot;&amp;[.B234]&amp;&quot;/R:&quot;&amp;[.D234];&quot;UECC:&quot;&amp;[.B234]&amp;&quot;/UNCC:&quot;&amp;[.C234]&amp;&quot;/R:&quot;&amp;[.D234]))))" office:value-type="string" office:string-value="DQ62" calcext:value-type="string">
            <text:p>DQ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RIM([$'UDIMM ECC'.B234])" office:value-type="string" office:string-value="DQ63" calcext:value-type="string">
            <text:p>DQ63</text:p>
          </table:table-cell>
          <table:table-cell table:formula="of:=TRIM([$'UDIMM NCC'.B234])" office:value-type="string" office:string-value="DQ63" calcext:value-type="string">
            <text:p>DQ63</text:p>
          </table:table-cell>
          <table:table-cell table:formula="of:=TRIM([$RDIMM.B234])" office:value-type="string" office:string-value="DQ63" calcext:value-type="string">
            <text:p>DQ63</text:p>
          </table:table-cell>
          <table:table-cell table:formula="of:=IF([.B235]=[.C235];0;1)" office:value-type="float" office:value="0" calcext:value-type="float">
            <text:p>0</text:p>
          </table:table-cell>
          <table:table-cell table:formula="of:=IF([.B235]=[.D235];0;1)" office:value-type="float" office:value="0" calcext:value-type="float">
            <text:p>0</text:p>
          </table:table-cell>
          <table:table-cell table:formula="of:=IF([.C235]=[.D235];0;1)" office:value-type="float" office:value="0" calcext:value-type="float">
            <text:p>0</text:p>
          </table:table-cell>
          <table:table-cell table:formula="of:=SUM([.E235:.G235])" office:value-type="float" office:value="0" calcext:value-type="float">
            <text:p>0</text:p>
          </table:table-cell>
          <table:table-cell table:formula="of:=IF([.E235]+[.F235]+[.G235]=0;[.D235];IF([.E235]+[.F235]=0;&quot;U:&quot;&amp;[.B235]&amp;&quot;/R:&quot;&amp;[.D235];IF(AND([.E235]=[.G235];NOT([.E235]=[.F235]));&quot;ECC:&quot;&amp;[.B235]&amp;&quot;/NCC:&quot;&amp;[.C235];IF(AND([.E235]=0;[.F235]=[.G235]);&quot;U:&quot;&amp;[.B235]&amp;&quot;/R:&quot;&amp;[.D235];&quot;UECC:&quot;&amp;[.B235]&amp;&quot;/UNCC:&quot;&amp;[.C235]&amp;&quot;/R:&quot;&amp;[.D235]))))" office:value-type="string" office:string-value="DQ63" calcext:value-type="string">
            <text:p>DQ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RIM([$'UDIMM ECC'.B235])" office:value-type="string" office:string-value="VSS" calcext:value-type="string">
            <text:p>VSS</text:p>
          </table:table-cell>
          <table:table-cell table:formula="of:=TRIM([$'UDIMM NCC'.B235])" office:value-type="string" office:string-value="VSS" calcext:value-type="string">
            <text:p>VSS</text:p>
          </table:table-cell>
          <table:table-cell table:formula="of:=TRIM([$RDIMM.B235])" office:value-type="string" office:string-value="VSS" calcext:value-type="string">
            <text:p>VSS</text:p>
          </table:table-cell>
          <table:table-cell table:formula="of:=IF([.B236]=[.C236];0;1)" office:value-type="float" office:value="0" calcext:value-type="float">
            <text:p>0</text:p>
          </table:table-cell>
          <table:table-cell table:formula="of:=IF([.B236]=[.D236];0;1)" office:value-type="float" office:value="0" calcext:value-type="float">
            <text:p>0</text:p>
          </table:table-cell>
          <table:table-cell table:formula="of:=IF([.C236]=[.D236];0;1)" office:value-type="float" office:value="0" calcext:value-type="float">
            <text:p>0</text:p>
          </table:table-cell>
          <table:table-cell table:formula="of:=SUM([.E236:.G236])" office:value-type="float" office:value="0" calcext:value-type="float">
            <text:p>0</text:p>
          </table:table-cell>
          <table:table-cell table:formula="of:=IF([.E236]+[.F236]+[.G236]=0;[.D236];IF([.E236]+[.F236]=0;&quot;U:&quot;&amp;[.B236]&amp;&quot;/R:&quot;&amp;[.D236];IF(AND([.E236]=[.G236];NOT([.E236]=[.F236]));&quot;ECC:&quot;&amp;[.B236]&amp;&quot;/NCC:&quot;&amp;[.C236];IF(AND([.E236]=0;[.F236]=[.G236]);&quot;U:&quot;&amp;[.B236]&amp;&quot;/R:&quot;&amp;[.D236];&quot;UECC:&quot;&amp;[.B236]&amp;&quot;/UNCC:&quot;&amp;[.C236]&amp;&quot;/R:&quot;&amp;[.D236]))))" office:value-type="string" office:string-value="VSS" calcext:value-type="string">
            <text:p>VS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RIM([$'UDIMM ECC'.B236])" office:value-type="string" office:string-value="VDDSPD" calcext:value-type="string">
            <text:p>VDDSPD</text:p>
          </table:table-cell>
          <table:table-cell table:formula="of:=TRIM([$'UDIMM NCC'.B236])" office:value-type="string" office:string-value="VDDSPD" calcext:value-type="string">
            <text:p>VDDSPD</text:p>
          </table:table-cell>
          <table:table-cell table:formula="of:=TRIM([$RDIMM.B236])" office:value-type="string" office:string-value="VDDSPD" calcext:value-type="string">
            <text:p>VDDSPD</text:p>
          </table:table-cell>
          <table:table-cell table:formula="of:=IF([.B237]=[.C237];0;1)" office:value-type="float" office:value="0" calcext:value-type="float">
            <text:p>0</text:p>
          </table:table-cell>
          <table:table-cell table:formula="of:=IF([.B237]=[.D237];0;1)" office:value-type="float" office:value="0" calcext:value-type="float">
            <text:p>0</text:p>
          </table:table-cell>
          <table:table-cell table:formula="of:=IF([.C237]=[.D237];0;1)" office:value-type="float" office:value="0" calcext:value-type="float">
            <text:p>0</text:p>
          </table:table-cell>
          <table:table-cell table:formula="of:=SUM([.E237:.G237])" office:value-type="float" office:value="0" calcext:value-type="float">
            <text:p>0</text:p>
          </table:table-cell>
          <table:table-cell table:formula="of:=IF([.E237]+[.F237]+[.G237]=0;[.D237];IF([.E237]+[.F237]=0;&quot;U:&quot;&amp;[.B237]&amp;&quot;/R:&quot;&amp;[.D237];IF(AND([.E237]=[.G237];NOT([.E237]=[.F237]));&quot;ECC:&quot;&amp;[.B237]&amp;&quot;/NCC:&quot;&amp;[.C237];IF(AND([.E237]=0;[.F237]=[.G237]);&quot;U:&quot;&amp;[.B237]&amp;&quot;/R:&quot;&amp;[.D237];&quot;UECC:&quot;&amp;[.B237]&amp;&quot;/UNCC:&quot;&amp;[.C237]&amp;&quot;/R:&quot;&amp;[.D237]))))" office:value-type="string" office:string-value="VDDSPD" calcext:value-type="string">
            <text:p>VDDSP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RIM([$'UDIMM ECC'.B237])" office:value-type="string" office:string-value="SA1" calcext:value-type="string">
            <text:p>SA1</text:p>
          </table:table-cell>
          <table:table-cell table:formula="of:=TRIM([$'UDIMM NCC'.B237])" office:value-type="string" office:string-value="SA1" calcext:value-type="string">
            <text:p>SA1</text:p>
          </table:table-cell>
          <table:table-cell table:formula="of:=TRIM([$RDIMM.B237])" office:value-type="string" office:string-value="SA1" calcext:value-type="string">
            <text:p>SA1</text:p>
          </table:table-cell>
          <table:table-cell table:formula="of:=IF([.B238]=[.C238];0;1)" office:value-type="float" office:value="0" calcext:value-type="float">
            <text:p>0</text:p>
          </table:table-cell>
          <table:table-cell table:formula="of:=IF([.B238]=[.D238];0;1)" office:value-type="float" office:value="0" calcext:value-type="float">
            <text:p>0</text:p>
          </table:table-cell>
          <table:table-cell table:formula="of:=IF([.C238]=[.D238];0;1)" office:value-type="float" office:value="0" calcext:value-type="float">
            <text:p>0</text:p>
          </table:table-cell>
          <table:table-cell table:formula="of:=SUM([.E238:.G238])" office:value-type="float" office:value="0" calcext:value-type="float">
            <text:p>0</text:p>
          </table:table-cell>
          <table:table-cell table:formula="of:=IF([.E238]+[.F238]+[.G238]=0;[.D238];IF([.E238]+[.F238]=0;&quot;U:&quot;&amp;[.B238]&amp;&quot;/R:&quot;&amp;[.D238];IF(AND([.E238]=[.G238];NOT([.E238]=[.F238]));&quot;ECC:&quot;&amp;[.B238]&amp;&quot;/NCC:&quot;&amp;[.C238];IF(AND([.E238]=0;[.F238]=[.G238]);&quot;U:&quot;&amp;[.B238]&amp;&quot;/R:&quot;&amp;[.D238];&quot;UECC:&quot;&amp;[.B238]&amp;&quot;/UNCC:&quot;&amp;[.C238]&amp;&quot;/R:&quot;&amp;[.D238]))))" office:value-type="string" office:string-value="SA1" calcext:value-type="string">
            <text:p>SA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RIM([$'UDIMM ECC'.B238])" office:value-type="string" office:string-value="SDA" calcext:value-type="string">
            <text:p>SDA</text:p>
          </table:table-cell>
          <table:table-cell table:formula="of:=TRIM([$'UDIMM NCC'.B238])" office:value-type="string" office:string-value="SDA" calcext:value-type="string">
            <text:p>SDA</text:p>
          </table:table-cell>
          <table:table-cell table:formula="of:=TRIM([$RDIMM.B238])" office:value-type="string" office:string-value="SDA" calcext:value-type="string">
            <text:p>SDA</text:p>
          </table:table-cell>
          <table:table-cell table:formula="of:=IF([.B239]=[.C239];0;1)" office:value-type="float" office:value="0" calcext:value-type="float">
            <text:p>0</text:p>
          </table:table-cell>
          <table:table-cell table:formula="of:=IF([.B239]=[.D239];0;1)" office:value-type="float" office:value="0" calcext:value-type="float">
            <text:p>0</text:p>
          </table:table-cell>
          <table:table-cell table:formula="of:=IF([.C239]=[.D239];0;1)" office:value-type="float" office:value="0" calcext:value-type="float">
            <text:p>0</text:p>
          </table:table-cell>
          <table:table-cell table:formula="of:=SUM([.E239:.G239])" office:value-type="float" office:value="0" calcext:value-type="float">
            <text:p>0</text:p>
          </table:table-cell>
          <table:table-cell table:formula="of:=IF([.E239]+[.F239]+[.G239]=0;[.D239];IF([.E239]+[.F239]=0;&quot;U:&quot;&amp;[.B239]&amp;&quot;/R:&quot;&amp;[.D239];IF(AND([.E239]=[.G239];NOT([.E239]=[.F239]));&quot;ECC:&quot;&amp;[.B239]&amp;&quot;/NCC:&quot;&amp;[.C239];IF(AND([.E239]=0;[.F239]=[.G239]);&quot;U:&quot;&amp;[.B239]&amp;&quot;/R:&quot;&amp;[.D239];&quot;UECC:&quot;&amp;[.B239]&amp;&quot;/UNCC:&quot;&amp;[.C239]&amp;&quot;/R:&quot;&amp;[.D239]))))" office:value-type="string" office:string-value="SDA" calcext:value-type="string">
            <text:p>SD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RIM([$'UDIMM ECC'.B239])" office:value-type="string" office:string-value="VSS" calcext:value-type="string">
            <text:p>VSS</text:p>
          </table:table-cell>
          <table:table-cell table:formula="of:=TRIM([$'UDIMM NCC'.B239])" office:value-type="string" office:string-value="VSS" calcext:value-type="string">
            <text:p>VSS</text:p>
          </table:table-cell>
          <table:table-cell table:formula="of:=TRIM([$RDIMM.B239])" office:value-type="string" office:string-value="VSS" calcext:value-type="string">
            <text:p>VSS</text:p>
          </table:table-cell>
          <table:table-cell table:formula="of:=IF([.B240]=[.C240];0;1)" office:value-type="float" office:value="0" calcext:value-type="float">
            <text:p>0</text:p>
          </table:table-cell>
          <table:table-cell table:formula="of:=IF([.B240]=[.D240];0;1)" office:value-type="float" office:value="0" calcext:value-type="float">
            <text:p>0</text:p>
          </table:table-cell>
          <table:table-cell table:formula="of:=IF([.C240]=[.D240];0;1)" office:value-type="float" office:value="0" calcext:value-type="float">
            <text:p>0</text:p>
          </table:table-cell>
          <table:table-cell table:formula="of:=SUM([.E240:.G240])" office:value-type="float" office:value="0" calcext:value-type="float">
            <text:p>0</text:p>
          </table:table-cell>
          <table:table-cell table:formula="of:=IF([.E240]+[.F240]+[.G240]=0;[.D240];IF([.E240]+[.F240]=0;&quot;U:&quot;&amp;[.B240]&amp;&quot;/R:&quot;&amp;[.D240];IF(AND([.E240]=[.G240];NOT([.E240]=[.F240]));&quot;ECC:&quot;&amp;[.B240]&amp;&quot;/NCC:&quot;&amp;[.C240];IF(AND([.E240]=0;[.F240]=[.G240]);&quot;U:&quot;&amp;[.B240]&amp;&quot;/R:&quot;&amp;[.D240];&quot;UECC:&quot;&amp;[.B240]&amp;&quot;/UNCC:&quot;&amp;[.C240]&amp;&quot;/R:&quot;&amp;[.D240]))))" office:value-type="string" office:string-value="VSS" calcext:value-type="string">
            <text:p>VSS</text:p>
          </table:table-cell>
        </table:table-row>
      </table:table>
      <table:named-expressions/>
      <table:database-ranges>
        <table:database-range table:name="__Anonymous_Sheet_DB__0" table:target-range-address="'UDIMM ECC'.A1:'UDIMM ECC'.B24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UDIMM NCC'.A1:'UDIMM NCC'.B24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DIMM.A1:RDIMM.B2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A1:Sheet4.I2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26:26.395581184</meta:creation-date>
    <dc:date>2018-10-17T21:17:37.087759890</dc:date>
    <meta:editing-duration>P1DT22H17M20S</meta:editing-duration>
    <meta:editing-cycles>10</meta:editing-cycles>
    <meta:generator>LibreOffice/5.4.4.2$Linux_X86_64 LibreOffice_project/40m0$Build-2</meta:generator>
    <meta:document-statistic meta:table-count="4" meta:cell-count="3600" meta:object-count="0"/>
  </office:meta>
</office:document-meta>
</file>